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207.61pt"/>
    </style:style>
    <style:style style:name="co3" style:family="table-column">
      <style:table-column-properties fo:break-before="auto" style:column-width="90.91pt"/>
    </style:style>
    <style:style style:name="co4" style:family="table-column">
      <style:table-column-properties fo:break-before="auto" style:column-width="53.55pt"/>
    </style:style>
    <style:style style:name="co5" style:family="table-column">
      <style:table-column-properties fo:break-before="auto" style:column-width="65.99pt"/>
    </style:style>
    <style:style style:name="co6" style:family="table-column">
      <style:table-column-properties fo:break-before="auto" style:column-width="92.81pt"/>
    </style:style>
    <style:style style:name="co7" style:family="table-column">
      <style:table-column-properties fo:break-before="auto" style:column-width="96.6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ackground-color="#95b3d7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" style:family="table-cell" style:parent-style-name="Default">
      <style:table-cell-properties fo:background-color="#95b3d7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" style:family="table-cell" style:parent-style-name="Default">
      <style:map style:condition="is-true-formula(IF([.$E5]&lt;=2;IF([.$E5]&gt;0;1;0);0))" style:apply-style-name="ConditionalStyle_5f_46" style:base-cell-address="'Inventario-Nel'.B5"/>
    </style:style>
    <style:style style:name="ce7" style:family="table-cell" style:parent-style-name="Default">
      <style:map style:condition="is-true-formula(IF([.$E7]&lt;=2;IF([.$E7]&gt;0;1;0);0))" style:apply-style-name="ConditionalStyle_5f_26" style:base-cell-address="'Inventario-Nel'.B7"/>
    </style:style>
    <style:style style:name="ce8" style:family="table-cell" style:parent-style-name="Default">
      <style:map style:condition="is-true-formula(IF([.$E44]&lt;=2;IF([.$E44]&gt;0;1;0);e))" style:apply-style-name="ConditionalStyle_5f_22" style:base-cell-address="'Inventario-Nel'.B44"/>
    </style:style>
    <style:style style:name="ce9" style:family="table-cell" style:parent-style-name="Default">
      <style:map style:condition="is-true-formula(IF([.$E45]&lt;=2;IF([.$E45]&gt;0;1;0);0))" style:apply-style-name="ConditionalStyle_5f_12" style:base-cell-address="'Inventario-Nel'.B45"/>
    </style:style>
    <style:style style:name="ce10" style:family="table-cell" style:parent-style-name="Default">
      <style:map style:condition="is-true-formula(IF([.$E63]&lt;=2;IF([.$E63]&gt;0;1;0);0))" style:apply-style-name="ConditionalStyle_5f_36" style:base-cell-address="'Inventario-Nel'.B63"/>
    </style:style>
    <style:style style:name="ce11" style:family="table-cell" style:parent-style-name="Default">
      <style:table-cell-properties fo:background-color="#95b3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E5]&lt;=2;IF([.$E5]&gt;0;1;0);0))" style:apply-style-name="ConditionalStyle_5f_46" style:base-cell-address="'Inventario-Nel'.B5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E7]&lt;=2;IF([.$E7]&gt;0;1;0);0))" style:apply-style-name="ConditionalStyle_5f_26" style:base-cell-address="'Inventario-Nel'.B7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E44]&lt;=2;IF([.$E44]&gt;0;1;0);e))" style:apply-style-name="ConditionalStyle_5f_22" style:base-cell-address="'Inventario-Nel'.B44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E45]&lt;=2;IF([.$E45]&gt;0;1;0);0))" style:apply-style-name="ConditionalStyle_5f_12" style:base-cell-address="'Inventario-Nel'.B45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E63]&lt;=2;IF([.$E63]&gt;0;1;0);0))" style:apply-style-name="ConditionalStyle_5f_36" style:base-cell-address="'Inventario-Nel'.B63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E109]&lt;=2;IF([.$E109]&gt;0;1;0);0))" style:apply-style-name="ConditionalStyle_5f_8" style:base-cell-address="'Inventario-Nel'.D109"/>
    </style:style>
    <style:style style:name="ce18" style:family="table-cell" style:parent-style-name="Default">
      <style:table-cell-properties fo:background-color="#95b3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5]&gt;0;1;0))" style:apply-style-name="ConditionalStyle_5f_48" style:base-cell-address="'Inventario-Nel'.H5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7]&gt;0;1;0))" style:apply-style-name="ConditionalStyle_5f_28" style:base-cell-address="'Inventario-Nel'.H7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8]&gt;0;1;0))" style:apply-style-name="ConditionalStyle_5f_44" style:base-cell-address="'Inventario-Nel'.H8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41]&gt;0;1;0))" style:apply-style-name="ConditionalStyle_5f_34" style:base-cell-address="'Inventario-Nel'.H41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44]&gt;0;1;0))" style:apply-style-name="ConditionalStyle_5f_24" style:base-cell-address="'Inventario-Nel'.H44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45]&gt;0;1;0))" style:apply-style-name="ConditionalStyle_5f_14" style:base-cell-address="'Inventario-Nel'.H45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61]&gt;0;1;0))" style:apply-style-name="ConditionalStyle_5f_30" style:base-cell-address="'Inventario-Nel'.H61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62]&gt;0;1;0))" style:apply-style-name="ConditionalStyle_5f_6" style:base-cell-address="'Inventario-Nel'.H62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63]&gt;0;1;0))" style:apply-style-name="ConditionalStyle_5f_38" style:base-cell-address="'Inventario-Nel'.H63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64]&gt;0;1;0))" style:apply-style-name="ConditionalStyle_5f_32" style:base-cell-address="'Inventario-Nel'.H64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68]&gt;0;1;i))" style:apply-style-name="ConditionalStyle_5f_20" style:base-cell-address="'Inventario-Nel'.H68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69]&gt;0;1;0))" style:apply-style-name="ConditionalStyle_5f_18" style:base-cell-address="'Inventario-Nel'.H69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70]&gt;0;1;0))" style:apply-style-name="ConditionalStyle_5f_16" style:base-cell-address="'Inventario-Nel'.H70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71]&gt;0;1;0))" style:apply-style-name="ConditionalStyle_5f_10" style:base-cell-address="'Inventario-Nel'.H71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96]&gt;0;s;0))" style:apply-style-name="ConditionalStyle_5f_42" style:base-cell-address="'Inventario-Nel'.H96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IF([.$H112]&gt;0;1;0))" style:apply-style-name="ConditionalStyle_5f_40" style:base-cell-address="'Inventario-Nel'.H112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ventario-N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86" table:default-cell-style-name="Default"/>
        <table:table-row table:style-name="ro1">
          <table:table-cell table:number-columns-repeated="992"/>
        </table:table-row>
        <table:table-row table:style-name="ro2">
          <table:table-cell table:style-name="ce2" office:value-type="string" calcext:value-type="string">
            <text:p>Inventario Tienda Muju – 20 de Febrero de 2019</text:p>
          </table:table-cell>
          <table:table-cell table:number-columns-repeated="991"/>
        </table:table-row>
        <table:table-row table:style-name="ro3">
          <table:table-cell table:number-columns-repeated="992"/>
        </table:table-row>
        <table:table-row table:style-name="ro2">
          <table:table-cell table:style-name="ce3" office:value-type="string" calcext:value-type="string">
            <text:p>Número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Atributo</text:p>
          </table:table-cell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Cantidad</text:p>
          </table:table-cell>
          <table:table-cell table:style-name="ce18" office:value-type="string" calcext:value-type="string">
            <text:p>Ubicación VC</text:p>
          </table:table-cell>
          <table:table-cell table:style-name="ce18" office:value-type="string" calcext:value-type="string">
            <text:p>Ubicación AC</text:p>
          </table:table-cell>
          <table:table-cell table:style-name="ce18" office:value-type="string" calcext:value-type="string">
            <text:p>Verificación</text:p>
          </table:table-cell>
          <table:table-cell table:number-columns-repeated="98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Cojín cinturon carro azul</text:p>
          </table:table-cell>
          <table:table-cell table:style-name="ce12" office:value-type="string" calcext:value-type="string">
            <text:p>Azul</text:p>
          </table:table-cell>
          <table:table-cell table:style-name="ce12" office:value-type="string" calcext:value-type="string">
            <text:p>A0010</text:p>
          </table:table-cell>
          <table:table-cell table:style-name="ce12" table:formula="of:=SUMIF(['file:///home/vladuni/Dropbox/Muju/Libro%20de%20Contabilidad%20-%2016-01-2019.ods'#$Compras.G$5:.G$198];[.D5];['file:///home/vladuni/Dropbox/Muju/Libro%20de%20Contabilidad%20-%2016-01-2019.ods'#$Compras.O$5:.O$198])-SUMIF(['file:///home/vladuni/Dropbox/Muju/Libro%20de%20Contabilidad%20-%2016-01-2019.ods'#$Ventas.K$5:.K$535];[.D5];['file:///home/vladuni/Dropbox/Muju/Libro%20de%20Contabilidad%20-%2016-01-2019.ods'#$Ventas.M$5:.M$535])-SUMIF(['file:///home/vladuni/Dropbox/Muju/Libro%20de%20Contabilidad%20-%2016-01-2019.ods'#$Ventas.L$5:.L$535];[.D5];['file:///home/vladuni/Dropbox/Muju/Libro%20de%20Contabilidad%20-%2016-01-2019.ods'#$Ventas.N$5:.N$535])-SUMIF(['file:///home/vladuni/Dropbox/Muju/Libro%20de%20Contabilidad%20-%2016-01-2019.ods'#$Faltantes.$B$5:.$B$15];[.D5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5]-[.F5]-[.G5]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ojín cinturon carro rosado</text:p>
          </table:table-cell>
          <table:table-cell table:style-name="ce12" office:value-type="string" calcext:value-type="string">
            <text:p>Rosado</text:p>
          </table:table-cell>
          <table:table-cell table:style-name="ce12" office:value-type="string" calcext:value-type="string">
            <text:p>A0011</text:p>
          </table:table-cell>
          <table:table-cell table:style-name="ce12" table:formula="of:=SUMIF(['file:///home/vladuni/Dropbox/Muju/Libro%20de%20Contabilidad%20-%2016-01-2019.ods'#$Compras.G$5:.G$198];[.D6];['file:///home/vladuni/Dropbox/Muju/Libro%20de%20Contabilidad%20-%2016-01-2019.ods'#$Compras.O$5:.O$198])-SUMIF(['file:///home/vladuni/Dropbox/Muju/Libro%20de%20Contabilidad%20-%2016-01-2019.ods'#$Ventas.K$5:.K$535];[.D6];['file:///home/vladuni/Dropbox/Muju/Libro%20de%20Contabilidad%20-%2016-01-2019.ods'#$Ventas.M$5:.M$535])-SUMIF(['file:///home/vladuni/Dropbox/Muju/Libro%20de%20Contabilidad%20-%2016-01-2019.ods'#$Ventas.L$5:.L$535];[.D6];['file:///home/vladuni/Dropbox/Muju/Libro%20de%20Contabilidad%20-%2016-01-2019.ods'#$Ventas.N$5:.N$535])-SUMIF(['file:///home/vladuni/Dropbox/Muju/Libro%20de%20Contabilidad%20-%2016-01-2019.ods'#$Faltantes.$B$5:.$B$15];[.D6];['file:///home/vladuni/Dropbox/Muju/Libro%20de%20Contabilidad%20-%2016-01-2019.ods'#$Faltantes.$C$5:.$C$15])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6]-[.F6]-[.G6]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jín cinturon carro gris</text:p>
          </table:table-cell>
          <table:table-cell table:style-name="ce13" office:value-type="string" calcext:value-type="string">
            <text:p>Gris</text:p>
          </table:table-cell>
          <table:table-cell table:style-name="ce13" office:value-type="string" calcext:value-type="string">
            <text:p>A0012</text:p>
          </table:table-cell>
          <table:table-cell table:style-name="ce12" table:formula="of:=SUMIF(['file:///home/vladuni/Dropbox/Muju/Libro%20de%20Contabilidad%20-%2016-01-2019.ods'#$Compras.G$5:.G$198];[.D7];['file:///home/vladuni/Dropbox/Muju/Libro%20de%20Contabilidad%20-%2016-01-2019.ods'#$Compras.O$5:.O$198])-SUMIF(['file:///home/vladuni/Dropbox/Muju/Libro%20de%20Contabilidad%20-%2016-01-2019.ods'#$Ventas.K$5:.K$535];[.D7];['file:///home/vladuni/Dropbox/Muju/Libro%20de%20Contabilidad%20-%2016-01-2019.ods'#$Ventas.M$5:.M$535])-SUMIF(['file:///home/vladuni/Dropbox/Muju/Libro%20de%20Contabilidad%20-%2016-01-2019.ods'#$Ventas.L$5:.L$535];[.D7];['file:///home/vladuni/Dropbox/Muju/Libro%20de%20Contabilidad%20-%2016-01-2019.ods'#$Ventas.N$5:.N$535])-SUMIF(['file:///home/vladuni/Dropbox/Muju/Libro%20de%20Contabilidad%20-%2016-01-2019.ods'#$Faltantes.$B$5:.$B$15];[.D7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2" table:formula="of:=[.E7]-[.F7]-[.G7]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Gorro audifonos bluetooth rojo</text:p>
          </table:table-cell>
          <table:table-cell table:style-name="ce12" office:value-type="string" calcext:value-type="string">
            <text:p>Rojo</text:p>
          </table:table-cell>
          <table:table-cell table:style-name="ce12" office:value-type="string" calcext:value-type="string">
            <text:p>A0020</text:p>
          </table:table-cell>
          <table:table-cell table:style-name="ce12" table:formula="of:=SUMIF(['file:///home/vladuni/Dropbox/Muju/Libro%20de%20Contabilidad%20-%2016-01-2019.ods'#$Compras.G$5:.G$198];[.D8];['file:///home/vladuni/Dropbox/Muju/Libro%20de%20Contabilidad%20-%2016-01-2019.ods'#$Compras.O$5:.O$198])-SUMIF(['file:///home/vladuni/Dropbox/Muju/Libro%20de%20Contabilidad%20-%2016-01-2019.ods'#$Ventas.K$5:.K$535];[.D8];['file:///home/vladuni/Dropbox/Muju/Libro%20de%20Contabilidad%20-%2016-01-2019.ods'#$Ventas.M$5:.M$535])-SUMIF(['file:///home/vladuni/Dropbox/Muju/Libro%20de%20Contabilidad%20-%2016-01-2019.ods'#$Ventas.L$5:.L$535];[.D8];['file:///home/vladuni/Dropbox/Muju/Libro%20de%20Contabilidad%20-%2016-01-2019.ods'#$Ventas.N$5:.N$535])-SUMIF(['file:///home/vladuni/Dropbox/Muju/Libro%20de%20Contabilidad%20-%2016-01-2019.ods'#$Faltantes.$B$5:.$B$15];[.D8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table:formula="of:=[.E8]-[.F8]-[.G8]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Gorro audifonos bluetooth negro</text:p>
          </table:table-cell>
          <table:table-cell table:style-name="ce12" office:value-type="string" calcext:value-type="string">
            <text:p>Negro</text:p>
          </table:table-cell>
          <table:table-cell table:style-name="ce12" office:value-type="string" calcext:value-type="string">
            <text:p>A0021</text:p>
          </table:table-cell>
          <table:table-cell table:style-name="ce12" table:formula="of:=SUMIF(['file:///home/vladuni/Dropbox/Muju/Libro%20de%20Contabilidad%20-%2016-01-2019.ods'#$Compras.G$5:.G$198];[.D9];['file:///home/vladuni/Dropbox/Muju/Libro%20de%20Contabilidad%20-%2016-01-2019.ods'#$Compras.O$5:.O$198])-SUMIF(['file:///home/vladuni/Dropbox/Muju/Libro%20de%20Contabilidad%20-%2016-01-2019.ods'#$Ventas.K$5:.K$535];[.D9];['file:///home/vladuni/Dropbox/Muju/Libro%20de%20Contabilidad%20-%2016-01-2019.ods'#$Ventas.M$5:.M$535])-SUMIF(['file:///home/vladuni/Dropbox/Muju/Libro%20de%20Contabilidad%20-%2016-01-2019.ods'#$Ventas.L$5:.L$535];[.D9];['file:///home/vladuni/Dropbox/Muju/Libro%20de%20Contabilidad%20-%2016-01-2019.ods'#$Ventas.N$5:.N$535])-SUMIF(['file:///home/vladuni/Dropbox/Muju/Libro%20de%20Contabilidad%20-%2016-01-2019.ods'#$Faltantes.$B$5:.$B$15];[.D9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table:formula="of:=[.E9]-[.F9]-[.G9]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Baterías AG10-LR1130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B0010</text:p>
          </table:table-cell>
          <table:table-cell table:style-name="ce12" table:formula="of:=SUMIF(['file:///home/vladuni/Dropbox/Muju/Libro%20de%20Contabilidad%20-%2016-01-2019.ods'#$Compras.G$5:.G$198];[.D10];['file:///home/vladuni/Dropbox/Muju/Libro%20de%20Contabilidad%20-%2016-01-2019.ods'#$Compras.O$5:.O$198])-SUMIF(['file:///home/vladuni/Dropbox/Muju/Libro%20de%20Contabilidad%20-%2016-01-2019.ods'#$Ventas.K$5:.K$535];[.D10];['file:///home/vladuni/Dropbox/Muju/Libro%20de%20Contabilidad%20-%2016-01-2019.ods'#$Ventas.M$5:.M$535])-SUMIF(['file:///home/vladuni/Dropbox/Muju/Libro%20de%20Contabilidad%20-%2016-01-2019.ods'#$Ventas.L$5:.L$535];[.D10];['file:///home/vladuni/Dropbox/Muju/Libro%20de%20Contabilidad%20-%2016-01-2019.ods'#$Ventas.N$5:.N$535])-SUMIF(['file:///home/vladuni/Dropbox/Muju/Libro%20de%20Contabilidad%20-%2016-01-2019.ods'#$Faltantes.$B$5:.$B$15];[.D10];['file:///home/vladuni/Dropbox/Muju/Libro%20de%20Contabilidad%20-%2016-01-2019.ods'#$Faltantes.$C$5:.$C$15])" office:value-type="float" office:value="26" calcext:value-type="float">
            <text:p>26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4" calcext:value-type="float">
            <text:p>4</text:p>
          </table:table-cell>
          <table:table-cell table:style-name="ce21" table:formula="of:=[.E10]-[.F10]-[.G10]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Baterías AG13-LR44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B0020</text:p>
          </table:table-cell>
          <table:table-cell table:style-name="ce12" table:formula="of:=SUMIF(['file:///home/vladuni/Dropbox/Muju/Libro%20de%20Contabilidad%20-%2016-01-2019.ods'#$Compras.G$5:.G$198];[.D11];['file:///home/vladuni/Dropbox/Muju/Libro%20de%20Contabilidad%20-%2016-01-2019.ods'#$Compras.O$5:.O$198])-SUMIF(['file:///home/vladuni/Dropbox/Muju/Libro%20de%20Contabilidad%20-%2016-01-2019.ods'#$Ventas.K$5:.K$535];[.D11];['file:///home/vladuni/Dropbox/Muju/Libro%20de%20Contabilidad%20-%2016-01-2019.ods'#$Ventas.M$5:.M$535])-SUMIF(['file:///home/vladuni/Dropbox/Muju/Libro%20de%20Contabilidad%20-%2016-01-2019.ods'#$Ventas.L$5:.L$535];[.D11];['file:///home/vladuni/Dropbox/Muju/Libro%20de%20Contabilidad%20-%2016-01-2019.ods'#$Ventas.N$5:.N$535])-SUMIF(['file:///home/vladuni/Dropbox/Muju/Libro%20de%20Contabilidad%20-%2016-01-2019.ods'#$Faltantes.$B$5:.$B$15];[.D11];['file:///home/vladuni/Dropbox/Muju/Libro%20de%20Contabilidad%20-%2016-01-2019.ods'#$Faltantes.$C$5:.$C$15])" office:value-type="float" office:value="20" calcext:value-type="float">
            <text:p>2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8" calcext:value-type="float">
            <office:annotation draw:style-name="gr1" draw:text-style-name="P2" svg:width="386.62pt" svg:height="58.48pt" svg:x="702.94pt" svg:y="174.95pt" draw:caption-point-x="-11.54pt" draw:caption-point-y="-22.99pt">
              <dc:date>2019-01-21T00:00:00</dc:date>
              <text:p text:style-name="P1"><text:span text:style-name="T1">Alejandro Castellanos:</text:span></text:p>
              <text:p text:style-name="P1"><text:span text:style-name="T1">Registrar compra batería</text:span></text:p>
              <text:p text:style-name="P1"><text:span text:style-name="T1"/></text:p>
            </office:annotation>
            <text:p>18</text:p>
          </table:table-cell>
          <table:table-cell table:style-name="ce21" table:formula="of:=[.E11]-[.F11]-[.G11]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Baterías CR2032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B0030</text:p>
          </table:table-cell>
          <table:table-cell table:style-name="ce12" table:formula="of:=SUMIF(['file:///home/vladuni/Dropbox/Muju/Libro%20de%20Contabilidad%20-%2016-01-2019.ods'#$Compras.G$5:.G$198];[.D12];['file:///home/vladuni/Dropbox/Muju/Libro%20de%20Contabilidad%20-%2016-01-2019.ods'#$Compras.O$5:.O$198])-SUMIF(['file:///home/vladuni/Dropbox/Muju/Libro%20de%20Contabilidad%20-%2016-01-2019.ods'#$Ventas.K$5:.K$535];[.D12];['file:///home/vladuni/Dropbox/Muju/Libro%20de%20Contabilidad%20-%2016-01-2019.ods'#$Ventas.M$5:.M$535])-SUMIF(['file:///home/vladuni/Dropbox/Muju/Libro%20de%20Contabilidad%20-%2016-01-2019.ods'#$Ventas.L$5:.L$535];[.D12];['file:///home/vladuni/Dropbox/Muju/Libro%20de%20Contabilidad%20-%2016-01-2019.ods'#$Ventas.N$5:.N$535])-SUMIF(['file:///home/vladuni/Dropbox/Muju/Libro%20de%20Contabilidad%20-%2016-01-2019.ods'#$Faltantes.$B$5:.$B$15];[.D12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12]-[.F12]-[.G12]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Baterias AA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B0040</text:p>
          </table:table-cell>
          <table:table-cell table:style-name="ce12" table:formula="of:=SUMIF(['file:///home/vladuni/Dropbox/Muju/Libro%20de%20Contabilidad%20-%2016-01-2019.ods'#$Compras.G$5:.G$198];[.D13];['file:///home/vladuni/Dropbox/Muju/Libro%20de%20Contabilidad%20-%2016-01-2019.ods'#$Compras.O$5:.O$198])-SUMIF(['file:///home/vladuni/Dropbox/Muju/Libro%20de%20Contabilidad%20-%2016-01-2019.ods'#$Ventas.K$5:.K$535];[.D13];['file:///home/vladuni/Dropbox/Muju/Libro%20de%20Contabilidad%20-%2016-01-2019.ods'#$Ventas.M$5:.M$535])-SUMIF(['file:///home/vladuni/Dropbox/Muju/Libro%20de%20Contabilidad%20-%2016-01-2019.ods'#$Ventas.L$5:.L$535];[.D13];['file:///home/vladuni/Dropbox/Muju/Libro%20de%20Contabilidad%20-%2016-01-2019.ods'#$Ventas.N$5:.N$535])-SUMIF(['file:///home/vladuni/Dropbox/Muju/Libro%20de%20Contabilidad%20-%2016-01-2019.ods'#$Faltantes.$B$5:.$B$15];[.D13];['file:///home/vladuni/Dropbox/Muju/Libro%20de%20Contabilidad%20-%2016-01-2019.ods'#$Faltantes.$C$5:.$C$15])" office:value-type="float" office:value="13" calcext:value-type="float">
            <text:p>1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21" table:formula="of:=[.E13]-[.F13]-[.G13]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Baterías AAA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B0050</text:p>
          </table:table-cell>
          <table:table-cell table:style-name="ce12" table:formula="of:=SUMIF(['file:///home/vladuni/Dropbox/Muju/Libro%20de%20Contabilidad%20-%2016-01-2019.ods'#$Compras.G$5:.G$198];[.D14];['file:///home/vladuni/Dropbox/Muju/Libro%20de%20Contabilidad%20-%2016-01-2019.ods'#$Compras.O$5:.O$198])-SUMIF(['file:///home/vladuni/Dropbox/Muju/Libro%20de%20Contabilidad%20-%2016-01-2019.ods'#$Ventas.K$5:.K$535];[.D14];['file:///home/vladuni/Dropbox/Muju/Libro%20de%20Contabilidad%20-%2016-01-2019.ods'#$Ventas.M$5:.M$535])-SUMIF(['file:///home/vladuni/Dropbox/Muju/Libro%20de%20Contabilidad%20-%2016-01-2019.ods'#$Ventas.L$5:.L$535];[.D14];['file:///home/vladuni/Dropbox/Muju/Libro%20de%20Contabilidad%20-%2016-01-2019.ods'#$Ventas.N$5:.N$535])-SUMIF(['file:///home/vladuni/Dropbox/Muju/Libro%20de%20Contabilidad%20-%2016-01-2019.ods'#$Faltantes.$B$5:.$B$15];[.D14];['file:///home/vladuni/Dropbox/Muju/Libro%20de%20Contabilidad%20-%2016-01-2019.ods'#$Faltantes.$C$5:.$C$15])" office:value-type="float" office:value="15" calcext:value-type="float">
            <text:p>1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6" calcext:value-type="float">
            <office:annotation draw:style-name="gr2" draw:text-style-name="P2" svg:width="386.62pt" svg:height="42.75pt" svg:x="702.94pt" svg:y="221.9pt" draw:caption-point-x="-11.54pt" draw:caption-point-y="-22.99pt">
              <dc:date>2019-01-21T00:00:00</dc:date>
              <text:p text:style-name="P1"><text:span text:style-name="T1">Alejandro Castellanos:</text:span></text:p>
              <text:p text:style-name="P1"><text:span text:style-name="T1">+ dos usadas de devolución láser</text:span></text:p>
            </office:annotation>
            <text:p>6</text:p>
          </table:table-cell>
          <table:table-cell table:style-name="ce21" table:formula="of:=[.E14]-[.F14]-[.G14]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Bocina alarma-bicicleta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C0010</text:p>
          </table:table-cell>
          <table:table-cell table:style-name="ce12" table:formula="of:=SUMIF(['file:///home/vladuni/Dropbox/Muju/Libro%20de%20Contabilidad%20-%2016-01-2019.ods'#$Compras.G$5:.G$198];[.D15];['file:///home/vladuni/Dropbox/Muju/Libro%20de%20Contabilidad%20-%2016-01-2019.ods'#$Compras.O$5:.O$198])-SUMIF(['file:///home/vladuni/Dropbox/Muju/Libro%20de%20Contabilidad%20-%2016-01-2019.ods'#$Ventas.K$5:.K$535];[.D15];['file:///home/vladuni/Dropbox/Muju/Libro%20de%20Contabilidad%20-%2016-01-2019.ods'#$Ventas.M$5:.M$535])-SUMIF(['file:///home/vladuni/Dropbox/Muju/Libro%20de%20Contabilidad%20-%2016-01-2019.ods'#$Ventas.L$5:.L$535];[.D15];['file:///home/vladuni/Dropbox/Muju/Libro%20de%20Contabilidad%20-%2016-01-2019.ods'#$Ventas.N$5:.N$535])-SUMIF(['file:///home/vladuni/Dropbox/Muju/Libro%20de%20Contabilidad%20-%2016-01-2019.ods'#$Faltantes.$B$5:.$B$15];[.D15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15]-[.F15]-[.G15]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Cojin para sillín bicicleta rojo</text:p>
          </table:table-cell>
          <table:table-cell table:style-name="ce12" office:value-type="string" calcext:value-type="string">
            <text:p>Rojo</text:p>
          </table:table-cell>
          <table:table-cell table:style-name="ce12" office:value-type="string" calcext:value-type="string">
            <text:p>C0020</text:p>
          </table:table-cell>
          <table:table-cell table:style-name="ce12" table:formula="of:=SUMIF(['file:///home/vladuni/Dropbox/Muju/Libro%20de%20Contabilidad%20-%2016-01-2019.ods'#$Compras.G$5:.G$198];[.D16];['file:///home/vladuni/Dropbox/Muju/Libro%20de%20Contabilidad%20-%2016-01-2019.ods'#$Compras.O$5:.O$198])-SUMIF(['file:///home/vladuni/Dropbox/Muju/Libro%20de%20Contabilidad%20-%2016-01-2019.ods'#$Ventas.K$5:.K$535];[.D16];['file:///home/vladuni/Dropbox/Muju/Libro%20de%20Contabilidad%20-%2016-01-2019.ods'#$Ventas.M$5:.M$535])-SUMIF(['file:///home/vladuni/Dropbox/Muju/Libro%20de%20Contabilidad%20-%2016-01-2019.ods'#$Ventas.L$5:.L$535];[.D16];['file:///home/vladuni/Dropbox/Muju/Libro%20de%20Contabilidad%20-%2016-01-2019.ods'#$Ventas.N$5:.N$535])-SUMIF(['file:///home/vladuni/Dropbox/Muju/Libro%20de%20Contabilidad%20-%2016-01-2019.ods'#$Faltantes.$B$5:.$B$15];[.D16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16]-[.F16]-[.G16]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Cojin para sillín bicicleta azul</text:p>
          </table:table-cell>
          <table:table-cell table:style-name="ce12" office:value-type="string" calcext:value-type="string">
            <text:p>Azul</text:p>
          </table:table-cell>
          <table:table-cell table:style-name="ce12" office:value-type="string" calcext:value-type="string">
            <text:p>C0021</text:p>
          </table:table-cell>
          <table:table-cell table:style-name="ce12" table:formula="of:=SUMIF(['file:///home/vladuni/Dropbox/Muju/Libro%20de%20Contabilidad%20-%2016-01-2019.ods'#$Compras.G$5:.G$198];[.D17];['file:///home/vladuni/Dropbox/Muju/Libro%20de%20Contabilidad%20-%2016-01-2019.ods'#$Compras.O$5:.O$198])-SUMIF(['file:///home/vladuni/Dropbox/Muju/Libro%20de%20Contabilidad%20-%2016-01-2019.ods'#$Ventas.K$5:.K$535];[.D17];['file:///home/vladuni/Dropbox/Muju/Libro%20de%20Contabilidad%20-%2016-01-2019.ods'#$Ventas.M$5:.M$535])-SUMIF(['file:///home/vladuni/Dropbox/Muju/Libro%20de%20Contabilidad%20-%2016-01-2019.ods'#$Ventas.L$5:.L$535];[.D17];['file:///home/vladuni/Dropbox/Muju/Libro%20de%20Contabilidad%20-%2016-01-2019.ods'#$Ventas.N$5:.N$535])-SUMIF(['file:///home/vladuni/Dropbox/Muju/Libro%20de%20Contabilidad%20-%2016-01-2019.ods'#$Faltantes.$B$5:.$B$15];[.D17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17]-[.F17]-[.G17]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Luz delantera bicicleta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C0030</text:p>
          </table:table-cell>
          <table:table-cell table:style-name="ce12" table:formula="of:=SUMIF(['file:///home/vladuni/Dropbox/Muju/Libro%20de%20Contabilidad%20-%2016-01-2019.ods'#$Compras.G$5:.G$198];[.D18];['file:///home/vladuni/Dropbox/Muju/Libro%20de%20Contabilidad%20-%2016-01-2019.ods'#$Compras.O$5:.O$198])-SUMIF(['file:///home/vladuni/Dropbox/Muju/Libro%20de%20Contabilidad%20-%2016-01-2019.ods'#$Ventas.K$5:.K$535];[.D18];['file:///home/vladuni/Dropbox/Muju/Libro%20de%20Contabilidad%20-%2016-01-2019.ods'#$Ventas.M$5:.M$535])-SUMIF(['file:///home/vladuni/Dropbox/Muju/Libro%20de%20Contabilidad%20-%2016-01-2019.ods'#$Ventas.L$5:.L$535];[.D18];['file:///home/vladuni/Dropbox/Muju/Libro%20de%20Contabilidad%20-%2016-01-2019.ods'#$Ventas.N$5:.N$535])-SUMIF(['file:///home/vladuni/Dropbox/Muju/Libro%20de%20Contabilidad%20-%2016-01-2019.ods'#$Faltantes.$B$5:.$B$15];[.D18];['file:///home/vladuni/Dropbox/Muju/Libro%20de%20Contabilidad%20-%2016-01-2019.ods'#$Faltantes.$C$5:.$C$15])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18]-[.F18]-[.G18]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Luz solar trasera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C0040</text:p>
          </table:table-cell>
          <table:table-cell table:style-name="ce12" table:formula="of:=SUMIF(['file:///home/vladuni/Dropbox/Muju/Libro%20de%20Contabilidad%20-%2016-01-2019.ods'#$Compras.G$5:.G$198];[.D19];['file:///home/vladuni/Dropbox/Muju/Libro%20de%20Contabilidad%20-%2016-01-2019.ods'#$Compras.O$5:.O$198])-SUMIF(['file:///home/vladuni/Dropbox/Muju/Libro%20de%20Contabilidad%20-%2016-01-2019.ods'#$Ventas.K$5:.K$535];[.D19];['file:///home/vladuni/Dropbox/Muju/Libro%20de%20Contabilidad%20-%2016-01-2019.ods'#$Ventas.M$5:.M$535])-SUMIF(['file:///home/vladuni/Dropbox/Muju/Libro%20de%20Contabilidad%20-%2016-01-2019.ods'#$Ventas.L$5:.L$535];[.D19];['file:///home/vladuni/Dropbox/Muju/Libro%20de%20Contabilidad%20-%2016-01-2019.ods'#$Ventas.N$5:.N$535])-SUMIF(['file:///home/vladuni/Dropbox/Muju/Libro%20de%20Contabilidad%20-%2016-01-2019.ods'#$Faltantes.$B$5:.$B$15];[.D19];['file:///home/vladuni/Dropbox/Muju/Libro%20de%20Contabilidad%20-%2016-01-2019.ods'#$Faltantes.$C$5:.$C$15])" office:value-type="float" office:value="20" calcext:value-type="float">
            <text:p>2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1" calcext:value-type="float">
            <text:p>11</text:p>
          </table:table-cell>
          <table:table-cell table:style-name="ce21" table:formula="of:=[.E19]-[.F19]-[.G19]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Gafas ciclista verdes</text:p>
          </table:table-cell>
          <table:table-cell table:style-name="ce12" office:value-type="string" calcext:value-type="string">
            <text:p>Verde</text:p>
          </table:table-cell>
          <table:table-cell table:style-name="ce12" office:value-type="string" calcext:value-type="string">
            <text:p>C0050</text:p>
          </table:table-cell>
          <table:table-cell table:style-name="ce12" table:formula="of:=SUMIF(['file:///home/vladuni/Dropbox/Muju/Libro%20de%20Contabilidad%20-%2016-01-2019.ods'#$Compras.G$5:.G$198];[.D20];['file:///home/vladuni/Dropbox/Muju/Libro%20de%20Contabilidad%20-%2016-01-2019.ods'#$Compras.O$5:.O$198])-SUMIF(['file:///home/vladuni/Dropbox/Muju/Libro%20de%20Contabilidad%20-%2016-01-2019.ods'#$Ventas.K$5:.K$535];[.D20];['file:///home/vladuni/Dropbox/Muju/Libro%20de%20Contabilidad%20-%2016-01-2019.ods'#$Ventas.M$5:.M$535])-SUMIF(['file:///home/vladuni/Dropbox/Muju/Libro%20de%20Contabilidad%20-%2016-01-2019.ods'#$Ventas.L$5:.L$535];[.D20];['file:///home/vladuni/Dropbox/Muju/Libro%20de%20Contabilidad%20-%2016-01-2019.ods'#$Ventas.N$5:.N$535])-SUMIF(['file:///home/vladuni/Dropbox/Muju/Libro%20de%20Contabilidad%20-%2016-01-2019.ods'#$Faltantes.$B$5:.$B$15];[.D20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20]-[.F20]-[.G20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Gafas ciclista negras</text:p>
          </table:table-cell>
          <table:table-cell table:style-name="ce12" office:value-type="string" calcext:value-type="string">
            <text:p>Negro</text:p>
          </table:table-cell>
          <table:table-cell table:style-name="ce12" office:value-type="string" calcext:value-type="string">
            <text:p>C0051</text:p>
          </table:table-cell>
          <table:table-cell table:style-name="ce12" table:formula="of:=SUMIF(['file:///home/vladuni/Dropbox/Muju/Libro%20de%20Contabilidad%20-%2016-01-2019.ods'#$Compras.G$5:.G$198];[.D21];['file:///home/vladuni/Dropbox/Muju/Libro%20de%20Contabilidad%20-%2016-01-2019.ods'#$Compras.O$5:.O$198])-SUMIF(['file:///home/vladuni/Dropbox/Muju/Libro%20de%20Contabilidad%20-%2016-01-2019.ods'#$Ventas.K$5:.K$535];[.D21];['file:///home/vladuni/Dropbox/Muju/Libro%20de%20Contabilidad%20-%2016-01-2019.ods'#$Ventas.M$5:.M$535])-SUMIF(['file:///home/vladuni/Dropbox/Muju/Libro%20de%20Contabilidad%20-%2016-01-2019.ods'#$Ventas.L$5:.L$535];[.D21];['file:///home/vladuni/Dropbox/Muju/Libro%20de%20Contabilidad%20-%2016-01-2019.ods'#$Ventas.N$5:.N$535])-SUMIF(['file:///home/vladuni/Dropbox/Muju/Libro%20de%20Contabilidad%20-%2016-01-2019.ods'#$Faltantes.$B$5:.$B$15];[.D21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21]-[.F21]-[.G21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Odómetro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C0060</text:p>
          </table:table-cell>
          <table:table-cell table:style-name="ce12" table:formula="of:=SUMIF(['file:///home/vladuni/Dropbox/Muju/Libro%20de%20Contabilidad%20-%2016-01-2019.ods'#$Compras.G$5:.G$198];[.D22];['file:///home/vladuni/Dropbox/Muju/Libro%20de%20Contabilidad%20-%2016-01-2019.ods'#$Compras.O$5:.O$198])-SUMIF(['file:///home/vladuni/Dropbox/Muju/Libro%20de%20Contabilidad%20-%2016-01-2019.ods'#$Ventas.K$5:.K$535];[.D22];['file:///home/vladuni/Dropbox/Muju/Libro%20de%20Contabilidad%20-%2016-01-2019.ods'#$Ventas.M$5:.M$535])-SUMIF(['file:///home/vladuni/Dropbox/Muju/Libro%20de%20Contabilidad%20-%2016-01-2019.ods'#$Ventas.L$5:.L$535];[.D22];['file:///home/vladuni/Dropbox/Muju/Libro%20de%20Contabilidad%20-%2016-01-2019.ods'#$Ventas.N$5:.N$535])-SUMIF(['file:///home/vladuni/Dropbox/Muju/Libro%20de%20Contabilidad%20-%2016-01-2019.ods'#$Faltantes.$B$5:.$B$15];[.D22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22]-[.F22]-[.G22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Luz LED para llanta bici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C0070</text:p>
          </table:table-cell>
          <table:table-cell table:style-name="ce12" table:formula="of:=SUMIF(['file:///home/vladuni/Dropbox/Muju/Libro%20de%20Contabilidad%20-%2016-01-2019.ods'#$Compras.G$5:.G$198];[.D23];['file:///home/vladuni/Dropbox/Muju/Libro%20de%20Contabilidad%20-%2016-01-2019.ods'#$Compras.O$5:.O$198])-SUMIF(['file:///home/vladuni/Dropbox/Muju/Libro%20de%20Contabilidad%20-%2016-01-2019.ods'#$Ventas.K$5:.K$535];[.D23];['file:///home/vladuni/Dropbox/Muju/Libro%20de%20Contabilidad%20-%2016-01-2019.ods'#$Ventas.M$5:.M$535])-SUMIF(['file:///home/vladuni/Dropbox/Muju/Libro%20de%20Contabilidad%20-%2016-01-2019.ods'#$Ventas.L$5:.L$535];[.D23];['file:///home/vladuni/Dropbox/Muju/Libro%20de%20Contabilidad%20-%2016-01-2019.ods'#$Ventas.N$5:.N$535])-SUMIF(['file:///home/vladuni/Dropbox/Muju/Libro%20de%20Contabilidad%20-%2016-01-2019.ods'#$Faltantes.$B$5:.$B$15];[.D23];['file:///home/vladuni/Dropbox/Muju/Libro%20de%20Contabilidad%20-%2016-01-2019.ods'#$Faltantes.$C$5:.$C$15])" office:value-type="float" office:value="22" calcext:value-type="float">
            <text:p>2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9" calcext:value-type="float">
            <text:p>9</text:p>
          </table:table-cell>
          <table:table-cell table:style-name="ce21" table:formula="of:=[.E23]-[.F23]-[.G23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Cojín sillín Rockbros Rojo</text:p>
          </table:table-cell>
          <table:table-cell table:style-name="ce12" office:value-type="string" calcext:value-type="string">
            <text:p>Rojo</text:p>
          </table:table-cell>
          <table:table-cell table:style-name="ce12" office:value-type="string" calcext:value-type="string">
            <text:p>C0080</text:p>
          </table:table-cell>
          <table:table-cell table:style-name="ce12" table:formula="of:=SUMIF(['file:///home/vladuni/Dropbox/Muju/Libro%20de%20Contabilidad%20-%2016-01-2019.ods'#$Compras.G$5:.G$198];[.D24];['file:///home/vladuni/Dropbox/Muju/Libro%20de%20Contabilidad%20-%2016-01-2019.ods'#$Compras.O$5:.O$198])-SUMIF(['file:///home/vladuni/Dropbox/Muju/Libro%20de%20Contabilidad%20-%2016-01-2019.ods'#$Ventas.K$5:.K$535];[.D24];['file:///home/vladuni/Dropbox/Muju/Libro%20de%20Contabilidad%20-%2016-01-2019.ods'#$Ventas.M$5:.M$535])-SUMIF(['file:///home/vladuni/Dropbox/Muju/Libro%20de%20Contabilidad%20-%2016-01-2019.ods'#$Ventas.L$5:.L$535];[.D24];['file:///home/vladuni/Dropbox/Muju/Libro%20de%20Contabilidad%20-%2016-01-2019.ods'#$Ventas.N$5:.N$535])-SUMIF(['file:///home/vladuni/Dropbox/Muju/Libro%20de%20Contabilidad%20-%2016-01-2019.ods'#$Faltantes.$B$5:.$B$15];[.D24];['file:///home/vladuni/Dropbox/Muju/Libro%20de%20Contabilidad%20-%2016-01-2019.ods'#$Faltantes.$C$5:.$C$15])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1" table:formula="of:=[.E24]-[.F24]-[.G24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Cojín sillín Rockbros Verde</text:p>
          </table:table-cell>
          <table:table-cell table:style-name="ce12" office:value-type="string" calcext:value-type="string">
            <text:p>Verde</text:p>
          </table:table-cell>
          <table:table-cell table:style-name="ce12" office:value-type="string" calcext:value-type="string">
            <text:p>C0081</text:p>
          </table:table-cell>
          <table:table-cell table:style-name="ce12" table:formula="of:=SUMIF(['file:///home/vladuni/Dropbox/Muju/Libro%20de%20Contabilidad%20-%2016-01-2019.ods'#$Compras.G$5:.G$198];[.D25];['file:///home/vladuni/Dropbox/Muju/Libro%20de%20Contabilidad%20-%2016-01-2019.ods'#$Compras.O$5:.O$198])-SUMIF(['file:///home/vladuni/Dropbox/Muju/Libro%20de%20Contabilidad%20-%2016-01-2019.ods'#$Ventas.K$5:.K$535];[.D25];['file:///home/vladuni/Dropbox/Muju/Libro%20de%20Contabilidad%20-%2016-01-2019.ods'#$Ventas.M$5:.M$535])-SUMIF(['file:///home/vladuni/Dropbox/Muju/Libro%20de%20Contabilidad%20-%2016-01-2019.ods'#$Ventas.L$5:.L$535];[.D25];['file:///home/vladuni/Dropbox/Muju/Libro%20de%20Contabilidad%20-%2016-01-2019.ods'#$Ventas.N$5:.N$535])-SUMIF(['file:///home/vladuni/Dropbox/Muju/Libro%20de%20Contabilidad%20-%2016-01-2019.ods'#$Faltantes.$B$5:.$B$15];[.D25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25]-[.F25]-[.G25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Cojín sillín Rockbros Azul</text:p>
          </table:table-cell>
          <table:table-cell table:style-name="ce12" office:value-type="string" calcext:value-type="string">
            <text:p>Azul</text:p>
          </table:table-cell>
          <table:table-cell table:style-name="ce12" office:value-type="string" calcext:value-type="string">
            <text:p>C0082</text:p>
          </table:table-cell>
          <table:table-cell table:style-name="ce12" table:formula="of:=SUMIF(['file:///home/vladuni/Dropbox/Muju/Libro%20de%20Contabilidad%20-%2016-01-2019.ods'#$Compras.G$5:.G$198];[.D26];['file:///home/vladuni/Dropbox/Muju/Libro%20de%20Contabilidad%20-%2016-01-2019.ods'#$Compras.O$5:.O$198])-SUMIF(['file:///home/vladuni/Dropbox/Muju/Libro%20de%20Contabilidad%20-%2016-01-2019.ods'#$Ventas.K$5:.K$535];[.D26];['file:///home/vladuni/Dropbox/Muju/Libro%20de%20Contabilidad%20-%2016-01-2019.ods'#$Ventas.M$5:.M$535])-SUMIF(['file:///home/vladuni/Dropbox/Muju/Libro%20de%20Contabilidad%20-%2016-01-2019.ods'#$Ventas.L$5:.L$535];[.D26];['file:///home/vladuni/Dropbox/Muju/Libro%20de%20Contabilidad%20-%2016-01-2019.ods'#$Ventas.N$5:.N$535])-SUMIF(['file:///home/vladuni/Dropbox/Muju/Libro%20de%20Contabilidad%20-%2016-01-2019.ods'#$Faltantes.$B$5:.$B$15];[.D26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26]-[.F26]-[.G26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Cojín sillín Rockbros Azul-Claro</text:p>
          </table:table-cell>
          <table:table-cell table:style-name="ce12" office:value-type="string" calcext:value-type="string">
            <text:p>Azul-Claro</text:p>
          </table:table-cell>
          <table:table-cell table:style-name="ce12" office:value-type="string" calcext:value-type="string">
            <text:p>C0083</text:p>
          </table:table-cell>
          <table:table-cell table:style-name="ce12" table:formula="of:=SUMIF(['file:///home/vladuni/Dropbox/Muju/Libro%20de%20Contabilidad%20-%2016-01-2019.ods'#$Compras.G$5:.G$198];[.D27];['file:///home/vladuni/Dropbox/Muju/Libro%20de%20Contabilidad%20-%2016-01-2019.ods'#$Compras.O$5:.O$198])-SUMIF(['file:///home/vladuni/Dropbox/Muju/Libro%20de%20Contabilidad%20-%2016-01-2019.ods'#$Ventas.K$5:.K$535];[.D27];['file:///home/vladuni/Dropbox/Muju/Libro%20de%20Contabilidad%20-%2016-01-2019.ods'#$Ventas.M$5:.M$535])-SUMIF(['file:///home/vladuni/Dropbox/Muju/Libro%20de%20Contabilidad%20-%2016-01-2019.ods'#$Ventas.L$5:.L$535];[.D27];['file:///home/vladuni/Dropbox/Muju/Libro%20de%20Contabilidad%20-%2016-01-2019.ods'#$Ventas.N$5:.N$535])-SUMIF(['file:///home/vladuni/Dropbox/Muju/Libro%20de%20Contabilidad%20-%2016-01-2019.ods'#$Faltantes.$B$5:.$B$15];[.D27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27]-[.F27]-[.G27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Gafas ciclista RB rojas</text:p>
          </table:table-cell>
          <table:table-cell table:style-name="ce12" office:value-type="string" calcext:value-type="string">
            <text:p>Rojo</text:p>
          </table:table-cell>
          <table:table-cell table:style-name="ce12" office:value-type="string" calcext:value-type="string">
            <text:p>C0090</text:p>
          </table:table-cell>
          <table:table-cell table:style-name="ce12" table:formula="of:=SUMIF(['file:///home/vladuni/Dropbox/Muju/Libro%20de%20Contabilidad%20-%2016-01-2019.ods'#$Compras.G$5:.G$198];[.D28];['file:///home/vladuni/Dropbox/Muju/Libro%20de%20Contabilidad%20-%2016-01-2019.ods'#$Compras.O$5:.O$198])-SUMIF(['file:///home/vladuni/Dropbox/Muju/Libro%20de%20Contabilidad%20-%2016-01-2019.ods'#$Ventas.K$5:.K$535];[.D28];['file:///home/vladuni/Dropbox/Muju/Libro%20de%20Contabilidad%20-%2016-01-2019.ods'#$Ventas.M$5:.M$535])-SUMIF(['file:///home/vladuni/Dropbox/Muju/Libro%20de%20Contabilidad%20-%2016-01-2019.ods'#$Ventas.L$5:.L$535];[.D28];['file:///home/vladuni/Dropbox/Muju/Libro%20de%20Contabilidad%20-%2016-01-2019.ods'#$Ventas.N$5:.N$535])-SUMIF(['file:///home/vladuni/Dropbox/Muju/Libro%20de%20Contabilidad%20-%2016-01-2019.ods'#$Faltantes.$B$5:.$B$15];[.D28];['file:///home/vladuni/Dropbox/Muju/Libro%20de%20Contabilidad%20-%2016-01-2019.ods'#$Faltantes.$C$5:.$C$15])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1" table:formula="of:=[.E28]-[.F28]-[.G28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Gafas ciclista RB azul</text:p>
          </table:table-cell>
          <table:table-cell table:style-name="ce12" office:value-type="string" calcext:value-type="string">
            <text:p>Azul</text:p>
          </table:table-cell>
          <table:table-cell table:style-name="ce12" office:value-type="string" calcext:value-type="string">
            <text:p>C0091</text:p>
          </table:table-cell>
          <table:table-cell table:style-name="ce12" table:formula="of:=SUMIF(['file:///home/vladuni/Dropbox/Muju/Libro%20de%20Contabilidad%20-%2016-01-2019.ods'#$Compras.G$5:.G$198];[.D29];['file:///home/vladuni/Dropbox/Muju/Libro%20de%20Contabilidad%20-%2016-01-2019.ods'#$Compras.O$5:.O$198])-SUMIF(['file:///home/vladuni/Dropbox/Muju/Libro%20de%20Contabilidad%20-%2016-01-2019.ods'#$Ventas.K$5:.K$535];[.D29];['file:///home/vladuni/Dropbox/Muju/Libro%20de%20Contabilidad%20-%2016-01-2019.ods'#$Ventas.M$5:.M$535])-SUMIF(['file:///home/vladuni/Dropbox/Muju/Libro%20de%20Contabilidad%20-%2016-01-2019.ods'#$Ventas.L$5:.L$535];[.D29];['file:///home/vladuni/Dropbox/Muju/Libro%20de%20Contabilidad%20-%2016-01-2019.ods'#$Ventas.N$5:.N$535])-SUMIF(['file:///home/vladuni/Dropbox/Muju/Libro%20de%20Contabilidad%20-%2016-01-2019.ods'#$Faltantes.$B$5:.$B$15];[.D29];['file:///home/vladuni/Dropbox/Muju/Libro%20de%20Contabilidad%20-%2016-01-2019.ods'#$Faltantes.$C$5:.$C$15])" office:value-type="float" office:value="9" calcext:value-type="float">
            <text:p>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21" table:formula="of:=[.E29]-[.F29]-[.G29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Gafas ciclista RB negras</text:p>
          </table:table-cell>
          <table:table-cell table:style-name="ce12" office:value-type="string" calcext:value-type="string">
            <text:p>Negro</text:p>
          </table:table-cell>
          <table:table-cell table:style-name="ce12" office:value-type="string" calcext:value-type="string">
            <text:p>C0092</text:p>
          </table:table-cell>
          <table:table-cell table:style-name="ce12" table:formula="of:=SUMIF(['file:///home/vladuni/Dropbox/Muju/Libro%20de%20Contabilidad%20-%2016-01-2019.ods'#$Compras.G$5:.G$198];[.D30];['file:///home/vladuni/Dropbox/Muju/Libro%20de%20Contabilidad%20-%2016-01-2019.ods'#$Compras.O$5:.O$198])-SUMIF(['file:///home/vladuni/Dropbox/Muju/Libro%20de%20Contabilidad%20-%2016-01-2019.ods'#$Ventas.K$5:.K$535];[.D30];['file:///home/vladuni/Dropbox/Muju/Libro%20de%20Contabilidad%20-%2016-01-2019.ods'#$Ventas.M$5:.M$535])-SUMIF(['file:///home/vladuni/Dropbox/Muju/Libro%20de%20Contabilidad%20-%2016-01-2019.ods'#$Ventas.L$5:.L$535];[.D30];['file:///home/vladuni/Dropbox/Muju/Libro%20de%20Contabilidad%20-%2016-01-2019.ods'#$Ventas.N$5:.N$535])-SUMIF(['file:///home/vladuni/Dropbox/Muju/Libro%20de%20Contabilidad%20-%2016-01-2019.ods'#$Faltantes.$B$5:.$B$15];[.D30];['file:///home/vladuni/Dropbox/Muju/Libro%20de%20Contabilidad%20-%2016-01-2019.ods'#$Faltantes.$C$5:.$C$15])" office:value-type="float" office:value="8" calcext:value-type="float">
            <text:p>8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21" table:formula="of:=[.E30]-[.F30]-[.G30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Gafas ciclista RB blancas</text:p>
          </table:table-cell>
          <table:table-cell table:style-name="ce12" office:value-type="string" calcext:value-type="string">
            <text:p>Blaco</text:p>
          </table:table-cell>
          <table:table-cell table:style-name="ce12" office:value-type="string" calcext:value-type="string">
            <text:p>C0093</text:p>
          </table:table-cell>
          <table:table-cell table:style-name="ce12" table:formula="of:=SUMIF(['file:///home/vladuni/Dropbox/Muju/Libro%20de%20Contabilidad%20-%2016-01-2019.ods'#$Compras.G$5:.G$198];[.D31];['file:///home/vladuni/Dropbox/Muju/Libro%20de%20Contabilidad%20-%2016-01-2019.ods'#$Compras.O$5:.O$198])-SUMIF(['file:///home/vladuni/Dropbox/Muju/Libro%20de%20Contabilidad%20-%2016-01-2019.ods'#$Ventas.K$5:.K$535];[.D31];['file:///home/vladuni/Dropbox/Muju/Libro%20de%20Contabilidad%20-%2016-01-2019.ods'#$Ventas.M$5:.M$535])-SUMIF(['file:///home/vladuni/Dropbox/Muju/Libro%20de%20Contabilidad%20-%2016-01-2019.ods'#$Ventas.L$5:.L$535];[.D31];['file:///home/vladuni/Dropbox/Muju/Libro%20de%20Contabilidad%20-%2016-01-2019.ods'#$Ventas.N$5:.N$535])-SUMIF(['file:///home/vladuni/Dropbox/Muju/Libro%20de%20Contabilidad%20-%2016-01-2019.ods'#$Faltantes.$B$5:.$B$15];[.D31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31]-[.F31]-[.G31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Maleta bicicleta RB roja</text:p>
          </table:table-cell>
          <table:table-cell table:style-name="ce12" office:value-type="string" calcext:value-type="string">
            <text:p>Rojo</text:p>
          </table:table-cell>
          <table:table-cell table:style-name="ce12" office:value-type="string" calcext:value-type="string">
            <text:p>C0100</text:p>
          </table:table-cell>
          <table:table-cell table:style-name="ce12" table:formula="of:=SUMIF(['file:///home/vladuni/Dropbox/Muju/Libro%20de%20Contabilidad%20-%2016-01-2019.ods'#$Compras.G$5:.G$198];[.D32];['file:///home/vladuni/Dropbox/Muju/Libro%20de%20Contabilidad%20-%2016-01-2019.ods'#$Compras.O$5:.O$198])-SUMIF(['file:///home/vladuni/Dropbox/Muju/Libro%20de%20Contabilidad%20-%2016-01-2019.ods'#$Ventas.K$5:.K$535];[.D32];['file:///home/vladuni/Dropbox/Muju/Libro%20de%20Contabilidad%20-%2016-01-2019.ods'#$Ventas.M$5:.M$535])-SUMIF(['file:///home/vladuni/Dropbox/Muju/Libro%20de%20Contabilidad%20-%2016-01-2019.ods'#$Ventas.L$5:.L$535];[.D32];['file:///home/vladuni/Dropbox/Muju/Libro%20de%20Contabilidad%20-%2016-01-2019.ods'#$Ventas.N$5:.N$535])-SUMIF(['file:///home/vladuni/Dropbox/Muju/Libro%20de%20Contabilidad%20-%2016-01-2019.ods'#$Faltantes.$B$5:.$B$15];[.D32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32]-[.F32]-[.G32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Maleta bicicleta RB azul</text:p>
          </table:table-cell>
          <table:table-cell table:style-name="ce12" office:value-type="string" calcext:value-type="string">
            <text:p>Azul</text:p>
          </table:table-cell>
          <table:table-cell table:style-name="ce12" office:value-type="string" calcext:value-type="string">
            <text:p>C0101</text:p>
          </table:table-cell>
          <table:table-cell table:style-name="ce12" table:formula="of:=SUMIF(['file:///home/vladuni/Dropbox/Muju/Libro%20de%20Contabilidad%20-%2016-01-2019.ods'#$Compras.G$5:.G$198];[.D33];['file:///home/vladuni/Dropbox/Muju/Libro%20de%20Contabilidad%20-%2016-01-2019.ods'#$Compras.O$5:.O$198])-SUMIF(['file:///home/vladuni/Dropbox/Muju/Libro%20de%20Contabilidad%20-%2016-01-2019.ods'#$Ventas.K$5:.K$535];[.D33];['file:///home/vladuni/Dropbox/Muju/Libro%20de%20Contabilidad%20-%2016-01-2019.ods'#$Ventas.M$5:.M$535])-SUMIF(['file:///home/vladuni/Dropbox/Muju/Libro%20de%20Contabilidad%20-%2016-01-2019.ods'#$Ventas.L$5:.L$535];[.D33];['file:///home/vladuni/Dropbox/Muju/Libro%20de%20Contabilidad%20-%2016-01-2019.ods'#$Ventas.N$5:.N$535])-SUMIF(['file:///home/vladuni/Dropbox/Muju/Libro%20de%20Contabilidad%20-%2016-01-2019.ods'#$Faltantes.$B$5:.$B$15];[.D33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33]-[.F33]-[.G33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Maleta bicicleta RB verde</text:p>
          </table:table-cell>
          <table:table-cell table:style-name="ce12" office:value-type="string" calcext:value-type="string">
            <text:p>Verde</text:p>
          </table:table-cell>
          <table:table-cell table:style-name="ce12" office:value-type="string" calcext:value-type="string">
            <text:p>C0102</text:p>
          </table:table-cell>
          <table:table-cell table:style-name="ce12" table:formula="of:=SUMIF(['file:///home/vladuni/Dropbox/Muju/Libro%20de%20Contabilidad%20-%2016-01-2019.ods'#$Compras.G$5:.G$198];[.D34];['file:///home/vladuni/Dropbox/Muju/Libro%20de%20Contabilidad%20-%2016-01-2019.ods'#$Compras.O$5:.O$198])-SUMIF(['file:///home/vladuni/Dropbox/Muju/Libro%20de%20Contabilidad%20-%2016-01-2019.ods'#$Ventas.K$5:.K$535];[.D34];['file:///home/vladuni/Dropbox/Muju/Libro%20de%20Contabilidad%20-%2016-01-2019.ods'#$Ventas.M$5:.M$535])-SUMIF(['file:///home/vladuni/Dropbox/Muju/Libro%20de%20Contabilidad%20-%2016-01-2019.ods'#$Ventas.L$5:.L$535];[.D34];['file:///home/vladuni/Dropbox/Muju/Libro%20de%20Contabilidad%20-%2016-01-2019.ods'#$Ventas.N$5:.N$535])-SUMIF(['file:///home/vladuni/Dropbox/Muju/Libro%20de%20Contabilidad%20-%2016-01-2019.ods'#$Faltantes.$B$5:.$B$15];[.D34];['file:///home/vladuni/Dropbox/Muju/Libro%20de%20Contabilidad%20-%2016-01-2019.ods'#$Faltantes.$C$5:.$C$15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table:formula="of:=[.E34]-[.F34]-[.G34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Guantes ciclismo TS RB negro+M</text:p>
          </table:table-cell>
          <table:table-cell table:style-name="ce12" office:value-type="string" calcext:value-type="string">
            <text:p>Negro + M</text:p>
          </table:table-cell>
          <table:table-cell table:style-name="ce12" office:value-type="string" calcext:value-type="string">
            <text:p>C0110</text:p>
          </table:table-cell>
          <table:table-cell table:style-name="ce12" table:formula="of:=SUMIF(['file:///home/vladuni/Dropbox/Muju/Libro%20de%20Contabilidad%20-%2016-01-2019.ods'#$Compras.G$5:.G$198];[.D35];['file:///home/vladuni/Dropbox/Muju/Libro%20de%20Contabilidad%20-%2016-01-2019.ods'#$Compras.O$5:.O$198])-SUMIF(['file:///home/vladuni/Dropbox/Muju/Libro%20de%20Contabilidad%20-%2016-01-2019.ods'#$Ventas.K$5:.K$535];[.D35];['file:///home/vladuni/Dropbox/Muju/Libro%20de%20Contabilidad%20-%2016-01-2019.ods'#$Ventas.M$5:.M$535])-SUMIF(['file:///home/vladuni/Dropbox/Muju/Libro%20de%20Contabilidad%20-%2016-01-2019.ods'#$Ventas.L$5:.L$535];[.D35];['file:///home/vladuni/Dropbox/Muju/Libro%20de%20Contabilidad%20-%2016-01-2019.ods'#$Ventas.N$5:.N$535])-SUMIF(['file:///home/vladuni/Dropbox/Muju/Libro%20de%20Contabilidad%20-%2016-01-2019.ods'#$Faltantes.$B$5:.$B$15];[.D35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35]-[.F35]-[.G35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Guantes ciclismo TS RB azul+M</text:p>
          </table:table-cell>
          <table:table-cell table:style-name="ce12" office:value-type="string" calcext:value-type="string">
            <text:p>Azul + M</text:p>
          </table:table-cell>
          <table:table-cell table:style-name="ce12" office:value-type="string" calcext:value-type="string">
            <text:p>C0111</text:p>
          </table:table-cell>
          <table:table-cell table:style-name="ce12" table:formula="of:=SUMIF(['file:///home/vladuni/Dropbox/Muju/Libro%20de%20Contabilidad%20-%2016-01-2019.ods'#$Compras.G$5:.G$198];[.D36];['file:///home/vladuni/Dropbox/Muju/Libro%20de%20Contabilidad%20-%2016-01-2019.ods'#$Compras.O$5:.O$198])-SUMIF(['file:///home/vladuni/Dropbox/Muju/Libro%20de%20Contabilidad%20-%2016-01-2019.ods'#$Ventas.K$5:.K$535];[.D36];['file:///home/vladuni/Dropbox/Muju/Libro%20de%20Contabilidad%20-%2016-01-2019.ods'#$Ventas.M$5:.M$535])-SUMIF(['file:///home/vladuni/Dropbox/Muju/Libro%20de%20Contabilidad%20-%2016-01-2019.ods'#$Ventas.L$5:.L$535];[.D36];['file:///home/vladuni/Dropbox/Muju/Libro%20de%20Contabilidad%20-%2016-01-2019.ods'#$Ventas.N$5:.N$535])-SUMIF(['file:///home/vladuni/Dropbox/Muju/Libro%20de%20Contabilidad%20-%2016-01-2019.ods'#$Faltantes.$B$5:.$B$15];[.D36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36]-[.F36]-[.G36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Guantes ciclismo TS RB rojo+S</text:p>
          </table:table-cell>
          <table:table-cell table:style-name="ce12" office:value-type="string" calcext:value-type="string">
            <text:p>Rojo + S</text:p>
          </table:table-cell>
          <table:table-cell table:style-name="ce12" office:value-type="string" calcext:value-type="string">
            <text:p>C0112</text:p>
          </table:table-cell>
          <table:table-cell table:style-name="ce12" table:formula="of:=SUMIF(['file:///home/vladuni/Dropbox/Muju/Libro%20de%20Contabilidad%20-%2016-01-2019.ods'#$Compras.G$5:.G$198];[.D37];['file:///home/vladuni/Dropbox/Muju/Libro%20de%20Contabilidad%20-%2016-01-2019.ods'#$Compras.O$5:.O$198])-SUMIF(['file:///home/vladuni/Dropbox/Muju/Libro%20de%20Contabilidad%20-%2016-01-2019.ods'#$Ventas.K$5:.K$535];[.D37];['file:///home/vladuni/Dropbox/Muju/Libro%20de%20Contabilidad%20-%2016-01-2019.ods'#$Ventas.M$5:.M$535])-SUMIF(['file:///home/vladuni/Dropbox/Muju/Libro%20de%20Contabilidad%20-%2016-01-2019.ods'#$Ventas.L$5:.L$535];[.D37];['file:///home/vladuni/Dropbox/Muju/Libro%20de%20Contabilidad%20-%2016-01-2019.ods'#$Ventas.N$5:.N$535])-SUMIF(['file:///home/vladuni/Dropbox/Muju/Libro%20de%20Contabilidad%20-%2016-01-2019.ods'#$Faltantes.$B$5:.$B$15];[.D37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37]-[.F37]-[.G37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Mitones ciclismo RB gris+M</text:p>
          </table:table-cell>
          <table:table-cell table:style-name="ce12" office:value-type="string" calcext:value-type="string">
            <text:p>Gris + M</text:p>
          </table:table-cell>
          <table:table-cell table:style-name="ce12" office:value-type="string" calcext:value-type="string">
            <text:p>C0120</text:p>
          </table:table-cell>
          <table:table-cell table:style-name="ce12" table:formula="of:=SUMIF(['file:///home/vladuni/Dropbox/Muju/Libro%20de%20Contabilidad%20-%2016-01-2019.ods'#$Compras.G$5:.G$198];[.D38];['file:///home/vladuni/Dropbox/Muju/Libro%20de%20Contabilidad%20-%2016-01-2019.ods'#$Compras.O$5:.O$198])-SUMIF(['file:///home/vladuni/Dropbox/Muju/Libro%20de%20Contabilidad%20-%2016-01-2019.ods'#$Ventas.K$5:.K$535];[.D38];['file:///home/vladuni/Dropbox/Muju/Libro%20de%20Contabilidad%20-%2016-01-2019.ods'#$Ventas.M$5:.M$535])-SUMIF(['file:///home/vladuni/Dropbox/Muju/Libro%20de%20Contabilidad%20-%2016-01-2019.ods'#$Ventas.L$5:.L$535];[.D38];['file:///home/vladuni/Dropbox/Muju/Libro%20de%20Contabilidad%20-%2016-01-2019.ods'#$Ventas.N$5:.N$535])-SUMIF(['file:///home/vladuni/Dropbox/Muju/Libro%20de%20Contabilidad%20-%2016-01-2019.ods'#$Faltantes.$B$5:.$B$15];[.D38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[.E38]-[.F38]-[.G38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Mitones ciclismo RB púrpura+S</text:p>
          </table:table-cell>
          <table:table-cell table:style-name="ce12" office:value-type="string" calcext:value-type="string">
            <text:p>Púrpura + S</text:p>
          </table:table-cell>
          <table:table-cell table:style-name="ce12" office:value-type="string" calcext:value-type="string">
            <text:p>C0121</text:p>
          </table:table-cell>
          <table:table-cell table:style-name="ce12" table:formula="of:=SUMIF(['file:///home/vladuni/Dropbox/Muju/Libro%20de%20Contabilidad%20-%2016-01-2019.ods'#$Compras.G$5:.G$198];[.D39];['file:///home/vladuni/Dropbox/Muju/Libro%20de%20Contabilidad%20-%2016-01-2019.ods'#$Compras.O$5:.O$198])-SUMIF(['file:///home/vladuni/Dropbox/Muju/Libro%20de%20Contabilidad%20-%2016-01-2019.ods'#$Ventas.K$5:.K$535];[.D39];['file:///home/vladuni/Dropbox/Muju/Libro%20de%20Contabilidad%20-%2016-01-2019.ods'#$Ventas.M$5:.M$535])-SUMIF(['file:///home/vladuni/Dropbox/Muju/Libro%20de%20Contabilidad%20-%2016-01-2019.ods'#$Ventas.L$5:.L$535];[.D39];['file:///home/vladuni/Dropbox/Muju/Libro%20de%20Contabilidad%20-%2016-01-2019.ods'#$Ventas.N$5:.N$535])-SUMIF(['file:///home/vladuni/Dropbox/Muju/Libro%20de%20Contabilidad%20-%2016-01-2019.ods'#$Faltantes.$B$5:.$B$15];[.D39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39]-[.F39]-[.G39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Mitones ciclismo RB rojo+L</text:p>
          </table:table-cell>
          <table:table-cell table:style-name="ce12" office:value-type="string" calcext:value-type="string">
            <text:p>Rojo + L</text:p>
          </table:table-cell>
          <table:table-cell table:style-name="ce12" office:value-type="string" calcext:value-type="string">
            <text:p>C0122</text:p>
          </table:table-cell>
          <table:table-cell table:style-name="ce12" table:formula="of:=SUMIF(['file:///home/vladuni/Dropbox/Muju/Libro%20de%20Contabilidad%20-%2016-01-2019.ods'#$Compras.G$5:.G$198];[.D40];['file:///home/vladuni/Dropbox/Muju/Libro%20de%20Contabilidad%20-%2016-01-2019.ods'#$Compras.O$5:.O$198])-SUMIF(['file:///home/vladuni/Dropbox/Muju/Libro%20de%20Contabilidad%20-%2016-01-2019.ods'#$Ventas.K$5:.K$535];[.D40];['file:///home/vladuni/Dropbox/Muju/Libro%20de%20Contabilidad%20-%2016-01-2019.ods'#$Ventas.M$5:.M$535])-SUMIF(['file:///home/vladuni/Dropbox/Muju/Libro%20de%20Contabilidad%20-%2016-01-2019.ods'#$Ventas.L$5:.L$535];[.D40];['file:///home/vladuni/Dropbox/Muju/Libro%20de%20Contabilidad%20-%2016-01-2019.ods'#$Ventas.N$5:.N$535])-SUMIF(['file:///home/vladuni/Dropbox/Muju/Libro%20de%20Contabilidad%20-%2016-01-2019.ods'#$Faltantes.$B$5:.$B$15];[.D40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40]-[.F40]-[.G40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Mitones ciclismo RB gris+L</text:p>
          </table:table-cell>
          <table:table-cell table:style-name="ce12" office:value-type="string" calcext:value-type="string">
            <text:p>Gris + L</text:p>
          </table:table-cell>
          <table:table-cell table:style-name="ce12" office:value-type="string" calcext:value-type="string">
            <text:p>C0123</text:p>
          </table:table-cell>
          <table:table-cell table:style-name="ce12" table:formula="of:=SUMIF(['file:///home/vladuni/Dropbox/Muju/Libro%20de%20Contabilidad%20-%2016-01-2019.ods'#$Compras.G$5:.G$198];[.D41];['file:///home/vladuni/Dropbox/Muju/Libro%20de%20Contabilidad%20-%2016-01-2019.ods'#$Compras.O$5:.O$198])-SUMIF(['file:///home/vladuni/Dropbox/Muju/Libro%20de%20Contabilidad%20-%2016-01-2019.ods'#$Ventas.K$5:.K$535];[.D41];['file:///home/vladuni/Dropbox/Muju/Libro%20de%20Contabilidad%20-%2016-01-2019.ods'#$Ventas.M$5:.M$535])-SUMIF(['file:///home/vladuni/Dropbox/Muju/Libro%20de%20Contabilidad%20-%2016-01-2019.ods'#$Ventas.L$5:.L$535];[.D41];['file:///home/vladuni/Dropbox/Muju/Libro%20de%20Contabilidad%20-%2016-01-2019.ods'#$Ventas.N$5:.N$535])-SUMIF(['file:///home/vladuni/Dropbox/Muju/Libro%20de%20Contabilidad%20-%2016-01-2019.ods'#$Faltantes.$B$5:.$B$15];[.D41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4" table:formula="of:=[.E41]-[.F41]-[.G41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Mitones ciclismo RB azul+L</text:p>
          </table:table-cell>
          <table:table-cell table:style-name="ce12" office:value-type="string" calcext:value-type="string">
            <text:p>Azul + L</text:p>
          </table:table-cell>
          <table:table-cell table:style-name="ce12" office:value-type="string" calcext:value-type="string">
            <text:p>C0124</text:p>
          </table:table-cell>
          <table:table-cell table:style-name="ce12" table:formula="of:=SUMIF(['file:///home/vladuni/Dropbox/Muju/Libro%20de%20Contabilidad%20-%2016-01-2019.ods'#$Compras.G$5:.G$198];[.D42];['file:///home/vladuni/Dropbox/Muju/Libro%20de%20Contabilidad%20-%2016-01-2019.ods'#$Compras.O$5:.O$198])-SUMIF(['file:///home/vladuni/Dropbox/Muju/Libro%20de%20Contabilidad%20-%2016-01-2019.ods'#$Ventas.K$5:.K$535];[.D42];['file:///home/vladuni/Dropbox/Muju/Libro%20de%20Contabilidad%20-%2016-01-2019.ods'#$Ventas.M$5:.M$535])-SUMIF(['file:///home/vladuni/Dropbox/Muju/Libro%20de%20Contabilidad%20-%2016-01-2019.ods'#$Ventas.L$5:.L$535];[.D42];['file:///home/vladuni/Dropbox/Muju/Libro%20de%20Contabilidad%20-%2016-01-2019.ods'#$Ventas.N$5:.N$535])-SUMIF(['file:///home/vladuni/Dropbox/Muju/Libro%20de%20Contabilidad%20-%2016-01-2019.ods'#$Faltantes.$B$5:.$B$15];[.D42];['file:///home/vladuni/Dropbox/Muju/Libro%20de%20Contabilidad%20-%2016-01-2019.ods'#$Faltantes.$C$5:.$C$15])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[.E42]-[.F42]-[.G42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Computador bicicleta WB rojo</text:p>
          </table:table-cell>
          <table:table-cell table:style-name="ce12" office:value-type="string" calcext:value-type="string">
            <text:p>Rojo</text:p>
          </table:table-cell>
          <table:table-cell table:style-name="ce12" office:value-type="string" calcext:value-type="string">
            <text:p>C0130</text:p>
          </table:table-cell>
          <table:table-cell table:style-name="ce12" table:formula="of:=SUMIF(['file:///home/vladuni/Dropbox/Muju/Libro%20de%20Contabilidad%20-%2016-01-2019.ods'#$Compras.G$5:.G$198];[.D43];['file:///home/vladuni/Dropbox/Muju/Libro%20de%20Contabilidad%20-%2016-01-2019.ods'#$Compras.O$5:.O$198])-SUMIF(['file:///home/vladuni/Dropbox/Muju/Libro%20de%20Contabilidad%20-%2016-01-2019.ods'#$Ventas.K$5:.K$535];[.D43];['file:///home/vladuni/Dropbox/Muju/Libro%20de%20Contabilidad%20-%2016-01-2019.ods'#$Ventas.M$5:.M$535])-SUMIF(['file:///home/vladuni/Dropbox/Muju/Libro%20de%20Contabilidad%20-%2016-01-2019.ods'#$Ventas.L$5:.L$535];[.D43];['file:///home/vladuni/Dropbox/Muju/Libro%20de%20Contabilidad%20-%2016-01-2019.ods'#$Ventas.N$5:.N$535])-SUMIF(['file:///home/vladuni/Dropbox/Muju/Libro%20de%20Contabilidad%20-%2016-01-2019.ods'#$Faltantes.$B$5:.$B$15];[.D43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1" table:formula="of:=[.E43]-[.F43]-[.G43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Computador bicicleta WB verde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string" calcext:value-type="string">
            <text:p>C0131</text:p>
          </table:table-cell>
          <table:table-cell table:style-name="ce12" table:formula="of:=SUMIF(['file:///home/vladuni/Dropbox/Muju/Libro%20de%20Contabilidad%20-%2016-01-2019.ods'#$Compras.G$5:.G$198];[.D44];['file:///home/vladuni/Dropbox/Muju/Libro%20de%20Contabilidad%20-%2016-01-2019.ods'#$Compras.O$5:.O$198])-SUMIF(['file:///home/vladuni/Dropbox/Muju/Libro%20de%20Contabilidad%20-%2016-01-2019.ods'#$Ventas.K$5:.K$535];[.D44];['file:///home/vladuni/Dropbox/Muju/Libro%20de%20Contabilidad%20-%2016-01-2019.ods'#$Ventas.M$5:.M$535])-SUMIF(['file:///home/vladuni/Dropbox/Muju/Libro%20de%20Contabilidad%20-%2016-01-2019.ods'#$Ventas.L$5:.L$535];[.D44];['file:///home/vladuni/Dropbox/Muju/Libro%20de%20Contabilidad%20-%2016-01-2019.ods'#$Ventas.N$5:.N$535])-SUMIF(['file:///home/vladuni/Dropbox/Muju/Libro%20de%20Contabilidad%20-%2016-01-2019.ods'#$Faltantes.$B$5:.$B$15];[.D44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5" table:formula="of:=[.E44]-[.F44]-[.G44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Computador bicicleta WB azul</text:p>
          </table:table-cell>
          <table:table-cell table:style-name="ce15" office:value-type="string" calcext:value-type="string">
            <text:p>Azul</text:p>
          </table:table-cell>
          <table:table-cell table:style-name="ce15" office:value-type="string" calcext:value-type="string">
            <text:p>C0132</text:p>
          </table:table-cell>
          <table:table-cell table:style-name="ce12" table:formula="of:=SUMIF(['file:///home/vladuni/Dropbox/Muju/Libro%20de%20Contabilidad%20-%2016-01-2019.ods'#$Compras.G$5:.G$198];[.D45];['file:///home/vladuni/Dropbox/Muju/Libro%20de%20Contabilidad%20-%2016-01-2019.ods'#$Compras.O$5:.O$198])-SUMIF(['file:///home/vladuni/Dropbox/Muju/Libro%20de%20Contabilidad%20-%2016-01-2019.ods'#$Ventas.K$5:.K$535];[.D45];['file:///home/vladuni/Dropbox/Muju/Libro%20de%20Contabilidad%20-%2016-01-2019.ods'#$Ventas.M$5:.M$535])-SUMIF(['file:///home/vladuni/Dropbox/Muju/Libro%20de%20Contabilidad%20-%2016-01-2019.ods'#$Ventas.L$5:.L$535];[.D45];['file:///home/vladuni/Dropbox/Muju/Libro%20de%20Contabilidad%20-%2016-01-2019.ods'#$Ventas.N$5:.N$535])-SUMIF(['file:///home/vladuni/Dropbox/Muju/Libro%20de%20Contabilidad%20-%2016-01-2019.ods'#$Faltantes.$B$5:.$B$15];[.D45];['file:///home/vladuni/Dropbox/Muju/Libro%20de%20Contabilidad%20-%2016-01-2019.ods'#$Faltantes.$C$5:.$C$15])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6" table:formula="of:=[.E45]-[.F45]-[.G45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Mitones ciclismo spider RB rojo+M</text:p>
          </table:table-cell>
          <table:table-cell table:style-name="ce12" office:value-type="string" calcext:value-type="string">
            <text:p>Rojo + M</text:p>
          </table:table-cell>
          <table:table-cell table:style-name="ce12" office:value-type="string" calcext:value-type="string">
            <text:p>C0140</text:p>
          </table:table-cell>
          <table:table-cell table:style-name="ce12" table:formula="of:=SUMIF(['file:///home/vladuni/Dropbox/Muju/Libro%20de%20Contabilidad%20-%2016-01-2019.ods'#$Compras.G$5:.G$198];[.D46];['file:///home/vladuni/Dropbox/Muju/Libro%20de%20Contabilidad%20-%2016-01-2019.ods'#$Compras.O$5:.O$198])-SUMIF(['file:///home/vladuni/Dropbox/Muju/Libro%20de%20Contabilidad%20-%2016-01-2019.ods'#$Ventas.K$5:.K$535];[.D46];['file:///home/vladuni/Dropbox/Muju/Libro%20de%20Contabilidad%20-%2016-01-2019.ods'#$Ventas.M$5:.M$535])-SUMIF(['file:///home/vladuni/Dropbox/Muju/Libro%20de%20Contabilidad%20-%2016-01-2019.ods'#$Ventas.L$5:.L$535];[.D46];['file:///home/vladuni/Dropbox/Muju/Libro%20de%20Contabilidad%20-%2016-01-2019.ods'#$Ventas.N$5:.N$535])-SUMIF(['file:///home/vladuni/Dropbox/Muju/Libro%20de%20Contabilidad%20-%2016-01-2019.ods'#$Faltantes.$B$5:.$B$15];[.D46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46]-[.F46]-[.G46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Mitones ciclismo spider RB azul+M</text:p>
          </table:table-cell>
          <table:table-cell table:style-name="ce12" office:value-type="string" calcext:value-type="string">
            <text:p>Azul + M</text:p>
          </table:table-cell>
          <table:table-cell table:style-name="ce12" office:value-type="string" calcext:value-type="string">
            <text:p>C0141</text:p>
          </table:table-cell>
          <table:table-cell table:style-name="ce12" table:formula="of:=SUMIF(['file:///home/vladuni/Dropbox/Muju/Libro%20de%20Contabilidad%20-%2016-01-2019.ods'#$Compras.G$5:.G$198];[.D47];['file:///home/vladuni/Dropbox/Muju/Libro%20de%20Contabilidad%20-%2016-01-2019.ods'#$Compras.O$5:.O$198])-SUMIF(['file:///home/vladuni/Dropbox/Muju/Libro%20de%20Contabilidad%20-%2016-01-2019.ods'#$Ventas.K$5:.K$535];[.D47];['file:///home/vladuni/Dropbox/Muju/Libro%20de%20Contabilidad%20-%2016-01-2019.ods'#$Ventas.M$5:.M$535])-SUMIF(['file:///home/vladuni/Dropbox/Muju/Libro%20de%20Contabilidad%20-%2016-01-2019.ods'#$Ventas.L$5:.L$535];[.D47];['file:///home/vladuni/Dropbox/Muju/Libro%20de%20Contabilidad%20-%2016-01-2019.ods'#$Ventas.N$5:.N$535])-SUMIF(['file:///home/vladuni/Dropbox/Muju/Libro%20de%20Contabilidad%20-%2016-01-2019.ods'#$Faltantes.$B$5:.$B$15];[.D47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47]-[.F47]-[.G47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Chaqueta ciclismo RB naranja</text:p>
          </table:table-cell>
          <table:table-cell table:style-name="ce12" office:value-type="string" calcext:value-type="string">
            <text:p>Naranja</text:p>
          </table:table-cell>
          <table:table-cell table:style-name="ce12" office:value-type="string" calcext:value-type="string">
            <text:p>C0150</text:p>
          </table:table-cell>
          <table:table-cell table:style-name="ce12" table:formula="of:=SUMIF(['file:///home/vladuni/Dropbox/Muju/Libro%20de%20Contabilidad%20-%2016-01-2019.ods'#$Compras.G$5:.G$198];[.D48];['file:///home/vladuni/Dropbox/Muju/Libro%20de%20Contabilidad%20-%2016-01-2019.ods'#$Compras.O$5:.O$198])-SUMIF(['file:///home/vladuni/Dropbox/Muju/Libro%20de%20Contabilidad%20-%2016-01-2019.ods'#$Ventas.K$5:.K$535];[.D48];['file:///home/vladuni/Dropbox/Muju/Libro%20de%20Contabilidad%20-%2016-01-2019.ods'#$Ventas.M$5:.M$535])-SUMIF(['file:///home/vladuni/Dropbox/Muju/Libro%20de%20Contabilidad%20-%2016-01-2019.ods'#$Ventas.L$5:.L$535];[.D48];['file:///home/vladuni/Dropbox/Muju/Libro%20de%20Contabilidad%20-%2016-01-2019.ods'#$Ventas.N$5:.N$535])-SUMIF(['file:///home/vladuni/Dropbox/Muju/Libro%20de%20Contabilidad%20-%2016-01-2019.ods'#$Faltantes.$B$5:.$B$15];[.D48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48]-[.F48]-[.G48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Mini bomba para inflar llantas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C0160</text:p>
          </table:table-cell>
          <table:table-cell table:style-name="ce12" table:formula="of:=SUMIF(['file:///home/vladuni/Dropbox/Muju/Libro%20de%20Contabilidad%20-%2016-01-2019.ods'#$Compras.G$5:.G$198];[.D49];['file:///home/vladuni/Dropbox/Muju/Libro%20de%20Contabilidad%20-%2016-01-2019.ods'#$Compras.O$5:.O$198])-SUMIF(['file:///home/vladuni/Dropbox/Muju/Libro%20de%20Contabilidad%20-%2016-01-2019.ods'#$Ventas.K$5:.K$535];[.D49];['file:///home/vladuni/Dropbox/Muju/Libro%20de%20Contabilidad%20-%2016-01-2019.ods'#$Ventas.M$5:.M$535])-SUMIF(['file:///home/vladuni/Dropbox/Muju/Libro%20de%20Contabilidad%20-%2016-01-2019.ods'#$Ventas.L$5:.L$535];[.D49];['file:///home/vladuni/Dropbox/Muju/Libro%20de%20Contabilidad%20-%2016-01-2019.ods'#$Ventas.N$5:.N$535])-SUMIF(['file:///home/vladuni/Dropbox/Muju/Libro%20de%20Contabilidad%20-%2016-01-2019.ods'#$Faltantes.$B$5:.$B$15];[.D49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[.E49]-[.F49]-[.G49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Guantes antideslizantes RB negro</text:p>
          </table:table-cell>
          <table:table-cell table:style-name="ce12" office:value-type="string" calcext:value-type="string">
            <text:p>Negro</text:p>
          </table:table-cell>
          <table:table-cell table:style-name="ce12" office:value-type="string" calcext:value-type="string">
            <text:p>C0170</text:p>
          </table:table-cell>
          <table:table-cell table:style-name="ce12" table:formula="of:=SUMIF(['file:///home/vladuni/Dropbox/Muju/Libro%20de%20Contabilidad%20-%2016-01-2019.ods'#$Compras.G$5:.G$198];[.D50];['file:///home/vladuni/Dropbox/Muju/Libro%20de%20Contabilidad%20-%2016-01-2019.ods'#$Compras.O$5:.O$198])-SUMIF(['file:///home/vladuni/Dropbox/Muju/Libro%20de%20Contabilidad%20-%2016-01-2019.ods'#$Ventas.K$5:.K$535];[.D50];['file:///home/vladuni/Dropbox/Muju/Libro%20de%20Contabilidad%20-%2016-01-2019.ods'#$Ventas.M$5:.M$535])-SUMIF(['file:///home/vladuni/Dropbox/Muju/Libro%20de%20Contabilidad%20-%2016-01-2019.ods'#$Ventas.L$5:.L$535];[.D50];['file:///home/vladuni/Dropbox/Muju/Libro%20de%20Contabilidad%20-%2016-01-2019.ods'#$Ventas.N$5:.N$535])-SUMIF(['file:///home/vladuni/Dropbox/Muju/Libro%20de%20Contabilidad%20-%2016-01-2019.ods'#$Faltantes.$B$5:.$B$15];[.D50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50]-[.F50]-[.G50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Guantes antideslizantes RB azul</text:p>
          </table:table-cell>
          <table:table-cell table:style-name="ce12" office:value-type="string" calcext:value-type="string">
            <text:p>Azul</text:p>
          </table:table-cell>
          <table:table-cell table:style-name="ce12" office:value-type="string" calcext:value-type="string">
            <text:p>C0171</text:p>
          </table:table-cell>
          <table:table-cell table:style-name="ce12" table:formula="of:=SUMIF(['file:///home/vladuni/Dropbox/Muju/Libro%20de%20Contabilidad%20-%2016-01-2019.ods'#$Compras.G$5:.G$198];[.D51];['file:///home/vladuni/Dropbox/Muju/Libro%20de%20Contabilidad%20-%2016-01-2019.ods'#$Compras.O$5:.O$198])-SUMIF(['file:///home/vladuni/Dropbox/Muju/Libro%20de%20Contabilidad%20-%2016-01-2019.ods'#$Ventas.K$5:.K$535];[.D51];['file:///home/vladuni/Dropbox/Muju/Libro%20de%20Contabilidad%20-%2016-01-2019.ods'#$Ventas.M$5:.M$535])-SUMIF(['file:///home/vladuni/Dropbox/Muju/Libro%20de%20Contabilidad%20-%2016-01-2019.ods'#$Ventas.L$5:.L$535];[.D51];['file:///home/vladuni/Dropbox/Muju/Libro%20de%20Contabilidad%20-%2016-01-2019.ods'#$Ventas.N$5:.N$535])-SUMIF(['file:///home/vladuni/Dropbox/Muju/Libro%20de%20Contabilidad%20-%2016-01-2019.ods'#$Faltantes.$B$5:.$B$15];[.D51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51]-[.F51]-[.G51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Guantes antideslizantes RB rojo</text:p>
          </table:table-cell>
          <table:table-cell table:style-name="ce12" office:value-type="string" calcext:value-type="string">
            <text:p>rojo</text:p>
          </table:table-cell>
          <table:table-cell table:style-name="ce12" office:value-type="string" calcext:value-type="string">
            <text:p>C0172</text:p>
          </table:table-cell>
          <table:table-cell table:style-name="ce12" table:formula="of:=SUMIF(['file:///home/vladuni/Dropbox/Muju/Libro%20de%20Contabilidad%20-%2016-01-2019.ods'#$Compras.G$5:.G$198];[.D52];['file:///home/vladuni/Dropbox/Muju/Libro%20de%20Contabilidad%20-%2016-01-2019.ods'#$Compras.O$5:.O$198])-SUMIF(['file:///home/vladuni/Dropbox/Muju/Libro%20de%20Contabilidad%20-%2016-01-2019.ods'#$Ventas.K$5:.K$535];[.D52];['file:///home/vladuni/Dropbox/Muju/Libro%20de%20Contabilidad%20-%2016-01-2019.ods'#$Ventas.M$5:.M$535])-SUMIF(['file:///home/vladuni/Dropbox/Muju/Libro%20de%20Contabilidad%20-%2016-01-2019.ods'#$Ventas.L$5:.L$535];[.D52];['file:///home/vladuni/Dropbox/Muju/Libro%20de%20Contabilidad%20-%2016-01-2019.ods'#$Ventas.N$5:.N$535])-SUMIF(['file:///home/vladuni/Dropbox/Muju/Libro%20de%20Contabilidad%20-%2016-01-2019.ods'#$Faltantes.$B$5:.$B$15];[.D52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1" table:formula="of:=[.E52]-[.F52]-[.G52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Alforja ciclismo CoolChange roja</text:p>
          </table:table-cell>
          <table:table-cell table:style-name="ce12" office:value-type="string" calcext:value-type="string">
            <text:p>Rojo</text:p>
          </table:table-cell>
          <table:table-cell table:style-name="ce12" office:value-type="string" calcext:value-type="string">
            <text:p>C0180</text:p>
          </table:table-cell>
          <table:table-cell table:style-name="ce12" table:formula="of:=SUMIF(['file:///home/vladuni/Dropbox/Muju/Libro%20de%20Contabilidad%20-%2016-01-2019.ods'#$Compras.G$5:.G$198];[.D53];['file:///home/vladuni/Dropbox/Muju/Libro%20de%20Contabilidad%20-%2016-01-2019.ods'#$Compras.O$5:.O$198])-SUMIF(['file:///home/vladuni/Dropbox/Muju/Libro%20de%20Contabilidad%20-%2016-01-2019.ods'#$Ventas.K$5:.K$535];[.D53];['file:///home/vladuni/Dropbox/Muju/Libro%20de%20Contabilidad%20-%2016-01-2019.ods'#$Ventas.M$5:.M$535])-SUMIF(['file:///home/vladuni/Dropbox/Muju/Libro%20de%20Contabilidad%20-%2016-01-2019.ods'#$Ventas.L$5:.L$535];[.D53];['file:///home/vladuni/Dropbox/Muju/Libro%20de%20Contabilidad%20-%2016-01-2019.ods'#$Ventas.N$5:.N$535])-SUMIF(['file:///home/vladuni/Dropbox/Muju/Libro%20de%20Contabilidad%20-%2016-01-2019.ods'#$Faltantes.$B$5:.$B$15];[.D53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53]-[.F53]-[.G53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Alforja ciclismo CoolChange beige</text:p>
          </table:table-cell>
          <table:table-cell table:style-name="ce12" office:value-type="string" calcext:value-type="string">
            <text:p>Beige</text:p>
          </table:table-cell>
          <table:table-cell table:style-name="ce12" office:value-type="string" calcext:value-type="string">
            <text:p>C0181</text:p>
          </table:table-cell>
          <table:table-cell table:style-name="ce12" table:formula="of:=SUMIF(['file:///home/vladuni/Dropbox/Muju/Libro%20de%20Contabilidad%20-%2016-01-2019.ods'#$Compras.G$5:.G$198];[.D54];['file:///home/vladuni/Dropbox/Muju/Libro%20de%20Contabilidad%20-%2016-01-2019.ods'#$Compras.O$5:.O$198])-SUMIF(['file:///home/vladuni/Dropbox/Muju/Libro%20de%20Contabilidad%20-%2016-01-2019.ods'#$Ventas.K$5:.K$535];[.D54];['file:///home/vladuni/Dropbox/Muju/Libro%20de%20Contabilidad%20-%2016-01-2019.ods'#$Ventas.M$5:.M$535])-SUMIF(['file:///home/vladuni/Dropbox/Muju/Libro%20de%20Contabilidad%20-%2016-01-2019.ods'#$Ventas.L$5:.L$535];[.D54];['file:///home/vladuni/Dropbox/Muju/Libro%20de%20Contabilidad%20-%2016-01-2019.ods'#$Ventas.N$5:.N$535])-SUMIF(['file:///home/vladuni/Dropbox/Muju/Libro%20de%20Contabilidad%20-%2016-01-2019.ods'#$Faltantes.$B$5:.$B$15];[.D54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54]-[.F54]-[.G54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Juego de herramienta 16/1 RB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C0190</text:p>
          </table:table-cell>
          <table:table-cell table:style-name="ce12" table:formula="of:=SUMIF(['file:///home/vladuni/Dropbox/Muju/Libro%20de%20Contabilidad%20-%2016-01-2019.ods'#$Compras.G$5:.G$198];[.D55];['file:///home/vladuni/Dropbox/Muju/Libro%20de%20Contabilidad%20-%2016-01-2019.ods'#$Compras.O$5:.O$198])-SUMIF(['file:///home/vladuni/Dropbox/Muju/Libro%20de%20Contabilidad%20-%2016-01-2019.ods'#$Ventas.K$5:.K$535];[.D55];['file:///home/vladuni/Dropbox/Muju/Libro%20de%20Contabilidad%20-%2016-01-2019.ods'#$Ventas.M$5:.M$535])-SUMIF(['file:///home/vladuni/Dropbox/Muju/Libro%20de%20Contabilidad%20-%2016-01-2019.ods'#$Ventas.L$5:.L$535];[.D55];['file:///home/vladuni/Dropbox/Muju/Libro%20de%20Contabilidad%20-%2016-01-2019.ods'#$Ventas.N$5:.N$535])-SUMIF(['file:///home/vladuni/Dropbox/Muju/Libro%20de%20Contabilidad%20-%2016-01-2019.ods'#$Faltantes.$B$5:.$B$15];[.D55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[.E55]-[.F55]-[.G55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Guantes ciclismo spider azul+M</text:p>
          </table:table-cell>
          <table:table-cell table:style-name="ce12" office:value-type="string" calcext:value-type="string">
            <text:p>Azul + M</text:p>
          </table:table-cell>
          <table:table-cell table:style-name="ce12" office:value-type="string" calcext:value-type="string">
            <text:p>C0200</text:p>
          </table:table-cell>
          <table:table-cell table:style-name="ce12" table:formula="of:=SUMIF(['file:///home/vladuni/Dropbox/Muju/Libro%20de%20Contabilidad%20-%2016-01-2019.ods'#$Compras.G$5:.G$198];[.D56];['file:///home/vladuni/Dropbox/Muju/Libro%20de%20Contabilidad%20-%2016-01-2019.ods'#$Compras.O$5:.O$198])-SUMIF(['file:///home/vladuni/Dropbox/Muju/Libro%20de%20Contabilidad%20-%2016-01-2019.ods'#$Ventas.K$5:.K$535];[.D56];['file:///home/vladuni/Dropbox/Muju/Libro%20de%20Contabilidad%20-%2016-01-2019.ods'#$Ventas.M$5:.M$535])-SUMIF(['file:///home/vladuni/Dropbox/Muju/Libro%20de%20Contabilidad%20-%2016-01-2019.ods'#$Ventas.L$5:.L$535];[.D56];['file:///home/vladuni/Dropbox/Muju/Libro%20de%20Contabilidad%20-%2016-01-2019.ods'#$Ventas.N$5:.N$535])-SUMIF(['file:///home/vladuni/Dropbox/Muju/Libro%20de%20Contabilidad%20-%2016-01-2019.ods'#$Faltantes.$B$5:.$B$15];[.D56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table:formula="of:=[.E56]-[.F56]-[.G56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Guantes ciclismo spider azul+L</text:p>
          </table:table-cell>
          <table:table-cell table:style-name="ce12" office:value-type="string" calcext:value-type="string">
            <text:p>Azul + L</text:p>
          </table:table-cell>
          <table:table-cell table:style-name="ce12" office:value-type="string" calcext:value-type="string">
            <text:p>C0201</text:p>
          </table:table-cell>
          <table:table-cell table:style-name="ce12" table:formula="of:=SUMIF(['file:///home/vladuni/Dropbox/Muju/Libro%20de%20Contabilidad%20-%2016-01-2019.ods'#$Compras.G$5:.G$198];[.D57];['file:///home/vladuni/Dropbox/Muju/Libro%20de%20Contabilidad%20-%2016-01-2019.ods'#$Compras.O$5:.O$198])-SUMIF(['file:///home/vladuni/Dropbox/Muju/Libro%20de%20Contabilidad%20-%2016-01-2019.ods'#$Ventas.K$5:.K$535];[.D57];['file:///home/vladuni/Dropbox/Muju/Libro%20de%20Contabilidad%20-%2016-01-2019.ods'#$Ventas.M$5:.M$535])-SUMIF(['file:///home/vladuni/Dropbox/Muju/Libro%20de%20Contabilidad%20-%2016-01-2019.ods'#$Ventas.L$5:.L$535];[.D57];['file:///home/vladuni/Dropbox/Muju/Libro%20de%20Contabilidad%20-%2016-01-2019.ods'#$Ventas.N$5:.N$535])-SUMIF(['file:///home/vladuni/Dropbox/Muju/Libro%20de%20Contabilidad%20-%2016-01-2019.ods'#$Faltantes.$B$5:.$B$15];[.D57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57]-[.F57]-[.G57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Guantes ciclismo spider gris+M</text:p>
          </table:table-cell>
          <table:table-cell table:style-name="ce12" office:value-type="string" calcext:value-type="string">
            <text:p>Gris + M</text:p>
          </table:table-cell>
          <table:table-cell table:style-name="ce12" office:value-type="string" calcext:value-type="string">
            <text:p>C0202</text:p>
          </table:table-cell>
          <table:table-cell table:style-name="ce12" table:formula="of:=SUMIF(['file:///home/vladuni/Dropbox/Muju/Libro%20de%20Contabilidad%20-%2016-01-2019.ods'#$Compras.G$5:.G$198];[.D58];['file:///home/vladuni/Dropbox/Muju/Libro%20de%20Contabilidad%20-%2016-01-2019.ods'#$Compras.O$5:.O$198])-SUMIF(['file:///home/vladuni/Dropbox/Muju/Libro%20de%20Contabilidad%20-%2016-01-2019.ods'#$Ventas.K$5:.K$535];[.D58];['file:///home/vladuni/Dropbox/Muju/Libro%20de%20Contabilidad%20-%2016-01-2019.ods'#$Ventas.M$5:.M$535])-SUMIF(['file:///home/vladuni/Dropbox/Muju/Libro%20de%20Contabilidad%20-%2016-01-2019.ods'#$Ventas.L$5:.L$535];[.D58];['file:///home/vladuni/Dropbox/Muju/Libro%20de%20Contabilidad%20-%2016-01-2019.ods'#$Ventas.N$5:.N$535])-SUMIF(['file:///home/vladuni/Dropbox/Muju/Libro%20de%20Contabilidad%20-%2016-01-2019.ods'#$Faltantes.$B$5:.$B$15];[.D58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58]-[.F58]-[.G58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Guantes ciclismo spider gris+L</text:p>
          </table:table-cell>
          <table:table-cell table:style-name="ce12" office:value-type="string" calcext:value-type="string">
            <text:p>Gris + L</text:p>
          </table:table-cell>
          <table:table-cell table:style-name="ce12" office:value-type="string" calcext:value-type="string">
            <text:p>C0203</text:p>
          </table:table-cell>
          <table:table-cell table:style-name="ce12" table:formula="of:=SUMIF(['file:///home/vladuni/Dropbox/Muju/Libro%20de%20Contabilidad%20-%2016-01-2019.ods'#$Compras.G$5:.G$198];[.D59];['file:///home/vladuni/Dropbox/Muju/Libro%20de%20Contabilidad%20-%2016-01-2019.ods'#$Compras.O$5:.O$198])-SUMIF(['file:///home/vladuni/Dropbox/Muju/Libro%20de%20Contabilidad%20-%2016-01-2019.ods'#$Ventas.K$5:.K$535];[.D59];['file:///home/vladuni/Dropbox/Muju/Libro%20de%20Contabilidad%20-%2016-01-2019.ods'#$Ventas.M$5:.M$535])-SUMIF(['file:///home/vladuni/Dropbox/Muju/Libro%20de%20Contabilidad%20-%2016-01-2019.ods'#$Ventas.L$5:.L$535];[.D59];['file:///home/vladuni/Dropbox/Muju/Libro%20de%20Contabilidad%20-%2016-01-2019.ods'#$Ventas.N$5:.N$535])-SUMIF(['file:///home/vladuni/Dropbox/Muju/Libro%20de%20Contabilidad%20-%2016-01-2019.ods'#$Faltantes.$B$5:.$B$15];[.D59];['file:///home/vladuni/Dropbox/Muju/Libro%20de%20Contabilidad%20-%2016-01-2019.ods'#$Faltantes.$C$5:.$C$15])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59]-[.F59]-[.G59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Guantes ciclismo spider rojo+L</text:p>
          </table:table-cell>
          <table:table-cell table:style-name="ce12" office:value-type="string" calcext:value-type="string">
            <text:p>Rojo + L</text:p>
          </table:table-cell>
          <table:table-cell table:style-name="ce12" office:value-type="string" calcext:value-type="string">
            <text:p>C0204</text:p>
          </table:table-cell>
          <table:table-cell table:style-name="ce12" table:formula="of:=SUMIF(['file:///home/vladuni/Dropbox/Muju/Libro%20de%20Contabilidad%20-%2016-01-2019.ods'#$Compras.G$5:.G$198];[.D60];['file:///home/vladuni/Dropbox/Muju/Libro%20de%20Contabilidad%20-%2016-01-2019.ods'#$Compras.O$5:.O$198])-SUMIF(['file:///home/vladuni/Dropbox/Muju/Libro%20de%20Contabilidad%20-%2016-01-2019.ods'#$Ventas.K$5:.K$535];[.D60];['file:///home/vladuni/Dropbox/Muju/Libro%20de%20Contabilidad%20-%2016-01-2019.ods'#$Ventas.M$5:.M$535])-SUMIF(['file:///home/vladuni/Dropbox/Muju/Libro%20de%20Contabilidad%20-%2016-01-2019.ods'#$Ventas.L$5:.L$535];[.D60];['file:///home/vladuni/Dropbox/Muju/Libro%20de%20Contabilidad%20-%2016-01-2019.ods'#$Ventas.N$5:.N$535])-SUMIF(['file:///home/vladuni/Dropbox/Muju/Libro%20de%20Contabilidad%20-%2016-01-2019.ods'#$Faltantes.$B$5:.$B$15];[.D60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60]-[.F60]-[.G60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Guantes ciclismo spider rojo+M</text:p>
          </table:table-cell>
          <table:table-cell table:style-name="ce12" office:value-type="string" calcext:value-type="string">
            <text:p>Rojo + M</text:p>
          </table:table-cell>
          <table:table-cell table:style-name="ce12" office:value-type="string" calcext:value-type="string">
            <text:p>C0205</text:p>
          </table:table-cell>
          <table:table-cell table:style-name="ce12" table:formula="of:=SUMIF(['file:///home/vladuni/Dropbox/Muju/Libro%20de%20Contabilidad%20-%2016-01-2019.ods'#$Compras.G$5:.G$198];[.D61];['file:///home/vladuni/Dropbox/Muju/Libro%20de%20Contabilidad%20-%2016-01-2019.ods'#$Compras.O$5:.O$198])-SUMIF(['file:///home/vladuni/Dropbox/Muju/Libro%20de%20Contabilidad%20-%2016-01-2019.ods'#$Ventas.K$5:.K$535];[.D61];['file:///home/vladuni/Dropbox/Muju/Libro%20de%20Contabilidad%20-%2016-01-2019.ods'#$Ventas.M$5:.M$535])-SUMIF(['file:///home/vladuni/Dropbox/Muju/Libro%20de%20Contabilidad%20-%2016-01-2019.ods'#$Ventas.L$5:.L$535];[.D61];['file:///home/vladuni/Dropbox/Muju/Libro%20de%20Contabilidad%20-%2016-01-2019.ods'#$Ventas.N$5:.N$535])-SUMIF(['file:///home/vladuni/Dropbox/Muju/Libro%20de%20Contabilidad%20-%2016-01-2019.ods'#$Faltantes.$B$5:.$B$15];[.D61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7" table:formula="of:=[.E61]-[.F61]-[.G61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Guantes ciclismo spider gris+XL</text:p>
          </table:table-cell>
          <table:table-cell table:style-name="ce12" office:value-type="string" calcext:value-type="string">
            <text:p>Gris + XL</text:p>
          </table:table-cell>
          <table:table-cell table:style-name="ce12" office:value-type="string" calcext:value-type="string">
            <text:p>C0206</text:p>
          </table:table-cell>
          <table:table-cell table:style-name="ce12" table:formula="of:=SUMIF(['file:///home/vladuni/Dropbox/Muju/Libro%20de%20Contabilidad%20-%2016-01-2019.ods'#$Compras.G$5:.G$198];[.D62];['file:///home/vladuni/Dropbox/Muju/Libro%20de%20Contabilidad%20-%2016-01-2019.ods'#$Compras.O$5:.O$198])-SUMIF(['file:///home/vladuni/Dropbox/Muju/Libro%20de%20Contabilidad%20-%2016-01-2019.ods'#$Ventas.K$5:.K$535];[.D62];['file:///home/vladuni/Dropbox/Muju/Libro%20de%20Contabilidad%20-%2016-01-2019.ods'#$Ventas.M$5:.M$535])-SUMIF(['file:///home/vladuni/Dropbox/Muju/Libro%20de%20Contabilidad%20-%2016-01-2019.ods'#$Ventas.L$5:.L$535];[.D62];['file:///home/vladuni/Dropbox/Muju/Libro%20de%20Contabilidad%20-%2016-01-2019.ods'#$Ventas.N$5:.N$535])-SUMIF(['file:///home/vladuni/Dropbox/Muju/Libro%20de%20Contabilidad%20-%2016-01-2019.ods'#$Faltantes.$B$5:.$B$15];[.D62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8" table:formula="of:=[.E62]-[.F62]-[.G62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59" calcext:value-type="float">
            <text:p>59</text:p>
          </table:table-cell>
          <table:table-cell table:style-name="ce10" office:value-type="string" calcext:value-type="string">
            <text:p>Gafas deportivas multicolor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C0210</text:p>
          </table:table-cell>
          <table:table-cell table:style-name="ce12" table:formula="of:=SUMIF(['file:///home/vladuni/Dropbox/Muju/Libro%20de%20Contabilidad%20-%2016-01-2019.ods'#$Compras.G$5:.G$198];[.D63];['file:///home/vladuni/Dropbox/Muju/Libro%20de%20Contabilidad%20-%2016-01-2019.ods'#$Compras.O$5:.O$198])-SUMIF(['file:///home/vladuni/Dropbox/Muju/Libro%20de%20Contabilidad%20-%2016-01-2019.ods'#$Ventas.K$5:.K$535];[.D63];['file:///home/vladuni/Dropbox/Muju/Libro%20de%20Contabilidad%20-%2016-01-2019.ods'#$Ventas.M$5:.M$535])-SUMIF(['file:///home/vladuni/Dropbox/Muju/Libro%20de%20Contabilidad%20-%2016-01-2019.ods'#$Ventas.L$5:.L$535];[.D63];['file:///home/vladuni/Dropbox/Muju/Libro%20de%20Contabilidad%20-%2016-01-2019.ods'#$Ventas.N$5:.N$535])-SUMIF(['file:///home/vladuni/Dropbox/Muju/Libro%20de%20Contabilidad%20-%2016-01-2019.ods'#$Faltantes.$B$5:.$B$15];[.D63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9" table:formula="of:=[.E63]-[.F63]-[.G63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60" calcext:value-type="float">
            <text:p>60</text:p>
          </table:table-cell>
          <table:table-cell table:style-name="ce10" office:value-type="string" calcext:value-type="string">
            <text:p>Mascara antipolución RB negro</text:p>
          </table:table-cell>
          <table:table-cell table:style-name="ce16" office:value-type="string" calcext:value-type="string">
            <text:p>Negro</text:p>
          </table:table-cell>
          <table:table-cell table:style-name="ce16" office:value-type="string" calcext:value-type="string">
            <text:p>C0220</text:p>
          </table:table-cell>
          <table:table-cell table:style-name="ce12" table:formula="of:=SUMIF(['file:///home/vladuni/Dropbox/Muju/Libro%20de%20Contabilidad%20-%2016-01-2019.ods'#$Compras.G$5:.G$198];[.D64];['file:///home/vladuni/Dropbox/Muju/Libro%20de%20Contabilidad%20-%2016-01-2019.ods'#$Compras.O$5:.O$198])-SUMIF(['file:///home/vladuni/Dropbox/Muju/Libro%20de%20Contabilidad%20-%2016-01-2019.ods'#$Ventas.K$5:.K$535];[.D64];['file:///home/vladuni/Dropbox/Muju/Libro%20de%20Contabilidad%20-%2016-01-2019.ods'#$Ventas.M$5:.M$535])-SUMIF(['file:///home/vladuni/Dropbox/Muju/Libro%20de%20Contabilidad%20-%2016-01-2019.ods'#$Ventas.L$5:.L$535];[.D64];['file:///home/vladuni/Dropbox/Muju/Libro%20de%20Contabilidad%20-%2016-01-2019.ods'#$Ventas.N$5:.N$535])-SUMIF(['file:///home/vladuni/Dropbox/Muju/Libro%20de%20Contabilidad%20-%2016-01-2019.ods'#$Faltantes.$B$5:.$B$15];[.D64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0" table:formula="of:=[.E64]-[.F64]-[.G64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61" calcext:value-type="float">
            <text:p>61</text:p>
          </table:table-cell>
          <table:table-cell table:style-name="ce10" office:value-type="string" calcext:value-type="string">
            <text:p>Mascara antipolución RB gris</text:p>
          </table:table-cell>
          <table:table-cell table:style-name="ce16" office:value-type="string" calcext:value-type="string">
            <text:p>Gris</text:p>
          </table:table-cell>
          <table:table-cell table:style-name="ce16" office:value-type="string" calcext:value-type="string">
            <text:p>C0221</text:p>
          </table:table-cell>
          <table:table-cell table:style-name="ce12" table:formula="of:=SUMIF(['file:///home/vladuni/Dropbox/Muju/Libro%20de%20Contabilidad%20-%2016-01-2019.ods'#$Compras.G$5:.G$198];[.D65];['file:///home/vladuni/Dropbox/Muju/Libro%20de%20Contabilidad%20-%2016-01-2019.ods'#$Compras.O$5:.O$198])-SUMIF(['file:///home/vladuni/Dropbox/Muju/Libro%20de%20Contabilidad%20-%2016-01-2019.ods'#$Ventas.K$5:.K$535];[.D65];['file:///home/vladuni/Dropbox/Muju/Libro%20de%20Contabilidad%20-%2016-01-2019.ods'#$Ventas.M$5:.M$535])-SUMIF(['file:///home/vladuni/Dropbox/Muju/Libro%20de%20Contabilidad%20-%2016-01-2019.ods'#$Ventas.L$5:.L$535];[.D65];['file:///home/vladuni/Dropbox/Muju/Libro%20de%20Contabilidad%20-%2016-01-2019.ods'#$Ventas.N$5:.N$535])-SUMIF(['file:///home/vladuni/Dropbox/Muju/Libro%20de%20Contabilidad%20-%2016-01-2019.ods'#$Faltantes.$B$5:.$B$15];[.D65];['file:///home/vladuni/Dropbox/Muju/Libro%20de%20Contabilidad%20-%2016-01-2019.ods'#$Faltantes.$C$5:.$C$15])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30" table:formula="of:=[.E65]-[.F65]-[.G65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62" calcext:value-type="float">
            <text:p>62</text:p>
          </table:table-cell>
          <table:table-cell table:style-name="ce10" office:value-type="string" calcext:value-type="string">
            <text:p>Kit guardabarros WB negro</text:p>
          </table:table-cell>
          <table:table-cell table:style-name="ce16" office:value-type="string" calcext:value-type="string">
            <text:p>Negro</text:p>
          </table:table-cell>
          <table:table-cell table:style-name="ce16" office:value-type="string" calcext:value-type="string">
            <text:p>C0230</text:p>
          </table:table-cell>
          <table:table-cell table:style-name="ce12" table:formula="of:=SUMIF(['file:///home/vladuni/Dropbox/Muju/Libro%20de%20Contabilidad%20-%2016-01-2019.ods'#$Compras.G$5:.G$198];[.D66];['file:///home/vladuni/Dropbox/Muju/Libro%20de%20Contabilidad%20-%2016-01-2019.ods'#$Compras.O$5:.O$198])-SUMIF(['file:///home/vladuni/Dropbox/Muju/Libro%20de%20Contabilidad%20-%2016-01-2019.ods'#$Ventas.K$5:.K$535];[.D66];['file:///home/vladuni/Dropbox/Muju/Libro%20de%20Contabilidad%20-%2016-01-2019.ods'#$Ventas.M$5:.M$535])-SUMIF(['file:///home/vladuni/Dropbox/Muju/Libro%20de%20Contabilidad%20-%2016-01-2019.ods'#$Ventas.L$5:.L$535];[.D66];['file:///home/vladuni/Dropbox/Muju/Libro%20de%20Contabilidad%20-%2016-01-2019.ods'#$Ventas.N$5:.N$535])-SUMIF(['file:///home/vladuni/Dropbox/Muju/Libro%20de%20Contabilidad%20-%2016-01-2019.ods'#$Faltantes.$B$5:.$B$15];[.D66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0" table:formula="of:=[.E66]-[.F66]-[.G66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63" calcext:value-type="float">
            <text:p>63</text:p>
          </table:table-cell>
          <table:table-cell table:style-name="ce10" office:value-type="string" calcext:value-type="string">
            <text:p>Espejo retrovisor bicicleta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C0240</text:p>
          </table:table-cell>
          <table:table-cell table:style-name="ce12" table:formula="of:=SUMIF(['file:///home/vladuni/Dropbox/Muju/Libro%20de%20Contabilidad%20-%2016-01-2019.ods'#$Compras.G$5:.G$198];[.D67];['file:///home/vladuni/Dropbox/Muju/Libro%20de%20Contabilidad%20-%2016-01-2019.ods'#$Compras.O$5:.O$198])-SUMIF(['file:///home/vladuni/Dropbox/Muju/Libro%20de%20Contabilidad%20-%2016-01-2019.ods'#$Ventas.K$5:.K$535];[.D67];['file:///home/vladuni/Dropbox/Muju/Libro%20de%20Contabilidad%20-%2016-01-2019.ods'#$Ventas.M$5:.M$535])-SUMIF(['file:///home/vladuni/Dropbox/Muju/Libro%20de%20Contabilidad%20-%2016-01-2019.ods'#$Ventas.L$5:.L$535];[.D67];['file:///home/vladuni/Dropbox/Muju/Libro%20de%20Contabilidad%20-%2016-01-2019.ods'#$Ventas.N$5:.N$535])-SUMIF(['file:///home/vladuni/Dropbox/Muju/Libro%20de%20Contabilidad%20-%2016-01-2019.ods'#$Faltantes.$B$5:.$B$15];[.D67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0" table:formula="of:=[.E67]-[.F67]-[.G67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64" calcext:value-type="float">
            <text:p>64</text:p>
          </table:table-cell>
          <table:table-cell table:style-name="ce10" office:value-type="string" calcext:value-type="string">
            <text:p>Parche llanta bicicleta RB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C0250</text:p>
          </table:table-cell>
          <table:table-cell table:style-name="ce12" table:formula="of:=SUMIF(['file:///home/vladuni/Dropbox/Muju/Libro%20de%20Contabilidad%20-%2016-01-2019.ods'#$Compras.G$5:.G$198];[.D68];['file:///home/vladuni/Dropbox/Muju/Libro%20de%20Contabilidad%20-%2016-01-2019.ods'#$Compras.O$5:.O$198])-SUMIF(['file:///home/vladuni/Dropbox/Muju/Libro%20de%20Contabilidad%20-%2016-01-2019.ods'#$Ventas.K$5:.K$535];[.D68];['file:///home/vladuni/Dropbox/Muju/Libro%20de%20Contabilidad%20-%2016-01-2019.ods'#$Ventas.M$5:.M$535])-SUMIF(['file:///home/vladuni/Dropbox/Muju/Libro%20de%20Contabilidad%20-%2016-01-2019.ods'#$Ventas.L$5:.L$535];[.D68];['file:///home/vladuni/Dropbox/Muju/Libro%20de%20Contabilidad%20-%2016-01-2019.ods'#$Ventas.N$5:.N$535])-SUMIF(['file:///home/vladuni/Dropbox/Muju/Libro%20de%20Contabilidad%20-%2016-01-2019.ods'#$Faltantes.$B$5:.$B$15];[.D68];['file:///home/vladuni/Dropbox/Muju/Libro%20de%20Contabilidad%20-%2016-01-2019.ods'#$Faltantes.$C$5:.$C$15])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31" table:formula="of:=[.E68]-[.F68]-[.G68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65" calcext:value-type="float">
            <text:p>65</text:p>
          </table:table-cell>
          <table:table-cell table:style-name="ce10" office:value-type="string" calcext:value-type="string">
            <text:p>Luz válvula llanta multipatrón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C0260</text:p>
          </table:table-cell>
          <table:table-cell table:style-name="ce12" table:formula="of:=SUMIF(['file:///home/vladuni/Dropbox/Muju/Libro%20de%20Contabilidad%20-%2016-01-2019.ods'#$Compras.G$5:.G$198];[.D69];['file:///home/vladuni/Dropbox/Muju/Libro%20de%20Contabilidad%20-%2016-01-2019.ods'#$Compras.O$5:.O$198])-SUMIF(['file:///home/vladuni/Dropbox/Muju/Libro%20de%20Contabilidad%20-%2016-01-2019.ods'#$Ventas.K$5:.K$535];[.D69];['file:///home/vladuni/Dropbox/Muju/Libro%20de%20Contabilidad%20-%2016-01-2019.ods'#$Ventas.M$5:.M$535])-SUMIF(['file:///home/vladuni/Dropbox/Muju/Libro%20de%20Contabilidad%20-%2016-01-2019.ods'#$Ventas.L$5:.L$535];[.D69];['file:///home/vladuni/Dropbox/Muju/Libro%20de%20Contabilidad%20-%2016-01-2019.ods'#$Ventas.N$5:.N$535])-SUMIF(['file:///home/vladuni/Dropbox/Muju/Libro%20de%20Contabilidad%20-%2016-01-2019.ods'#$Faltantes.$B$5:.$B$15];[.D69];['file:///home/vladuni/Dropbox/Muju/Libro%20de%20Contabilidad%20-%2016-01-2019.ods'#$Faltantes.$C$5:.$C$15])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32" table:formula="of:=[.E69]-[.F69]-[.G69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66" calcext:value-type="float">
            <text:p>66</text:p>
          </table:table-cell>
          <table:table-cell table:style-name="ce10" office:value-type="string" calcext:value-type="string">
            <text:p>Luz frontal bicicleta recargable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C0270</text:p>
          </table:table-cell>
          <table:table-cell table:style-name="ce12" table:formula="of:=SUMIF(['file:///home/vladuni/Dropbox/Muju/Libro%20de%20Contabilidad%20-%2016-01-2019.ods'#$Compras.G$5:.G$198];[.D70];['file:///home/vladuni/Dropbox/Muju/Libro%20de%20Contabilidad%20-%2016-01-2019.ods'#$Compras.O$5:.O$198])-SUMIF(['file:///home/vladuni/Dropbox/Muju/Libro%20de%20Contabilidad%20-%2016-01-2019.ods'#$Ventas.K$5:.K$535];[.D70];['file:///home/vladuni/Dropbox/Muju/Libro%20de%20Contabilidad%20-%2016-01-2019.ods'#$Ventas.M$5:.M$535])-SUMIF(['file:///home/vladuni/Dropbox/Muju/Libro%20de%20Contabilidad%20-%2016-01-2019.ods'#$Ventas.L$5:.L$535];[.D70];['file:///home/vladuni/Dropbox/Muju/Libro%20de%20Contabilidad%20-%2016-01-2019.ods'#$Ventas.N$5:.N$535])-SUMIF(['file:///home/vladuni/Dropbox/Muju/Libro%20de%20Contabilidad%20-%2016-01-2019.ods'#$Faltantes.$B$5:.$B$15];[.D70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3" table:formula="of:=[.E70]-[.F70]-[.G70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67" calcext:value-type="float">
            <text:p>67</text:p>
          </table:table-cell>
          <table:table-cell table:style-name="ce10" office:value-type="string" calcext:value-type="string">
            <text:p>Computador bicicleta RB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C0280</text:p>
          </table:table-cell>
          <table:table-cell table:style-name="ce12" table:formula="of:=SUMIF(['file:///home/vladuni/Dropbox/Muju/Libro%20de%20Contabilidad%20-%2016-01-2019.ods'#$Compras.G$5:.G$198];[.D71];['file:///home/vladuni/Dropbox/Muju/Libro%20de%20Contabilidad%20-%2016-01-2019.ods'#$Compras.O$5:.O$198])-SUMIF(['file:///home/vladuni/Dropbox/Muju/Libro%20de%20Contabilidad%20-%2016-01-2019.ods'#$Ventas.K$5:.K$535];[.D71];['file:///home/vladuni/Dropbox/Muju/Libro%20de%20Contabilidad%20-%2016-01-2019.ods'#$Ventas.M$5:.M$535])-SUMIF(['file:///home/vladuni/Dropbox/Muju/Libro%20de%20Contabilidad%20-%2016-01-2019.ods'#$Ventas.L$5:.L$535];[.D71];['file:///home/vladuni/Dropbox/Muju/Libro%20de%20Contabilidad%20-%2016-01-2019.ods'#$Ventas.N$5:.N$535])-SUMIF(['file:///home/vladuni/Dropbox/Muju/Libro%20de%20Contabilidad%20-%2016-01-2019.ods'#$Faltantes.$B$5:.$B$15];[.D71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4" table:formula="of:=[.E71]-[.F71]-[.G71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68" calcext:value-type="float">
            <text:p>68</text:p>
          </table:table-cell>
          <table:table-cell table:style-name="ce10" office:value-type="string" calcext:value-type="string">
            <text:p>Correa para pedal RB negro</text:p>
          </table:table-cell>
          <table:table-cell table:style-name="ce16" office:value-type="string" calcext:value-type="string">
            <text:p>Negro</text:p>
          </table:table-cell>
          <table:table-cell table:style-name="ce16" office:value-type="string" calcext:value-type="string">
            <text:p>C0290</text:p>
          </table:table-cell>
          <table:table-cell table:style-name="ce12" table:formula="of:=SUMIF(['file:///home/vladuni/Dropbox/Muju/Libro%20de%20Contabilidad%20-%2016-01-2019.ods'#$Compras.G$5:.G$198];[.D72];['file:///home/vladuni/Dropbox/Muju/Libro%20de%20Contabilidad%20-%2016-01-2019.ods'#$Compras.O$5:.O$198])-SUMIF(['file:///home/vladuni/Dropbox/Muju/Libro%20de%20Contabilidad%20-%2016-01-2019.ods'#$Ventas.K$5:.K$535];[.D72];['file:///home/vladuni/Dropbox/Muju/Libro%20de%20Contabilidad%20-%2016-01-2019.ods'#$Ventas.M$5:.M$535])-SUMIF(['file:///home/vladuni/Dropbox/Muju/Libro%20de%20Contabilidad%20-%2016-01-2019.ods'#$Ventas.L$5:.L$535];[.D72];['file:///home/vladuni/Dropbox/Muju/Libro%20de%20Contabilidad%20-%2016-01-2019.ods'#$Ventas.N$5:.N$535])-SUMIF(['file:///home/vladuni/Dropbox/Muju/Libro%20de%20Contabilidad%20-%2016-01-2019.ods'#$Faltantes.$B$5:.$B$15];[.D72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4" table:formula="of:=[.E72]-[.F72]-[.G72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69" calcext:value-type="float">
            <text:p>69</text:p>
          </table:table-cell>
          <table:table-cell table:style-name="ce10" office:value-type="string" calcext:value-type="string">
            <text:p>Maleta portaherramientas RB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string" calcext:value-type="string">
            <text:p>C0300</text:p>
          </table:table-cell>
          <table:table-cell table:style-name="ce12" table:formula="of:=SUMIF(['file:///home/vladuni/Dropbox/Muju/Libro%20de%20Contabilidad%20-%2016-01-2019.ods'#$Compras.G$5:.G$198];[.D73];['file:///home/vladuni/Dropbox/Muju/Libro%20de%20Contabilidad%20-%2016-01-2019.ods'#$Compras.O$5:.O$198])-SUMIF(['file:///home/vladuni/Dropbox/Muju/Libro%20de%20Contabilidad%20-%2016-01-2019.ods'#$Ventas.K$5:.K$535];[.D73];['file:///home/vladuni/Dropbox/Muju/Libro%20de%20Contabilidad%20-%2016-01-2019.ods'#$Ventas.M$5:.M$535])-SUMIF(['file:///home/vladuni/Dropbox/Muju/Libro%20de%20Contabilidad%20-%2016-01-2019.ods'#$Ventas.L$5:.L$535];[.D73];['file:///home/vladuni/Dropbox/Muju/Libro%20de%20Contabilidad%20-%2016-01-2019.ods'#$Ventas.N$5:.N$535])-SUMIF(['file:///home/vladuni/Dropbox/Muju/Libro%20de%20Contabilidad%20-%2016-01-2019.ods'#$Faltantes.$B$5:.$B$15];[.D73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4" table:formula="of:=[.E73]-[.F73]-[.G73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70" calcext:value-type="float">
            <text:p>70</text:p>
          </table:table-cell>
          <table:table-cell table:style-name="ce6" office:value-type="string" calcext:value-type="string">
            <text:p>Mug silicona 340ml blanco</text:p>
          </table:table-cell>
          <table:table-cell table:style-name="ce12" office:value-type="string" calcext:value-type="string">
            <text:p>Blanco</text:p>
          </table:table-cell>
          <table:table-cell table:style-name="ce12" office:value-type="string" calcext:value-type="string">
            <text:p>H0010</text:p>
          </table:table-cell>
          <table:table-cell table:style-name="ce12" table:formula="of:=SUMIF(['file:///home/vladuni/Dropbox/Muju/Libro%20de%20Contabilidad%20-%2016-01-2019.ods'#$Compras.G$5:.G$198];[.D74];['file:///home/vladuni/Dropbox/Muju/Libro%20de%20Contabilidad%20-%2016-01-2019.ods'#$Compras.O$5:.O$198])-SUMIF(['file:///home/vladuni/Dropbox/Muju/Libro%20de%20Contabilidad%20-%2016-01-2019.ods'#$Ventas.K$5:.K$535];[.D74];['file:///home/vladuni/Dropbox/Muju/Libro%20de%20Contabilidad%20-%2016-01-2019.ods'#$Ventas.M$5:.M$535])-SUMIF(['file:///home/vladuni/Dropbox/Muju/Libro%20de%20Contabilidad%20-%2016-01-2019.ods'#$Ventas.L$5:.L$535];[.D74];['file:///home/vladuni/Dropbox/Muju/Libro%20de%20Contabilidad%20-%2016-01-2019.ods'#$Ventas.N$5:.N$535])-SUMIF(['file:///home/vladuni/Dropbox/Muju/Libro%20de%20Contabilidad%20-%2016-01-2019.ods'#$Faltantes.$B$5:.$B$15];[.D74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74]-[.F74]-[.G74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71" calcext:value-type="float">
            <text:p>71</text:p>
          </table:table-cell>
          <table:table-cell table:style-name="ce6" office:value-type="string" calcext:value-type="string">
            <text:p>Mug silicona 340ml púrpura</text:p>
          </table:table-cell>
          <table:table-cell table:style-name="ce12" office:value-type="string" calcext:value-type="string">
            <text:p>Púrpura</text:p>
          </table:table-cell>
          <table:table-cell table:style-name="ce12" office:value-type="string" calcext:value-type="string">
            <text:p>H0011</text:p>
          </table:table-cell>
          <table:table-cell table:style-name="ce12" table:formula="of:=SUMIF(['file:///home/vladuni/Dropbox/Muju/Libro%20de%20Contabilidad%20-%2016-01-2019.ods'#$Compras.G$5:.G$198];[.D75];['file:///home/vladuni/Dropbox/Muju/Libro%20de%20Contabilidad%20-%2016-01-2019.ods'#$Compras.O$5:.O$198])-SUMIF(['file:///home/vladuni/Dropbox/Muju/Libro%20de%20Contabilidad%20-%2016-01-2019.ods'#$Ventas.K$5:.K$535];[.D75];['file:///home/vladuni/Dropbox/Muju/Libro%20de%20Contabilidad%20-%2016-01-2019.ods'#$Ventas.M$5:.M$535])-SUMIF(['file:///home/vladuni/Dropbox/Muju/Libro%20de%20Contabilidad%20-%2016-01-2019.ods'#$Ventas.L$5:.L$535];[.D75];['file:///home/vladuni/Dropbox/Muju/Libro%20de%20Contabilidad%20-%2016-01-2019.ods'#$Ventas.N$5:.N$535])-SUMIF(['file:///home/vladuni/Dropbox/Muju/Libro%20de%20Contabilidad%20-%2016-01-2019.ods'#$Faltantes.$B$5:.$B$15];[.D75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[.E75]-[.F75]-[.G75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72" calcext:value-type="float">
            <text:p>72</text:p>
          </table:table-cell>
          <table:table-cell table:style-name="ce6" office:value-type="string" calcext:value-type="string">
            <text:p>Cojín LED rosado</text:p>
          </table:table-cell>
          <table:table-cell table:style-name="ce12" office:value-type="string" calcext:value-type="string">
            <text:p>Rosado</text:p>
          </table:table-cell>
          <table:table-cell table:style-name="ce12" office:value-type="string" calcext:value-type="string">
            <text:p>H0020</text:p>
          </table:table-cell>
          <table:table-cell table:style-name="ce12" table:formula="of:=SUMIF(['file:///home/vladuni/Dropbox/Muju/Libro%20de%20Contabilidad%20-%2016-01-2019.ods'#$Compras.G$5:.G$198];[.D76];['file:///home/vladuni/Dropbox/Muju/Libro%20de%20Contabilidad%20-%2016-01-2019.ods'#$Compras.O$5:.O$198])-SUMIF(['file:///home/vladuni/Dropbox/Muju/Libro%20de%20Contabilidad%20-%2016-01-2019.ods'#$Ventas.K$5:.K$535];[.D76];['file:///home/vladuni/Dropbox/Muju/Libro%20de%20Contabilidad%20-%2016-01-2019.ods'#$Ventas.M$5:.M$535])-SUMIF(['file:///home/vladuni/Dropbox/Muju/Libro%20de%20Contabilidad%20-%2016-01-2019.ods'#$Ventas.L$5:.L$535];[.D76];['file:///home/vladuni/Dropbox/Muju/Libro%20de%20Contabilidad%20-%2016-01-2019.ods'#$Ventas.N$5:.N$535])-SUMIF(['file:///home/vladuni/Dropbox/Muju/Libro%20de%20Contabilidad%20-%2016-01-2019.ods'#$Faltantes.$B$5:.$B$15];[.D76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76]-[.F76]-[.G76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73" calcext:value-type="float">
            <text:p>73</text:p>
          </table:table-cell>
          <table:table-cell table:style-name="ce6" office:value-type="string" calcext:value-type="string">
            <text:p>Cojín LED amarillo</text:p>
          </table:table-cell>
          <table:table-cell table:style-name="ce12" office:value-type="string" calcext:value-type="string">
            <text:p>Amarillo</text:p>
          </table:table-cell>
          <table:table-cell table:style-name="ce12" office:value-type="string" calcext:value-type="string">
            <text:p>H0021</text:p>
          </table:table-cell>
          <table:table-cell table:style-name="ce12" table:formula="of:=SUMIF(['file:///home/vladuni/Dropbox/Muju/Libro%20de%20Contabilidad%20-%2016-01-2019.ods'#$Compras.G$5:.G$198];[.D77];['file:///home/vladuni/Dropbox/Muju/Libro%20de%20Contabilidad%20-%2016-01-2019.ods'#$Compras.O$5:.O$198])-SUMIF(['file:///home/vladuni/Dropbox/Muju/Libro%20de%20Contabilidad%20-%2016-01-2019.ods'#$Ventas.K$5:.K$535];[.D77];['file:///home/vladuni/Dropbox/Muju/Libro%20de%20Contabilidad%20-%2016-01-2019.ods'#$Ventas.M$5:.M$535])-SUMIF(['file:///home/vladuni/Dropbox/Muju/Libro%20de%20Contabilidad%20-%2016-01-2019.ods'#$Ventas.L$5:.L$535];[.D77];['file:///home/vladuni/Dropbox/Muju/Libro%20de%20Contabilidad%20-%2016-01-2019.ods'#$Ventas.N$5:.N$535])-SUMIF(['file:///home/vladuni/Dropbox/Muju/Libro%20de%20Contabilidad%20-%2016-01-2019.ods'#$Faltantes.$B$5:.$B$15];[.D77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77]-[.F77]-[.G77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74" calcext:value-type="float">
            <text:p>74</text:p>
          </table:table-cell>
          <table:table-cell table:style-name="ce6" office:value-type="string" calcext:value-type="string">
            <text:p>Tapete dibujar mágico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J0010</text:p>
          </table:table-cell>
          <table:table-cell table:style-name="ce12" table:formula="of:=SUMIF(['file:///home/vladuni/Dropbox/Muju/Libro%20de%20Contabilidad%20-%2016-01-2019.ods'#$Compras.G$5:.G$198];[.D78];['file:///home/vladuni/Dropbox/Muju/Libro%20de%20Contabilidad%20-%2016-01-2019.ods'#$Compras.O$5:.O$198])-SUMIF(['file:///home/vladuni/Dropbox/Muju/Libro%20de%20Contabilidad%20-%2016-01-2019.ods'#$Ventas.K$5:.K$535];[.D78];['file:///home/vladuni/Dropbox/Muju/Libro%20de%20Contabilidad%20-%2016-01-2019.ods'#$Ventas.M$5:.M$535])-SUMIF(['file:///home/vladuni/Dropbox/Muju/Libro%20de%20Contabilidad%20-%2016-01-2019.ods'#$Ventas.L$5:.L$535];[.D78];['file:///home/vladuni/Dropbox/Muju/Libro%20de%20Contabilidad%20-%2016-01-2019.ods'#$Ventas.N$5:.N$535])-SUMIF(['file:///home/vladuni/Dropbox/Muju/Libro%20de%20Contabilidad%20-%2016-01-2019.ods'#$Faltantes.$B$5:.$B$15];[.D78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1" table:formula="of:=[.E78]-[.F78]-[.G78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75" calcext:value-type="float">
            <text:p>75</text:p>
          </table:table-cell>
          <table:table-cell table:style-name="ce6" office:value-type="string" calcext:value-type="string">
            <text:p>Árbol de madera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J0020</text:p>
          </table:table-cell>
          <table:table-cell table:style-name="ce12" table:formula="of:=SUMIF(['file:///home/vladuni/Dropbox/Muju/Libro%20de%20Contabilidad%20-%2016-01-2019.ods'#$Compras.G$5:.G$198];[.D79];['file:///home/vladuni/Dropbox/Muju/Libro%20de%20Contabilidad%20-%2016-01-2019.ods'#$Compras.O$5:.O$198])-SUMIF(['file:///home/vladuni/Dropbox/Muju/Libro%20de%20Contabilidad%20-%2016-01-2019.ods'#$Ventas.K$5:.K$535];[.D79];['file:///home/vladuni/Dropbox/Muju/Libro%20de%20Contabilidad%20-%2016-01-2019.ods'#$Ventas.M$5:.M$535])-SUMIF(['file:///home/vladuni/Dropbox/Muju/Libro%20de%20Contabilidad%20-%2016-01-2019.ods'#$Ventas.L$5:.L$535];[.D79];['file:///home/vladuni/Dropbox/Muju/Libro%20de%20Contabilidad%20-%2016-01-2019.ods'#$Ventas.N$5:.N$535])-SUMIF(['file:///home/vladuni/Dropbox/Muju/Libro%20de%20Contabilidad%20-%2016-01-2019.ods'#$Faltantes.$B$5:.$B$15];[.D79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79]-[.F79]-[.G79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76" calcext:value-type="float">
            <text:p>76</text:p>
          </table:table-cell>
          <table:table-cell table:style-name="ce6" office:value-type="string" calcext:value-type="string">
            <text:p>Rompecabezas 3D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J0030</text:p>
          </table:table-cell>
          <table:table-cell table:style-name="ce12" table:formula="of:=SUMIF(['file:///home/vladuni/Dropbox/Muju/Libro%20de%20Contabilidad%20-%2016-01-2019.ods'#$Compras.G$5:.G$198];[.D80];['file:///home/vladuni/Dropbox/Muju/Libro%20de%20Contabilidad%20-%2016-01-2019.ods'#$Compras.O$5:.O$198])-SUMIF(['file:///home/vladuni/Dropbox/Muju/Libro%20de%20Contabilidad%20-%2016-01-2019.ods'#$Ventas.K$5:.K$535];[.D80];['file:///home/vladuni/Dropbox/Muju/Libro%20de%20Contabilidad%20-%2016-01-2019.ods'#$Ventas.M$5:.M$535])-SUMIF(['file:///home/vladuni/Dropbox/Muju/Libro%20de%20Contabilidad%20-%2016-01-2019.ods'#$Ventas.L$5:.L$535];[.D80];['file:///home/vladuni/Dropbox/Muju/Libro%20de%20Contabilidad%20-%2016-01-2019.ods'#$Ventas.N$5:.N$535])-SUMIF(['file:///home/vladuni/Dropbox/Muju/Libro%20de%20Contabilidad%20-%2016-01-2019.ods'#$Faltantes.$B$5:.$B$15];[.D80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80]-[.F80]-[.G80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77" calcext:value-type="float">
            <text:p>77</text:p>
          </table:table-cell>
          <table:table-cell table:style-name="ce6" office:value-type="string" calcext:value-type="string">
            <text:p>Caja aprender a sumar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J0040</text:p>
          </table:table-cell>
          <table:table-cell table:style-name="ce12" table:formula="of:=SUMIF(['file:///home/vladuni/Dropbox/Muju/Libro%20de%20Contabilidad%20-%2016-01-2019.ods'#$Compras.G$5:.G$198];[.D81];['file:///home/vladuni/Dropbox/Muju/Libro%20de%20Contabilidad%20-%2016-01-2019.ods'#$Compras.O$5:.O$198])-SUMIF(['file:///home/vladuni/Dropbox/Muju/Libro%20de%20Contabilidad%20-%2016-01-2019.ods'#$Ventas.K$5:.K$535];[.D81];['file:///home/vladuni/Dropbox/Muju/Libro%20de%20Contabilidad%20-%2016-01-2019.ods'#$Ventas.M$5:.M$535])-SUMIF(['file:///home/vladuni/Dropbox/Muju/Libro%20de%20Contabilidad%20-%2016-01-2019.ods'#$Ventas.L$5:.L$535];[.D81];['file:///home/vladuni/Dropbox/Muju/Libro%20de%20Contabilidad%20-%2016-01-2019.ods'#$Ventas.N$5:.N$535])-SUMIF(['file:///home/vladuni/Dropbox/Muju/Libro%20de%20Contabilidad%20-%2016-01-2019.ods'#$Faltantes.$B$5:.$B$15];[.D81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table:formula="of:=[.E81]-[.F81]-[.G81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78" calcext:value-type="float">
            <text:p>78</text:p>
          </table:table-cell>
          <table:table-cell table:style-name="ce6" office:value-type="string" calcext:value-type="string">
            <text:p>Rompecabezas 3D Kongming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J0050</text:p>
          </table:table-cell>
          <table:table-cell table:style-name="ce12" table:formula="of:=SUMIF(['file:///home/vladuni/Dropbox/Muju/Libro%20de%20Contabilidad%20-%2016-01-2019.ods'#$Compras.G$5:.G$198];[.D82];['file:///home/vladuni/Dropbox/Muju/Libro%20de%20Contabilidad%20-%2016-01-2019.ods'#$Compras.O$5:.O$198])-SUMIF(['file:///home/vladuni/Dropbox/Muju/Libro%20de%20Contabilidad%20-%2016-01-2019.ods'#$Ventas.K$5:.K$535];[.D82];['file:///home/vladuni/Dropbox/Muju/Libro%20de%20Contabilidad%20-%2016-01-2019.ods'#$Ventas.M$5:.M$535])-SUMIF(['file:///home/vladuni/Dropbox/Muju/Libro%20de%20Contabilidad%20-%2016-01-2019.ods'#$Ventas.L$5:.L$535];[.D82];['file:///home/vladuni/Dropbox/Muju/Libro%20de%20Contabilidad%20-%2016-01-2019.ods'#$Ventas.N$5:.N$535])-SUMIF(['file:///home/vladuni/Dropbox/Muju/Libro%20de%20Contabilidad%20-%2016-01-2019.ods'#$Faltantes.$B$5:.$B$15];[.D82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1" table:formula="of:=[.E82]-[.F82]-[.G82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79" calcext:value-type="float">
            <text:p>79</text:p>
          </table:table-cell>
          <table:table-cell table:style-name="ce6" office:value-type="string" calcext:value-type="string">
            <text:p>Mnifigura SW Darth-Vader</text:p>
          </table:table-cell>
          <table:table-cell table:style-name="ce12" office:value-type="string" calcext:value-type="string">
            <text:p>DV</text:p>
          </table:table-cell>
          <table:table-cell table:style-name="ce12" office:value-type="string" calcext:value-type="string">
            <text:p>J0060</text:p>
          </table:table-cell>
          <table:table-cell table:style-name="ce12" table:formula="of:=SUMIF(['file:///home/vladuni/Dropbox/Muju/Libro%20de%20Contabilidad%20-%2016-01-2019.ods'#$Compras.G$5:.G$198];[.D83];['file:///home/vladuni/Dropbox/Muju/Libro%20de%20Contabilidad%20-%2016-01-2019.ods'#$Compras.O$5:.O$198])-SUMIF(['file:///home/vladuni/Dropbox/Muju/Libro%20de%20Contabilidad%20-%2016-01-2019.ods'#$Ventas.K$5:.K$535];[.D83];['file:///home/vladuni/Dropbox/Muju/Libro%20de%20Contabilidad%20-%2016-01-2019.ods'#$Ventas.M$5:.M$535])-SUMIF(['file:///home/vladuni/Dropbox/Muju/Libro%20de%20Contabilidad%20-%2016-01-2019.ods'#$Ventas.L$5:.L$535];[.D83];['file:///home/vladuni/Dropbox/Muju/Libro%20de%20Contabilidad%20-%2016-01-2019.ods'#$Ventas.N$5:.N$535])-SUMIF(['file:///home/vladuni/Dropbox/Muju/Libro%20de%20Contabilidad%20-%2016-01-2019.ods'#$Faltantes.$B$5:.$B$15];[.D83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table:formula="of:=[.E83]-[.F83]-[.G83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80" calcext:value-type="float">
            <text:p>80</text:p>
          </table:table-cell>
          <table:table-cell table:style-name="ce6" office:value-type="string" calcext:value-type="string">
            <text:p>Mnifigura SW R2D2</text:p>
          </table:table-cell>
          <table:table-cell table:style-name="ce12" office:value-type="string" calcext:value-type="string">
            <text:p>R2D2</text:p>
          </table:table-cell>
          <table:table-cell table:style-name="ce12" office:value-type="string" calcext:value-type="string">
            <text:p>J0061</text:p>
          </table:table-cell>
          <table:table-cell table:style-name="ce12" table:formula="of:=SUMIF(['file:///home/vladuni/Dropbox/Muju/Libro%20de%20Contabilidad%20-%2016-01-2019.ods'#$Compras.G$5:.G$198];[.D84];['file:///home/vladuni/Dropbox/Muju/Libro%20de%20Contabilidad%20-%2016-01-2019.ods'#$Compras.O$5:.O$198])-SUMIF(['file:///home/vladuni/Dropbox/Muju/Libro%20de%20Contabilidad%20-%2016-01-2019.ods'#$Ventas.K$5:.K$535];[.D84];['file:///home/vladuni/Dropbox/Muju/Libro%20de%20Contabilidad%20-%2016-01-2019.ods'#$Ventas.M$5:.M$535])-SUMIF(['file:///home/vladuni/Dropbox/Muju/Libro%20de%20Contabilidad%20-%2016-01-2019.ods'#$Ventas.L$5:.L$535];[.D84];['file:///home/vladuni/Dropbox/Muju/Libro%20de%20Contabilidad%20-%2016-01-2019.ods'#$Ventas.N$5:.N$535])-SUMIF(['file:///home/vladuni/Dropbox/Muju/Libro%20de%20Contabilidad%20-%2016-01-2019.ods'#$Faltantes.$B$5:.$B$15];[.D84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table:formula="of:=[.E84]-[.F84]-[.G84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81" calcext:value-type="float">
            <text:p>81</text:p>
          </table:table-cell>
          <table:table-cell table:style-name="ce6" office:value-type="string" calcext:value-type="string">
            <text:p>Mnifigura SW C3PO</text:p>
          </table:table-cell>
          <table:table-cell table:style-name="ce12" office:value-type="string" calcext:value-type="string">
            <text:p>C3PO</text:p>
          </table:table-cell>
          <table:table-cell table:style-name="ce12" office:value-type="string" calcext:value-type="string">
            <text:p>J0062</text:p>
          </table:table-cell>
          <table:table-cell table:style-name="ce12" table:formula="of:=SUMIF(['file:///home/vladuni/Dropbox/Muju/Libro%20de%20Contabilidad%20-%2016-01-2019.ods'#$Compras.G$5:.G$198];[.D85];['file:///home/vladuni/Dropbox/Muju/Libro%20de%20Contabilidad%20-%2016-01-2019.ods'#$Compras.O$5:.O$198])-SUMIF(['file:///home/vladuni/Dropbox/Muju/Libro%20de%20Contabilidad%20-%2016-01-2019.ods'#$Ventas.K$5:.K$535];[.D85];['file:///home/vladuni/Dropbox/Muju/Libro%20de%20Contabilidad%20-%2016-01-2019.ods'#$Ventas.M$5:.M$535])-SUMIF(['file:///home/vladuni/Dropbox/Muju/Libro%20de%20Contabilidad%20-%2016-01-2019.ods'#$Ventas.L$5:.L$535];[.D85];['file:///home/vladuni/Dropbox/Muju/Libro%20de%20Contabilidad%20-%2016-01-2019.ods'#$Ventas.N$5:.N$535])-SUMIF(['file:///home/vladuni/Dropbox/Muju/Libro%20de%20Contabilidad%20-%2016-01-2019.ods'#$Faltantes.$B$5:.$B$15];[.D85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1" table:formula="of:=[.E85]-[.F85]-[.G85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82" calcext:value-type="float">
            <text:p>82</text:p>
          </table:table-cell>
          <table:table-cell table:style-name="ce6" office:value-type="string" calcext:value-type="string">
            <text:p>Mnifigura SW Kylo-Ren</text:p>
          </table:table-cell>
          <table:table-cell table:style-name="ce12" office:value-type="string" calcext:value-type="string">
            <text:p>KR</text:p>
          </table:table-cell>
          <table:table-cell table:style-name="ce12" office:value-type="string" calcext:value-type="string">
            <text:p>J0063</text:p>
          </table:table-cell>
          <table:table-cell table:style-name="ce12" table:formula="of:=SUMIF(['file:///home/vladuni/Dropbox/Muju/Libro%20de%20Contabilidad%20-%2016-01-2019.ods'#$Compras.G$5:.G$198];[.D86];['file:///home/vladuni/Dropbox/Muju/Libro%20de%20Contabilidad%20-%2016-01-2019.ods'#$Compras.O$5:.O$198])-SUMIF(['file:///home/vladuni/Dropbox/Muju/Libro%20de%20Contabilidad%20-%2016-01-2019.ods'#$Ventas.K$5:.K$535];[.D86];['file:///home/vladuni/Dropbox/Muju/Libro%20de%20Contabilidad%20-%2016-01-2019.ods'#$Ventas.M$5:.M$535])-SUMIF(['file:///home/vladuni/Dropbox/Muju/Libro%20de%20Contabilidad%20-%2016-01-2019.ods'#$Ventas.L$5:.L$535];[.D86];['file:///home/vladuni/Dropbox/Muju/Libro%20de%20Contabilidad%20-%2016-01-2019.ods'#$Ventas.N$5:.N$535])-SUMIF(['file:///home/vladuni/Dropbox/Muju/Libro%20de%20Contabilidad%20-%2016-01-2019.ods'#$Faltantes.$B$5:.$B$15];[.D86];['file:///home/vladuni/Dropbox/Muju/Libro%20de%20Contabilidad%20-%2016-01-2019.ods'#$Faltantes.$C$5:.$C$15])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86]-[.F86]-[.G86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83" calcext:value-type="float">
            <text:p>83</text:p>
          </table:table-cell>
          <table:table-cell table:style-name="ce6" office:value-type="string" calcext:value-type="string">
            <text:p>Mnifigura SW Emperor</text:p>
          </table:table-cell>
          <table:table-cell table:style-name="ce12" office:value-type="string" calcext:value-type="string">
            <text:p>Emperor</text:p>
          </table:table-cell>
          <table:table-cell table:style-name="ce12" office:value-type="string" calcext:value-type="string">
            <text:p>J0064</text:p>
          </table:table-cell>
          <table:table-cell table:style-name="ce12" table:formula="of:=SUMIF(['file:///home/vladuni/Dropbox/Muju/Libro%20de%20Contabilidad%20-%2016-01-2019.ods'#$Compras.G$5:.G$198];[.D87];['file:///home/vladuni/Dropbox/Muju/Libro%20de%20Contabilidad%20-%2016-01-2019.ods'#$Compras.O$5:.O$198])-SUMIF(['file:///home/vladuni/Dropbox/Muju/Libro%20de%20Contabilidad%20-%2016-01-2019.ods'#$Ventas.K$5:.K$535];[.D87];['file:///home/vladuni/Dropbox/Muju/Libro%20de%20Contabilidad%20-%2016-01-2019.ods'#$Ventas.M$5:.M$535])-SUMIF(['file:///home/vladuni/Dropbox/Muju/Libro%20de%20Contabilidad%20-%2016-01-2019.ods'#$Ventas.L$5:.L$535];[.D87];['file:///home/vladuni/Dropbox/Muju/Libro%20de%20Contabilidad%20-%2016-01-2019.ods'#$Ventas.N$5:.N$535])-SUMIF(['file:///home/vladuni/Dropbox/Muju/Libro%20de%20Contabilidad%20-%2016-01-2019.ods'#$Faltantes.$B$5:.$B$15];[.D87];['file:///home/vladuni/Dropbox/Muju/Libro%20de%20Contabilidad%20-%2016-01-2019.ods'#$Faltantes.$C$5:.$C$15])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1" table:formula="of:=[.E87]-[.F87]-[.G87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84" calcext:value-type="float">
            <text:p>84</text:p>
          </table:table-cell>
          <table:table-cell table:style-name="ce6" office:value-type="string" calcext:value-type="string">
            <text:p>Mnifigura SW Stormtrooper</text:p>
          </table:table-cell>
          <table:table-cell table:style-name="ce12" office:value-type="string" calcext:value-type="string">
            <text:p>ST</text:p>
          </table:table-cell>
          <table:table-cell table:style-name="ce12" office:value-type="string" calcext:value-type="string">
            <text:p>J0065</text:p>
          </table:table-cell>
          <table:table-cell table:style-name="ce12" table:formula="of:=SUMIF(['file:///home/vladuni/Dropbox/Muju/Libro%20de%20Contabilidad%20-%2016-01-2019.ods'#$Compras.G$5:.G$198];[.D88];['file:///home/vladuni/Dropbox/Muju/Libro%20de%20Contabilidad%20-%2016-01-2019.ods'#$Compras.O$5:.O$198])-SUMIF(['file:///home/vladuni/Dropbox/Muju/Libro%20de%20Contabilidad%20-%2016-01-2019.ods'#$Ventas.K$5:.K$535];[.D88];['file:///home/vladuni/Dropbox/Muju/Libro%20de%20Contabilidad%20-%2016-01-2019.ods'#$Ventas.M$5:.M$535])-SUMIF(['file:///home/vladuni/Dropbox/Muju/Libro%20de%20Contabilidad%20-%2016-01-2019.ods'#$Ventas.L$5:.L$535];[.D88];['file:///home/vladuni/Dropbox/Muju/Libro%20de%20Contabilidad%20-%2016-01-2019.ods'#$Ventas.N$5:.N$535])-SUMIF(['file:///home/vladuni/Dropbox/Muju/Libro%20de%20Contabilidad%20-%2016-01-2019.ods'#$Faltantes.$B$5:.$B$15];[.D88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88]-[.F88]-[.G88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85" calcext:value-type="float">
            <text:p>85</text:p>
          </table:table-cell>
          <table:table-cell table:style-name="ce6" office:value-type="string" calcext:value-type="string">
            <text:p>Mnifigura SW Yoda</text:p>
          </table:table-cell>
          <table:table-cell table:style-name="ce12" office:value-type="string" calcext:value-type="string">
            <text:p>Yoda</text:p>
          </table:table-cell>
          <table:table-cell table:style-name="ce12" office:value-type="string" calcext:value-type="string">
            <text:p>J0066</text:p>
          </table:table-cell>
          <table:table-cell table:style-name="ce12" table:formula="of:=SUMIF(['file:///home/vladuni/Dropbox/Muju/Libro%20de%20Contabilidad%20-%2016-01-2019.ods'#$Compras.G$5:.G$198];[.D89];['file:///home/vladuni/Dropbox/Muju/Libro%20de%20Contabilidad%20-%2016-01-2019.ods'#$Compras.O$5:.O$198])-SUMIF(['file:///home/vladuni/Dropbox/Muju/Libro%20de%20Contabilidad%20-%2016-01-2019.ods'#$Ventas.K$5:.K$535];[.D89];['file:///home/vladuni/Dropbox/Muju/Libro%20de%20Contabilidad%20-%2016-01-2019.ods'#$Ventas.M$5:.M$535])-SUMIF(['file:///home/vladuni/Dropbox/Muju/Libro%20de%20Contabilidad%20-%2016-01-2019.ods'#$Ventas.L$5:.L$535];[.D89];['file:///home/vladuni/Dropbox/Muju/Libro%20de%20Contabilidad%20-%2016-01-2019.ods'#$Ventas.N$5:.N$535])-SUMIF(['file:///home/vladuni/Dropbox/Muju/Libro%20de%20Contabilidad%20-%2016-01-2019.ods'#$Faltantes.$B$5:.$B$15];[.D89];['file:///home/vladuni/Dropbox/Muju/Libro%20de%20Contabilidad%20-%2016-01-2019.ods'#$Faltantes.$C$5:.$C$15])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1" table:formula="of:=[.E89]-[.F89]-[.G89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86" calcext:value-type="float">
            <text:p>86</text:p>
          </table:table-cell>
          <table:table-cell table:style-name="ce6" office:value-type="string" calcext:value-type="string">
            <text:p>Mnifigura SW Grievous</text:p>
          </table:table-cell>
          <table:table-cell table:style-name="ce12" office:value-type="string" calcext:value-type="string">
            <text:p>Grievous</text:p>
          </table:table-cell>
          <table:table-cell table:style-name="ce12" office:value-type="string" calcext:value-type="string">
            <text:p>J0070</text:p>
          </table:table-cell>
          <table:table-cell table:style-name="ce12" table:formula="of:=SUMIF(['file:///home/vladuni/Dropbox/Muju/Libro%20de%20Contabilidad%20-%2016-01-2019.ods'#$Compras.G$5:.G$198];[.D90];['file:///home/vladuni/Dropbox/Muju/Libro%20de%20Contabilidad%20-%2016-01-2019.ods'#$Compras.O$5:.O$198])-SUMIF(['file:///home/vladuni/Dropbox/Muju/Libro%20de%20Contabilidad%20-%2016-01-2019.ods'#$Ventas.K$5:.K$535];[.D90];['file:///home/vladuni/Dropbox/Muju/Libro%20de%20Contabilidad%20-%2016-01-2019.ods'#$Ventas.M$5:.M$535])-SUMIF(['file:///home/vladuni/Dropbox/Muju/Libro%20de%20Contabilidad%20-%2016-01-2019.ods'#$Ventas.L$5:.L$535];[.D90];['file:///home/vladuni/Dropbox/Muju/Libro%20de%20Contabilidad%20-%2016-01-2019.ods'#$Ventas.N$5:.N$535])-SUMIF(['file:///home/vladuni/Dropbox/Muju/Libro%20de%20Contabilidad%20-%2016-01-2019.ods'#$Faltantes.$B$5:.$B$15];[.D90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[.E90]-[.F90]-[.G90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87" calcext:value-type="float">
            <text:p>87</text:p>
          </table:table-cell>
          <table:table-cell table:style-name="ce6" office:value-type="string" calcext:value-type="string">
            <text:p>Mnifigura DC Batman</text:p>
          </table:table-cell>
          <table:table-cell table:style-name="ce12" office:value-type="string" calcext:value-type="string">
            <text:p>Batman</text:p>
          </table:table-cell>
          <table:table-cell table:style-name="ce12" office:value-type="string" calcext:value-type="string">
            <text:p>J0071</text:p>
          </table:table-cell>
          <table:table-cell table:style-name="ce12" table:formula="of:=SUMIF(['file:///home/vladuni/Dropbox/Muju/Libro%20de%20Contabilidad%20-%2016-01-2019.ods'#$Compras.G$5:.G$198];[.D91];['file:///home/vladuni/Dropbox/Muju/Libro%20de%20Contabilidad%20-%2016-01-2019.ods'#$Compras.O$5:.O$198])-SUMIF(['file:///home/vladuni/Dropbox/Muju/Libro%20de%20Contabilidad%20-%2016-01-2019.ods'#$Ventas.K$5:.K$535];[.D91];['file:///home/vladuni/Dropbox/Muju/Libro%20de%20Contabilidad%20-%2016-01-2019.ods'#$Ventas.M$5:.M$535])-SUMIF(['file:///home/vladuni/Dropbox/Muju/Libro%20de%20Contabilidad%20-%2016-01-2019.ods'#$Ventas.L$5:.L$535];[.D91];['file:///home/vladuni/Dropbox/Muju/Libro%20de%20Contabilidad%20-%2016-01-2019.ods'#$Ventas.N$5:.N$535])-SUMIF(['file:///home/vladuni/Dropbox/Muju/Libro%20de%20Contabilidad%20-%2016-01-2019.ods'#$Faltantes.$B$5:.$B$15];[.D91];['file:///home/vladuni/Dropbox/Muju/Libro%20de%20Contabilidad%20-%2016-01-2019.ods'#$Faltantes.$C$5:.$C$15])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[.E91]-[.F91]-[.G91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88" calcext:value-type="float">
            <text:p>88</text:p>
          </table:table-cell>
          <table:table-cell table:style-name="ce6" office:value-type="string" calcext:value-type="string">
            <text:p>Mnifigura DC Catwoman</text:p>
          </table:table-cell>
          <table:table-cell table:style-name="ce12" office:value-type="string" calcext:value-type="string">
            <text:p>Catwoman</text:p>
          </table:table-cell>
          <table:table-cell table:style-name="ce12" office:value-type="string" calcext:value-type="string">
            <text:p>J0072</text:p>
          </table:table-cell>
          <table:table-cell table:style-name="ce12" table:formula="of:=SUMIF(['file:///home/vladuni/Dropbox/Muju/Libro%20de%20Contabilidad%20-%2016-01-2019.ods'#$Compras.G$5:.G$198];[.D92];['file:///home/vladuni/Dropbox/Muju/Libro%20de%20Contabilidad%20-%2016-01-2019.ods'#$Compras.O$5:.O$198])-SUMIF(['file:///home/vladuni/Dropbox/Muju/Libro%20de%20Contabilidad%20-%2016-01-2019.ods'#$Ventas.K$5:.K$535];[.D92];['file:///home/vladuni/Dropbox/Muju/Libro%20de%20Contabilidad%20-%2016-01-2019.ods'#$Ventas.M$5:.M$535])-SUMIF(['file:///home/vladuni/Dropbox/Muju/Libro%20de%20Contabilidad%20-%2016-01-2019.ods'#$Ventas.L$5:.L$535];[.D92];['file:///home/vladuni/Dropbox/Muju/Libro%20de%20Contabilidad%20-%2016-01-2019.ods'#$Ventas.N$5:.N$535])-SUMIF(['file:///home/vladuni/Dropbox/Muju/Libro%20de%20Contabilidad%20-%2016-01-2019.ods'#$Faltantes.$B$5:.$B$15];[.D92];['file:///home/vladuni/Dropbox/Muju/Libro%20de%20Contabilidad%20-%2016-01-2019.ods'#$Faltantes.$C$5:.$C$15])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[.E92]-[.F92]-[.G92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89" calcext:value-type="float">
            <text:p>89</text:p>
          </table:table-cell>
          <table:table-cell table:style-name="ce6" office:value-type="string" calcext:value-type="string">
            <text:p>Mnifigura DC Jocker</text:p>
          </table:table-cell>
          <table:table-cell table:style-name="ce12" office:value-type="string" calcext:value-type="string">
            <text:p>Jocker</text:p>
          </table:table-cell>
          <table:table-cell table:style-name="ce12" office:value-type="string" calcext:value-type="string">
            <text:p>J0073</text:p>
          </table:table-cell>
          <table:table-cell table:style-name="ce12" table:formula="of:=SUMIF(['file:///home/vladuni/Dropbox/Muju/Libro%20de%20Contabilidad%20-%2016-01-2019.ods'#$Compras.G$5:.G$198];[.D93];['file:///home/vladuni/Dropbox/Muju/Libro%20de%20Contabilidad%20-%2016-01-2019.ods'#$Compras.O$5:.O$198])-SUMIF(['file:///home/vladuni/Dropbox/Muju/Libro%20de%20Contabilidad%20-%2016-01-2019.ods'#$Ventas.K$5:.K$535];[.D93];['file:///home/vladuni/Dropbox/Muju/Libro%20de%20Contabilidad%20-%2016-01-2019.ods'#$Ventas.M$5:.M$535])-SUMIF(['file:///home/vladuni/Dropbox/Muju/Libro%20de%20Contabilidad%20-%2016-01-2019.ods'#$Ventas.L$5:.L$535];[.D93];['file:///home/vladuni/Dropbox/Muju/Libro%20de%20Contabilidad%20-%2016-01-2019.ods'#$Ventas.N$5:.N$535])-SUMIF(['file:///home/vladuni/Dropbox/Muju/Libro%20de%20Contabilidad%20-%2016-01-2019.ods'#$Faltantes.$B$5:.$B$15];[.D93];['file:///home/vladuni/Dropbox/Muju/Libro%20de%20Contabilidad%20-%2016-01-2019.ods'#$Faltantes.$C$5:.$C$15])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[.E93]-[.F93]-[.G93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90" calcext:value-type="float">
            <text:p>90</text:p>
          </table:table-cell>
          <table:table-cell table:style-name="ce6" office:value-type="string" calcext:value-type="string">
            <text:p>Mnifigura DC Harley-Queen</text:p>
          </table:table-cell>
          <table:table-cell table:style-name="ce12" office:value-type="string" calcext:value-type="string">
            <text:p>HQ</text:p>
          </table:table-cell>
          <table:table-cell table:style-name="ce12" office:value-type="string" calcext:value-type="string">
            <text:p>J0074</text:p>
          </table:table-cell>
          <table:table-cell table:style-name="ce12" table:formula="of:=SUMIF(['file:///home/vladuni/Dropbox/Muju/Libro%20de%20Contabilidad%20-%2016-01-2019.ods'#$Compras.G$5:.G$198];[.D94];['file:///home/vladuni/Dropbox/Muju/Libro%20de%20Contabilidad%20-%2016-01-2019.ods'#$Compras.O$5:.O$198])-SUMIF(['file:///home/vladuni/Dropbox/Muju/Libro%20de%20Contabilidad%20-%2016-01-2019.ods'#$Ventas.K$5:.K$535];[.D94];['file:///home/vladuni/Dropbox/Muju/Libro%20de%20Contabilidad%20-%2016-01-2019.ods'#$Ventas.M$5:.M$535])-SUMIF(['file:///home/vladuni/Dropbox/Muju/Libro%20de%20Contabilidad%20-%2016-01-2019.ods'#$Ventas.L$5:.L$535];[.D94];['file:///home/vladuni/Dropbox/Muju/Libro%20de%20Contabilidad%20-%2016-01-2019.ods'#$Ventas.N$5:.N$535])-SUMIF(['file:///home/vladuni/Dropbox/Muju/Libro%20de%20Contabilidad%20-%2016-01-2019.ods'#$Faltantes.$B$5:.$B$15];[.D94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[.E94]-[.F94]-[.G94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91" calcext:value-type="float">
            <text:p>91</text:p>
          </table:table-cell>
          <table:table-cell table:style-name="ce6" office:value-type="string" calcext:value-type="string">
            <text:p>Helicóptero de rescate t/Lego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J0090</text:p>
          </table:table-cell>
          <table:table-cell table:style-name="ce12" table:formula="of:=SUMIF(['file:///home/vladuni/Dropbox/Muju/Libro%20de%20Contabilidad%20-%2016-01-2019.ods'#$Compras.G$5:.G$198];[.D95];['file:///home/vladuni/Dropbox/Muju/Libro%20de%20Contabilidad%20-%2016-01-2019.ods'#$Compras.O$5:.O$198])-SUMIF(['file:///home/vladuni/Dropbox/Muju/Libro%20de%20Contabilidad%20-%2016-01-2019.ods'#$Ventas.K$5:.K$535];[.D95];['file:///home/vladuni/Dropbox/Muju/Libro%20de%20Contabilidad%20-%2016-01-2019.ods'#$Ventas.M$5:.M$535])-SUMIF(['file:///home/vladuni/Dropbox/Muju/Libro%20de%20Contabilidad%20-%2016-01-2019.ods'#$Ventas.L$5:.L$535];[.D95];['file:///home/vladuni/Dropbox/Muju/Libro%20de%20Contabilidad%20-%2016-01-2019.ods'#$Ventas.N$5:.N$535])-SUMIF(['file:///home/vladuni/Dropbox/Muju/Libro%20de%20Contabilidad%20-%2016-01-2019.ods'#$Faltantes.$B$5:.$B$15];[.D95];['file:///home/vladuni/Dropbox/Muju/Libro%20de%20Contabilidad%20-%2016-01-2019.ods'#$Faltantes.$C$5:.$C$15])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1" table:formula="of:=[.E95]-[.F95]-[.G95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92" calcext:value-type="float">
            <text:p>92</text:p>
          </table:table-cell>
          <table:table-cell table:style-name="ce6" office:value-type="string" calcext:value-type="string">
            <text:p>Set carro de snacks t/Lego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J0100</text:p>
          </table:table-cell>
          <table:table-cell table:style-name="ce12" table:formula="of:=SUMIF(['file:///home/vladuni/Dropbox/Muju/Libro%20de%20Contabilidad%20-%2016-01-2019.ods'#$Compras.G$5:.G$198];[.D96];['file:///home/vladuni/Dropbox/Muju/Libro%20de%20Contabilidad%20-%2016-01-2019.ods'#$Compras.O$5:.O$198])-SUMIF(['file:///home/vladuni/Dropbox/Muju/Libro%20de%20Contabilidad%20-%2016-01-2019.ods'#$Ventas.K$5:.K$535];[.D96];['file:///home/vladuni/Dropbox/Muju/Libro%20de%20Contabilidad%20-%2016-01-2019.ods'#$Ventas.M$5:.M$535])-SUMIF(['file:///home/vladuni/Dropbox/Muju/Libro%20de%20Contabilidad%20-%2016-01-2019.ods'#$Ventas.L$5:.L$535];[.D96];['file:///home/vladuni/Dropbox/Muju/Libro%20de%20Contabilidad%20-%2016-01-2019.ods'#$Ventas.N$5:.N$535])-SUMIF(['file:///home/vladuni/Dropbox/Muju/Libro%20de%20Contabilidad%20-%2016-01-2019.ods'#$Faltantes.$B$5:.$B$15];[.D96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5" table:formula="of:=[.E96]-[.F96]-[.G96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93" calcext:value-type="float">
            <text:p>93</text:p>
          </table:table-cell>
          <table:table-cell table:style-name="ce6" office:value-type="string" calcext:value-type="string">
            <text:p>Set carro policia t/Lego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J0110</text:p>
          </table:table-cell>
          <table:table-cell table:style-name="ce12" table:formula="of:=SUMIF(['file:///home/vladuni/Dropbox/Muju/Libro%20de%20Contabilidad%20-%2016-01-2019.ods'#$Compras.G$5:.G$198];[.D97];['file:///home/vladuni/Dropbox/Muju/Libro%20de%20Contabilidad%20-%2016-01-2019.ods'#$Compras.O$5:.O$198])-SUMIF(['file:///home/vladuni/Dropbox/Muju/Libro%20de%20Contabilidad%20-%2016-01-2019.ods'#$Ventas.K$5:.K$535];[.D97];['file:///home/vladuni/Dropbox/Muju/Libro%20de%20Contabilidad%20-%2016-01-2019.ods'#$Ventas.M$5:.M$535])-SUMIF(['file:///home/vladuni/Dropbox/Muju/Libro%20de%20Contabilidad%20-%2016-01-2019.ods'#$Ventas.L$5:.L$535];[.D97];['file:///home/vladuni/Dropbox/Muju/Libro%20de%20Contabilidad%20-%2016-01-2019.ods'#$Ventas.N$5:.N$535])-SUMIF(['file:///home/vladuni/Dropbox/Muju/Libro%20de%20Contabilidad%20-%2016-01-2019.ods'#$Faltantes.$B$5:.$B$15];[.D97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5" table:formula="of:=[.E97]-[.F97]-[.G97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94" calcext:value-type="float">
            <text:p>94</text:p>
          </table:table-cell>
          <table:table-cell table:style-name="ce6" office:value-type="string" calcext:value-type="string">
            <text:p>Set constructor t/Lego estibador</text:p>
          </table:table-cell>
          <table:table-cell table:style-name="ce12" office:value-type="string" calcext:value-type="string">
            <text:p>Estibador</text:p>
          </table:table-cell>
          <table:table-cell table:style-name="ce12" office:value-type="string" calcext:value-type="string">
            <text:p>J0120</text:p>
          </table:table-cell>
          <table:table-cell table:style-name="ce12" table:formula="of:=SUMIF(['file:///home/vladuni/Dropbox/Muju/Libro%20de%20Contabilidad%20-%2016-01-2019.ods'#$Compras.G$5:.G$198];[.D98];['file:///home/vladuni/Dropbox/Muju/Libro%20de%20Contabilidad%20-%2016-01-2019.ods'#$Compras.O$5:.O$198])-SUMIF(['file:///home/vladuni/Dropbox/Muju/Libro%20de%20Contabilidad%20-%2016-01-2019.ods'#$Ventas.K$5:.K$535];[.D98];['file:///home/vladuni/Dropbox/Muju/Libro%20de%20Contabilidad%20-%2016-01-2019.ods'#$Ventas.M$5:.M$535])-SUMIF(['file:///home/vladuni/Dropbox/Muju/Libro%20de%20Contabilidad%20-%2016-01-2019.ods'#$Ventas.L$5:.L$535];[.D98];['file:///home/vladuni/Dropbox/Muju/Libro%20de%20Contabilidad%20-%2016-01-2019.ods'#$Ventas.N$5:.N$535])-SUMIF(['file:///home/vladuni/Dropbox/Muju/Libro%20de%20Contabilidad%20-%2016-01-2019.ods'#$Faltantes.$B$5:.$B$15];[.D98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5" table:formula="of:=[.E98]-[.F98]-[.G98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95" calcext:value-type="float">
            <text:p>95</text:p>
          </table:table-cell>
          <table:table-cell table:style-name="ce6" office:value-type="string" calcext:value-type="string">
            <text:p>Set constructor t/Lego limpiador</text:p>
          </table:table-cell>
          <table:table-cell table:style-name="ce12" office:value-type="string" calcext:value-type="string">
            <text:p>Limpiador</text:p>
          </table:table-cell>
          <table:table-cell table:style-name="ce12" office:value-type="string" calcext:value-type="string">
            <text:p>J0121</text:p>
          </table:table-cell>
          <table:table-cell table:style-name="ce12" table:formula="of:=SUMIF(['file:///home/vladuni/Dropbox/Muju/Libro%20de%20Contabilidad%20-%2016-01-2019.ods'#$Compras.G$5:.G$198];[.D99];['file:///home/vladuni/Dropbox/Muju/Libro%20de%20Contabilidad%20-%2016-01-2019.ods'#$Compras.O$5:.O$198])-SUMIF(['file:///home/vladuni/Dropbox/Muju/Libro%20de%20Contabilidad%20-%2016-01-2019.ods'#$Ventas.K$5:.K$535];[.D99];['file:///home/vladuni/Dropbox/Muju/Libro%20de%20Contabilidad%20-%2016-01-2019.ods'#$Ventas.M$5:.M$535])-SUMIF(['file:///home/vladuni/Dropbox/Muju/Libro%20de%20Contabilidad%20-%2016-01-2019.ods'#$Ventas.L$5:.L$535];[.D99];['file:///home/vladuni/Dropbox/Muju/Libro%20de%20Contabilidad%20-%2016-01-2019.ods'#$Ventas.N$5:.N$535])-SUMIF(['file:///home/vladuni/Dropbox/Muju/Libro%20de%20Contabilidad%20-%2016-01-2019.ods'#$Faltantes.$B$5:.$B$15];[.D99];['file:///home/vladuni/Dropbox/Muju/Libro%20de%20Contabilidad%20-%2016-01-2019.ods'#$Faltantes.$C$5:.$C$15])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35" table:formula="of:=[.E99]-[.F99]-[.G99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96" calcext:value-type="float">
            <text:p>96</text:p>
          </table:table-cell>
          <table:table-cell table:style-name="ce6" office:value-type="string" calcext:value-type="string">
            <text:p>Set formula 1 t/Lego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J0130</text:p>
          </table:table-cell>
          <table:table-cell table:style-name="ce12" table:formula="of:=SUMIF(['file:///home/vladuni/Dropbox/Muju/Libro%20de%20Contabilidad%20-%2016-01-2019.ods'#$Compras.G$5:.G$198];[.D100];['file:///home/vladuni/Dropbox/Muju/Libro%20de%20Contabilidad%20-%2016-01-2019.ods'#$Compras.O$5:.O$198])-SUMIF(['file:///home/vladuni/Dropbox/Muju/Libro%20de%20Contabilidad%20-%2016-01-2019.ods'#$Ventas.K$5:.K$535];[.D100];['file:///home/vladuni/Dropbox/Muju/Libro%20de%20Contabilidad%20-%2016-01-2019.ods'#$Ventas.M$5:.M$535])-SUMIF(['file:///home/vladuni/Dropbox/Muju/Libro%20de%20Contabilidad%20-%2016-01-2019.ods'#$Ventas.L$5:.L$535];[.D100];['file:///home/vladuni/Dropbox/Muju/Libro%20de%20Contabilidad%20-%2016-01-2019.ods'#$Ventas.N$5:.N$535])-SUMIF(['file:///home/vladuni/Dropbox/Muju/Libro%20de%20Contabilidad%20-%2016-01-2019.ods'#$Faltantes.$B$5:.$B$15];[.D100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35" table:formula="of:=[.E100]-[.F100]-[.G100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97" calcext:value-type="float">
            <text:p>97</text:p>
          </table:table-cell>
          <table:table-cell table:style-name="ce6" office:value-type="string" calcext:value-type="string">
            <text:p>Set camión transporte t/Lego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J0140</text:p>
          </table:table-cell>
          <table:table-cell table:style-name="ce12" table:formula="of:=SUMIF(['file:///home/vladuni/Dropbox/Muju/Libro%20de%20Contabilidad%20-%2016-01-2019.ods'#$Compras.G$5:.G$198];[.D101];['file:///home/vladuni/Dropbox/Muju/Libro%20de%20Contabilidad%20-%2016-01-2019.ods'#$Compras.O$5:.O$198])-SUMIF(['file:///home/vladuni/Dropbox/Muju/Libro%20de%20Contabilidad%20-%2016-01-2019.ods'#$Ventas.K$5:.K$535];[.D101];['file:///home/vladuni/Dropbox/Muju/Libro%20de%20Contabilidad%20-%2016-01-2019.ods'#$Ventas.M$5:.M$535])-SUMIF(['file:///home/vladuni/Dropbox/Muju/Libro%20de%20Contabilidad%20-%2016-01-2019.ods'#$Ventas.L$5:.L$535];[.D101];['file:///home/vladuni/Dropbox/Muju/Libro%20de%20Contabilidad%20-%2016-01-2019.ods'#$Ventas.N$5:.N$535])-SUMIF(['file:///home/vladuni/Dropbox/Muju/Libro%20de%20Contabilidad%20-%2016-01-2019.ods'#$Faltantes.$B$5:.$B$15];[.D101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5" table:formula="of:=[.E101]-[.F101]-[.G101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98" calcext:value-type="float">
            <text:p>98</text:p>
          </table:table-cell>
          <table:table-cell table:style-name="ce6" office:value-type="string" calcext:value-type="string">
            <text:p>Minimaleta táctica negra</text:p>
          </table:table-cell>
          <table:table-cell table:style-name="ce12" office:value-type="string" calcext:value-type="string">
            <text:p>Negro</text:p>
          </table:table-cell>
          <table:table-cell table:style-name="ce12" office:value-type="string" calcext:value-type="string">
            <text:p>O0010</text:p>
          </table:table-cell>
          <table:table-cell table:style-name="ce12" table:formula="of:=SUMIF(['file:///home/vladuni/Dropbox/Muju/Libro%20de%20Contabilidad%20-%2016-01-2019.ods'#$Compras.G$5:.G$198];[.D102];['file:///home/vladuni/Dropbox/Muju/Libro%20de%20Contabilidad%20-%2016-01-2019.ods'#$Compras.O$5:.O$198])-SUMIF(['file:///home/vladuni/Dropbox/Muju/Libro%20de%20Contabilidad%20-%2016-01-2019.ods'#$Ventas.K$5:.K$535];[.D102];['file:///home/vladuni/Dropbox/Muju/Libro%20de%20Contabilidad%20-%2016-01-2019.ods'#$Ventas.M$5:.M$535])-SUMIF(['file:///home/vladuni/Dropbox/Muju/Libro%20de%20Contabilidad%20-%2016-01-2019.ods'#$Ventas.L$5:.L$535];[.D102];['file:///home/vladuni/Dropbox/Muju/Libro%20de%20Contabilidad%20-%2016-01-2019.ods'#$Ventas.N$5:.N$535])-SUMIF(['file:///home/vladuni/Dropbox/Muju/Libro%20de%20Contabilidad%20-%2016-01-2019.ods'#$Faltantes.$B$5:.$B$15];[.D102];['file:///home/vladuni/Dropbox/Muju/Libro%20de%20Contabilidad%20-%2016-01-2019.ods'#$Faltantes.$C$5:.$C$15])" office:value-type="float" office:value="21" calcext:value-type="float">
            <text:p>2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0" calcext:value-type="float">
            <text:p>20</text:p>
          </table:table-cell>
          <table:table-cell table:style-name="ce35" table:formula="of:=[.E102]-[.F102]-[.G102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99" calcext:value-type="float">
            <text:p>99</text:p>
          </table:table-cell>
          <table:table-cell table:style-name="ce6" office:value-type="string" calcext:value-type="string">
            <text:p>Minimaleta táctica verde militar</text:p>
          </table:table-cell>
          <table:table-cell table:style-name="ce12" office:value-type="string" calcext:value-type="string">
            <text:p>Verde militar</text:p>
          </table:table-cell>
          <table:table-cell table:style-name="ce12" office:value-type="string" calcext:value-type="string">
            <text:p>O0011</text:p>
          </table:table-cell>
          <table:table-cell table:style-name="ce12" table:formula="of:=SUMIF(['file:///home/vladuni/Dropbox/Muju/Libro%20de%20Contabilidad%20-%2016-01-2019.ods'#$Compras.G$5:.G$198];[.D103];['file:///home/vladuni/Dropbox/Muju/Libro%20de%20Contabilidad%20-%2016-01-2019.ods'#$Compras.O$5:.O$198])-SUMIF(['file:///home/vladuni/Dropbox/Muju/Libro%20de%20Contabilidad%20-%2016-01-2019.ods'#$Ventas.K$5:.K$535];[.D103];['file:///home/vladuni/Dropbox/Muju/Libro%20de%20Contabilidad%20-%2016-01-2019.ods'#$Ventas.M$5:.M$535])-SUMIF(['file:///home/vladuni/Dropbox/Muju/Libro%20de%20Contabilidad%20-%2016-01-2019.ods'#$Ventas.L$5:.L$535];[.D103];['file:///home/vladuni/Dropbox/Muju/Libro%20de%20Contabilidad%20-%2016-01-2019.ods'#$Ventas.N$5:.N$535])-SUMIF(['file:///home/vladuni/Dropbox/Muju/Libro%20de%20Contabilidad%20-%2016-01-2019.ods'#$Faltantes.$B$5:.$B$15];[.D103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5" table:formula="of:=[.E103]-[.F103]-[.G103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Minimaleta táctica verde ruinas</text:p>
          </table:table-cell>
          <table:table-cell table:style-name="ce12" office:value-type="string" calcext:value-type="string">
            <text:p>Verde ruinas</text:p>
          </table:table-cell>
          <table:table-cell table:style-name="ce12" office:value-type="string" calcext:value-type="string">
            <text:p>O0012</text:p>
          </table:table-cell>
          <table:table-cell table:style-name="ce12" table:formula="of:=SUMIF(['file:///home/vladuni/Dropbox/Muju/Libro%20de%20Contabilidad%20-%2016-01-2019.ods'#$Compras.G$5:.G$198];[.D104];['file:///home/vladuni/Dropbox/Muju/Libro%20de%20Contabilidad%20-%2016-01-2019.ods'#$Compras.O$5:.O$198])-SUMIF(['file:///home/vladuni/Dropbox/Muju/Libro%20de%20Contabilidad%20-%2016-01-2019.ods'#$Ventas.K$5:.K$535];[.D104];['file:///home/vladuni/Dropbox/Muju/Libro%20de%20Contabilidad%20-%2016-01-2019.ods'#$Ventas.M$5:.M$535])-SUMIF(['file:///home/vladuni/Dropbox/Muju/Libro%20de%20Contabilidad%20-%2016-01-2019.ods'#$Ventas.L$5:.L$535];[.D104];['file:///home/vladuni/Dropbox/Muju/Libro%20de%20Contabilidad%20-%2016-01-2019.ods'#$Ventas.N$5:.N$535])-SUMIF(['file:///home/vladuni/Dropbox/Muju/Libro%20de%20Contabilidad%20-%2016-01-2019.ods'#$Faltantes.$B$5:.$B$15];[.D104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5" table:formula="of:=[.E104]-[.F104]-[.G104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01" calcext:value-type="float">
            <text:p>101</text:p>
          </table:table-cell>
          <table:table-cell table:style-name="ce6" office:value-type="string" calcext:value-type="string">
            <text:p>Minimaleta táctica caqui</text:p>
          </table:table-cell>
          <table:table-cell table:style-name="ce12" office:value-type="string" calcext:value-type="string">
            <text:p>Caqui</text:p>
          </table:table-cell>
          <table:table-cell table:style-name="ce12" office:value-type="string" calcext:value-type="string">
            <text:p>O0013</text:p>
          </table:table-cell>
          <table:table-cell table:style-name="ce12" table:formula="of:=SUMIF(['file:///home/vladuni/Dropbox/Muju/Libro%20de%20Contabilidad%20-%2016-01-2019.ods'#$Compras.G$5:.G$198];[.D105];['file:///home/vladuni/Dropbox/Muju/Libro%20de%20Contabilidad%20-%2016-01-2019.ods'#$Compras.O$5:.O$198])-SUMIF(['file:///home/vladuni/Dropbox/Muju/Libro%20de%20Contabilidad%20-%2016-01-2019.ods'#$Ventas.K$5:.K$535];[.D105];['file:///home/vladuni/Dropbox/Muju/Libro%20de%20Contabilidad%20-%2016-01-2019.ods'#$Ventas.M$5:.M$535])-SUMIF(['file:///home/vladuni/Dropbox/Muju/Libro%20de%20Contabilidad%20-%2016-01-2019.ods'#$Ventas.L$5:.L$535];[.D105];['file:///home/vladuni/Dropbox/Muju/Libro%20de%20Contabilidad%20-%2016-01-2019.ods'#$Ventas.N$5:.N$535])-SUMIF(['file:///home/vladuni/Dropbox/Muju/Libro%20de%20Contabilidad%20-%2016-01-2019.ods'#$Faltantes.$B$5:.$B$15];[.D105];['file:///home/vladuni/Dropbox/Muju/Libro%20de%20Contabilidad%20-%2016-01-2019.ods'#$Faltantes.$C$5:.$C$15])" office:value-type="float" office:value="7" calcext:value-type="float">
            <text:p>7</text:p>
          </table:table-cell>
          <table:table-cell table:style-name="ce19" office:value-type="float" office:value="1" calcext:value-type="float">
            <office:annotation draw:style-name="gr2" draw:text-style-name="P2" svg:width="386.59pt" svg:height="42.75pt" svg:x="606.3pt" svg:y="1654.47pt" draw:caption-point-x="-11.54pt" draw:caption-point-y="-22.99pt">
              <dc:date>2019-01-21T00:00:00</dc:date>
              <text:p text:style-name="P1"><text:span text:style-name="T1">Alejandro Castellanos:</text:span></text:p>
              <text:p text:style-name="P1"><text:span text:style-name="T1">Una en mal estado por devolución</text:span></text:p>
            </office:annotation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35" table:formula="of:=[.E105]-[.F105]-[.G105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02" calcext:value-type="float">
            <text:p>102</text:p>
          </table:table-cell>
          <table:table-cell table:style-name="ce6" office:value-type="string" calcext:value-type="string">
            <text:p>Minimaleta táctica sansha</text:p>
          </table:table-cell>
          <table:table-cell table:style-name="ce12" office:value-type="string" calcext:value-type="string">
            <text:p>Sansha</text:p>
          </table:table-cell>
          <table:table-cell table:style-name="ce12" office:value-type="string" calcext:value-type="string">
            <text:p>O0014</text:p>
          </table:table-cell>
          <table:table-cell table:style-name="ce12" table:formula="of:=SUMIF(['file:///home/vladuni/Dropbox/Muju/Libro%20de%20Contabilidad%20-%2016-01-2019.ods'#$Compras.G$5:.G$198];[.D106];['file:///home/vladuni/Dropbox/Muju/Libro%20de%20Contabilidad%20-%2016-01-2019.ods'#$Compras.O$5:.O$198])-SUMIF(['file:///home/vladuni/Dropbox/Muju/Libro%20de%20Contabilidad%20-%2016-01-2019.ods'#$Ventas.K$5:.K$535];[.D106];['file:///home/vladuni/Dropbox/Muju/Libro%20de%20Contabilidad%20-%2016-01-2019.ods'#$Ventas.M$5:.M$535])-SUMIF(['file:///home/vladuni/Dropbox/Muju/Libro%20de%20Contabilidad%20-%2016-01-2019.ods'#$Ventas.L$5:.L$535];[.D106];['file:///home/vladuni/Dropbox/Muju/Libro%20de%20Contabilidad%20-%2016-01-2019.ods'#$Ventas.N$5:.N$535])-SUMIF(['file:///home/vladuni/Dropbox/Muju/Libro%20de%20Contabilidad%20-%2016-01-2019.ods'#$Faltantes.$B$5:.$B$15];[.D106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5" table:formula="of:=[.E106]-[.F106]-[.G106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03" calcext:value-type="float">
            <text:p>103</text:p>
          </table:table-cell>
          <table:table-cell table:style-name="ce6" office:value-type="string" calcext:value-type="string">
            <text:p>Minimaleta táctica acu</text:p>
          </table:table-cell>
          <table:table-cell table:style-name="ce12" office:value-type="string" calcext:value-type="string">
            <text:p>Acu</text:p>
          </table:table-cell>
          <table:table-cell table:style-name="ce12" office:value-type="string" calcext:value-type="string">
            <text:p>O0015</text:p>
          </table:table-cell>
          <table:table-cell table:style-name="ce12" table:formula="of:=SUMIF(['file:///home/vladuni/Dropbox/Muju/Libro%20de%20Contabilidad%20-%2016-01-2019.ods'#$Compras.G$5:.G$198];[.D107];['file:///home/vladuni/Dropbox/Muju/Libro%20de%20Contabilidad%20-%2016-01-2019.ods'#$Compras.O$5:.O$198])-SUMIF(['file:///home/vladuni/Dropbox/Muju/Libro%20de%20Contabilidad%20-%2016-01-2019.ods'#$Ventas.K$5:.K$535];[.D107];['file:///home/vladuni/Dropbox/Muju/Libro%20de%20Contabilidad%20-%2016-01-2019.ods'#$Ventas.M$5:.M$535])-SUMIF(['file:///home/vladuni/Dropbox/Muju/Libro%20de%20Contabilidad%20-%2016-01-2019.ods'#$Ventas.L$5:.L$535];[.D107];['file:///home/vladuni/Dropbox/Muju/Libro%20de%20Contabilidad%20-%2016-01-2019.ods'#$Ventas.N$5:.N$535])-SUMIF(['file:///home/vladuni/Dropbox/Muju/Libro%20de%20Contabilidad%20-%2016-01-2019.ods'#$Faltantes.$B$5:.$B$15];[.D107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5" table:formula="of:=[.E107]-[.F107]-[.G107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04" calcext:value-type="float">
            <text:p>104</text:p>
          </table:table-cell>
          <table:table-cell table:style-name="ce6" office:value-type="string" calcext:value-type="string">
            <text:p>Láser de alta potencia verde</text:p>
          </table:table-cell>
          <table:table-cell table:style-name="ce12" office:value-type="string" calcext:value-type="string">
            <text:p>Verde</text:p>
          </table:table-cell>
          <table:table-cell table:style-name="ce12" office:value-type="string" calcext:value-type="string">
            <text:p>O0020</text:p>
          </table:table-cell>
          <table:table-cell table:style-name="ce12" table:formula="of:=SUMIF(['file:///home/vladuni/Dropbox/Muju/Libro%20de%20Contabilidad%20-%2016-01-2019.ods'#$Compras.G$5:.G$198];[.D108];['file:///home/vladuni/Dropbox/Muju/Libro%20de%20Contabilidad%20-%2016-01-2019.ods'#$Compras.O$5:.O$198])-SUMIF(['file:///home/vladuni/Dropbox/Muju/Libro%20de%20Contabilidad%20-%2016-01-2019.ods'#$Ventas.K$5:.K$535];[.D108];['file:///home/vladuni/Dropbox/Muju/Libro%20de%20Contabilidad%20-%2016-01-2019.ods'#$Ventas.M$5:.M$535])-SUMIF(['file:///home/vladuni/Dropbox/Muju/Libro%20de%20Contabilidad%20-%2016-01-2019.ods'#$Ventas.L$5:.L$535];[.D108];['file:///home/vladuni/Dropbox/Muju/Libro%20de%20Contabilidad%20-%2016-01-2019.ods'#$Ventas.N$5:.N$535])-SUMIF(['file:///home/vladuni/Dropbox/Muju/Libro%20de%20Contabilidad%20-%2016-01-2019.ods'#$Faltantes.$B$5:.$B$15];[.D108];['file:///home/vladuni/Dropbox/Muju/Libro%20de%20Contabilidad%20-%2016-01-2019.ods'#$Faltantes.$C$5:.$C$15])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5" table:formula="of:=[.E108]-[.F108]-[.G108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Maleta antirobo gris</text:p>
          </table:table-cell>
          <table:table-cell table:style-name="ce12" office:value-type="string" calcext:value-type="string">
            <text:p>Gris</text:p>
          </table:table-cell>
          <table:table-cell table:style-name="ce17" office:value-type="string" calcext:value-type="string">
            <text:p>O0030</text:p>
          </table:table-cell>
          <table:table-cell table:style-name="ce12" table:formula="of:=SUMIF(['file:///home/vladuni/Dropbox/Muju/Libro%20de%20Contabilidad%20-%2016-01-2019.ods'#$Compras.G$5:.G$198];[.D109];['file:///home/vladuni/Dropbox/Muju/Libro%20de%20Contabilidad%20-%2016-01-2019.ods'#$Compras.O$5:.O$198])-SUMIF(['file:///home/vladuni/Dropbox/Muju/Libro%20de%20Contabilidad%20-%2016-01-2019.ods'#$Ventas.K$5:.K$535];[.D109];['file:///home/vladuni/Dropbox/Muju/Libro%20de%20Contabilidad%20-%2016-01-2019.ods'#$Ventas.M$5:.M$535])-SUMIF(['file:///home/vladuni/Dropbox/Muju/Libro%20de%20Contabilidad%20-%2016-01-2019.ods'#$Ventas.L$5:.L$535];[.D109];['file:///home/vladuni/Dropbox/Muju/Libro%20de%20Contabilidad%20-%2016-01-2019.ods'#$Ventas.N$5:.N$535])-SUMIF(['file:///home/vladuni/Dropbox/Muju/Libro%20de%20Contabilidad%20-%2016-01-2019.ods'#$Faltantes.$B$5:.$B$15];[.D109];['file:///home/vladuni/Dropbox/Muju/Libro%20de%20Contabilidad%20-%2016-01-2019.ods'#$Faltantes.$C$5:.$C$15])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35" table:formula="of:=[.E109]-[.F109]-[.G109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06" calcext:value-type="float">
            <text:p>106</text:p>
          </table:table-cell>
          <table:table-cell table:style-name="ce6" office:value-type="string" calcext:value-type="string">
            <text:p>Bolso cuero negro-rojo</text:p>
          </table:table-cell>
          <table:table-cell table:style-name="ce12" office:value-type="string" calcext:value-type="string">
            <text:p>Negro-Rojo</text:p>
          </table:table-cell>
          <table:table-cell table:style-name="ce12" office:value-type="string" calcext:value-type="string">
            <text:p>R0010</text:p>
          </table:table-cell>
          <table:table-cell table:style-name="ce12" table:formula="of:=SUMIF(['file:///home/vladuni/Dropbox/Muju/Libro%20de%20Contabilidad%20-%2016-01-2019.ods'#$Compras.G$5:.G$198];[.D110];['file:///home/vladuni/Dropbox/Muju/Libro%20de%20Contabilidad%20-%2016-01-2019.ods'#$Compras.O$5:.O$198])-SUMIF(['file:///home/vladuni/Dropbox/Muju/Libro%20de%20Contabilidad%20-%2016-01-2019.ods'#$Ventas.K$5:.K$535];[.D110];['file:///home/vladuni/Dropbox/Muju/Libro%20de%20Contabilidad%20-%2016-01-2019.ods'#$Ventas.M$5:.M$535])-SUMIF(['file:///home/vladuni/Dropbox/Muju/Libro%20de%20Contabilidad%20-%2016-01-2019.ods'#$Ventas.L$5:.L$535];[.D110];['file:///home/vladuni/Dropbox/Muju/Libro%20de%20Contabilidad%20-%2016-01-2019.ods'#$Ventas.N$5:.N$535])-SUMIF(['file:///home/vladuni/Dropbox/Muju/Libro%20de%20Contabilidad%20-%2016-01-2019.ods'#$Faltantes.$B$5:.$B$15];[.D110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5" table:formula="of:=[.E110]-[.F110]-[.G110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07" calcext:value-type="float">
            <text:p>107</text:p>
          </table:table-cell>
          <table:table-cell table:style-name="ce6" office:value-type="string" calcext:value-type="string">
            <text:p>Billetera cuero negra</text:p>
          </table:table-cell>
          <table:table-cell table:style-name="ce12" office:value-type="string" calcext:value-type="string">
            <text:p>Negro</text:p>
          </table:table-cell>
          <table:table-cell table:style-name="ce12" office:value-type="string" calcext:value-type="string">
            <text:p>R0020</text:p>
          </table:table-cell>
          <table:table-cell table:style-name="ce12" table:formula="of:=SUMIF(['file:///home/vladuni/Dropbox/Muju/Libro%20de%20Contabilidad%20-%2016-01-2019.ods'#$Compras.G$5:.G$198];[.D111];['file:///home/vladuni/Dropbox/Muju/Libro%20de%20Contabilidad%20-%2016-01-2019.ods'#$Compras.O$5:.O$198])-SUMIF(['file:///home/vladuni/Dropbox/Muju/Libro%20de%20Contabilidad%20-%2016-01-2019.ods'#$Ventas.K$5:.K$535];[.D111];['file:///home/vladuni/Dropbox/Muju/Libro%20de%20Contabilidad%20-%2016-01-2019.ods'#$Ventas.M$5:.M$535])-SUMIF(['file:///home/vladuni/Dropbox/Muju/Libro%20de%20Contabilidad%20-%2016-01-2019.ods'#$Ventas.L$5:.L$535];[.D111];['file:///home/vladuni/Dropbox/Muju/Libro%20de%20Contabilidad%20-%2016-01-2019.ods'#$Ventas.N$5:.N$535])-SUMIF(['file:///home/vladuni/Dropbox/Muju/Libro%20de%20Contabilidad%20-%2016-01-2019.ods'#$Faltantes.$B$5:.$B$15];[.D111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5" table:formula="of:=[.E111]-[.F111]-[.G111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08" calcext:value-type="float">
            <text:p>108</text:p>
          </table:table-cell>
          <table:table-cell table:style-name="ce6" office:value-type="string" calcext:value-type="string">
            <text:p>Cartera cuero mini vinotinto</text:p>
          </table:table-cell>
          <table:table-cell table:style-name="ce12" office:value-type="string" calcext:value-type="string">
            <text:p>Vinotinto</text:p>
          </table:table-cell>
          <table:table-cell table:style-name="ce12" office:value-type="string" calcext:value-type="string">
            <text:p>R0030</text:p>
          </table:table-cell>
          <table:table-cell table:style-name="ce12" table:formula="of:=SUMIF(['file:///home/vladuni/Dropbox/Muju/Libro%20de%20Contabilidad%20-%2016-01-2019.ods'#$Compras.G$5:.G$198];[.D112];['file:///home/vladuni/Dropbox/Muju/Libro%20de%20Contabilidad%20-%2016-01-2019.ods'#$Compras.O$5:.O$198])-SUMIF(['file:///home/vladuni/Dropbox/Muju/Libro%20de%20Contabilidad%20-%2016-01-2019.ods'#$Ventas.K$5:.K$535];[.D112];['file:///home/vladuni/Dropbox/Muju/Libro%20de%20Contabilidad%20-%2016-01-2019.ods'#$Ventas.M$5:.M$535])-SUMIF(['file:///home/vladuni/Dropbox/Muju/Libro%20de%20Contabilidad%20-%2016-01-2019.ods'#$Ventas.L$5:.L$535];[.D112];['file:///home/vladuni/Dropbox/Muju/Libro%20de%20Contabilidad%20-%2016-01-2019.ods'#$Ventas.N$5:.N$535])-SUMIF(['file:///home/vladuni/Dropbox/Muju/Libro%20de%20Contabilidad%20-%2016-01-2019.ods'#$Faltantes.$B$5:.$B$15];[.D112];['file:///home/vladuni/Dropbox/Muju/Libro%20de%20Contabilidad%20-%2016-01-2019.ods'#$Faltantes.$C$5:.$C$15])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6" table:formula="of:=[.E112]-[.F112]-[.G112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6" office:value-type="string" calcext:value-type="string">
            <text:p>Morral cuero miel</text:p>
          </table:table-cell>
          <table:table-cell table:style-name="ce12" office:value-type="string" calcext:value-type="string">
            <text:p>Negro-miel</text:p>
          </table:table-cell>
          <table:table-cell table:style-name="ce12" office:value-type="string" calcext:value-type="string">
            <text:p>R0040</text:p>
          </table:table-cell>
          <table:table-cell table:style-name="ce12" table:formula="of:=SUMIF(['file:///home/vladuni/Dropbox/Muju/Libro%20de%20Contabilidad%20-%2016-01-2019.ods'#$Compras.G$5:.G$198];[.D113];['file:///home/vladuni/Dropbox/Muju/Libro%20de%20Contabilidad%20-%2016-01-2019.ods'#$Compras.O$5:.O$198])-SUMIF(['file:///home/vladuni/Dropbox/Muju/Libro%20de%20Contabilidad%20-%2016-01-2019.ods'#$Ventas.K$5:.K$535];[.D113];['file:///home/vladuni/Dropbox/Muju/Libro%20de%20Contabilidad%20-%2016-01-2019.ods'#$Ventas.M$5:.M$535])-SUMIF(['file:///home/vladuni/Dropbox/Muju/Libro%20de%20Contabilidad%20-%2016-01-2019.ods'#$Ventas.L$5:.L$535];[.D113];['file:///home/vladuni/Dropbox/Muju/Libro%20de%20Contabilidad%20-%2016-01-2019.ods'#$Ventas.N$5:.N$535])-SUMIF(['file:///home/vladuni/Dropbox/Muju/Libro%20de%20Contabilidad%20-%2016-01-2019.ods'#$Faltantes.$B$5:.$B$15];[.D113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6" table:formula="of:=[.E113]-[.F113]-[.G113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Mini cartera MF cuadros</text:p>
          </table:table-cell>
          <table:table-cell table:style-name="ce12" office:value-type="string" calcext:value-type="string">
            <text:p>Negro</text:p>
          </table:table-cell>
          <table:table-cell table:style-name="ce12" office:value-type="string" calcext:value-type="string">
            <text:p>R0050</text:p>
          </table:table-cell>
          <table:table-cell table:style-name="ce12" table:formula="of:=SUMIF(['file:///home/vladuni/Dropbox/Muju/Libro%20de%20Contabilidad%20-%2016-01-2019.ods'#$Compras.G$5:.G$198];[.D114];['file:///home/vladuni/Dropbox/Muju/Libro%20de%20Contabilidad%20-%2016-01-2019.ods'#$Compras.O$5:.O$198])-SUMIF(['file:///home/vladuni/Dropbox/Muju/Libro%20de%20Contabilidad%20-%2016-01-2019.ods'#$Ventas.K$5:.K$535];[.D114];['file:///home/vladuni/Dropbox/Muju/Libro%20de%20Contabilidad%20-%2016-01-2019.ods'#$Ventas.M$5:.M$535])-SUMIF(['file:///home/vladuni/Dropbox/Muju/Libro%20de%20Contabilidad%20-%2016-01-2019.ods'#$Ventas.L$5:.L$535];[.D114];['file:///home/vladuni/Dropbox/Muju/Libro%20de%20Contabilidad%20-%2016-01-2019.ods'#$Ventas.N$5:.N$535])-SUMIF(['file:///home/vladuni/Dropbox/Muju/Libro%20de%20Contabilidad%20-%2016-01-2019.ods'#$Faltantes.$B$5:.$B$15];[.D114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6" table:formula="of:=[.E114]-[.F114]-[.G114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11" calcext:value-type="float">
            <text:p>111</text:p>
          </table:table-cell>
          <table:table-cell table:style-name="ce6" office:value-type="string" calcext:value-type="string">
            <text:p>Cartera MF cuadros roja</text:p>
          </table:table-cell>
          <table:table-cell table:style-name="ce12" office:value-type="string" calcext:value-type="string">
            <text:p>Rojo</text:p>
          </table:table-cell>
          <table:table-cell table:style-name="ce12" office:value-type="string" calcext:value-type="string">
            <text:p>R0060</text:p>
          </table:table-cell>
          <table:table-cell table:style-name="ce12" table:formula="of:=SUMIF(['file:///home/vladuni/Dropbox/Muju/Libro%20de%20Contabilidad%20-%2016-01-2019.ods'#$Compras.G$5:.G$198];[.D115];['file:///home/vladuni/Dropbox/Muju/Libro%20de%20Contabilidad%20-%2016-01-2019.ods'#$Compras.O$5:.O$198])-SUMIF(['file:///home/vladuni/Dropbox/Muju/Libro%20de%20Contabilidad%20-%2016-01-2019.ods'#$Ventas.K$5:.K$535];[.D115];['file:///home/vladuni/Dropbox/Muju/Libro%20de%20Contabilidad%20-%2016-01-2019.ods'#$Ventas.M$5:.M$535])-SUMIF(['file:///home/vladuni/Dropbox/Muju/Libro%20de%20Contabilidad%20-%2016-01-2019.ods'#$Ventas.L$5:.L$535];[.D115];['file:///home/vladuni/Dropbox/Muju/Libro%20de%20Contabilidad%20-%2016-01-2019.ods'#$Ventas.N$5:.N$535])-SUMIF(['file:///home/vladuni/Dropbox/Muju/Libro%20de%20Contabilidad%20-%2016-01-2019.ods'#$Faltantes.$B$5:.$B$15];[.D115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6" table:formula="of:=[.E115]-[.F115]-[.G115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4" office:value-type="float" office:value="112" calcext:value-type="float">
            <text:p>112</text:p>
          </table:table-cell>
          <table:table-cell table:style-name="ce6" office:value-type="string" calcext:value-type="string">
            <text:p>Bolso ancho café</text:p>
          </table:table-cell>
          <table:table-cell table:style-name="ce12" office:value-type="string" calcext:value-type="string">
            <text:p>Café</text:p>
          </table:table-cell>
          <table:table-cell table:style-name="ce12" office:value-type="string" calcext:value-type="string">
            <text:p>R0070</text:p>
          </table:table-cell>
          <table:table-cell table:style-name="ce12" table:formula="of:=SUMIF(['file:///home/vladuni/Dropbox/Muju/Libro%20de%20Contabilidad%20-%2016-01-2019.ods'#$Compras.G$5:.G$198];[.D116];['file:///home/vladuni/Dropbox/Muju/Libro%20de%20Contabilidad%20-%2016-01-2019.ods'#$Compras.O$5:.O$198])-SUMIF(['file:///home/vladuni/Dropbox/Muju/Libro%20de%20Contabilidad%20-%2016-01-2019.ods'#$Ventas.K$5:.K$535];[.D116];['file:///home/vladuni/Dropbox/Muju/Libro%20de%20Contabilidad%20-%2016-01-2019.ods'#$Ventas.M$5:.M$535])-SUMIF(['file:///home/vladuni/Dropbox/Muju/Libro%20de%20Contabilidad%20-%2016-01-2019.ods'#$Ventas.L$5:.L$535];[.D116];['file:///home/vladuni/Dropbox/Muju/Libro%20de%20Contabilidad%20-%2016-01-2019.ods'#$Ventas.N$5:.N$535])-SUMIF(['file:///home/vladuni/Dropbox/Muju/Libro%20de%20Contabilidad%20-%2016-01-2019.ods'#$Faltantes.$B$5:.$B$15];[.D116];['file:///home/vladuni/Dropbox/Muju/Libro%20de%20Contabilidad%20-%2016-01-2019.ods'#$Faltantes.$C$5:.$C$15])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6" table:formula="of:=[.E116]-[.F116]-[.G116]" office:value-type="float" office:value="0" calcext:value-type="float">
            <text:p>0</text:p>
          </table:table-cell>
          <table:table-cell table:number-columns-repeated="984"/>
        </table:table-row>
        <table:table-row table:style-name="ro5">
          <table:table-cell table:style-name="ce5"/>
          <table:table-cell table:number-columns-repeated="4" table:style-name="ce11" office:value-type="string" calcext:value-type="string">
            <text:p>x</text:p>
          </table:table-cell>
          <table:table-cell table:style-name="ce5" table:number-columns-repeated="3"/>
          <table:table-cell table:number-columns-repeated="984"/>
        </table:table-row>
        <table:table-row table:style-name="ro1" table:number-rows-repeated="1048458">
          <table:table-cell table:number-columns-repeated="992"/>
        </table:table-row>
        <table:table-row table:style-name="ro1">
          <table:table-cell table:number-columns-repeated="992"/>
        </table:table-row>
        <calcext:conditional-formats>
          <calcext:conditional-format calcext:target-range-address="'Inventario-Nel'.H5:'Inventario-Nel'.H6 'Inventario-Nel'.H10:'Inventario-Nel'.H40 'Inventario-Nel'.H74:'Inventario-Nel'.H95 'Inventario-Nel'.H43:'Inventario-Nel'.H43 'Inventario-Nel'.H46:'Inventario-Nel'.H60">
            <calcext:condition calcext:apply-style-name="ConditionalStyle_48" calcext:value="formula-is(IF([.$H5]&gt;0;1;0))" calcext:base-cell-address="'Inventario-Nel'.H5"/>
          </calcext:conditional-format>
          <calcext:conditional-format calcext:target-range-address="'Inventario-Nel'.H5:'Inventario-Nel'.H6 'Inventario-Nel'.H10:'Inventario-Nel'.H40 'Inventario-Nel'.H74:'Inventario-Nel'.H95 'Inventario-Nel'.H43:'Inventario-Nel'.H43 'Inventario-Nel'.H46:'Inventario-Nel'.H60">
            <calcext:condition calcext:apply-style-name="ConditionalStyle_47" calcext:value="formula-is(IF([.$H5]&lt;0;1;0))" calcext:base-cell-address="'Inventario-Nel'.H5"/>
          </calcext:conditional-format>
          <calcext:conditional-format calcext:target-range-address="'Inventario-Nel'.B5:'Inventario-Nel'.E5 'Inventario-Nel'.B74:'Inventario-Nel'.D108 'Inventario-Nel'.B8:'Inventario-Nel'.D43 'Inventario-Nel'.B110:'Inventario-Nel'.D116 'Inventario-Nel'.C109:'Inventario-Nel'.C109 'Inventario-Nel'.B46:'Inventario-Nel'.D62 'Inventario-Nel'.B6:'Inventario-Nel'.D6 'Inventario-Nel'.E6:'Inventario-Nel'.E116">
            <calcext:condition calcext:apply-style-name="ConditionalStyle_46" calcext:value="formula-is(IF([.$E5]&lt;=2;IF([.$E5]&gt;0;1;0);0))" calcext:base-cell-address="'Inventario-Nel'.B5"/>
          </calcext:conditional-format>
          <calcext:conditional-format calcext:target-range-address="'Inventario-Nel'.B5:'Inventario-Nel'.E5 'Inventario-Nel'.B74:'Inventario-Nel'.D108 'Inventario-Nel'.B8:'Inventario-Nel'.D43 'Inventario-Nel'.B110:'Inventario-Nel'.D116 'Inventario-Nel'.C109:'Inventario-Nel'.C109 'Inventario-Nel'.B46:'Inventario-Nel'.D62 'Inventario-Nel'.B6:'Inventario-Nel'.D6 'Inventario-Nel'.E6:'Inventario-Nel'.E116">
            <calcext:condition calcext:apply-style-name="ConditionalStyle_45" calcext:value="formula-is(IF([.$E5]=0;1;0))" calcext:base-cell-address="'Inventario-Nel'.B5"/>
          </calcext:conditional-format>
          <calcext:conditional-format calcext:target-range-address="'Inventario-Nel'.H8:'Inventario-Nel'.H9">
            <calcext:condition calcext:apply-style-name="ConditionalStyle_44" calcext:value="formula-is(IF([.$H8]&gt;0;1;0))" calcext:base-cell-address="'Inventario-Nel'.H8"/>
          </calcext:conditional-format>
          <calcext:conditional-format calcext:target-range-address="'Inventario-Nel'.H8:'Inventario-Nel'.H9">
            <calcext:condition calcext:apply-style-name="ConditionalStyle_43" calcext:value="formula-is(IF([.$H8]&lt;0;1;0))" calcext:base-cell-address="'Inventario-Nel'.H8"/>
          </calcext:conditional-format>
          <calcext:conditional-format calcext:target-range-address="'Inventario-Nel'.H96:'Inventario-Nel'.H111">
            <calcext:condition calcext:apply-style-name="ConditionalStyle_42" calcext:value="formula-is(IF([.$H96]&gt;0;s;0))" calcext:base-cell-address="'Inventario-Nel'.H96"/>
          </calcext:conditional-format>
          <calcext:conditional-format calcext:target-range-address="'Inventario-Nel'.H96:'Inventario-Nel'.H111">
            <calcext:condition calcext:apply-style-name="ConditionalStyle_41" calcext:value="formula-is(IF([.$H96]&lt;0;1;0))" calcext:base-cell-address="'Inventario-Nel'.H96"/>
          </calcext:conditional-format>
          <calcext:conditional-format calcext:target-range-address="'Inventario-Nel'.H112:'Inventario-Nel'.H116">
            <calcext:condition calcext:apply-style-name="ConditionalStyle_40" calcext:value="formula-is(IF([.$H112]&gt;0;1;0))" calcext:base-cell-address="'Inventario-Nel'.H112"/>
          </calcext:conditional-format>
          <calcext:conditional-format calcext:target-range-address="'Inventario-Nel'.H112:'Inventario-Nel'.H116">
            <calcext:condition calcext:apply-style-name="ConditionalStyle_39" calcext:value="formula-is(IF([.$H112]&lt;0;1;0))" calcext:base-cell-address="'Inventario-Nel'.H112"/>
          </calcext:conditional-format>
          <calcext:conditional-format calcext:target-range-address="'Inventario-Nel'.H63:'Inventario-Nel'.H63">
            <calcext:condition calcext:apply-style-name="ConditionalStyle_38" calcext:value="formula-is(IF([.$H63]&gt;0;1;0))" calcext:base-cell-address="'Inventario-Nel'.H63"/>
          </calcext:conditional-format>
          <calcext:conditional-format calcext:target-range-address="'Inventario-Nel'.H63:'Inventario-Nel'.H63">
            <calcext:condition calcext:apply-style-name="ConditionalStyle_37" calcext:value="formula-is(IF([.$H63]&lt;0;1;0))" calcext:base-cell-address="'Inventario-Nel'.H63"/>
          </calcext:conditional-format>
          <calcext:conditional-format calcext:target-range-address="'Inventario-Nel'.B63:'Inventario-Nel'.D73">
            <calcext:condition calcext:apply-style-name="ConditionalStyle_36" calcext:value="formula-is(IF([.$E63]&lt;=2;IF([.$E63]&gt;0;1;0);0))" calcext:base-cell-address="'Inventario-Nel'.B63"/>
          </calcext:conditional-format>
          <calcext:conditional-format calcext:target-range-address="'Inventario-Nel'.B63:'Inventario-Nel'.D73">
            <calcext:condition calcext:apply-style-name="ConditionalStyle_35" calcext:value="formula-is(IF([.$E63]=0;1;0))" calcext:base-cell-address="'Inventario-Nel'.B63"/>
          </calcext:conditional-format>
          <calcext:conditional-format calcext:target-range-address="'Inventario-Nel'.H41:'Inventario-Nel'.H42">
            <calcext:condition calcext:apply-style-name="ConditionalStyle_34" calcext:value="formula-is(IF([.$H41]&gt;0;1;0))" calcext:base-cell-address="'Inventario-Nel'.H41"/>
          </calcext:conditional-format>
          <calcext:conditional-format calcext:target-range-address="'Inventario-Nel'.H41:'Inventario-Nel'.H42">
            <calcext:condition calcext:apply-style-name="ConditionalStyle_33" calcext:value="formula-is(IF([.$H41]&lt;0;1;0))" calcext:base-cell-address="'Inventario-Nel'.H41"/>
          </calcext:conditional-format>
          <calcext:conditional-format calcext:target-range-address="'Inventario-Nel'.H64:'Inventario-Nel'.H67">
            <calcext:condition calcext:apply-style-name="ConditionalStyle_32" calcext:value="formula-is(IF([.$H64]&gt;0;1;0))" calcext:base-cell-address="'Inventario-Nel'.H64"/>
          </calcext:conditional-format>
          <calcext:conditional-format calcext:target-range-address="'Inventario-Nel'.H64:'Inventario-Nel'.H67">
            <calcext:condition calcext:apply-style-name="ConditionalStyle_31" calcext:value="formula-is(IF([.$H64]&lt;0;1;0))" calcext:base-cell-address="'Inventario-Nel'.H64"/>
          </calcext:conditional-format>
          <calcext:conditional-format calcext:target-range-address="'Inventario-Nel'.H61:'Inventario-Nel'.H61">
            <calcext:condition calcext:apply-style-name="ConditionalStyle_30" calcext:value="formula-is(IF([.$H61]&gt;0;1;0))" calcext:base-cell-address="'Inventario-Nel'.H61"/>
          </calcext:conditional-format>
          <calcext:conditional-format calcext:target-range-address="'Inventario-Nel'.H61:'Inventario-Nel'.H61">
            <calcext:condition calcext:apply-style-name="ConditionalStyle_29" calcext:value="formula-is(IF([.$H61]&lt;0;1;0))" calcext:base-cell-address="'Inventario-Nel'.H61"/>
          </calcext:conditional-format>
          <calcext:conditional-format calcext:target-range-address="'Inventario-Nel'.H7:'Inventario-Nel'.H7">
            <calcext:condition calcext:apply-style-name="ConditionalStyle_28" calcext:value="formula-is(IF([.$H7]&gt;0;1;0))" calcext:base-cell-address="'Inventario-Nel'.H7"/>
          </calcext:conditional-format>
          <calcext:conditional-format calcext:target-range-address="'Inventario-Nel'.H7:'Inventario-Nel'.H7">
            <calcext:condition calcext:apply-style-name="ConditionalStyle_27" calcext:value="formula-is(IF([.$H7]&lt;0;1;0))" calcext:base-cell-address="'Inventario-Nel'.H7"/>
          </calcext:conditional-format>
          <calcext:conditional-format calcext:target-range-address="'Inventario-Nel'.B7:'Inventario-Nel'.D7">
            <calcext:condition calcext:apply-style-name="ConditionalStyle_26" calcext:value="formula-is(IF([.$E7]&lt;=2;IF([.$E7]&gt;0;1;0);0))" calcext:base-cell-address="'Inventario-Nel'.B7"/>
          </calcext:conditional-format>
          <calcext:conditional-format calcext:target-range-address="'Inventario-Nel'.B7:'Inventario-Nel'.D7">
            <calcext:condition calcext:apply-style-name="ConditionalStyle_25" calcext:value="formula-is(IF([.$E7]=0;1;0))" calcext:base-cell-address="'Inventario-Nel'.B7"/>
          </calcext:conditional-format>
          <calcext:conditional-format calcext:target-range-address="'Inventario-Nel'.H44:'Inventario-Nel'.H44">
            <calcext:condition calcext:apply-style-name="ConditionalStyle_24" calcext:value="formula-is(IF([.$H44]&gt;0;1;0))" calcext:base-cell-address="'Inventario-Nel'.H44"/>
          </calcext:conditional-format>
          <calcext:conditional-format calcext:target-range-address="'Inventario-Nel'.H44:'Inventario-Nel'.H44">
            <calcext:condition calcext:apply-style-name="ConditionalStyle_23" calcext:value="formula-is(IF([.$H44]&lt;0;1;0))" calcext:base-cell-address="'Inventario-Nel'.H44"/>
          </calcext:conditional-format>
          <calcext:conditional-format calcext:target-range-address="'Inventario-Nel'.B44:'Inventario-Nel'.D44">
            <calcext:condition calcext:apply-style-name="ConditionalStyle_22" calcext:value="formula-is(IF([.$E44]&lt;=2;IF([.$E44]&gt;0;1;0);e))" calcext:base-cell-address="'Inventario-Nel'.B44"/>
          </calcext:conditional-format>
          <calcext:conditional-format calcext:target-range-address="'Inventario-Nel'.B44:'Inventario-Nel'.D44">
            <calcext:condition calcext:apply-style-name="ConditionalStyle_21" calcext:value="formula-is(IF([.$E44]=0;1;0))" calcext:base-cell-address="'Inventario-Nel'.B44"/>
          </calcext:conditional-format>
          <calcext:conditional-format calcext:target-range-address="'Inventario-Nel'.H68:'Inventario-Nel'.H68">
            <calcext:condition calcext:apply-style-name="ConditionalStyle_20" calcext:value="formula-is(IF([.$H68]&gt;0;1;i))" calcext:base-cell-address="'Inventario-Nel'.H68"/>
          </calcext:conditional-format>
          <calcext:conditional-format calcext:target-range-address="'Inventario-Nel'.H68:'Inventario-Nel'.H68">
            <calcext:condition calcext:apply-style-name="ConditionalStyle_19" calcext:value="formula-is(IF([.$H68]&lt;0;1;0))" calcext:base-cell-address="'Inventario-Nel'.H68"/>
          </calcext:conditional-format>
          <calcext:conditional-format calcext:target-range-address="'Inventario-Nel'.H69:'Inventario-Nel'.H69">
            <calcext:condition calcext:apply-style-name="ConditionalStyle_18" calcext:value="formula-is(IF([.$H69]&gt;0;1;0))" calcext:base-cell-address="'Inventario-Nel'.H69"/>
          </calcext:conditional-format>
          <calcext:conditional-format calcext:target-range-address="'Inventario-Nel'.H69:'Inventario-Nel'.H69">
            <calcext:condition calcext:apply-style-name="ConditionalStyle_17" calcext:value="formula-is(IF([.$H69]&lt;0;1;0))" calcext:base-cell-address="'Inventario-Nel'.H69"/>
          </calcext:conditional-format>
          <calcext:conditional-format calcext:target-range-address="'Inventario-Nel'.H70:'Inventario-Nel'.H70">
            <calcext:condition calcext:apply-style-name="ConditionalStyle_16" calcext:value="formula-is(IF([.$H70]&gt;0;1;0))" calcext:base-cell-address="'Inventario-Nel'.H70"/>
          </calcext:conditional-format>
          <calcext:conditional-format calcext:target-range-address="'Inventario-Nel'.H70:'Inventario-Nel'.H70">
            <calcext:condition calcext:apply-style-name="ConditionalStyle_15" calcext:value="formula-is(IF([.$H70]&lt;0;1;0))" calcext:base-cell-address="'Inventario-Nel'.H70"/>
          </calcext:conditional-format>
          <calcext:conditional-format calcext:target-range-address="'Inventario-Nel'.H45:'Inventario-Nel'.H45">
            <calcext:condition calcext:apply-style-name="ConditionalStyle_14" calcext:value="formula-is(IF([.$H45]&gt;0;1;0))" calcext:base-cell-address="'Inventario-Nel'.H45"/>
          </calcext:conditional-format>
          <calcext:conditional-format calcext:target-range-address="'Inventario-Nel'.H45:'Inventario-Nel'.H45">
            <calcext:condition calcext:apply-style-name="ConditionalStyle_13" calcext:value="formula-is(IF([.$H45]&lt;0;1;0))" calcext:base-cell-address="'Inventario-Nel'.H45"/>
          </calcext:conditional-format>
          <calcext:conditional-format calcext:target-range-address="'Inventario-Nel'.B45:'Inventario-Nel'.D45">
            <calcext:condition calcext:apply-style-name="ConditionalStyle_12" calcext:value="formula-is(IF([.$E45]&lt;=2;IF([.$E45]&gt;0;1;0);0))" calcext:base-cell-address="'Inventario-Nel'.B45"/>
          </calcext:conditional-format>
          <calcext:conditional-format calcext:target-range-address="'Inventario-Nel'.B45:'Inventario-Nel'.D45">
            <calcext:condition calcext:apply-style-name="ConditionalStyle_11" calcext:value="formula-is(IF([.$E45]=0;1;0))" calcext:base-cell-address="'Inventario-Nel'.B45"/>
          </calcext:conditional-format>
          <calcext:conditional-format calcext:target-range-address="'Inventario-Nel'.H71:'Inventario-Nel'.H73">
            <calcext:condition calcext:apply-style-name="ConditionalStyle_10" calcext:value="formula-is(IF([.$H71]&gt;0;1;0))" calcext:base-cell-address="'Inventario-Nel'.H71"/>
          </calcext:conditional-format>
          <calcext:conditional-format calcext:target-range-address="'Inventario-Nel'.H71:'Inventario-Nel'.H73">
            <calcext:condition calcext:apply-style-name="ConditionalStyle_9" calcext:value="formula-is(IF([.$H71]&lt;0;1;0))" calcext:base-cell-address="'Inventario-Nel'.H71"/>
          </calcext:conditional-format>
          <calcext:conditional-format calcext:target-range-address="'Inventario-Nel'.D109:'Inventario-Nel'.D109">
            <calcext:condition calcext:apply-style-name="ConditionalStyle_8" calcext:value="formula-is(IF([.$E109]&lt;=2;IF([.$E109]&gt;0;1;0);0))" calcext:base-cell-address="'Inventario-Nel'.D109"/>
          </calcext:conditional-format>
          <calcext:conditional-format calcext:target-range-address="'Inventario-Nel'.D109:'Inventario-Nel'.D109">
            <calcext:condition calcext:apply-style-name="ConditionalStyle_7" calcext:value="formula-is(IF([.$E109]=0;1;0))" calcext:base-cell-address="'Inventario-Nel'.D109"/>
          </calcext:conditional-format>
          <calcext:conditional-format calcext:target-range-address="'Inventario-Nel'.H62:'Inventario-Nel'.H62">
            <calcext:condition calcext:apply-style-name="ConditionalStyle_6" calcext:value="formula-is(IF([.$H62]&gt;0;1;0))" calcext:base-cell-address="'Inventario-Nel'.H62"/>
          </calcext:conditional-format>
          <calcext:conditional-format calcext:target-range-address="'Inventario-Nel'.H62:'Inventario-Nel'.H62">
            <calcext:condition calcext:apply-style-name="ConditionalStyle_5" calcext:value="formula-is(IF([.$H62]&lt;0;1;0))" calcext:base-cell-address="'Inventario-Nel'.H62"/>
          </calcext:conditional-format>
        </calcext:conditional-formats>
      </table:table>
      <table:table table:name="'file:///home/vladuni/Dropbox/Muju/Libro%20de%20Contabilidad%20-%2016-01-2019.ods'#Faltantes" table:print="false" table:style-name="ta_extref">
        <table:table-source xlink:type="simple" xlink:href="../../Dropbox/Muju/Libro%20de%20Contabilidad%20-%2016-01-2019.ods" table:table-name="Faltantes" table:mode="copy-results-only"/>
        <table:table-column table:number-columns-repeated="5"/>
        <table:table-row table:number-rows-repeated="3">
          <table:table-cell table:number-columns-repeated="5"/>
        </table:table-row>
        <table:table-row>
          <table:table-cell/>
          <table:table-cell table:style-name="ce1" office:value-type="string">
            <text:p>Código</text:p>
          </table:table-cell>
          <table:table-cell table:style-name="ce1" office:value-type="string">
            <text:p>Cantidad</text:p>
          </table:table-cell>
          <table:table-cell/>
          <table:table-cell table:style-name="ce1" office:value-type="string">
            <text:p>Fecha</text:p>
          </table:table-cell>
        </table:table-row>
        <table:table-row>
          <table:table-cell/>
          <table:table-cell table:style-name="ce1" office:value-type="string">
            <text:p>B0040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float" office:value="43317">
            <text:p>43317</text:p>
          </table:table-cell>
        </table:table-row>
        <table:table-row>
          <table:table-cell/>
          <table:table-cell table:style-name="ce1" office:value-type="string">
            <text:p>B0050</text:p>
          </table:table-cell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3317">
            <text:p>43317</text:p>
          </table:table-cell>
        </table:table-row>
        <table:table-row>
          <table:table-cell/>
          <table:table-cell table:style-name="ce1" office:value-type="string">
            <text:p>C003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3317">
            <text:p>43317</text:p>
          </table:table-cell>
        </table:table-row>
        <table:table-row>
          <table:table-cell/>
          <table:table-cell table:style-name="ce1" office:value-type="string">
            <text:p>C004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3317">
            <text:p>43317</text:p>
          </table:table-cell>
        </table:table-row>
        <table:table-row>
          <table:table-cell/>
          <table:table-cell table:style-name="ce1" office:value-type="string">
            <text:p>C0091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3317">
            <text:p>43317</text:p>
          </table:table-cell>
        </table:table-row>
        <table:table-row>
          <table:table-cell/>
          <table:table-cell table:style-name="ce1" office:value-type="string">
            <text:p>C004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3409">
            <text:p>43409</text:p>
          </table:table-cell>
        </table:table-row>
        <table:table-row>
          <table:table-cell/>
          <table:table-cell table:style-name="ce1" office:value-type="string">
            <text:p>C013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3409">
            <text:p>43409</text:p>
          </table:table-cell>
        </table:table-row>
        <table:table-row>
          <table:table-cell/>
          <table:table-cell table:style-name="ce1" office:value-type="string">
            <text:p>C0171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3409">
            <text:p>43409</text:p>
          </table:table-cell>
        </table:table-row>
        <table:table-row>
          <table:table-cell/>
          <table:table-cell table:style-name="ce1" office:value-type="string">
            <text:p>O0012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3409">
            <text:p>43409</text:p>
          </table:table-cell>
        </table:table-row>
        <table:table-row>
          <table:table-cell/>
          <table:table-cell table:style-name="ce1" office:value-type="string">
            <text:p>C028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3444">
            <text:p>43444</text:p>
          </table:table-cell>
        </table:table-row>
        <table:table-row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</table:table-row>
      </table:table>
      <table:table table:name="'file:///home/vladuni/Dropbox/Muju/Libro%20de%20Contabilidad%20-%2016-01-2019.ods'#Compras" table:print="false" table:style-name="ta_extref">
        <table:table-source xlink:type="simple" xlink:href="../../Dropbox/Muju/Libro%20de%20Contabilidad%20-%2016-01-2019.ods" table:table-name="Compras" table:mode="copy-results-only"/>
        <table:table-column table:number-columns-repeated="15"/>
        <table:table-row table:number-rows-repeated="3">
          <table:table-cell table:number-columns-repeated="15"/>
        </table:table-row>
        <table:table-row>
          <table:table-cell table:number-columns-repeated="2"/>
          <table:table-cell table:style-name="ce1" office:value-type="string">
            <text:p>Estado</text:p>
          </table:table-cell>
          <table:table-cell table:style-name="ce1" office:value-type="string">
            <text:p>Fecha</text:p>
          </table:table-cell>
          <table:table-cell table:number-columns-repeated="2"/>
          <table:table-cell table:style-name="ce1" office:value-type="string">
            <text:p>Código del Producto</text:p>
          </table:table-cell>
          <table:table-cell table:number-columns-repeated="2"/>
          <table:table-cell table:style-name="ce1" office:value-type="string">
            <text:p>Cantidad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C0010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.742">
            <text:p>4.742</text:p>
          </table:table-cell>
          <table:table-cell table:style-name="ce1" office:value-type="float" office:value="23.71">
            <text:p>23.71</text:p>
          </table:table-cell>
          <table:table-cell table:style-name="ce1" office:value-type="float" office:value="14080.3963422442">
            <text:p>14080.3963422442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C0020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.78490389354362">
            <text:p>1.78490389354362</text:p>
          </table:table-cell>
          <table:table-cell table:style-name="ce1" office:value-type="float" office:value="8.92451946771809">
            <text:p>8.92451946771809</text:p>
          </table:table-cell>
          <table:table-cell table:style-name="ce1" office:value-type="float" office:value="5299.90600040258">
            <text:p>5299.90600040258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C0021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.78490389354362">
            <text:p>1.78490389354362</text:p>
          </table:table-cell>
          <table:table-cell table:style-name="ce1" office:value-type="float" office:value="8.92451946771809">
            <text:p>8.92451946771809</text:p>
          </table:table-cell>
          <table:table-cell table:style-name="ce1" office:value-type="float" office:value="5299.90600040258">
            <text:p>5299.90600040258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C0030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34547560374569">
            <text:p>3.34547560374569</text:p>
          </table:table-cell>
          <table:table-cell table:style-name="ce1" office:value-type="float" office:value="16.7273780187284">
            <text:p>16.7273780187284</text:p>
          </table:table-cell>
          <table:table-cell table:style-name="ce1" office:value-type="float" office:value="9933.70359638297">
            <text:p>9933.70359638297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C0040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.6042040413997">
            <text:p>2.6042040413997</text:p>
          </table:table-cell>
          <table:table-cell table:style-name="ce1" office:value-type="float" office:value="13.0210202069985">
            <text:p>13.0210202069985</text:p>
          </table:table-cell>
          <table:table-cell table:style-name="ce1" office:value-type="float" office:value="7732.64973829229">
            <text:p>7732.64973829229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C0050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.99">
            <text:p>13.99</text:p>
          </table:table-cell>
          <table:table-cell table:style-name="ce1" office:value-type="float" office:value="27.98">
            <text:p>27.98</text:p>
          </table:table-cell>
          <table:table-cell table:style-name="ce1" office:value-type="float" office:value="41540.4354339934">
            <text:p>41540.4354339934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C0060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.781798915722">
            <text:p>13.781798915722</text:p>
          </table:table-cell>
          <table:table-cell table:style-name="ce1" office:value-type="float" office:value="27.5635978314441">
            <text:p>27.5635978314441</text:p>
          </table:table-cell>
          <table:table-cell table:style-name="ce1" office:value-type="float" office:value="40922.2250195019">
            <text:p>40922.2250195019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A0010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.492">
            <text:p>2.492</text:p>
          </table:table-cell>
          <table:table-cell table:style-name="ce1" office:value-type="float" office:value="24.92">
            <text:p>24.92</text:p>
          </table:table-cell>
          <table:table-cell table:style-name="ce1" office:value-type="float" office:value="7399.48285214521">
            <text:p>7399.48285214521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H0020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.89">
            <text:p>5.89</text:p>
          </table:table-cell>
          <table:table-cell table:style-name="ce1" office:value-type="float" office:value="29.45">
            <text:p>29.45</text:p>
          </table:table-cell>
          <table:table-cell table:style-name="ce1" office:value-type="float" office:value="17489.146869637">
            <text:p>17489.146869637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H0021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.89">
            <text:p>5.89</text:p>
          </table:table-cell>
          <table:table-cell table:style-name="ce1" office:value-type="float" office:value="29.45">
            <text:p>29.45</text:p>
          </table:table-cell>
          <table:table-cell table:style-name="ce1" office:value-type="float" office:value="17489.146869637">
            <text:p>17489.146869637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J0010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.46">
            <text:p>2.46</text:p>
          </table:table-cell>
          <table:table-cell table:style-name="ce1" office:value-type="float" office:value="24.6">
            <text:p>24.6</text:p>
          </table:table-cell>
          <table:table-cell table:style-name="ce1" office:value-type="float" office:value="7304.46541584158">
            <text:p>7304.46541584158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J0020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85">
            <text:p>3.85</text:p>
          </table:table-cell>
          <table:table-cell table:style-name="ce1" office:value-type="float" office:value="19.25">
            <text:p>19.25</text:p>
          </table:table-cell>
          <table:table-cell table:style-name="ce1" office:value-type="float" office:value="11431.7853052805">
            <text:p>11431.7853052805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J0030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.56">
            <text:p>2.56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7601.39490429043">
            <text:p>7601.39490429043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J0040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.792">
            <text:p>4.792</text:p>
          </table:table-cell>
          <table:table-cell table:style-name="ce1" office:value-type="float" office:value="23.96">
            <text:p>23.96</text:p>
          </table:table-cell>
          <table:table-cell table:style-name="ce1" office:value-type="float" office:value="14228.8610864686">
            <text:p>14228.8610864686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C0070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39989650073928">
            <text:p>0.39989650073928</text:p>
          </table:table-cell>
          <table:table-cell table:style-name="ce1" office:value-type="float" office:value="3.9989650073928">
            <text:p>3.9989650073928</text:p>
          </table:table-cell>
          <table:table-cell table:style-name="ce1" office:value-type="float" office:value="1187.41063396998">
            <text:p>1187.41063396998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B0010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0.0766">
            <text:p>0.0766</text:p>
          </table:table-cell>
          <table:table-cell table:style-name="ce1" office:value-type="float" office:value="3.83">
            <text:p>3.83</text:p>
          </table:table-cell>
          <table:table-cell table:style-name="ce1" office:value-type="float" office:value="227.447988151815">
            <text:p>227.447988151815</text:p>
          </table:table-cell>
          <table:table-cell/>
          <table:table-cell table:style-name="ce1" office:value-type="float" office:value="50">
            <text:p>5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52">
            <text:p>42652</text:p>
          </table:table-cell>
          <table:table-cell table:number-columns-repeated="2"/>
          <table:table-cell table:style-name="ce1" office:value-type="string">
            <text:p>B0020</text:p>
          </table:table-cell>
          <table:table-cell table:style-name="ce1" office:value-type="string">
            <text:p>USD</text:p>
          </table:table-cell>
          <table:table-cell table:style-name="ce1" office:value-type="float" office:value="2969.29488448845">
            <text:p>2969.2948844884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0.0778">
            <text:p>0.0778</text:p>
          </table:table-cell>
          <table:table-cell table:style-name="ce1" office:value-type="float" office:value="3.89">
            <text:p>3.89</text:p>
          </table:table-cell>
          <table:table-cell table:style-name="ce1" office:value-type="float" office:value="231.011142013201">
            <text:p>231.011142013201</text:p>
          </table:table-cell>
          <table:table-cell/>
          <table:table-cell table:style-name="ce1" office:value-type="float" office:value="50">
            <text:p>5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82">
            <text:p>42682</text:p>
          </table:table-cell>
          <table:table-cell table:number-columns-repeated="2"/>
          <table:table-cell table:style-name="ce1" office:value-type="string">
            <text:p>B0030</text:p>
          </table:table-cell>
          <table:table-cell table:style-name="ce1" office:value-type="string">
            <text:p>COP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2000">
            <text:p>2000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688">
            <text:p>42688</text:p>
          </table:table-cell>
          <table:table-cell table:number-columns-repeated="2"/>
          <table:table-cell table:style-name="ce1" office:value-type="string">
            <text:p>B0040</text:p>
          </table:table-cell>
          <table:table-cell table:style-name="ce1" office:value-type="string">
            <text:p>COP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22.916666666667">
            <text:p>622.916666666667</text:p>
          </table:table-cell>
          <table:table-cell table:style-name="ce1" office:value-type="float" office:value="29900">
            <text:p>29900</text:p>
          </table:table-cell>
          <table:table-cell table:style-name="ce1" office:value-type="float" office:value="622.916666666667">
            <text:p>622.916666666667</text:p>
          </table:table-cell>
          <table:table-cell/>
          <table:table-cell table:style-name="ce1" office:value-type="float" office:value="48">
            <text:p>48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03">
            <text:p>42703</text:p>
          </table:table-cell>
          <table:table-cell table:number-columns-repeated="2"/>
          <table:table-cell table:style-name="ce1" office:value-type="string">
            <text:p>C0030</text:p>
          </table:table-cell>
          <table:table-cell table:style-name="ce1" office:value-type="string">
            <text:p>USD</text:p>
          </table:table-cell>
          <table:table-cell table:style-name="ce1" office:value-type="float" office:value="3309.49620991254">
            <text:p>3309.4962099125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.43">
            <text:p>3.43</text:p>
          </table:table-cell>
          <table:table-cell table:style-name="ce1" office:value-type="float" office:value="34.3">
            <text:p>34.3</text:p>
          </table:table-cell>
          <table:table-cell table:style-name="ce1" office:value-type="float" office:value="11351.572">
            <text:p>11351.572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D</text:p>
          </table:table-cell>
          <table:table-cell table:style-name="ce1" office:value-type="float" office:value="42727">
            <text:p>42727</text:p>
          </table:table-cell>
          <table:table-cell table:number-columns-repeated="2"/>
          <table:table-cell table:style-name="ce1" office:value-type="string">
            <text:p>A0010</text:p>
          </table:table-cell>
          <table:table-cell table:style-name="ce1" office:value-type="string">
            <text:p>USD</text:p>
          </table:table-cell>
          <table:table-cell table:style-name="ce1" office:value-type="float" office:value="3133.49547697368">
            <text:p>3133.4954769736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.31619047619048">
            <text:p>2.31619047619048</text:p>
          </table:table-cell>
          <table:table-cell table:style-name="ce1" office:value-type="float" office:value="25.4780952380952">
            <text:p>25.4780952380952</text:p>
          </table:table-cell>
          <table:table-cell table:style-name="ce1" office:value-type="float" office:value="7257.77238095238">
            <text:p>7257.77238095238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P</text:p>
          </table:table-cell>
          <table:table-cell table:style-name="ce1" office:value-type="float" office:value="42727">
            <text:p>42727</text:p>
          </table:table-cell>
          <table:table-cell table:number-columns-repeated="2"/>
          <table:table-cell table:style-name="ce1" office:value-type="string">
            <text:p>A0011</text:p>
          </table:table-cell>
          <table:table-cell table:style-name="ce1" office:value-type="string">
            <text:p>USD</text:p>
          </table:table-cell>
          <table:table-cell table:style-name="ce1" office:value-type="float" office:value="3133.49547697368">
            <text:p>3133.4954769736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.31619047619048">
            <text:p>2.31619047619048</text:p>
          </table:table-cell>
          <table:table-cell table:style-name="ce1" office:value-type="float" office:value="23.1619047619048">
            <text:p>23.1619047619048</text:p>
          </table:table-cell>
          <table:table-cell table:style-name="ce1" office:value-type="float" office:value="7257.77238095238">
            <text:p>7257.77238095238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44">
            <text:p>42744</text:p>
          </table:table-cell>
          <table:table-cell table:number-columns-repeated="2"/>
          <table:table-cell table:style-name="ce1" office:value-type="string">
            <text:p>C0040</text:p>
          </table:table-cell>
          <table:table-cell table:style-name="ce1" office:value-type="string">
            <text:p>USD</text:p>
          </table:table-cell>
          <table:table-cell table:style-name="ce1" office:value-type="float" office:value="3052.27463149728">
            <text:p>3052.2746314972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.67">
            <text:p>2.67</text:p>
          </table:table-cell>
          <table:table-cell table:style-name="ce1" office:value-type="float" office:value="18.69">
            <text:p>18.69</text:p>
          </table:table-cell>
          <table:table-cell table:style-name="ce1" office:value-type="float" office:value="8149.57326609775">
            <text:p>8149.57326609775</text:p>
          </table:table-cell>
          <table:table-cell/>
          <table:table-cell table:style-name="ce1" office:value-type="float" office:value="7">
            <text:p>7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44">
            <text:p>42744</text:p>
          </table:table-cell>
          <table:table-cell table:number-columns-repeated="2"/>
          <table:table-cell table:style-name="ce1" office:value-type="string">
            <text:p>J0050</text:p>
          </table:table-cell>
          <table:table-cell table:style-name="ce1" office:value-type="string">
            <text:p>USD</text:p>
          </table:table-cell>
          <table:table-cell table:style-name="ce1" office:value-type="float" office:value="3052.27463149728">
            <text:p>3052.2746314972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.66">
            <text:p>6.66</text:p>
          </table:table-cell>
          <table:table-cell table:style-name="ce1" office:value-type="float" office:value="19.98">
            <text:p>19.98</text:p>
          </table:table-cell>
          <table:table-cell table:style-name="ce1" office:value-type="float" office:value="20328.1490457719">
            <text:p>20328.1490457719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50">
            <text:p>42750</text:p>
          </table:table-cell>
          <table:table-cell table:number-columns-repeated="2"/>
          <table:table-cell table:style-name="ce1" office:value-type="string">
            <text:p>H0010</text:p>
          </table:table-cell>
          <table:table-cell table:style-name="ce1" office:value-type="string">
            <text:p>USD</text:p>
          </table:table-cell>
          <table:table-cell table:style-name="ce1" office:value-type="float" office:value="3070.04911807937">
            <text:p>3070.0491180793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54">
            <text:p>4.54</text:p>
          </table:table-cell>
          <table:table-cell table:style-name="ce1" office:value-type="float" office:value="9.08">
            <text:p>9.08</text:p>
          </table:table-cell>
          <table:table-cell table:style-name="ce1" office:value-type="float" office:value="13938.0229960804">
            <text:p>13938.0229960804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50">
            <text:p>42750</text:p>
          </table:table-cell>
          <table:table-cell table:number-columns-repeated="2"/>
          <table:table-cell table:style-name="ce1" office:value-type="string">
            <text:p>H0011</text:p>
          </table:table-cell>
          <table:table-cell table:style-name="ce1" office:value-type="string">
            <text:p>USD</text:p>
          </table:table-cell>
          <table:table-cell table:style-name="ce1" office:value-type="float" office:value="3070.04911807937">
            <text:p>3070.0491180793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54">
            <text:p>4.54</text:p>
          </table:table-cell>
          <table:table-cell table:style-name="ce1" office:value-type="float" office:value="9.08">
            <text:p>9.08</text:p>
          </table:table-cell>
          <table:table-cell table:style-name="ce1" office:value-type="float" office:value="13938.0229960804">
            <text:p>13938.0229960804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50">
            <text:p>42750</text:p>
          </table:table-cell>
          <table:table-cell table:number-columns-repeated="2"/>
          <table:table-cell table:style-name="ce1" office:value-type="string">
            <text:p>O0010</text:p>
          </table:table-cell>
          <table:table-cell table:style-name="ce1" office:value-type="string">
            <text:p>USD</text:p>
          </table:table-cell>
          <table:table-cell table:style-name="ce1" office:value-type="float" office:value="3070.04911807937">
            <text:p>3070.0491180793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.92">
            <text:p>4.92</text:p>
          </table:table-cell>
          <table:table-cell table:style-name="ce1" office:value-type="float" office:value="4.92">
            <text:p>4.92</text:p>
          </table:table-cell>
          <table:table-cell table:style-name="ce1" office:value-type="float" office:value="15104.6416609505">
            <text:p>15104.6416609505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50">
            <text:p>42750</text:p>
          </table:table-cell>
          <table:table-cell table:number-columns-repeated="2"/>
          <table:table-cell table:style-name="ce1" office:value-type="string">
            <text:p>O0011</text:p>
          </table:table-cell>
          <table:table-cell table:style-name="ce1" office:value-type="string">
            <text:p>USD</text:p>
          </table:table-cell>
          <table:table-cell table:style-name="ce1" office:value-type="float" office:value="3070.04911807937">
            <text:p>3070.0491180793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.92">
            <text:p>4.92</text:p>
          </table:table-cell>
          <table:table-cell table:style-name="ce1" office:value-type="float" office:value="4.92">
            <text:p>4.92</text:p>
          </table:table-cell>
          <table:table-cell table:style-name="ce1" office:value-type="float" office:value="15104.6416609505">
            <text:p>15104.6416609505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50">
            <text:p>42750</text:p>
          </table:table-cell>
          <table:table-cell table:number-columns-repeated="2"/>
          <table:table-cell table:style-name="ce1" office:value-type="string">
            <text:p>O0012</text:p>
          </table:table-cell>
          <table:table-cell table:style-name="ce1" office:value-type="string">
            <text:p>USD</text:p>
          </table:table-cell>
          <table:table-cell table:style-name="ce1" office:value-type="float" office:value="3070.04911807937">
            <text:p>3070.0491180793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.92">
            <text:p>4.92</text:p>
          </table:table-cell>
          <table:table-cell table:style-name="ce1" office:value-type="float" office:value="4.92">
            <text:p>4.92</text:p>
          </table:table-cell>
          <table:table-cell table:style-name="ce1" office:value-type="float" office:value="15104.6416609505">
            <text:p>15104.6416609505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50">
            <text:p>42750</text:p>
          </table:table-cell>
          <table:table-cell table:number-columns-repeated="2"/>
          <table:table-cell table:style-name="ce1" office:value-type="string">
            <text:p>O0013</text:p>
          </table:table-cell>
          <table:table-cell table:style-name="ce1" office:value-type="string">
            <text:p>USD</text:p>
          </table:table-cell>
          <table:table-cell table:style-name="ce1" office:value-type="float" office:value="3070.04911807937">
            <text:p>3070.0491180793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.92">
            <text:p>4.92</text:p>
          </table:table-cell>
          <table:table-cell table:style-name="ce1" office:value-type="float" office:value="4.92">
            <text:p>4.92</text:p>
          </table:table-cell>
          <table:table-cell table:style-name="ce1" office:value-type="float" office:value="15104.6416609505">
            <text:p>15104.6416609505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50">
            <text:p>42750</text:p>
          </table:table-cell>
          <table:table-cell table:number-columns-repeated="2"/>
          <table:table-cell table:style-name="ce1" office:value-type="string">
            <text:p>C0050</text:p>
          </table:table-cell>
          <table:table-cell table:style-name="ce1" office:value-type="string">
            <text:p>USD</text:p>
          </table:table-cell>
          <table:table-cell table:style-name="ce1" office:value-type="float" office:value="3070.04911807937">
            <text:p>3070.0491180793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.89">
            <text:p>12.89</text:p>
          </table:table-cell>
          <table:table-cell table:style-name="ce1" office:value-type="float" office:value="12.89">
            <text:p>12.89</text:p>
          </table:table-cell>
          <table:table-cell table:style-name="ce1" office:value-type="float" office:value="39572.9331320431">
            <text:p>39572.933132043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50">
            <text:p>42750</text:p>
          </table:table-cell>
          <table:table-cell table:number-columns-repeated="2"/>
          <table:table-cell table:style-name="ce1" office:value-type="string">
            <text:p>C0051</text:p>
          </table:table-cell>
          <table:table-cell table:style-name="ce1" office:value-type="string">
            <text:p>USD</text:p>
          </table:table-cell>
          <table:table-cell table:style-name="ce1" office:value-type="float" office:value="3070.04911807937">
            <text:p>3070.0491180793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.89">
            <text:p>12.89</text:p>
          </table:table-cell>
          <table:table-cell table:style-name="ce1" office:value-type="float" office:value="12.89">
            <text:p>12.89</text:p>
          </table:table-cell>
          <table:table-cell table:style-name="ce1" office:value-type="float" office:value="39572.9331320431">
            <text:p>39572.9331320431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50">
            <text:p>42750</text:p>
          </table:table-cell>
          <table:table-cell table:number-columns-repeated="2"/>
          <table:table-cell table:style-name="ce1" office:value-type="string">
            <text:p>O0020</text:p>
          </table:table-cell>
          <table:table-cell table:style-name="ce1" office:value-type="string">
            <text:p>USD</text:p>
          </table:table-cell>
          <table:table-cell table:style-name="ce1" office:value-type="float" office:value="3070.04911807937">
            <text:p>3070.0491180793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604">
            <text:p>3.604</text:p>
          </table:table-cell>
          <table:table-cell table:style-name="ce1" office:value-type="float" office:value="18.02">
            <text:p>18.02</text:p>
          </table:table-cell>
          <table:table-cell table:style-name="ce1" office:value-type="float" office:value="11064.4570215581">
            <text:p>11064.4570215581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63">
            <text:p>42763</text:p>
          </table:table-cell>
          <table:table-cell table:number-columns-repeated="2"/>
          <table:table-cell table:style-name="ce1" office:value-type="string">
            <text:p>R0010</text:p>
          </table:table-cell>
          <table:table-cell table:style-name="ce1" office:value-type="string">
            <text:p>COP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2000">
            <text:p>92000</text:p>
          </table:table-cell>
          <table:table-cell table:style-name="ce1" office:value-type="float" office:value="92000">
            <text:p>92000</text:p>
          </table:table-cell>
          <table:table-cell table:style-name="ce1" office:value-type="float" office:value="92000">
            <text:p>92000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63">
            <text:p>42763</text:p>
          </table:table-cell>
          <table:table-cell table:number-columns-repeated="2"/>
          <table:table-cell table:style-name="ce1" office:value-type="string">
            <text:p>R0020</text:p>
          </table:table-cell>
          <table:table-cell table:style-name="ce1" office:value-type="string">
            <text:p>COP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000">
            <text:p>42000</text:p>
          </table:table-cell>
          <table:table-cell table:style-name="ce1" office:value-type="float" office:value="42000">
            <text:p>42000</text:p>
          </table:table-cell>
          <table:table-cell table:style-name="ce1" office:value-type="float" office:value="42000">
            <text:p>42000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73">
            <text:p>42773</text:p>
          </table:table-cell>
          <table:table-cell table:number-columns-repeated="2"/>
          <table:table-cell table:style-name="ce1" office:value-type="string">
            <text:p>C0080</text:p>
          </table:table-cell>
          <table:table-cell table:style-name="ce1" office:value-type="string">
            <text:p>USD</text:p>
          </table:table-cell>
          <table:table-cell table:style-name="ce1" office:value-type="float" office:value="3011.86933203315">
            <text:p>3011.8693320331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17">
            <text:p>8.17</text:p>
          </table:table-cell>
          <table:table-cell table:style-name="ce1" office:value-type="float" office:value="16.34">
            <text:p>16.34</text:p>
          </table:table-cell>
          <table:table-cell table:style-name="ce1" office:value-type="float" office:value="24606.9724427109">
            <text:p>24606.9724427109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73">
            <text:p>42773</text:p>
          </table:table-cell>
          <table:table-cell table:number-columns-repeated="2"/>
          <table:table-cell table:style-name="ce1" office:value-type="string">
            <text:p>C0081</text:p>
          </table:table-cell>
          <table:table-cell table:style-name="ce1" office:value-type="string">
            <text:p>USD</text:p>
          </table:table-cell>
          <table:table-cell table:style-name="ce1" office:value-type="float" office:value="3011.86933203315">
            <text:p>3011.869332033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.34">
            <text:p>8.34</text:p>
          </table:table-cell>
          <table:table-cell table:style-name="ce1" office:value-type="float" office:value="8.34">
            <text:p>8.34</text:p>
          </table:table-cell>
          <table:table-cell table:style-name="ce1" office:value-type="float" office:value="25118.9902291565">
            <text:p>25118.9902291565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73">
            <text:p>42773</text:p>
          </table:table-cell>
          <table:table-cell table:number-columns-repeated="2"/>
          <table:table-cell table:style-name="ce1" office:value-type="string">
            <text:p>C0082</text:p>
          </table:table-cell>
          <table:table-cell table:style-name="ce1" office:value-type="string">
            <text:p>USD</text:p>
          </table:table-cell>
          <table:table-cell table:style-name="ce1" office:value-type="float" office:value="3011.86933203315">
            <text:p>3011.8693320331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17">
            <text:p>8.17</text:p>
          </table:table-cell>
          <table:table-cell table:style-name="ce1" office:value-type="float" office:value="16.34">
            <text:p>16.34</text:p>
          </table:table-cell>
          <table:table-cell table:style-name="ce1" office:value-type="float" office:value="24606.9724427109">
            <text:p>24606.9724427109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84">
            <text:p>42784</text:p>
          </table:table-cell>
          <table:table-cell table:number-columns-repeated="2"/>
          <table:table-cell table:style-name="ce1" office:value-type="string">
            <text:p>R0030</text:p>
          </table:table-cell>
          <table:table-cell table:style-name="ce1" office:value-type="string">
            <text:p>COP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8000">
            <text:p>68000</text:p>
          </table:table-cell>
          <table:table-cell table:style-name="ce1" office:value-type="float" office:value="68000">
            <text:p>68000</text:p>
          </table:table-cell>
          <table:table-cell table:style-name="ce1" office:value-type="float" office:value="68000">
            <text:p>68000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84">
            <text:p>42784</text:p>
          </table:table-cell>
          <table:table-cell table:number-columns-repeated="2"/>
          <table:table-cell table:style-name="ce1" office:value-type="string">
            <text:p>R0040</text:p>
          </table:table-cell>
          <table:table-cell table:style-name="ce1" office:value-type="string">
            <text:p>COP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8000">
            <text:p>88000</text:p>
          </table:table-cell>
          <table:table-cell table:style-name="ce1" office:value-type="float" office:value="88000">
            <text:p>88000</text:p>
          </table:table-cell>
          <table:table-cell table:style-name="ce1" office:value-type="float" office:value="88000">
            <text:p>88000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89">
            <text:p>42789</text:p>
          </table:table-cell>
          <table:table-cell table:number-columns-repeated="2"/>
          <table:table-cell table:style-name="ce1" office:value-type="string">
            <text:p>B0050</text:p>
          </table:table-cell>
          <table:table-cell table:style-name="ce1" office:value-type="string">
            <text:p>COP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59.375">
            <text:p>1059.375</text:p>
          </table:table-cell>
          <table:table-cell table:style-name="ce1" office:value-type="float" office:value="33900">
            <text:p>33900</text:p>
          </table:table-cell>
          <table:table-cell table:style-name="ce1" office:value-type="float" office:value="1059.375">
            <text:p>1059.375</text:p>
          </table:table-cell>
          <table:table-cell/>
          <table:table-cell table:style-name="ce1" office:value-type="float" office:value="32">
            <text:p>3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92">
            <text:p>42792</text:p>
          </table:table-cell>
          <table:table-cell table:number-columns-repeated="2"/>
          <table:table-cell table:style-name="ce1" office:value-type="string">
            <text:p>R0050</text:p>
          </table:table-cell>
          <table:table-cell table:style-name="ce1" office:value-type="string">
            <text:p>COP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5250">
            <text:p>55250</text:p>
          </table:table-cell>
          <table:table-cell table:style-name="ce1" office:value-type="float" office:value="55250">
            <text:p>55250</text:p>
          </table:table-cell>
          <table:table-cell table:style-name="ce1" office:value-type="float" office:value="55250">
            <text:p>55250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92">
            <text:p>42792</text:p>
          </table:table-cell>
          <table:table-cell table:number-columns-repeated="2"/>
          <table:table-cell table:style-name="ce1" office:value-type="string">
            <text:p>R0060</text:p>
          </table:table-cell>
          <table:table-cell table:style-name="ce1" office:value-type="string">
            <text:p>COP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3750">
            <text:p>63750</text:p>
          </table:table-cell>
          <table:table-cell table:style-name="ce1" office:value-type="float" office:value="63750">
            <text:p>63750</text:p>
          </table:table-cell>
          <table:table-cell table:style-name="ce1" office:value-type="float" office:value="63750">
            <text:p>63750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92">
            <text:p>42792</text:p>
          </table:table-cell>
          <table:table-cell table:number-columns-repeated="2"/>
          <table:table-cell table:style-name="ce1" office:value-type="string">
            <text:p>R0070</text:p>
          </table:table-cell>
          <table:table-cell table:style-name="ce1" office:value-type="string">
            <text:p>COP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2250">
            <text:p>72250</text:p>
          </table:table-cell>
          <table:table-cell table:style-name="ce1" office:value-type="float" office:value="72250">
            <text:p>72250</text:p>
          </table:table-cell>
          <table:table-cell table:style-name="ce1" office:value-type="float" office:value="72250">
            <text:p>72250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798">
            <text:p>42798</text:p>
          </table:table-cell>
          <table:table-cell table:number-columns-repeated="2"/>
          <table:table-cell table:style-name="ce1" office:value-type="string">
            <text:p>C0030</text:p>
          </table:table-cell>
          <table:table-cell table:style-name="ce1" office:value-type="string">
            <text:p>USD</text:p>
          </table:table-cell>
          <table:table-cell table:style-name="ce1" office:value-type="float" office:value="3006.82824974411">
            <text:p>3006.828249744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.25666666666667">
            <text:p>3.25666666666667</text:p>
          </table:table-cell>
          <table:table-cell table:style-name="ce1" office:value-type="float" office:value="48.85">
            <text:p>48.85</text:p>
          </table:table-cell>
          <table:table-cell table:style-name="ce1" office:value-type="float" office:value="9792.23733333333">
            <text:p>9792.23733333333</text:p>
          </table:table-cell>
          <table:table-cell/>
          <table:table-cell table:style-name="ce1" office:value-type="float" office:value="15">
            <text:p>1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806">
            <text:p>42806</text:p>
          </table:table-cell>
          <table:table-cell table:number-columns-repeated="2"/>
          <table:table-cell table:style-name="ce1" office:value-type="string">
            <text:p>C0030</text:p>
          </table:table-cell>
          <table:table-cell table:style-name="ce1" office:value-type="string">
            <text:p>USD</text:p>
          </table:table-cell>
          <table:table-cell table:style-name="ce1" office:value-type="float" office:value="3117.870419652">
            <text:p>3117.87041965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.25666666666667">
            <text:p>3.25666666666667</text:p>
          </table:table-cell>
          <table:table-cell table:style-name="ce1" office:value-type="float" office:value="48.85">
            <text:p>48.85</text:p>
          </table:table-cell>
          <table:table-cell table:style-name="ce1" office:value-type="float" office:value="10153.8646666667">
            <text:p>10153.8646666667</text:p>
          </table:table-cell>
          <table:table-cell/>
          <table:table-cell table:style-name="ce1" office:value-type="float" office:value="15">
            <text:p>15</text:p>
          </table:table-cell>
        </table:table-row>
        <table:table-row>
          <table:table-cell table:number-columns-repeated="2"/>
          <table:table-cell table:style-name="ce1" office:value-type="string">
            <text:p>P</text:p>
          </table:table-cell>
          <table:table-cell table:style-name="ce1" office:value-type="float" office:value="42827">
            <text:p>42827</text:p>
          </table:table-cell>
          <table:table-cell table:number-columns-repeated="2"/>
          <table:table-cell table:style-name="ce1" office:value-type="string">
            <text:p>C0040</text:p>
          </table:table-cell>
          <table:table-cell table:style-name="ce1" office:value-type="string">
            <text:p>USD</text:p>
          </table:table-cell>
          <table:table-cell table:style-name="ce1" office:value-type="float" office:value="3016.71874308475">
            <text:p>3016.7187430847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.249">
            <text:p>2.249</text:p>
          </table:table-cell>
          <table:table-cell table:style-name="ce1" office:value-type="float" office:value="22.49">
            <text:p>22.49</text:p>
          </table:table-cell>
          <table:table-cell table:style-name="ce1" office:value-type="float" office:value="6784.60045319761">
            <text:p>6784.60045319761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827">
            <text:p>42827</text:p>
          </table:table-cell>
          <table:table-cell table:number-columns-repeated="2"/>
          <table:table-cell table:style-name="ce1" office:value-type="string">
            <text:p>H0010</text:p>
          </table:table-cell>
          <table:table-cell table:style-name="ce1" office:value-type="string">
            <text:p>USD</text:p>
          </table:table-cell>
          <table:table-cell table:style-name="ce1" office:value-type="float" office:value="3016.71874308475">
            <text:p>3016.7187430847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.54">
            <text:p>4.54</text:p>
          </table:table-cell>
          <table:table-cell table:style-name="ce1" office:value-type="float" office:value="22.7">
            <text:p>22.7</text:p>
          </table:table-cell>
          <table:table-cell table:style-name="ce1" office:value-type="float" office:value="13695.9030936048">
            <text:p>13695.9030936048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839">
            <text:p>42839</text:p>
          </table:table-cell>
          <table:table-cell table:number-columns-repeated="2"/>
          <table:table-cell table:style-name="ce1" office:value-type="string">
            <text:p>C0090</text:p>
          </table:table-cell>
          <table:table-cell table:style-name="ce1" office:value-type="string">
            <text:p>USD</text:p>
          </table:table-cell>
          <table:table-cell table:style-name="ce1" office:value-type="float" office:value="2915.63615165386">
            <text:p>2915.6361516538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508">
            <text:p>10.508</text:p>
          </table:table-cell>
          <table:table-cell table:style-name="ce1" office:value-type="float" office:value="21.016">
            <text:p>21.016</text:p>
          </table:table-cell>
          <table:table-cell table:style-name="ce1" office:value-type="float" office:value="30637.5046815787">
            <text:p>30637.5046815787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839">
            <text:p>42839</text:p>
          </table:table-cell>
          <table:table-cell table:number-columns-repeated="2"/>
          <table:table-cell table:style-name="ce1" office:value-type="string">
            <text:p>C0091</text:p>
          </table:table-cell>
          <table:table-cell table:style-name="ce1" office:value-type="string">
            <text:p>USD</text:p>
          </table:table-cell>
          <table:table-cell table:style-name="ce1" office:value-type="float" office:value="2915.63615165386">
            <text:p>2915.6361516538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508">
            <text:p>10.508</text:p>
          </table:table-cell>
          <table:table-cell table:style-name="ce1" office:value-type="float" office:value="21.016">
            <text:p>21.016</text:p>
          </table:table-cell>
          <table:table-cell table:style-name="ce1" office:value-type="float" office:value="30637.5046815787">
            <text:p>30637.5046815787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839">
            <text:p>42839</text:p>
          </table:table-cell>
          <table:table-cell table:number-columns-repeated="2"/>
          <table:table-cell table:style-name="ce1" office:value-type="string">
            <text:p>C0092</text:p>
          </table:table-cell>
          <table:table-cell table:style-name="ce1" office:value-type="string">
            <text:p>USD</text:p>
          </table:table-cell>
          <table:table-cell table:style-name="ce1" office:value-type="float" office:value="2915.63615165386">
            <text:p>2915.6361516538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.508">
            <text:p>10.508</text:p>
          </table:table-cell>
          <table:table-cell table:style-name="ce1" office:value-type="float" office:value="10.508">
            <text:p>10.508</text:p>
          </table:table-cell>
          <table:table-cell table:style-name="ce1" office:value-type="float" office:value="30637.5046815787">
            <text:p>30637.5046815787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839">
            <text:p>42839</text:p>
          </table:table-cell>
          <table:table-cell table:number-columns-repeated="2"/>
          <table:table-cell table:style-name="ce1" office:value-type="string">
            <text:p>O0010</text:p>
          </table:table-cell>
          <table:table-cell table:style-name="ce1" office:value-type="string">
            <text:p>USD</text:p>
          </table:table-cell>
          <table:table-cell table:style-name="ce1" office:value-type="float" office:value="2915.63615165386">
            <text:p>2915.6361516538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.92">
            <text:p>4.92</text:p>
          </table:table-cell>
          <table:table-cell table:style-name="ce1" office:value-type="float" office:value="4.92">
            <text:p>4.92</text:p>
          </table:table-cell>
          <table:table-cell table:style-name="ce1" office:value-type="float" office:value="14344.929866137">
            <text:p>14344.929866137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839">
            <text:p>42839</text:p>
          </table:table-cell>
          <table:table-cell table:number-columns-repeated="2"/>
          <table:table-cell table:style-name="ce1" office:value-type="string">
            <text:p>C0100</text:p>
          </table:table-cell>
          <table:table-cell table:style-name="ce1" office:value-type="string">
            <text:p>USD</text:p>
          </table:table-cell>
          <table:table-cell table:style-name="ce1" office:value-type="float" office:value="2915.63615165386">
            <text:p>2915.6361516538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19.2">
            <text:p>19.2</text:p>
          </table:table-cell>
          <table:table-cell table:style-name="ce1" office:value-type="float" office:value="27990.107055877">
            <text:p>27990.107055877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839">
            <text:p>42839</text:p>
          </table:table-cell>
          <table:table-cell table:number-columns-repeated="2"/>
          <table:table-cell table:style-name="ce1" office:value-type="string">
            <text:p>C0101</text:p>
          </table:table-cell>
          <table:table-cell table:style-name="ce1" office:value-type="string">
            <text:p>USD</text:p>
          </table:table-cell>
          <table:table-cell table:style-name="ce1" office:value-type="float" office:value="2915.63615165386">
            <text:p>2915.6361516538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19.2">
            <text:p>19.2</text:p>
          </table:table-cell>
          <table:table-cell table:style-name="ce1" office:value-type="float" office:value="27990.107055877">
            <text:p>27990.107055877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839">
            <text:p>42839</text:p>
          </table:table-cell>
          <table:table-cell table:number-columns-repeated="2"/>
          <table:table-cell table:style-name="ce1" office:value-type="string">
            <text:p>C0102</text:p>
          </table:table-cell>
          <table:table-cell table:style-name="ce1" office:value-type="string">
            <text:p>USD</text:p>
          </table:table-cell>
          <table:table-cell table:style-name="ce1" office:value-type="float" office:value="2915.63615165386">
            <text:p>2915.6361516538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19.2">
            <text:p>19.2</text:p>
          </table:table-cell>
          <table:table-cell table:style-name="ce1" office:value-type="float" office:value="27990.107055877">
            <text:p>27990.107055877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839">
            <text:p>42839</text:p>
          </table:table-cell>
          <table:table-cell table:number-columns-repeated="2"/>
          <table:table-cell table:style-name="ce1" office:value-type="string">
            <text:p>C0110</text:p>
          </table:table-cell>
          <table:table-cell table:style-name="ce1" office:value-type="string">
            <text:p>USD</text:p>
          </table:table-cell>
          <table:table-cell table:style-name="ce1" office:value-type="float" office:value="2915.63615165386">
            <text:p>2915.6361516538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83">
            <text:p>4.83</text:p>
          </table:table-cell>
          <table:table-cell table:style-name="ce1" office:value-type="float" office:value="9.66">
            <text:p>9.66</text:p>
          </table:table-cell>
          <table:table-cell table:style-name="ce1" office:value-type="float" office:value="14082.5226124881">
            <text:p>14082.5226124881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839">
            <text:p>42839</text:p>
          </table:table-cell>
          <table:table-cell table:number-columns-repeated="2"/>
          <table:table-cell table:style-name="ce1" office:value-type="string">
            <text:p>C0111</text:p>
          </table:table-cell>
          <table:table-cell table:style-name="ce1" office:value-type="string">
            <text:p>USD</text:p>
          </table:table-cell>
          <table:table-cell table:style-name="ce1" office:value-type="float" office:value="2915.63615165386">
            <text:p>2915.6361516538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83">
            <text:p>4.83</text:p>
          </table:table-cell>
          <table:table-cell table:style-name="ce1" office:value-type="float" office:value="9.66">
            <text:p>9.66</text:p>
          </table:table-cell>
          <table:table-cell table:style-name="ce1" office:value-type="float" office:value="14082.5226124881">
            <text:p>14082.5226124881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P</text:p>
          </table:table-cell>
          <table:table-cell table:style-name="ce1" office:value-type="float" office:value="42839">
            <text:p>42839</text:p>
          </table:table-cell>
          <table:table-cell table:number-columns-repeated="2"/>
          <table:table-cell table:style-name="ce1" office:value-type="string">
            <text:p>C0112</text:p>
          </table:table-cell>
          <table:table-cell table:style-name="ce1" office:value-type="string">
            <text:p>USD</text:p>
          </table:table-cell>
          <table:table-cell table:style-name="ce1" office:value-type="float" office:value="2915.63615165386">
            <text:p>2915.6361516538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.83">
            <text:p>4.83</text:p>
          </table:table-cell>
          <table:table-cell table:style-name="ce1" office:value-type="float" office:value="19.32">
            <text:p>19.32</text:p>
          </table:table-cell>
          <table:table-cell table:style-name="ce1" office:value-type="float" office:value="14082.5226124881">
            <text:p>14082.5226124881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839">
            <text:p>42839</text:p>
          </table:table-cell>
          <table:table-cell table:number-columns-repeated="2"/>
          <table:table-cell table:style-name="ce1" office:value-type="string">
            <text:p>C0120</text:p>
          </table:table-cell>
          <table:table-cell table:style-name="ce1" office:value-type="string">
            <text:p>USD</text:p>
          </table:table-cell>
          <table:table-cell table:style-name="ce1" office:value-type="float" office:value="2915.63615165386">
            <text:p>2915.6361516538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14286.6171431039">
            <text:p>14286.6171431039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839">
            <text:p>42839</text:p>
          </table:table-cell>
          <table:table-cell table:number-columns-repeated="2"/>
          <table:table-cell table:style-name="ce1" office:value-type="string">
            <text:p>C0130</text:p>
          </table:table-cell>
          <table:table-cell table:style-name="ce1" office:value-type="string">
            <text:p>USD</text:p>
          </table:table-cell>
          <table:table-cell table:style-name="ce1" office:value-type="float" office:value="2915.63615165386">
            <text:p>2915.6361516538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.81">
            <text:p>12.81</text:p>
          </table:table-cell>
          <table:table-cell table:style-name="ce1" office:value-type="float" office:value="25.62">
            <text:p>25.62</text:p>
          </table:table-cell>
          <table:table-cell table:style-name="ce1" office:value-type="float" office:value="37349.2991026859">
            <text:p>37349.2991026859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P</text:p>
          </table:table-cell>
          <table:table-cell table:style-name="ce1" office:value-type="float" office:value="42839">
            <text:p>42839</text:p>
          </table:table-cell>
          <table:table-cell table:number-columns-repeated="2"/>
          <table:table-cell table:style-name="ce1" office:value-type="string">
            <text:p>C0010</text:p>
          </table:table-cell>
          <table:table-cell table:style-name="ce1" office:value-type="string">
            <text:p>USD</text:p>
          </table:table-cell>
          <table:table-cell table:style-name="ce1" office:value-type="float" office:value="2915.63615165386">
            <text:p>2915.6361516538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.246">
            <text:p>4.246</text:p>
          </table:table-cell>
          <table:table-cell table:style-name="ce1" office:value-type="float" office:value="42.46">
            <text:p>42.46</text:p>
          </table:table-cell>
          <table:table-cell table:style-name="ce1" office:value-type="float" office:value="12379.7910999223">
            <text:p>12379.7910999223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872">
            <text:p>42872</text:p>
          </table:table-cell>
          <table:table-cell table:number-columns-repeated="2"/>
          <table:table-cell table:style-name="ce1" office:value-type="string">
            <text:p>O0010</text:p>
          </table:table-cell>
          <table:table-cell table:style-name="ce1" office:value-type="string">
            <text:p>USD</text:p>
          </table:table-cell>
          <table:table-cell table:style-name="ce1" office:value-type="float" office:value="3005.31497948016">
            <text:p>3005.3149794801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.848">
            <text:p>5.848</text:p>
          </table:table-cell>
          <table:table-cell table:style-name="ce1" office:value-type="float" office:value="29.24">
            <text:p>29.24</text:p>
          </table:table-cell>
          <table:table-cell table:style-name="ce1" office:value-type="float" office:value="17575.082">
            <text:p>17575.082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03">
            <text:p>42903</text:p>
          </table:table-cell>
          <table:table-cell table:number-columns-repeated="2"/>
          <table:table-cell table:style-name="ce1" office:value-type="string">
            <text:p>C0080</text:p>
          </table:table-cell>
          <table:table-cell table:style-name="ce1" office:value-type="string">
            <text:p>USD</text:p>
          </table:table-cell>
          <table:table-cell table:style-name="ce1" office:value-type="float" office:value="2999.6394124847">
            <text:p>2999.63941248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.17">
            <text:p>8.17</text:p>
          </table:table-cell>
          <table:table-cell table:style-name="ce1" office:value-type="float" office:value="40.85">
            <text:p>40.85</text:p>
          </table:table-cell>
          <table:table-cell table:style-name="ce1" office:value-type="float" office:value="24507.054">
            <text:p>24507.054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03">
            <text:p>42903</text:p>
          </table:table-cell>
          <table:table-cell table:number-columns-repeated="2"/>
          <table:table-cell table:style-name="ce1" office:value-type="string">
            <text:p>C0082</text:p>
          </table:table-cell>
          <table:table-cell table:style-name="ce1" office:value-type="string">
            <text:p>USD</text:p>
          </table:table-cell>
          <table:table-cell table:style-name="ce1" office:value-type="float" office:value="2999.6394124847">
            <text:p>2999.63941248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.17">
            <text:p>8.17</text:p>
          </table:table-cell>
          <table:table-cell table:style-name="ce1" office:value-type="float" office:value="40.85">
            <text:p>40.85</text:p>
          </table:table-cell>
          <table:table-cell table:style-name="ce1" office:value-type="float" office:value="24507.054">
            <text:p>24507.054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04">
            <text:p>42904</text:p>
          </table:table-cell>
          <table:table-cell table:number-columns-repeated="2"/>
          <table:table-cell table:style-name="ce1" office:value-type="string">
            <text:p>A0010</text:p>
          </table:table-cell>
          <table:table-cell table:style-name="ce1" office:value-type="string">
            <text:p>USD</text:p>
          </table:table-cell>
          <table:table-cell table:style-name="ce1" office:value-type="float" office:value="3089.62842215256">
            <text:p>3089.6284221525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.3925">
            <text:p>2.3925</text:p>
          </table:table-cell>
          <table:table-cell table:style-name="ce1" office:value-type="float" office:value="23.925">
            <text:p>23.925</text:p>
          </table:table-cell>
          <table:table-cell table:style-name="ce1" office:value-type="float" office:value="7391.936">
            <text:p>7391.936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04">
            <text:p>42904</text:p>
          </table:table-cell>
          <table:table-cell table:number-columns-repeated="2"/>
          <table:table-cell table:style-name="ce1" office:value-type="string">
            <text:p>A0011</text:p>
          </table:table-cell>
          <table:table-cell table:style-name="ce1" office:value-type="string">
            <text:p>USD</text:p>
          </table:table-cell>
          <table:table-cell table:style-name="ce1" office:value-type="float" office:value="3050">
            <text:p>305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.3925">
            <text:p>2.3925</text:p>
          </table:table-cell>
          <table:table-cell table:style-name="ce1" office:value-type="float" office:value="23.925">
            <text:p>23.925</text:p>
          </table:table-cell>
          <table:table-cell table:style-name="ce1" office:value-type="float" office:value="7297.125">
            <text:p>7297.125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12">
            <text:p>42912</text:p>
          </table:table-cell>
          <table:table-cell table:number-columns-repeated="2"/>
          <table:table-cell table:style-name="ce1" office:value-type="string">
            <text:p>C0090</text:p>
          </table:table-cell>
          <table:table-cell table:style-name="ce1" office:value-type="string">
            <text:p>USD</text:p>
          </table:table-cell>
          <table:table-cell table:style-name="ce1" office:value-type="float" office:value="3147.51405514459">
            <text:p>3147.5140551445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6214285714286">
            <text:p>10.6214285714286</text:p>
          </table:table-cell>
          <table:table-cell table:style-name="ce1" office:value-type="float" office:value="21.2428571428571">
            <text:p>21.2428571428571</text:p>
          </table:table-cell>
          <table:table-cell table:style-name="ce1" office:value-type="float" office:value="33431.0957142857">
            <text:p>33431.0957142857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12">
            <text:p>42912</text:p>
          </table:table-cell>
          <table:table-cell table:number-columns-repeated="2"/>
          <table:table-cell table:style-name="ce1" office:value-type="string">
            <text:p>C0091</text:p>
          </table:table-cell>
          <table:table-cell table:style-name="ce1" office:value-type="string">
            <text:p>USD</text:p>
          </table:table-cell>
          <table:table-cell table:style-name="ce1" office:value-type="float" office:value="3147.51405514459">
            <text:p>3147.5140551445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6214285714286">
            <text:p>10.6214285714286</text:p>
          </table:table-cell>
          <table:table-cell table:style-name="ce1" office:value-type="float" office:value="21.2428571428571">
            <text:p>21.2428571428571</text:p>
          </table:table-cell>
          <table:table-cell table:style-name="ce1" office:value-type="float" office:value="33431.0957142857">
            <text:p>33431.0957142857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12">
            <text:p>42912</text:p>
          </table:table-cell>
          <table:table-cell table:number-columns-repeated="2"/>
          <table:table-cell table:style-name="ce1" office:value-type="string">
            <text:p>C0093</text:p>
          </table:table-cell>
          <table:table-cell table:style-name="ce1" office:value-type="string">
            <text:p>USD</text:p>
          </table:table-cell>
          <table:table-cell table:style-name="ce1" office:value-type="float" office:value="3147.51405514459">
            <text:p>3147.5140551445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.6214285714286">
            <text:p>10.6214285714286</text:p>
          </table:table-cell>
          <table:table-cell table:style-name="ce1" office:value-type="float" office:value="31.8642857142857">
            <text:p>31.8642857142857</text:p>
          </table:table-cell>
          <table:table-cell table:style-name="ce1" office:value-type="float" office:value="33431.0957142857">
            <text:p>33431.0957142857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17">
            <text:p>42917</text:p>
          </table:table-cell>
          <table:table-cell table:number-columns-repeated="2"/>
          <table:table-cell table:style-name="ce1" office:value-type="string">
            <text:p>C0090</text:p>
          </table:table-cell>
          <table:table-cell table:style-name="ce1" office:value-type="string">
            <text:p>USD</text:p>
          </table:table-cell>
          <table:table-cell table:style-name="ce1" office:value-type="float" office:value="3085.37849117175">
            <text:p>3085.3784911717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.3833333333333">
            <text:p>10.3833333333333</text:p>
          </table:table-cell>
          <table:table-cell table:style-name="ce1" office:value-type="float" office:value="31.15">
            <text:p>31.15</text:p>
          </table:table-cell>
          <table:table-cell table:style-name="ce1" office:value-type="float" office:value="32036.5133333333">
            <text:p>32036.5133333333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25">
            <text:p>42925</text:p>
          </table:table-cell>
          <table:table-cell table:number-columns-repeated="2"/>
          <table:table-cell table:style-name="ce1" office:value-type="string">
            <text:p>O0014</text:p>
          </table:table-cell>
          <table:table-cell table:style-name="ce1" office:value-type="string">
            <text:p>USD</text:p>
          </table:table-cell>
          <table:table-cell table:style-name="ce1" office:value-type="float" office:value="3233.21384817823">
            <text:p>3233.2138481782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.92">
            <text:p>4.92</text:p>
          </table:table-cell>
          <table:table-cell table:style-name="ce1" office:value-type="float" office:value="4.92">
            <text:p>4.92</text:p>
          </table:table-cell>
          <table:table-cell table:style-name="ce1" office:value-type="float" office:value="15907.4121330369">
            <text:p>15907.4121330369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25">
            <text:p>42925</text:p>
          </table:table-cell>
          <table:table-cell table:number-columns-repeated="2"/>
          <table:table-cell table:style-name="ce1" office:value-type="string">
            <text:p>O0015</text:p>
          </table:table-cell>
          <table:table-cell table:style-name="ce1" office:value-type="string">
            <text:p>USD</text:p>
          </table:table-cell>
          <table:table-cell table:style-name="ce1" office:value-type="float" office:value="3233.21384817823">
            <text:p>3233.2138481782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.92">
            <text:p>4.92</text:p>
          </table:table-cell>
          <table:table-cell table:style-name="ce1" office:value-type="float" office:value="4.92">
            <text:p>4.92</text:p>
          </table:table-cell>
          <table:table-cell table:style-name="ce1" office:value-type="float" office:value="15907.4121330369">
            <text:p>15907.4121330369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25">
            <text:p>42925</text:p>
          </table:table-cell>
          <table:table-cell table:number-columns-repeated="2"/>
          <table:table-cell table:style-name="ce1" office:value-type="string">
            <text:p>C0121</text:p>
          </table:table-cell>
          <table:table-cell table:style-name="ce1" office:value-type="string">
            <text:p>USD</text:p>
          </table:table-cell>
          <table:table-cell table:style-name="ce1" office:value-type="float" office:value="3233.21384817823">
            <text:p>3233.2138481782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34">
            <text:p>4.34</text:p>
          </table:table-cell>
          <table:table-cell table:style-name="ce1" office:value-type="float" office:value="8.68">
            <text:p>8.68</text:p>
          </table:table-cell>
          <table:table-cell table:style-name="ce1" office:value-type="float" office:value="14032.1481010935">
            <text:p>14032.1481010935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25">
            <text:p>42925</text:p>
          </table:table-cell>
          <table:table-cell table:number-columns-repeated="2"/>
          <table:table-cell table:style-name="ce1" office:value-type="string">
            <text:p>C0122</text:p>
          </table:table-cell>
          <table:table-cell table:style-name="ce1" office:value-type="string">
            <text:p>USD</text:p>
          </table:table-cell>
          <table:table-cell table:style-name="ce1" office:value-type="float" office:value="3233.21384817823">
            <text:p>3233.213848178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.34">
            <text:p>4.34</text:p>
          </table:table-cell>
          <table:table-cell table:style-name="ce1" office:value-type="float" office:value="13.02">
            <text:p>13.02</text:p>
          </table:table-cell>
          <table:table-cell table:style-name="ce1" office:value-type="float" office:value="14032.1481010935">
            <text:p>14032.1481010935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25">
            <text:p>42925</text:p>
          </table:table-cell>
          <table:table-cell table:number-columns-repeated="2"/>
          <table:table-cell table:style-name="ce1" office:value-type="string">
            <text:p>C0102</text:p>
          </table:table-cell>
          <table:table-cell table:style-name="ce1" office:value-type="string">
            <text:p>USD</text:p>
          </table:table-cell>
          <table:table-cell table:style-name="ce1" office:value-type="float" office:value="3233.21384817823">
            <text:p>3233.2138481782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365">
            <text:p>8.365</text:p>
          </table:table-cell>
          <table:table-cell table:style-name="ce1" office:value-type="float" office:value="16.73">
            <text:p>16.73</text:p>
          </table:table-cell>
          <table:table-cell table:style-name="ce1" office:value-type="float" office:value="27045.8338400109">
            <text:p>27045.8338400109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25">
            <text:p>42925</text:p>
          </table:table-cell>
          <table:table-cell table:number-columns-repeated="2"/>
          <table:table-cell table:style-name="ce1" office:value-type="string">
            <text:p>C0100</text:p>
          </table:table-cell>
          <table:table-cell table:style-name="ce1" office:value-type="string">
            <text:p>USD</text:p>
          </table:table-cell>
          <table:table-cell table:style-name="ce1" office:value-type="float" office:value="3233.21384817823">
            <text:p>3233.2138481782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.445">
            <text:p>10.445</text:p>
          </table:table-cell>
          <table:table-cell table:style-name="ce1" office:value-type="float" office:value="41.78">
            <text:p>41.78</text:p>
          </table:table-cell>
          <table:table-cell table:style-name="ce1" office:value-type="float" office:value="33770.9186442216">
            <text:p>33770.9186442216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25">
            <text:p>42925</text:p>
          </table:table-cell>
          <table:table-cell table:number-columns-repeated="2"/>
          <table:table-cell table:style-name="ce1" office:value-type="string">
            <text:p>C0101</text:p>
          </table:table-cell>
          <table:table-cell table:style-name="ce1" office:value-type="string">
            <text:p>USD</text:p>
          </table:table-cell>
          <table:table-cell table:style-name="ce1" office:value-type="float" office:value="3233.21384817823">
            <text:p>3233.2138481782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.445">
            <text:p>10.445</text:p>
          </table:table-cell>
          <table:table-cell table:style-name="ce1" office:value-type="float" office:value="41.78">
            <text:p>41.78</text:p>
          </table:table-cell>
          <table:table-cell table:style-name="ce1" office:value-type="float" office:value="33770.9186442216">
            <text:p>33770.9186442216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25">
            <text:p>42925</text:p>
          </table:table-cell>
          <table:table-cell table:number-columns-repeated="2"/>
          <table:table-cell table:style-name="ce1" office:value-type="string">
            <text:p>C0130</text:p>
          </table:table-cell>
          <table:table-cell table:style-name="ce1" office:value-type="string">
            <text:p>USD</text:p>
          </table:table-cell>
          <table:table-cell table:style-name="ce1" office:value-type="float" office:value="3233.21384817823">
            <text:p>3233.2138481782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1.4933333333333">
            <text:p>11.4933333333333</text:p>
          </table:table-cell>
          <table:table-cell table:style-name="ce1" office:value-type="float" office:value="68.96">
            <text:p>68.96</text:p>
          </table:table-cell>
          <table:table-cell table:style-name="ce1" office:value-type="float" office:value="37160.4044950618">
            <text:p>37160.4044950618</text:p>
          </table:table-cell>
          <table:table-cell/>
          <table:table-cell table:style-name="ce1" office:value-type="float" office:value="6">
            <text:p>6</text:p>
          </table:table-cell>
        </table:table-row>
        <table:table-row>
          <table:table-cell table:number-columns-repeated="2"/>
          <table:table-cell table:style-name="ce1" office:value-type="string">
            <text:p>D</text:p>
          </table:table-cell>
          <table:table-cell table:style-name="ce1" office:value-type="float" office:value="42925">
            <text:p>42925</text:p>
          </table:table-cell>
          <table:table-cell table:number-columns-repeated="2"/>
          <table:table-cell table:style-name="ce1" office:value-type="string">
            <text:p>C0110</text:p>
          </table:table-cell>
          <table:table-cell table:style-name="ce1" office:value-type="string">
            <text:p>USD</text:p>
          </table:table-cell>
          <table:table-cell table:style-name="ce1" office:value-type="float" office:value="3233.21384817823">
            <text:p>3233.2138481782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19.6">
            <text:p>19.6</text:p>
          </table:table-cell>
          <table:table-cell table:style-name="ce1" office:value-type="float" office:value="15842.7478560733">
            <text:p>15842.7478560733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36">
            <text:p>42936</text:p>
          </table:table-cell>
          <table:table-cell table:number-columns-repeated="2"/>
          <table:table-cell table:style-name="ce1" office:value-type="string">
            <text:p>H0010</text:p>
          </table:table-cell>
          <table:table-cell table:style-name="ce1" office:value-type="string">
            <text:p>USD</text:p>
          </table:table-cell>
          <table:table-cell table:style-name="ce1" office:value-type="float" office:value="3146.80351239669">
            <text:p>3146.8035123966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30.8">
            <text:p>30.8</text:p>
          </table:table-cell>
          <table:table-cell table:style-name="ce1" office:value-type="float" office:value="13845.9354545455">
            <text:p>13845.9354545455</text:p>
          </table:table-cell>
          <table:table-cell/>
          <table:table-cell table:style-name="ce1" office:value-type="float" office:value="7">
            <text:p>7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36">
            <text:p>42936</text:p>
          </table:table-cell>
          <table:table-cell table:number-columns-repeated="2"/>
          <table:table-cell table:style-name="ce1" office:value-type="string">
            <text:p>H0011</text:p>
          </table:table-cell>
          <table:table-cell table:style-name="ce1" office:value-type="string">
            <text:p>USD</text:p>
          </table:table-cell>
          <table:table-cell table:style-name="ce1" office:value-type="float" office:value="3146.80351239669">
            <text:p>3146.8035123966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13845.9354545455">
            <text:p>13845.9354545455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64">
            <text:p>42964</text:p>
          </table:table-cell>
          <table:table-cell table:number-columns-repeated="2"/>
          <table:table-cell table:style-name="ce1" office:value-type="string">
            <text:p>C0092</text:p>
          </table:table-cell>
          <table:table-cell table:style-name="ce1" office:value-type="string">
            <text:p>USD</text:p>
          </table:table-cell>
          <table:table-cell table:style-name="ce1" office:value-type="float" office:value="3115.47305825243">
            <text:p>3115.4730582524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41.2">
            <text:p>41.2</text:p>
          </table:table-cell>
          <table:table-cell table:style-name="ce1" office:value-type="float" office:value="32089.3725">
            <text:p>32089.3725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79">
            <text:p>42979</text:p>
          </table:table-cell>
          <table:table-cell table:number-columns-repeated="2"/>
          <table:table-cell table:style-name="ce1" office:value-type="string">
            <text:p>C0091</text:p>
          </table:table-cell>
          <table:table-cell table:style-name="ce1" office:value-type="string">
            <text:p>USD</text:p>
          </table:table-cell>
          <table:table-cell table:style-name="ce1" office:value-type="float" office:value="3082.07757268669">
            <text:p>3082.0775726866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.51">
            <text:p>9.51</text:p>
          </table:table-cell>
          <table:table-cell table:style-name="ce1" office:value-type="float" office:value="47.55">
            <text:p>47.55</text:p>
          </table:table-cell>
          <table:table-cell table:style-name="ce1" office:value-type="float" office:value="29310.5577162505">
            <text:p>29310.5577162505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79">
            <text:p>42979</text:p>
          </table:table-cell>
          <table:table-cell table:number-columns-repeated="2"/>
          <table:table-cell table:style-name="ce1" office:value-type="string">
            <text:p>C0130</text:p>
          </table:table-cell>
          <table:table-cell table:style-name="ce1" office:value-type="string">
            <text:p>USD</text:p>
          </table:table-cell>
          <table:table-cell table:style-name="ce1" office:value-type="float" office:value="3082.07757268669">
            <text:p>3082.0775726866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.78">
            <text:p>11.78</text:p>
          </table:table-cell>
          <table:table-cell table:style-name="ce1" office:value-type="float" office:value="35.34">
            <text:p>35.34</text:p>
          </table:table-cell>
          <table:table-cell table:style-name="ce1" office:value-type="float" office:value="36306.8738062492">
            <text:p>36306.8738062492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80">
            <text:p>42980</text:p>
          </table:table-cell>
          <table:table-cell table:number-columns-repeated="2"/>
          <table:table-cell table:style-name="ce1" office:value-type="string">
            <text:p>C0130</text:p>
          </table:table-cell>
          <table:table-cell table:style-name="ce1" office:value-type="string">
            <text:p>USD</text:p>
          </table:table-cell>
          <table:table-cell table:style-name="ce1" office:value-type="float" office:value="3049.79894859813">
            <text:p>3049.7989485981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2.2285714285714">
            <text:p>12.2285714285714</text:p>
          </table:table-cell>
          <table:table-cell table:style-name="ce1" office:value-type="float" office:value="85.6">
            <text:p>85.6</text:p>
          </table:table-cell>
          <table:table-cell table:style-name="ce1" office:value-type="float" office:value="37294.6842857143">
            <text:p>37294.6842857143</text:p>
          </table:table-cell>
          <table:table-cell/>
          <table:table-cell table:style-name="ce1" office:value-type="float" office:value="7">
            <text:p>7</text:p>
          </table:table-cell>
        </table:table-row>
        <table:table-row>
          <table:table-cell table:number-columns-repeated="2"/>
          <table:table-cell table:style-name="ce1" office:value-type="string">
            <text:p>P</text:p>
          </table:table-cell>
          <table:table-cell table:style-name="ce1" office:value-type="float" office:value="42981">
            <text:p>42981</text:p>
          </table:table-cell>
          <table:table-cell table:number-columns-repeated="2"/>
          <table:table-cell table:style-name="ce1" office:value-type="string">
            <text:p>C0040</text:p>
          </table:table-cell>
          <table:table-cell table:style-name="ce1" office:value-type="string">
            <text:p>USD</text:p>
          </table:table-cell>
          <table:table-cell table:style-name="ce1" office:value-type="float" office:value="3037.364324889">
            <text:p>3037.36432488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.895">
            <text:p>2.895</text:p>
          </table:table-cell>
          <table:table-cell table:style-name="ce1" office:value-type="float" office:value="28.95">
            <text:p>28.95</text:p>
          </table:table-cell>
          <table:table-cell table:style-name="ce1" office:value-type="float" office:value="8793.16972055367">
            <text:p>8793.16972055367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81">
            <text:p>42981</text:p>
          </table:table-cell>
          <table:table-cell table:number-columns-repeated="2"/>
          <table:table-cell table:style-name="ce1" office:value-type="string">
            <text:p>C0010</text:p>
          </table:table-cell>
          <table:table-cell table:style-name="ce1" office:value-type="string">
            <text:p>USD</text:p>
          </table:table-cell>
          <table:table-cell table:style-name="ce1" office:value-type="float" office:value="3037.364324889">
            <text:p>3037.36432488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.726">
            <text:p>4.726</text:p>
          </table:table-cell>
          <table:table-cell table:style-name="ce1" office:value-type="float" office:value="23.63">
            <text:p>23.63</text:p>
          </table:table-cell>
          <table:table-cell table:style-name="ce1" office:value-type="float" office:value="14354.5837994254">
            <text:p>14354.5837994254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81">
            <text:p>42981</text:p>
          </table:table-cell>
          <table:table-cell table:number-columns-repeated="2"/>
          <table:table-cell table:style-name="ce1" office:value-type="string">
            <text:p>C0140</text:p>
          </table:table-cell>
          <table:table-cell table:style-name="ce1" office:value-type="string">
            <text:p>USD</text:p>
          </table:table-cell>
          <table:table-cell table:style-name="ce1" office:value-type="float" office:value="3037.364324889">
            <text:p>3037.36432488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8224.185949334">
            <text:p>18224.185949334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2981">
            <text:p>42981</text:p>
          </table:table-cell>
          <table:table-cell table:number-columns-repeated="2"/>
          <table:table-cell table:style-name="ce1" office:value-type="string">
            <text:p>C0141</text:p>
          </table:table-cell>
          <table:table-cell table:style-name="ce1" office:value-type="string">
            <text:p>USD</text:p>
          </table:table-cell>
          <table:table-cell table:style-name="ce1" office:value-type="float" office:value="3037.364324889">
            <text:p>3037.36432488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8224.185949334">
            <text:p>18224.185949334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03">
            <text:p>43003</text:p>
          </table:table-cell>
          <table:table-cell table:number-columns-repeated="2"/>
          <table:table-cell table:style-name="ce1" office:value-type="string">
            <text:p>C0092</text:p>
          </table:table-cell>
          <table:table-cell table:style-name="ce1" office:value-type="string">
            <text:p>USD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.91">
            <text:p>9.91</text:p>
          </table:table-cell>
          <table:table-cell table:style-name="ce1" office:value-type="float" office:value="49.55">
            <text:p>49.55</text:p>
          </table:table-cell>
          <table:table-cell table:style-name="ce1" office:value-type="float" office:value="29730">
            <text:p>29730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03">
            <text:p>43003</text:p>
          </table:table-cell>
          <table:table-cell table:number-columns-repeated="2"/>
          <table:table-cell table:style-name="ce1" office:value-type="string">
            <text:p>C0090</text:p>
          </table:table-cell>
          <table:table-cell table:style-name="ce1" office:value-type="string">
            <text:p>USD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.91">
            <text:p>9.91</text:p>
          </table:table-cell>
          <table:table-cell table:style-name="ce1" office:value-type="float" office:value="49.55">
            <text:p>49.55</text:p>
          </table:table-cell>
          <table:table-cell table:style-name="ce1" office:value-type="float" office:value="29730">
            <text:p>29730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11">
            <text:p>43011</text:p>
          </table:table-cell>
          <table:table-cell table:number-columns-repeated="2"/>
          <table:table-cell table:style-name="ce1" office:value-type="string">
            <text:p>O0010</text:p>
          </table:table-cell>
          <table:table-cell table:style-name="ce1" office:value-type="string">
            <text:p>USD</text:p>
          </table:table-cell>
          <table:table-cell table:style-name="ce1" office:value-type="float" office:value="3088.05904522613">
            <text:p>3088.0590452261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.34181818181818">
            <text:p>4.34181818181818</text:p>
          </table:table-cell>
          <table:table-cell table:style-name="ce1" office:value-type="float" office:value="47.76">
            <text:p>47.76</text:p>
          </table:table-cell>
          <table:table-cell table:style-name="ce1" office:value-type="float" office:value="13407.7909090909">
            <text:p>13407.7909090909</text:p>
          </table:table-cell>
          <table:table-cell/>
          <table:table-cell table:style-name="ce1" office:value-type="float" office:value="11">
            <text:p>1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16">
            <text:p>43016</text:p>
          </table:table-cell>
          <table:table-cell table:number-columns-repeated="2"/>
          <table:table-cell table:style-name="ce1" office:value-type="string">
            <text:p>J0060</text:p>
          </table:table-cell>
          <table:table-cell table:style-name="ce1" office:value-type="string">
            <text:p>USD</text:p>
          </table:table-cell>
          <table:table-cell table:style-name="ce1" office:value-type="float" office:value="3059.8415502241">
            <text:p>3059.84155022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749375">
            <text:p>0.749375</text:p>
          </table:table-cell>
          <table:table-cell table:style-name="ce1" office:value-type="float" office:value="2.9975">
            <text:p>2.9975</text:p>
          </table:table-cell>
          <table:table-cell table:style-name="ce1" office:value-type="float" office:value="2292.96876169918">
            <text:p>2292.96876169918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16">
            <text:p>43016</text:p>
          </table:table-cell>
          <table:table-cell table:number-columns-repeated="2"/>
          <table:table-cell table:style-name="ce1" office:value-type="string">
            <text:p>J0061</text:p>
          </table:table-cell>
          <table:table-cell table:style-name="ce1" office:value-type="string">
            <text:p>USD</text:p>
          </table:table-cell>
          <table:table-cell table:style-name="ce1" office:value-type="float" office:value="3059.8415502241">
            <text:p>3059.84155022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749375">
            <text:p>0.749375</text:p>
          </table:table-cell>
          <table:table-cell table:style-name="ce1" office:value-type="float" office:value="2.9975">
            <text:p>2.9975</text:p>
          </table:table-cell>
          <table:table-cell table:style-name="ce1" office:value-type="float" office:value="2292.96876169918">
            <text:p>2292.96876169918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16">
            <text:p>43016</text:p>
          </table:table-cell>
          <table:table-cell table:number-columns-repeated="2"/>
          <table:table-cell table:style-name="ce1" office:value-type="string">
            <text:p>J0062</text:p>
          </table:table-cell>
          <table:table-cell table:style-name="ce1" office:value-type="string">
            <text:p>USD</text:p>
          </table:table-cell>
          <table:table-cell table:style-name="ce1" office:value-type="float" office:value="3059.8415502241">
            <text:p>3059.84155022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749375">
            <text:p>0.749375</text:p>
          </table:table-cell>
          <table:table-cell table:style-name="ce1" office:value-type="float" office:value="2.9975">
            <text:p>2.9975</text:p>
          </table:table-cell>
          <table:table-cell table:style-name="ce1" office:value-type="float" office:value="2292.96876169918">
            <text:p>2292.96876169918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16">
            <text:p>43016</text:p>
          </table:table-cell>
          <table:table-cell table:number-columns-repeated="2"/>
          <table:table-cell table:style-name="ce1" office:value-type="string">
            <text:p>J0063</text:p>
          </table:table-cell>
          <table:table-cell table:style-name="ce1" office:value-type="string">
            <text:p>USD</text:p>
          </table:table-cell>
          <table:table-cell table:style-name="ce1" office:value-type="float" office:value="3059.8415502241">
            <text:p>3059.84155022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749375">
            <text:p>0.749375</text:p>
          </table:table-cell>
          <table:table-cell table:style-name="ce1" office:value-type="float" office:value="2.9975">
            <text:p>2.9975</text:p>
          </table:table-cell>
          <table:table-cell table:style-name="ce1" office:value-type="float" office:value="2292.96876169918">
            <text:p>2292.96876169918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16">
            <text:p>43016</text:p>
          </table:table-cell>
          <table:table-cell table:number-columns-repeated="2"/>
          <table:table-cell table:style-name="ce1" office:value-type="string">
            <text:p>J0064</text:p>
          </table:table-cell>
          <table:table-cell table:style-name="ce1" office:value-type="string">
            <text:p>USD</text:p>
          </table:table-cell>
          <table:table-cell table:style-name="ce1" office:value-type="float" office:value="3059.8415502241">
            <text:p>3059.84155022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749375">
            <text:p>0.749375</text:p>
          </table:table-cell>
          <table:table-cell table:style-name="ce1" office:value-type="float" office:value="2.9975">
            <text:p>2.9975</text:p>
          </table:table-cell>
          <table:table-cell table:style-name="ce1" office:value-type="float" office:value="2292.96876169918">
            <text:p>2292.96876169918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16">
            <text:p>43016</text:p>
          </table:table-cell>
          <table:table-cell table:number-columns-repeated="2"/>
          <table:table-cell table:style-name="ce1" office:value-type="string">
            <text:p>J0065</text:p>
          </table:table-cell>
          <table:table-cell table:style-name="ce1" office:value-type="string">
            <text:p>USD</text:p>
          </table:table-cell>
          <table:table-cell table:style-name="ce1" office:value-type="float" office:value="3059.8415502241">
            <text:p>3059.84155022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749375">
            <text:p>0.749375</text:p>
          </table:table-cell>
          <table:table-cell table:style-name="ce1" office:value-type="float" office:value="2.9975">
            <text:p>2.9975</text:p>
          </table:table-cell>
          <table:table-cell table:style-name="ce1" office:value-type="float" office:value="2292.96876169918">
            <text:p>2292.96876169918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16">
            <text:p>43016</text:p>
          </table:table-cell>
          <table:table-cell table:number-columns-repeated="2"/>
          <table:table-cell table:style-name="ce1" office:value-type="string">
            <text:p>J0066</text:p>
          </table:table-cell>
          <table:table-cell table:style-name="ce1" office:value-type="string">
            <text:p>USD</text:p>
          </table:table-cell>
          <table:table-cell table:style-name="ce1" office:value-type="float" office:value="3059.8415502241">
            <text:p>3059.84155022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749375">
            <text:p>0.749375</text:p>
          </table:table-cell>
          <table:table-cell table:style-name="ce1" office:value-type="float" office:value="2.9975">
            <text:p>2.9975</text:p>
          </table:table-cell>
          <table:table-cell table:style-name="ce1" office:value-type="float" office:value="2292.96876169918">
            <text:p>2292.96876169918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16">
            <text:p>43016</text:p>
          </table:table-cell>
          <table:table-cell table:number-columns-repeated="2"/>
          <table:table-cell table:style-name="ce1" office:value-type="string">
            <text:p>J0070</text:p>
          </table:table-cell>
          <table:table-cell table:style-name="ce1" office:value-type="string">
            <text:p>USD</text:p>
          </table:table-cell>
          <table:table-cell table:style-name="ce1" office:value-type="float" office:value="3059.8415502241">
            <text:p>3059.84155022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.239375">
            <text:p>1.239375</text:p>
          </table:table-cell>
          <table:table-cell table:style-name="ce1" office:value-type="float" office:value="4.9575">
            <text:p>4.9575</text:p>
          </table:table-cell>
          <table:table-cell table:style-name="ce1" office:value-type="float" office:value="3792.29112130899">
            <text:p>3792.29112130899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16">
            <text:p>43016</text:p>
          </table:table-cell>
          <table:table-cell table:number-columns-repeated="2"/>
          <table:table-cell table:style-name="ce1" office:value-type="string">
            <text:p>J0071</text:p>
          </table:table-cell>
          <table:table-cell table:style-name="ce1" office:value-type="string">
            <text:p>USD</text:p>
          </table:table-cell>
          <table:table-cell table:style-name="ce1" office:value-type="float" office:value="3059.8415502241">
            <text:p>3059.84155022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749375">
            <text:p>0.749375</text:p>
          </table:table-cell>
          <table:table-cell table:style-name="ce1" office:value-type="float" office:value="2.9975">
            <text:p>2.9975</text:p>
          </table:table-cell>
          <table:table-cell table:style-name="ce1" office:value-type="float" office:value="2292.96876169918">
            <text:p>2292.96876169918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16">
            <text:p>43016</text:p>
          </table:table-cell>
          <table:table-cell table:number-columns-repeated="2"/>
          <table:table-cell table:style-name="ce1" office:value-type="string">
            <text:p>J0072</text:p>
          </table:table-cell>
          <table:table-cell table:style-name="ce1" office:value-type="string">
            <text:p>USD</text:p>
          </table:table-cell>
          <table:table-cell table:style-name="ce1" office:value-type="float" office:value="3059.8415502241">
            <text:p>3059.84155022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749375">
            <text:p>0.749375</text:p>
          </table:table-cell>
          <table:table-cell table:style-name="ce1" office:value-type="float" office:value="2.9975">
            <text:p>2.9975</text:p>
          </table:table-cell>
          <table:table-cell table:style-name="ce1" office:value-type="float" office:value="2292.96876169918">
            <text:p>2292.96876169918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16">
            <text:p>43016</text:p>
          </table:table-cell>
          <table:table-cell table:number-columns-repeated="2"/>
          <table:table-cell table:style-name="ce1" office:value-type="string">
            <text:p>J0073</text:p>
          </table:table-cell>
          <table:table-cell table:style-name="ce1" office:value-type="string">
            <text:p>USD</text:p>
          </table:table-cell>
          <table:table-cell table:style-name="ce1" office:value-type="float" office:value="3059.8415502241">
            <text:p>3059.84155022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749375">
            <text:p>0.749375</text:p>
          </table:table-cell>
          <table:table-cell table:style-name="ce1" office:value-type="float" office:value="2.9975">
            <text:p>2.9975</text:p>
          </table:table-cell>
          <table:table-cell table:style-name="ce1" office:value-type="float" office:value="2292.96876169918">
            <text:p>2292.96876169918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16">
            <text:p>43016</text:p>
          </table:table-cell>
          <table:table-cell table:number-columns-repeated="2"/>
          <table:table-cell table:style-name="ce1" office:value-type="string">
            <text:p>J0074</text:p>
          </table:table-cell>
          <table:table-cell table:style-name="ce1" office:value-type="string">
            <text:p>USD</text:p>
          </table:table-cell>
          <table:table-cell table:style-name="ce1" office:value-type="float" office:value="3059.8415502241">
            <text:p>3059.841550224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749375">
            <text:p>0.749375</text:p>
          </table:table-cell>
          <table:table-cell table:style-name="ce1" office:value-type="float" office:value="2.9975">
            <text:p>2.9975</text:p>
          </table:table-cell>
          <table:table-cell table:style-name="ce1" office:value-type="float" office:value="2292.96876169918">
            <text:p>2292.96876169918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16">
            <text:p>43016</text:p>
          </table:table-cell>
          <table:table-cell table:number-columns-repeated="2"/>
          <table:table-cell table:style-name="ce1" office:value-type="string">
            <text:p>C0030</text:p>
          </table:table-cell>
          <table:table-cell table:style-name="ce1" office:value-type="string">
            <text:p>USD</text:p>
          </table:table-cell>
          <table:table-cell table:style-name="ce1" office:value-type="float" office:value="3059.8417604913">
            <text:p>3059.841760491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.25666666666667">
            <text:p>3.25666666666667</text:p>
          </table:table-cell>
          <table:table-cell table:style-name="ce1" office:value-type="float" office:value="48.85">
            <text:p>48.85</text:p>
          </table:table-cell>
          <table:table-cell table:style-name="ce1" office:value-type="float" office:value="9964.88466666667">
            <text:p>9964.88466666667</text:p>
          </table:table-cell>
          <table:table-cell/>
          <table:table-cell table:style-name="ce1" office:value-type="float" office:value="15">
            <text:p>1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27">
            <text:p>43027</text:p>
          </table:table-cell>
          <table:table-cell table:number-columns-repeated="2"/>
          <table:table-cell table:style-name="ce1" office:value-type="string">
            <text:p>A0020</text:p>
          </table:table-cell>
          <table:table-cell table:style-name="ce1" office:value-type="string">
            <text:p>USD</text:p>
          </table:table-cell>
          <table:table-cell table:style-name="ce1" office:value-type="float" office:value="3054.7186646434">
            <text:p>3054.718664643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375">
            <text:p>8.2375</text:p>
          </table:table-cell>
          <table:table-cell table:style-name="ce1" office:value-type="float" office:value="16.475">
            <text:p>16.475</text:p>
          </table:table-cell>
          <table:table-cell table:style-name="ce1" office:value-type="float" office:value="25163.245">
            <text:p>25163.245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27">
            <text:p>43027</text:p>
          </table:table-cell>
          <table:table-cell table:number-columns-repeated="2"/>
          <table:table-cell table:style-name="ce1" office:value-type="string">
            <text:p>A0021</text:p>
          </table:table-cell>
          <table:table-cell table:style-name="ce1" office:value-type="string">
            <text:p>USD</text:p>
          </table:table-cell>
          <table:table-cell table:style-name="ce1" office:value-type="float" office:value="3054.7186646434">
            <text:p>3054.718664643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375">
            <text:p>8.2375</text:p>
          </table:table-cell>
          <table:table-cell table:style-name="ce1" office:value-type="float" office:value="16.475">
            <text:p>16.475</text:p>
          </table:table-cell>
          <table:table-cell table:style-name="ce1" office:value-type="float" office:value="25163.245">
            <text:p>25163.245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32">
            <text:p>43032</text:p>
          </table:table-cell>
          <table:table-cell table:number-columns-repeated="2"/>
          <table:table-cell table:style-name="ce1" office:value-type="string">
            <text:p>C0130</text:p>
          </table:table-cell>
          <table:table-cell table:style-name="ce1" office:value-type="string">
            <text:p>USD</text:p>
          </table:table-cell>
          <table:table-cell table:style-name="ce1" office:value-type="float" office:value="3106.41037813063">
            <text:p>3106.4103781306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.218">
            <text:p>12.218</text:p>
          </table:table-cell>
          <table:table-cell table:style-name="ce1" office:value-type="float" office:value="122.18">
            <text:p>122.18</text:p>
          </table:table-cell>
          <table:table-cell table:style-name="ce1" office:value-type="float" office:value="37954.122">
            <text:p>37954.122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D</text:p>
          </table:table-cell>
          <table:table-cell table:style-name="ce1" office:value-type="float" office:value="43034">
            <text:p>43034</text:p>
          </table:table-cell>
          <table:table-cell table:number-columns-repeated="2"/>
          <table:table-cell table:style-name="ce1" office:value-type="string">
            <text:p>J0080</text:p>
          </table:table-cell>
          <table:table-cell table:style-name="ce1" office:value-type="string">
            <text:p>USD</text:p>
          </table:table-cell>
          <table:table-cell table:style-name="ce1" office:value-type="float" office:value="3125.26131630103">
            <text:p>3125.2613163010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.1253125">
            <text:p>1.1253125</text:p>
          </table:table-cell>
          <table:table-cell table:style-name="ce1" office:value-type="float" office:value="36.01">
            <text:p>36.01</text:p>
          </table:table-cell>
          <table:table-cell table:style-name="ce1" office:value-type="float" office:value="3516.895625">
            <text:p>3516.895625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J0090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716">
            <text:p>3.716</text:p>
          </table:table-cell>
          <table:table-cell table:style-name="ce1" office:value-type="float" office:value="18.58">
            <text:p>18.58</text:p>
          </table:table-cell>
          <table:table-cell table:style-name="ce1" office:value-type="float" office:value="11714.9616651769">
            <text:p>11714.9616651769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C0150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.665787385958">
            <text:p>11.665787385958</text:p>
          </table:table-cell>
          <table:table-cell table:style-name="ce1" office:value-type="float" office:value="23.3315747719159">
            <text:p>23.3315747719159</text:p>
          </table:table-cell>
          <table:table-cell table:style-name="ce1" office:value-type="float" office:value="36777.2475835848">
            <text:p>36777.2475835848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C0160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10749702499009">
            <text:p>8.10749702499009</text:p>
          </table:table-cell>
          <table:table-cell table:style-name="ce1" office:value-type="float" office:value="16.2149940499802">
            <text:p>16.2149940499802</text:p>
          </table:table-cell>
          <table:table-cell table:style-name="ce1" office:value-type="float" office:value="25559.4770851169">
            <text:p>25559.4770851169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C0083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97244744149147">
            <text:p>6.97244744149147</text:p>
          </table:table-cell>
          <table:table-cell table:style-name="ce1" office:value-type="float" office:value="13.9448948829829">
            <text:p>13.9448948829829</text:p>
          </table:table-cell>
          <table:table-cell table:style-name="ce1" office:value-type="float" office:value="21981.1502932005">
            <text:p>21981.1502932005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C0170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22475604918683">
            <text:p>6.22475604918683</text:p>
          </table:table-cell>
          <table:table-cell table:style-name="ce1" office:value-type="float" office:value="12.4495120983737">
            <text:p>12.4495120983737</text:p>
          </table:table-cell>
          <table:table-cell table:style-name="ce1" office:value-type="float" office:value="19623.9985175731">
            <text:p>19623.9985175731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C0171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22475604918683">
            <text:p>6.22475604918683</text:p>
          </table:table-cell>
          <table:table-cell table:style-name="ce1" office:value-type="float" office:value="12.4495120983737">
            <text:p>12.4495120983737</text:p>
          </table:table-cell>
          <table:table-cell table:style-name="ce1" office:value-type="float" office:value="19623.9985175731">
            <text:p>19623.9985175731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C0172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22475604918683">
            <text:p>6.22475604918683</text:p>
          </table:table-cell>
          <table:table-cell table:style-name="ce1" office:value-type="float" office:value="12.4495120983737">
            <text:p>12.4495120983737</text:p>
          </table:table-cell>
          <table:table-cell table:style-name="ce1" office:value-type="float" office:value="19623.9985175731">
            <text:p>19623.9985175731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J0100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.17556109725686">
            <text:p>5.17556109725686</text:p>
          </table:table-cell>
          <table:table-cell table:style-name="ce1" office:value-type="float" office:value="25.8778054862843">
            <text:p>25.8778054862843</text:p>
          </table:table-cell>
          <table:table-cell table:style-name="ce1" office:value-type="float" office:value="16316.3347282413">
            <text:p>16316.3347282413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J0110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.06054862842893">
            <text:p>5.06054862842893</text:p>
          </table:table-cell>
          <table:table-cell table:style-name="ce1" office:value-type="float" office:value="20.2421945137157">
            <text:p>20.2421945137157</text:p>
          </table:table-cell>
          <table:table-cell table:style-name="ce1" office:value-type="float" office:value="15953.7495120582">
            <text:p>15953.749512058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J0120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.40116829745597">
            <text:p>4.40116829745597</text:p>
          </table:table-cell>
          <table:table-cell table:style-name="ce1" office:value-type="float" office:value="22.0058414872798">
            <text:p>22.0058414872798</text:p>
          </table:table-cell>
          <table:table-cell table:style-name="ce1" office:value-type="float" office:value="13875.0048134253">
            <text:p>13875.0048134253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J0121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.40116829745597">
            <text:p>4.40116829745597</text:p>
          </table:table-cell>
          <table:table-cell table:style-name="ce1" office:value-type="float" office:value="22.0058414872798">
            <text:p>22.0058414872798</text:p>
          </table:table-cell>
          <table:table-cell table:style-name="ce1" office:value-type="float" office:value="13875.0048134253">
            <text:p>13875.0048134253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J0130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.75714677103718">
            <text:p>6.75714677103718</text:p>
          </table:table-cell>
          <table:table-cell table:style-name="ce1" office:value-type="float" office:value="33.7857338551859">
            <text:p>33.7857338551859</text:p>
          </table:table-cell>
          <table:table-cell table:style-name="ce1" office:value-type="float" office:value="21302.3991896325">
            <text:p>21302.3991896325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J0140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.1656457925636">
            <text:p>6.1656457925636</text:p>
          </table:table-cell>
          <table:table-cell table:style-name="ce1" office:value-type="float" office:value="24.6625831702544">
            <text:p>24.6625831702544</text:p>
          </table:table-cell>
          <table:table-cell table:style-name="ce1" office:value-type="float" office:value="19437.6491122017">
            <text:p>19437.6491122017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C0180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17.8">
            <text:p>17.8</text:p>
          </table:table-cell>
          <table:table-cell table:style-name="ce1" office:value-type="float" office:value="28057.9006512578">
            <text:p>28057.9006512578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C0181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17.8">
            <text:p>17.8</text:p>
          </table:table-cell>
          <table:table-cell table:style-name="ce1" office:value-type="float" office:value="28057.9006512578">
            <text:p>28057.9006512578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C0190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.91">
            <text:p>4.91</text:p>
          </table:table-cell>
          <table:table-cell table:style-name="ce1" office:value-type="float" office:value="19.64">
            <text:p>19.64</text:p>
          </table:table-cell>
          <table:table-cell table:style-name="ce1" office:value-type="float" office:value="15479.133954795">
            <text:p>15479.133954795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50">
            <text:p>43050</text:p>
          </table:table-cell>
          <table:table-cell table:number-columns-repeated="2"/>
          <table:table-cell table:style-name="ce1" office:value-type="string">
            <text:p>C0210</text:p>
          </table:table-cell>
          <table:table-cell table:style-name="ce1" office:value-type="string">
            <text:p>USD</text:p>
          </table:table-cell>
          <table:table-cell table:style-name="ce1" office:value-type="float" office:value="3152.5731068829">
            <text:p>3152.573106882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69">
            <text:p>43069</text:p>
          </table:table-cell>
          <table:table-cell table:number-columns-repeated="2"/>
          <table:table-cell table:style-name="ce1" office:value-type="string">
            <text:p>C0092</text:p>
          </table:table-cell>
          <table:table-cell table:style-name="ce1" office:value-type="string">
            <text:p>USD</text:p>
          </table:table-cell>
          <table:table-cell table:style-name="ce1" office:value-type="float" office:value="3066.15539858729">
            <text:p>3066.1553985872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.91">
            <text:p>9.91</text:p>
          </table:table-cell>
          <table:table-cell table:style-name="ce1" office:value-type="float" office:value="59.46">
            <text:p>59.46</text:p>
          </table:table-cell>
          <table:table-cell table:style-name="ce1" office:value-type="float" office:value="30385.6">
            <text:p>30385.6</text:p>
          </table:table-cell>
          <table:table-cell/>
          <table:table-cell table:style-name="ce1" office:value-type="float" office:value="6">
            <text:p>6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69">
            <text:p>43069</text:p>
          </table:table-cell>
          <table:table-cell table:number-columns-repeated="2"/>
          <table:table-cell table:style-name="ce1" office:value-type="string">
            <text:p>C0090</text:p>
          </table:table-cell>
          <table:table-cell table:style-name="ce1" office:value-type="string">
            <text:p>USD</text:p>
          </table:table-cell>
          <table:table-cell table:style-name="ce1" office:value-type="float" office:value="3066.15539858729">
            <text:p>3066.1553985872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.91">
            <text:p>9.91</text:p>
          </table:table-cell>
          <table:table-cell table:style-name="ce1" office:value-type="float" office:value="99.1">
            <text:p>99.1</text:p>
          </table:table-cell>
          <table:table-cell table:style-name="ce1" office:value-type="float" office:value="30385.6">
            <text:p>30385.6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69">
            <text:p>43069</text:p>
          </table:table-cell>
          <table:table-cell table:number-columns-repeated="2"/>
          <table:table-cell table:style-name="ce1" office:value-type="string">
            <text:p>C0091</text:p>
          </table:table-cell>
          <table:table-cell table:style-name="ce1" office:value-type="string">
            <text:p>USD</text:p>
          </table:table-cell>
          <table:table-cell table:style-name="ce1" office:value-type="float" office:value="3066.15539858729">
            <text:p>3066.1553985872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.91">
            <text:p>9.91</text:p>
          </table:table-cell>
          <table:table-cell table:style-name="ce1" office:value-type="float" office:value="39.64">
            <text:p>39.64</text:p>
          </table:table-cell>
          <table:table-cell table:style-name="ce1" office:value-type="float" office:value="30385.6">
            <text:p>30385.6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80">
            <text:p>43080</text:p>
          </table:table-cell>
          <table:table-cell table:number-columns-repeated="2"/>
          <table:table-cell table:style-name="ce1" office:value-type="string">
            <text:p>O0010</text:p>
          </table:table-cell>
          <table:table-cell table:style-name="ce1" office:value-type="string">
            <text:p>USD</text:p>
          </table:table-cell>
          <table:table-cell table:style-name="ce1" office:value-type="float" office:value="3090.34150921253">
            <text:p>3090.3415092125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.2605">
            <text:p>4.2605</text:p>
          </table:table-cell>
          <table:table-cell table:style-name="ce1" office:value-type="float" office:value="51.126">
            <text:p>51.126</text:p>
          </table:table-cell>
          <table:table-cell table:style-name="ce1" office:value-type="float" office:value="13166.4">
            <text:p>13166.4</text:p>
          </table:table-cell>
          <table:table-cell/>
          <table:table-cell table:style-name="ce1" office:value-type="float" office:value="12">
            <text:p>1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080">
            <text:p>43080</text:p>
          </table:table-cell>
          <table:table-cell table:number-columns-repeated="2"/>
          <table:table-cell table:style-name="ce1" office:value-type="string">
            <text:p>O0013</text:p>
          </table:table-cell>
          <table:table-cell table:style-name="ce1" office:value-type="string">
            <text:p>USD</text:p>
          </table:table-cell>
          <table:table-cell table:style-name="ce1" office:value-type="float" office:value="3090.34150921253">
            <text:p>3090.3415092125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.2605">
            <text:p>4.2605</text:p>
          </table:table-cell>
          <table:table-cell table:style-name="ce1" office:value-type="float" office:value="34.084">
            <text:p>34.084</text:p>
          </table:table-cell>
          <table:table-cell table:style-name="ce1" office:value-type="float" office:value="13166.4">
            <text:p>13166.4</text:p>
          </table:table-cell>
          <table:table-cell/>
          <table:table-cell table:style-name="ce1" office:value-type="float" office:value="8">
            <text:p>8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07">
            <text:p>43107</text:p>
          </table:table-cell>
          <table:table-cell table:number-columns-repeated="2"/>
          <table:table-cell table:style-name="ce1" office:value-type="string">
            <text:p>C0130</text:p>
          </table:table-cell>
          <table:table-cell table:style-name="ce1" office:value-type="string">
            <text:p>USD</text:p>
          </table:table-cell>
          <table:table-cell table:style-name="ce1" office:value-type="float" office:value="3030.05276872964">
            <text:p>3030.0527687296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.28">
            <text:p>12.28</text:p>
          </table:table-cell>
          <table:table-cell table:style-name="ce1" office:value-type="float" office:value="122.8">
            <text:p>122.8</text:p>
          </table:table-cell>
          <table:table-cell table:style-name="ce1" office:value-type="float" office:value="37209.048">
            <text:p>37209.048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15">
            <text:p>43115</text:p>
          </table:table-cell>
          <table:table-cell table:number-columns-repeated="2"/>
          <table:table-cell table:style-name="ce1" office:value-type="string">
            <text:p>C0200</text:p>
          </table:table-cell>
          <table:table-cell table:style-name="ce1" office:value-type="string">
            <text:p>USD</text:p>
          </table:table-cell>
          <table:table-cell table:style-name="ce1" office:value-type="float" office:value="2980.71483739837">
            <text:p>2980.7148373983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24.6">
            <text:p>24.6</text:p>
          </table:table-cell>
          <table:table-cell table:style-name="ce1" office:value-type="float" office:value="24441.8616666667">
            <text:p>24441.8616666667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15">
            <text:p>43115</text:p>
          </table:table-cell>
          <table:table-cell table:number-columns-repeated="2"/>
          <table:table-cell table:style-name="ce1" office:value-type="string">
            <text:p>C0201</text:p>
          </table:table-cell>
          <table:table-cell table:style-name="ce1" office:value-type="string">
            <text:p>USD</text:p>
          </table:table-cell>
          <table:table-cell table:style-name="ce1" office:value-type="float" office:value="2980.71483739837">
            <text:p>2980.7148373983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24441.8616666667">
            <text:p>24441.8616666667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15">
            <text:p>43115</text:p>
          </table:table-cell>
          <table:table-cell table:number-columns-repeated="2"/>
          <table:table-cell table:style-name="ce1" office:value-type="string">
            <text:p>C0202</text:p>
          </table:table-cell>
          <table:table-cell table:style-name="ce1" office:value-type="string">
            <text:p>USD</text:p>
          </table:table-cell>
          <table:table-cell table:style-name="ce1" office:value-type="float" office:value="2980.71483739837">
            <text:p>2980.7148373983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24.6">
            <text:p>24.6</text:p>
          </table:table-cell>
          <table:table-cell table:style-name="ce1" office:value-type="float" office:value="24441.8616666667">
            <text:p>24441.8616666667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15">
            <text:p>43115</text:p>
          </table:table-cell>
          <table:table-cell table:number-columns-repeated="2"/>
          <table:table-cell table:style-name="ce1" office:value-type="string">
            <text:p>C0203</text:p>
          </table:table-cell>
          <table:table-cell table:style-name="ce1" office:value-type="string">
            <text:p>USD</text:p>
          </table:table-cell>
          <table:table-cell table:style-name="ce1" office:value-type="float" office:value="2980.71483739837">
            <text:p>2980.7148373983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24441.8616666667">
            <text:p>24441.8616666667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15">
            <text:p>43115</text:p>
          </table:table-cell>
          <table:table-cell table:number-columns-repeated="2"/>
          <table:table-cell table:style-name="ce1" office:value-type="string">
            <text:p>C0204</text:p>
          </table:table-cell>
          <table:table-cell table:style-name="ce1" office:value-type="string">
            <text:p>USD</text:p>
          </table:table-cell>
          <table:table-cell table:style-name="ce1" office:value-type="float" office:value="2980.71483739837">
            <text:p>2980.7148373983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24441.8616666667">
            <text:p>24441.8616666667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35">
            <text:p>43135</text:p>
          </table:table-cell>
          <table:table-cell table:number-columns-repeated="2"/>
          <table:table-cell table:style-name="ce1" office:value-type="string">
            <text:p>C0040</text:p>
          </table:table-cell>
          <table:table-cell table:style-name="ce1" office:value-type="string">
            <text:p>USD</text:p>
          </table:table-cell>
          <table:table-cell table:style-name="ce1" office:value-type="float" office:value="2972.84045584046">
            <text:p>2972.8404558404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.457">
            <text:p>2.457</text:p>
          </table:table-cell>
          <table:table-cell table:style-name="ce1" office:value-type="float" office:value="24.57">
            <text:p>24.57</text:p>
          </table:table-cell>
          <table:table-cell table:style-name="ce1" office:value-type="float" office:value="7304.269">
            <text:p>7304.269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36">
            <text:p>43136</text:p>
          </table:table-cell>
          <table:table-cell table:number-columns-repeated="2"/>
          <table:table-cell table:style-name="ce1" office:value-type="string">
            <text:p>C0190</text:p>
          </table:table-cell>
          <table:table-cell table:style-name="ce1" office:value-type="string">
            <text:p>USD</text:p>
          </table:table-cell>
          <table:table-cell table:style-name="ce1" office:value-type="float" office:value="2960.8514">
            <text:p>2960.85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.8530388899746">
            <text:p>5.8530388899746</text:p>
          </table:table-cell>
          <table:table-cell table:style-name="ce1" office:value-type="float" office:value="29.265194449873">
            <text:p>29.265194449873</text:p>
          </table:table-cell>
          <table:table-cell table:style-name="ce1" office:value-type="float" office:value="17329.9783916357">
            <text:p>17329.9783916357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36">
            <text:p>43136</text:p>
          </table:table-cell>
          <table:table-cell table:number-columns-repeated="2"/>
          <table:table-cell table:style-name="ce1" office:value-type="string">
            <text:p>C0160</text:p>
          </table:table-cell>
          <table:table-cell table:style-name="ce1" office:value-type="string">
            <text:p>USD</text:p>
          </table:table-cell>
          <table:table-cell table:style-name="ce1" office:value-type="float" office:value="2960.8514">
            <text:p>2960.85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.16552667578659">
            <text:p>9.16552667578659</text:p>
          </table:table-cell>
          <table:table-cell table:style-name="ce1" office:value-type="float" office:value="45.827633378933">
            <text:p>45.827633378933</text:p>
          </table:table-cell>
          <table:table-cell table:style-name="ce1" office:value-type="float" office:value="27137.7624897401">
            <text:p>27137.7624897401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36">
            <text:p>43136</text:p>
          </table:table-cell>
          <table:table-cell table:number-columns-repeated="2"/>
          <table:table-cell table:style-name="ce1" office:value-type="string">
            <text:p>C0120</text:p>
          </table:table-cell>
          <table:table-cell table:style-name="ce1" office:value-type="string">
            <text:p>USD</text:p>
          </table:table-cell>
          <table:table-cell table:style-name="ce1" office:value-type="float" office:value="2960.8514">
            <text:p>2960.85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.78796169630643">
            <text:p>4.78796169630643</text:p>
          </table:table-cell>
          <table:table-cell table:style-name="ce1" office:value-type="float" office:value="14.3638850889193">
            <text:p>14.3638850889193</text:p>
          </table:table-cell>
          <table:table-cell table:style-name="ce1" office:value-type="float" office:value="14176.4430916553">
            <text:p>14176.4430916553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36">
            <text:p>43136</text:p>
          </table:table-cell>
          <table:table-cell table:number-columns-repeated="2"/>
          <table:table-cell table:style-name="ce1" office:value-type="string">
            <text:p>C0122</text:p>
          </table:table-cell>
          <table:table-cell table:style-name="ce1" office:value-type="string">
            <text:p>USD</text:p>
          </table:table-cell>
          <table:table-cell table:style-name="ce1" office:value-type="float" office:value="2960.8514">
            <text:p>2960.85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.78796169630643">
            <text:p>4.78796169630643</text:p>
          </table:table-cell>
          <table:table-cell table:style-name="ce1" office:value-type="float" office:value="14.3638850889193">
            <text:p>14.3638850889193</text:p>
          </table:table-cell>
          <table:table-cell table:style-name="ce1" office:value-type="float" office:value="14176.4430916553">
            <text:p>14176.4430916553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36">
            <text:p>43136</text:p>
          </table:table-cell>
          <table:table-cell table:number-columns-repeated="2"/>
          <table:table-cell table:style-name="ce1" office:value-type="string">
            <text:p>C0123</text:p>
          </table:table-cell>
          <table:table-cell table:style-name="ce1" office:value-type="string">
            <text:p>USD</text:p>
          </table:table-cell>
          <table:table-cell table:style-name="ce1" office:value-type="float" office:value="2960.8514">
            <text:p>2960.85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.78796169630643">
            <text:p>4.78796169630643</text:p>
          </table:table-cell>
          <table:table-cell table:style-name="ce1" office:value-type="float" office:value="14.3638850889193">
            <text:p>14.3638850889193</text:p>
          </table:table-cell>
          <table:table-cell table:style-name="ce1" office:value-type="float" office:value="14176.4430916553">
            <text:p>14176.4430916553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36">
            <text:p>43136</text:p>
          </table:table-cell>
          <table:table-cell table:number-columns-repeated="2"/>
          <table:table-cell table:style-name="ce1" office:value-type="string">
            <text:p>C0124</text:p>
          </table:table-cell>
          <table:table-cell table:style-name="ce1" office:value-type="string">
            <text:p>USD</text:p>
          </table:table-cell>
          <table:table-cell table:style-name="ce1" office:value-type="float" office:value="2960.8514">
            <text:p>2960.85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.78796169630643">
            <text:p>4.78796169630643</text:p>
          </table:table-cell>
          <table:table-cell table:style-name="ce1" office:value-type="float" office:value="14.3638850889193">
            <text:p>14.3638850889193</text:p>
          </table:table-cell>
          <table:table-cell table:style-name="ce1" office:value-type="float" office:value="14176.4430916553">
            <text:p>14176.4430916553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36">
            <text:p>43136</text:p>
          </table:table-cell>
          <table:table-cell table:number-columns-repeated="2"/>
          <table:table-cell table:style-name="ce1" office:value-type="string">
            <text:p>C0092</text:p>
          </table:table-cell>
          <table:table-cell table:style-name="ce1" office:value-type="string">
            <text:p>USD</text:p>
          </table:table-cell>
          <table:table-cell table:style-name="ce1" office:value-type="float" office:value="2960.8514">
            <text:p>2960.85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.7451631815517">
            <text:p>11.7451631815517</text:p>
          </table:table-cell>
          <table:table-cell table:style-name="ce1" office:value-type="float" office:value="58.7258159077584">
            <text:p>58.7258159077584</text:p>
          </table:table-cell>
          <table:table-cell table:style-name="ce1" office:value-type="float" office:value="34775.6828493258">
            <text:p>34775.6828493258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36">
            <text:p>43136</text:p>
          </table:table-cell>
          <table:table-cell table:number-columns-repeated="2"/>
          <table:table-cell table:style-name="ce1" office:value-type="string">
            <text:p>C0091</text:p>
          </table:table-cell>
          <table:table-cell table:style-name="ce1" office:value-type="string">
            <text:p>USD</text:p>
          </table:table-cell>
          <table:table-cell table:style-name="ce1" office:value-type="float" office:value="2960.8514">
            <text:p>2960.85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.7451631815517">
            <text:p>11.7451631815517</text:p>
          </table:table-cell>
          <table:table-cell table:style-name="ce1" office:value-type="float" office:value="58.7258159077584">
            <text:p>58.7258159077584</text:p>
          </table:table-cell>
          <table:table-cell table:style-name="ce1" office:value-type="float" office:value="34775.6828493258">
            <text:p>34775.6828493258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62">
            <text:p>43162</text:p>
          </table:table-cell>
          <table:table-cell table:number-columns-repeated="2"/>
          <table:table-cell table:style-name="ce1" office:value-type="string">
            <text:p>C0220</text:p>
          </table:table-cell>
          <table:table-cell table:style-name="ce1" office:value-type="string">
            <text:p>USD</text:p>
          </table:table-cell>
          <table:table-cell table:style-name="ce1" office:value-type="float" office:value="3009.90100368258">
            <text:p>3009.9010036825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27">
            <text:p>7.27</text:p>
          </table:table-cell>
          <table:table-cell table:style-name="ce1" office:value-type="float" office:value="14.54">
            <text:p>14.54</text:p>
          </table:table-cell>
          <table:table-cell table:style-name="ce1" office:value-type="float" office:value="21881.9802967723">
            <text:p>21881.9802967723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62">
            <text:p>43162</text:p>
          </table:table-cell>
          <table:table-cell table:number-columns-repeated="2"/>
          <table:table-cell table:style-name="ce1" office:value-type="string">
            <text:p>C0221</text:p>
          </table:table-cell>
          <table:table-cell table:style-name="ce1" office:value-type="string">
            <text:p>USD</text:p>
          </table:table-cell>
          <table:table-cell table:style-name="ce1" office:value-type="float" office:value="3009.90100368258">
            <text:p>3009.9010036825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27">
            <text:p>7.27</text:p>
          </table:table-cell>
          <table:table-cell table:style-name="ce1" office:value-type="float" office:value="14.54">
            <text:p>14.54</text:p>
          </table:table-cell>
          <table:table-cell table:style-name="ce1" office:value-type="float" office:value="21881.9802967723">
            <text:p>21881.9802967723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62">
            <text:p>43162</text:p>
          </table:table-cell>
          <table:table-cell table:number-columns-repeated="2"/>
          <table:table-cell table:style-name="ce1" office:value-type="string">
            <text:p>C0230</text:p>
          </table:table-cell>
          <table:table-cell table:style-name="ce1" office:value-type="string">
            <text:p>USD</text:p>
          </table:table-cell>
          <table:table-cell table:style-name="ce1" office:value-type="float" office:value="3009.90100368258">
            <text:p>3009.9010036825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.79">
            <text:p>12.79</text:p>
          </table:table-cell>
          <table:table-cell table:style-name="ce1" office:value-type="float" office:value="51.16">
            <text:p>51.16</text:p>
          </table:table-cell>
          <table:table-cell table:style-name="ce1" office:value-type="float" office:value="38496.6338371001">
            <text:p>38496.633837100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D</text:p>
          </table:table-cell>
          <table:table-cell table:style-name="ce1" office:value-type="float" office:value="43162">
            <text:p>43162</text:p>
          </table:table-cell>
          <table:table-cell table:number-columns-repeated="2"/>
          <table:table-cell table:style-name="ce1" office:value-type="string">
            <text:p>A0010</text:p>
          </table:table-cell>
          <table:table-cell table:style-name="ce1" office:value-type="string">
            <text:p>USD</text:p>
          </table:table-cell>
          <table:table-cell table:style-name="ce1" office:value-type="float" office:value="3009.90100368258">
            <text:p>3009.9010036825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.494">
            <text:p>2.494</text:p>
          </table:table-cell>
          <table:table-cell table:style-name="ce1" office:value-type="float" office:value="24.94">
            <text:p>24.94</text:p>
          </table:table-cell>
          <table:table-cell table:style-name="ce1" office:value-type="float" office:value="7506.69310318434">
            <text:p>7506.69310318434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D</text:p>
          </table:table-cell>
          <table:table-cell table:style-name="ce1" office:value-type="float" office:value="43162">
            <text:p>43162</text:p>
          </table:table-cell>
          <table:table-cell table:number-columns-repeated="2"/>
          <table:table-cell table:style-name="ce1" office:value-type="string">
            <text:p>A0012</text:p>
          </table:table-cell>
          <table:table-cell table:style-name="ce1" office:value-type="string">
            <text:p>USD</text:p>
          </table:table-cell>
          <table:table-cell table:style-name="ce1" office:value-type="float" office:value="3009.90100368258">
            <text:p>3009.9010036825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.494">
            <text:p>2.494</text:p>
          </table:table-cell>
          <table:table-cell table:style-name="ce1" office:value-type="float" office:value="12.47">
            <text:p>12.47</text:p>
          </table:table-cell>
          <table:table-cell table:style-name="ce1" office:value-type="float" office:value="7506.69310318434">
            <text:p>7506.69310318434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62">
            <text:p>43162</text:p>
          </table:table-cell>
          <table:table-cell table:number-columns-repeated="2"/>
          <table:table-cell table:style-name="ce1" office:value-type="string">
            <text:p>C0240</text:p>
          </table:table-cell>
          <table:table-cell table:style-name="ce1" office:value-type="string">
            <text:p>USD</text:p>
          </table:table-cell>
          <table:table-cell table:style-name="ce1" office:value-type="float" office:value="3009.90100368258">
            <text:p>3009.9010036825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.47333333333333">
            <text:p>3.47333333333333</text:p>
          </table:table-cell>
          <table:table-cell table:style-name="ce1" office:value-type="float" office:value="20.84">
            <text:p>20.84</text:p>
          </table:table-cell>
          <table:table-cell table:style-name="ce1" office:value-type="float" office:value="10454.3894861241">
            <text:p>10454.3894861241</text:p>
          </table:table-cell>
          <table:table-cell/>
          <table:table-cell table:style-name="ce1" office:value-type="float" office:value="6">
            <text:p>6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73">
            <text:p>43173</text:p>
          </table:table-cell>
          <table:table-cell table:number-columns-repeated="2"/>
          <table:table-cell table:style-name="ce1" office:value-type="string">
            <text:p>C0204</text:p>
          </table:table-cell>
          <table:table-cell table:style-name="ce1" office:value-type="string">
            <text:p>USD</text:p>
          </table:table-cell>
          <table:table-cell table:style-name="ce1" office:value-type="float" office:value="2975.09957356077">
            <text:p>2975.0995735607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.52727272727273">
            <text:p>8.52727272727273</text:p>
          </table:table-cell>
          <table:table-cell table:style-name="ce1" office:value-type="float" office:value="25.5818181818182">
            <text:p>25.5818181818182</text:p>
          </table:table-cell>
          <table:table-cell table:style-name="ce1" office:value-type="float" office:value="25369.4854545455">
            <text:p>25369.4854545455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73">
            <text:p>43173</text:p>
          </table:table-cell>
          <table:table-cell table:number-columns-repeated="2"/>
          <table:table-cell table:style-name="ce1" office:value-type="string">
            <text:p>C0205</text:p>
          </table:table-cell>
          <table:table-cell table:style-name="ce1" office:value-type="string">
            <text:p>USD</text:p>
          </table:table-cell>
          <table:table-cell table:style-name="ce1" office:value-type="float" office:value="2975.09957356077">
            <text:p>2975.0995735607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.52727272727273">
            <text:p>8.52727272727273</text:p>
          </table:table-cell>
          <table:table-cell table:style-name="ce1" office:value-type="float" office:value="42.6363636363636">
            <text:p>42.6363636363636</text:p>
          </table:table-cell>
          <table:table-cell table:style-name="ce1" office:value-type="float" office:value="25369.4854545455">
            <text:p>25369.4854545455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73">
            <text:p>43173</text:p>
          </table:table-cell>
          <table:table-cell table:number-columns-repeated="2"/>
          <table:table-cell table:style-name="ce1" office:value-type="string">
            <text:p>C0201</text:p>
          </table:table-cell>
          <table:table-cell table:style-name="ce1" office:value-type="string">
            <text:p>USD</text:p>
          </table:table-cell>
          <table:table-cell table:style-name="ce1" office:value-type="float" office:value="2975.09957356077">
            <text:p>2975.0995735607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.52727272727273">
            <text:p>8.52727272727273</text:p>
          </table:table-cell>
          <table:table-cell table:style-name="ce1" office:value-type="float" office:value="25.5818181818182">
            <text:p>25.5818181818182</text:p>
          </table:table-cell>
          <table:table-cell table:style-name="ce1" office:value-type="float" office:value="25369.4854545455">
            <text:p>25369.4854545455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73">
            <text:p>43173</text:p>
          </table:table-cell>
          <table:table-cell table:number-columns-repeated="2"/>
          <table:table-cell table:style-name="ce1" office:value-type="string">
            <text:p>C0200</text:p>
          </table:table-cell>
          <table:table-cell table:style-name="ce1" office:value-type="string">
            <text:p>USD</text:p>
          </table:table-cell>
          <table:table-cell table:style-name="ce1" office:value-type="float" office:value="2975.09957356077">
            <text:p>2975.0995735607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.52727272727273">
            <text:p>8.52727272727273</text:p>
          </table:table-cell>
          <table:table-cell table:style-name="ce1" office:value-type="float" office:value="42.6363636363636">
            <text:p>42.6363636363636</text:p>
          </table:table-cell>
          <table:table-cell table:style-name="ce1" office:value-type="float" office:value="25369.4854545455">
            <text:p>25369.4854545455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73">
            <text:p>43173</text:p>
          </table:table-cell>
          <table:table-cell table:number-columns-repeated="2"/>
          <table:table-cell table:style-name="ce1" office:value-type="string">
            <text:p>C0203</text:p>
          </table:table-cell>
          <table:table-cell table:style-name="ce1" office:value-type="string">
            <text:p>USD</text:p>
          </table:table-cell>
          <table:table-cell table:style-name="ce1" office:value-type="float" office:value="2975.09957356077">
            <text:p>2975.0995735607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.52727272727273">
            <text:p>8.52727272727273</text:p>
          </table:table-cell>
          <table:table-cell table:style-name="ce1" office:value-type="float" office:value="25.5818181818182">
            <text:p>25.5818181818182</text:p>
          </table:table-cell>
          <table:table-cell table:style-name="ce1" office:value-type="float" office:value="25369.4854545455">
            <text:p>25369.4854545455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173">
            <text:p>43173</text:p>
          </table:table-cell>
          <table:table-cell table:number-columns-repeated="2"/>
          <table:table-cell table:style-name="ce1" office:value-type="string">
            <text:p>C0202</text:p>
          </table:table-cell>
          <table:table-cell table:style-name="ce1" office:value-type="string">
            <text:p>USD</text:p>
          </table:table-cell>
          <table:table-cell table:style-name="ce1" office:value-type="float" office:value="2975.09957356077">
            <text:p>2975.0995735607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.52727272727273">
            <text:p>8.52727272727273</text:p>
          </table:table-cell>
          <table:table-cell table:style-name="ce1" office:value-type="float" office:value="25.5818181818182">
            <text:p>25.5818181818182</text:p>
          </table:table-cell>
          <table:table-cell table:style-name="ce1" office:value-type="float" office:value="25369.4854545455">
            <text:p>25369.4854545455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205">
            <text:p>43205</text:p>
          </table:table-cell>
          <table:table-cell table:number-columns-repeated="2"/>
          <table:table-cell table:style-name="ce1" office:value-type="string">
            <text:p>C0130</text:p>
          </table:table-cell>
          <table:table-cell table:style-name="ce1" office:value-type="string">
            <text:p>USD</text:p>
          </table:table-cell>
          <table:table-cell table:style-name="ce1" office:value-type="float" office:value="2850.38503649635">
            <text:p>2850.3850364963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3.152">
            <text:p>13.152</text:p>
          </table:table-cell>
          <table:table-cell table:style-name="ce1" office:value-type="float" office:value="78.912">
            <text:p>78.912</text:p>
          </table:table-cell>
          <table:table-cell table:style-name="ce1" office:value-type="float" office:value="37488.264">
            <text:p>37488.264</text:p>
          </table:table-cell>
          <table:table-cell/>
          <table:table-cell table:style-name="ce1" office:value-type="float" office:value="6">
            <text:p>6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205">
            <text:p>43205</text:p>
          </table:table-cell>
          <table:table-cell table:number-columns-repeated="2"/>
          <table:table-cell table:style-name="ce1" office:value-type="string">
            <text:p>C0131</text:p>
          </table:table-cell>
          <table:table-cell table:style-name="ce1" office:value-type="string">
            <text:p>USD</text:p>
          </table:table-cell>
          <table:table-cell table:style-name="ce1" office:value-type="float" office:value="2850.38503649635">
            <text:p>2850.3850364963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.152">
            <text:p>13.152</text:p>
          </table:table-cell>
          <table:table-cell table:style-name="ce1" office:value-type="float" office:value="52.608">
            <text:p>52.608</text:p>
          </table:table-cell>
          <table:table-cell table:style-name="ce1" office:value-type="float" office:value="37488.264">
            <text:p>37488.264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207">
            <text:p>43207</text:p>
          </table:table-cell>
          <table:table-cell table:number-columns-repeated="2"/>
          <table:table-cell table:style-name="ce1" office:value-type="string">
            <text:p>C0250</text:p>
          </table:table-cell>
          <table:table-cell table:style-name="ce1" office:value-type="string">
            <text:p>USD</text:p>
          </table:table-cell>
          <table:table-cell table:style-name="ce1" office:value-type="float" office:value="2849.53821100384">
            <text:p>2849.5382110038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.882">
            <text:p>2.882</text:p>
          </table:table-cell>
          <table:table-cell table:style-name="ce1" office:value-type="float" office:value="28.82">
            <text:p>28.82</text:p>
          </table:table-cell>
          <table:table-cell table:style-name="ce1" office:value-type="float" office:value="8212.36912411306">
            <text:p>8212.36912411306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207">
            <text:p>43207</text:p>
          </table:table-cell>
          <table:table-cell table:number-columns-repeated="2"/>
          <table:table-cell table:style-name="ce1" office:value-type="string">
            <text:p>C0092</text:p>
          </table:table-cell>
          <table:table-cell table:style-name="ce1" office:value-type="string">
            <text:p>USD</text:p>
          </table:table-cell>
          <table:table-cell table:style-name="ce1" office:value-type="float" office:value="2849.53821100384">
            <text:p>2849.5382110038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.43">
            <text:p>11.43</text:p>
          </table:table-cell>
          <table:table-cell table:style-name="ce1" office:value-type="float" office:value="57.15">
            <text:p>57.15</text:p>
          </table:table-cell>
          <table:table-cell table:style-name="ce1" office:value-type="float" office:value="32570.2217517739">
            <text:p>32570.2217517739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225">
            <text:p>43225</text:p>
          </table:table-cell>
          <table:table-cell table:number-columns-repeated="2"/>
          <table:table-cell table:style-name="ce1" office:value-type="string">
            <text:p>C0090</text:p>
          </table:table-cell>
          <table:table-cell table:style-name="ce1" office:value-type="string">
            <text:p>USD</text:p>
          </table:table-cell>
          <table:table-cell table:style-name="ce1" office:value-type="float" office:value="2900.72098022356">
            <text:p>2900.7209802235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.63">
            <text:p>11.63</text:p>
          </table:table-cell>
          <table:table-cell table:style-name="ce1" office:value-type="float" office:value="116.3">
            <text:p>116.3</text:p>
          </table:table-cell>
          <table:table-cell table:style-name="ce1" office:value-type="float" office:value="33735.385">
            <text:p>33735.385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235">
            <text:p>43235</text:p>
          </table:table-cell>
          <table:table-cell table:number-columns-repeated="2"/>
          <table:table-cell table:style-name="ce1" office:value-type="string">
            <text:p>C0160</text:p>
          </table:table-cell>
          <table:table-cell table:style-name="ce1" office:value-type="string">
            <text:p>USD</text:p>
          </table:table-cell>
          <table:table-cell table:style-name="ce1" office:value-type="float" office:value="2961.89759656652">
            <text:p>2961.8975965665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.64973172367539">
            <text:p>9.64973172367539</text:p>
          </table:table-cell>
          <table:table-cell table:style-name="ce1" office:value-type="float" office:value="38.5989268947015">
            <text:p>38.5989268947015</text:p>
          </table:table-cell>
          <table:table-cell table:style-name="ce1" office:value-type="float" office:value="28581.5171998659">
            <text:p>28581.5171998659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235">
            <text:p>43235</text:p>
          </table:table-cell>
          <table:table-cell table:number-columns-repeated="2"/>
          <table:table-cell table:style-name="ce1" office:value-type="string">
            <text:p>C0091</text:p>
          </table:table-cell>
          <table:table-cell table:style-name="ce1" office:value-type="string">
            <text:p>USD</text:p>
          </table:table-cell>
          <table:table-cell table:style-name="ce1" office:value-type="float" office:value="2961.89759656652">
            <text:p>2961.897596566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.1500670690812">
            <text:p>12.1500670690812</text:p>
          </table:table-cell>
          <table:table-cell table:style-name="ce1" office:value-type="float" office:value="97.2005365526492">
            <text:p>97.2005365526492</text:p>
          </table:table-cell>
          <table:table-cell table:style-name="ce1" office:value-type="float" office:value="35987.2544500335">
            <text:p>35987.2544500335</text:p>
          </table:table-cell>
          <table:table-cell/>
          <table:table-cell table:style-name="ce1" office:value-type="float" office:value="8">
            <text:p>8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235">
            <text:p>43235</text:p>
          </table:table-cell>
          <table:table-cell table:number-columns-repeated="2"/>
          <table:table-cell table:style-name="ce1" office:value-type="string">
            <text:p>C0092</text:p>
          </table:table-cell>
          <table:table-cell table:style-name="ce1" office:value-type="string">
            <text:p>USD</text:p>
          </table:table-cell>
          <table:table-cell table:style-name="ce1" office:value-type="float" office:value="2961.89759656652">
            <text:p>2961.897596566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.1500670690812">
            <text:p>12.1500670690812</text:p>
          </table:table-cell>
          <table:table-cell table:style-name="ce1" office:value-type="float" office:value="97.2005365526492">
            <text:p>97.2005365526492</text:p>
          </table:table-cell>
          <table:table-cell table:style-name="ce1" office:value-type="float" office:value="35987.2544500335">
            <text:p>35987.2544500335</text:p>
          </table:table-cell>
          <table:table-cell/>
          <table:table-cell table:style-name="ce1" office:value-type="float" office:value="8">
            <text:p>8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291">
            <text:p>43291</text:p>
          </table:table-cell>
          <table:table-cell table:number-columns-repeated="2"/>
          <table:table-cell table:style-name="ce1" office:value-type="string">
            <text:p>O0010</text:p>
          </table:table-cell>
          <table:table-cell table:style-name="ce1" office:value-type="string">
            <text:p>USD</text:p>
          </table:table-cell>
          <table:table-cell table:style-name="ce1" office:value-type="float" office:value="3013.00649045245">
            <text:p>3013.0064904524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.3155">
            <text:p>5.3155</text:p>
          </table:table-cell>
          <table:table-cell table:style-name="ce1" office:value-type="float" office:value="53.155">
            <text:p>53.155</text:p>
          </table:table-cell>
          <table:table-cell table:style-name="ce1" office:value-type="float" office:value="16015.636">
            <text:p>16015.636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291">
            <text:p>43291</text:p>
          </table:table-cell>
          <table:table-cell table:number-columns-repeated="2"/>
          <table:table-cell table:style-name="ce1" office:value-type="string">
            <text:p>O0013</text:p>
          </table:table-cell>
          <table:table-cell table:style-name="ce1" office:value-type="string">
            <text:p>USD</text:p>
          </table:table-cell>
          <table:table-cell table:style-name="ce1" office:value-type="float" office:value="3013.00649045245">
            <text:p>3013.0064904524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.3155">
            <text:p>5.3155</text:p>
          </table:table-cell>
          <table:table-cell table:style-name="ce1" office:value-type="float" office:value="53.155">
            <text:p>53.155</text:p>
          </table:table-cell>
          <table:table-cell table:style-name="ce1" office:value-type="float" office:value="16015.636">
            <text:p>16015.636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17">
            <text:p>43317</text:p>
          </table:table-cell>
          <table:table-cell table:number-columns-repeated="2"/>
          <table:table-cell table:style-name="ce1" office:value-type="string">
            <text:p>C0091</text:p>
          </table:table-cell>
          <table:table-cell table:style-name="ce1" office:value-type="string">
            <text:p>USD</text:p>
          </table:table-cell>
          <table:table-cell table:style-name="ce1" office:value-type="float" office:value="3036.92701010545">
            <text:p>3036.9270101054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.1386666666667">
            <text:p>12.1386666666667</text:p>
          </table:table-cell>
          <table:table-cell table:style-name="ce1" office:value-type="float" office:value="121.386666666667">
            <text:p>121.386666666667</text:p>
          </table:table-cell>
          <table:table-cell table:style-name="ce1" office:value-type="float" office:value="36864.2446666667">
            <text:p>36864.2446666667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17">
            <text:p>43317</text:p>
          </table:table-cell>
          <table:table-cell table:number-columns-repeated="2"/>
          <table:table-cell table:style-name="ce1" office:value-type="string">
            <text:p>C0093</text:p>
          </table:table-cell>
          <table:table-cell table:style-name="ce1" office:value-type="string">
            <text:p>USD</text:p>
          </table:table-cell>
          <table:table-cell table:style-name="ce1" office:value-type="float" office:value="3036.92701010545">
            <text:p>3036.9270101054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.1386666666667">
            <text:p>12.1386666666667</text:p>
          </table:table-cell>
          <table:table-cell table:style-name="ce1" office:value-type="float" office:value="60.6933333333333">
            <text:p>60.6933333333333</text:p>
          </table:table-cell>
          <table:table-cell table:style-name="ce1" office:value-type="float" office:value="36864.2446666667">
            <text:p>36864.2446666667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24">
            <text:p>43324</text:p>
          </table:table-cell>
          <table:table-cell table:number-columns-repeated="2"/>
          <table:table-cell table:style-name="ce1" office:value-type="string">
            <text:p>C0070</text:p>
          </table:table-cell>
          <table:table-cell table:style-name="ce1" office:value-type="string">
            <text:p>USD</text:p>
          </table:table-cell>
          <table:table-cell table:style-name="ce1" office:value-type="float" office:value="3020.16067625133">
            <text:p>3020.160676251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.608123563218391">
            <text:p>0.608123563218391</text:p>
          </table:table-cell>
          <table:table-cell table:style-name="ce1" office:value-type="float" office:value="12.1624712643678">
            <text:p>12.1624712643678</text:p>
          </table:table-cell>
          <table:table-cell table:style-name="ce1" office:value-type="float" office:value="1836.63087193402">
            <text:p>1836.63087193402</text:p>
          </table:table-cell>
          <table:table-cell/>
          <table:table-cell table:style-name="ce1" office:value-type="float" office:value="20">
            <text:p>2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24">
            <text:p>43324</text:p>
          </table:table-cell>
          <table:table-cell table:number-columns-repeated="2"/>
          <table:table-cell table:style-name="ce1" office:value-type="string">
            <text:p>C0260</text:p>
          </table:table-cell>
          <table:table-cell table:style-name="ce1" office:value-type="string">
            <text:p>USD</text:p>
          </table:table-cell>
          <table:table-cell table:style-name="ce1" office:value-type="float" office:value="3020.16067625133">
            <text:p>3020.1606762513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26150574712644">
            <text:p>3.26150574712644</text:p>
          </table:table-cell>
          <table:table-cell table:style-name="ce1" office:value-type="float" office:value="16.3075287356322">
            <text:p>16.3075287356322</text:p>
          </table:table-cell>
          <table:table-cell table:style-name="ce1" office:value-type="float" office:value="9850.27140283898">
            <text:p>9850.27140283898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24">
            <text:p>43324</text:p>
          </table:table-cell>
          <table:table-cell table:number-columns-repeated="2"/>
          <table:table-cell table:style-name="ce1" office:value-type="string">
            <text:p>C0160</text:p>
          </table:table-cell>
          <table:table-cell table:style-name="ce1" office:value-type="string">
            <text:p>USD</text:p>
          </table:table-cell>
          <table:table-cell table:style-name="ce1" office:value-type="float" office:value="3020.16067625133">
            <text:p>3020.1606762513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.296">
            <text:p>9.296</text:p>
          </table:table-cell>
          <table:table-cell table:style-name="ce1" office:value-type="float" office:value="46.48">
            <text:p>46.48</text:p>
          </table:table-cell>
          <table:table-cell table:style-name="ce1" office:value-type="float" office:value="28075.4136464324">
            <text:p>28075.4136464324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D</text:p>
          </table:table-cell>
          <table:table-cell table:style-name="ce1" office:value-type="float" office:value="43324">
            <text:p>43324</text:p>
          </table:table-cell>
          <table:table-cell table:number-columns-repeated="2"/>
          <table:table-cell table:style-name="ce1" office:value-type="string">
            <text:p>C0101</text:p>
          </table:table-cell>
          <table:table-cell table:style-name="ce1" office:value-type="string">
            <text:p>USD</text:p>
          </table:table-cell>
          <table:table-cell table:style-name="ce1" office:value-type="float" office:value="3020.16067625133">
            <text:p>3020.1606762513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.966">
            <text:p>9.966</text:p>
          </table:table-cell>
          <table:table-cell table:style-name="ce1" office:value-type="float" office:value="49.83">
            <text:p>49.83</text:p>
          </table:table-cell>
          <table:table-cell table:style-name="ce1" office:value-type="float" office:value="30098.9212995208">
            <text:p>30098.9212995208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24">
            <text:p>43324</text:p>
          </table:table-cell>
          <table:table-cell table:number-columns-repeated="2"/>
          <table:table-cell table:style-name="ce1" office:value-type="string">
            <text:p>C0040</text:p>
          </table:table-cell>
          <table:table-cell table:style-name="ce1" office:value-type="string">
            <text:p>USD</text:p>
          </table:table-cell>
          <table:table-cell table:style-name="ce1" office:value-type="float" office:value="3020.16067625133">
            <text:p>3020.1606762513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.639">
            <text:p>2.639</text:p>
          </table:table-cell>
          <table:table-cell table:style-name="ce1" office:value-type="float" office:value="52.78">
            <text:p>52.78</text:p>
          </table:table-cell>
          <table:table-cell table:style-name="ce1" office:value-type="float" office:value="7970.20402462726">
            <text:p>7970.20402462726</text:p>
          </table:table-cell>
          <table:table-cell/>
          <table:table-cell table:style-name="ce1" office:value-type="float" office:value="20">
            <text:p>2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24">
            <text:p>43324</text:p>
          </table:table-cell>
          <table:table-cell table:number-columns-repeated="2"/>
          <table:table-cell table:style-name="ce1" office:value-type="string">
            <text:p>C0270</text:p>
          </table:table-cell>
          <table:table-cell table:style-name="ce1" office:value-type="string">
            <text:p>USD</text:p>
          </table:table-cell>
          <table:table-cell table:style-name="ce1" office:value-type="float" office:value="3020.16067625133">
            <text:p>3020.1606762513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.56">
            <text:p>9.56</text:p>
          </table:table-cell>
          <table:table-cell table:style-name="ce1" office:value-type="float" office:value="47.8">
            <text:p>47.8</text:p>
          </table:table-cell>
          <table:table-cell table:style-name="ce1" office:value-type="float" office:value="28872.7360649627">
            <text:p>28872.7360649627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43">
            <text:p>43343</text:p>
          </table:table-cell>
          <table:table-cell table:number-columns-repeated="2"/>
          <table:table-cell table:style-name="ce1" office:value-type="string">
            <text:p>C0130</text:p>
          </table:table-cell>
          <table:table-cell table:style-name="ce1" office:value-type="string">
            <text:p>USD</text:p>
          </table:table-cell>
          <table:table-cell table:style-name="ce1" office:value-type="float" office:value="3137.95696721311">
            <text:p>3137.9569672131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.0214285714286">
            <text:p>11.0214285714286</text:p>
          </table:table-cell>
          <table:table-cell table:style-name="ce1" office:value-type="float" office:value="55.1071428571429">
            <text:p>55.1071428571429</text:p>
          </table:table-cell>
          <table:table-cell table:style-name="ce1" office:value-type="float" office:value="34584.768574356">
            <text:p>34584.768574356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43">
            <text:p>43343</text:p>
          </table:table-cell>
          <table:table-cell table:number-columns-repeated="2"/>
          <table:table-cell table:style-name="ce1" office:value-type="string">
            <text:p>C0132</text:p>
          </table:table-cell>
          <table:table-cell table:style-name="ce1" office:value-type="string">
            <text:p>USD</text:p>
          </table:table-cell>
          <table:table-cell table:style-name="ce1" office:value-type="float" office:value="3137.95696721311">
            <text:p>3137.9569672131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.0214285714286">
            <text:p>11.0214285714286</text:p>
          </table:table-cell>
          <table:table-cell table:style-name="ce1" office:value-type="float" office:value="22.0428571428571">
            <text:p>22.0428571428571</text:p>
          </table:table-cell>
          <table:table-cell table:style-name="ce1" office:value-type="float" office:value="34584.768574356">
            <text:p>34584.768574356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43">
            <text:p>43343</text:p>
          </table:table-cell>
          <table:table-cell table:number-columns-repeated="2"/>
          <table:table-cell table:style-name="ce1" office:value-type="string">
            <text:p>C0203</text:p>
          </table:table-cell>
          <table:table-cell table:style-name="ce1" office:value-type="string">
            <text:p>USD</text:p>
          </table:table-cell>
          <table:table-cell table:style-name="ce1" office:value-type="float" office:value="3137.95696721311">
            <text:p>3137.956967213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.20384269662921">
            <text:p>9.20384269662921</text:p>
          </table:table-cell>
          <table:table-cell table:style-name="ce1" office:value-type="float" office:value="36.8153707865169">
            <text:p>36.8153707865169</text:p>
          </table:table-cell>
          <table:table-cell table:style-name="ce1" office:value-type="float" office:value="28881.2623150212">
            <text:p>28881.262315021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43">
            <text:p>43343</text:p>
          </table:table-cell>
          <table:table-cell table:number-columns-repeated="2"/>
          <table:table-cell table:style-name="ce1" office:value-type="string">
            <text:p>C0206</text:p>
          </table:table-cell>
          <table:table-cell table:style-name="ce1" office:value-type="string">
            <text:p>USD</text:p>
          </table:table-cell>
          <table:table-cell table:style-name="ce1" office:value-type="float" office:value="3137.95696721311">
            <text:p>3137.956967213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.20384269662921">
            <text:p>9.20384269662921</text:p>
          </table:table-cell>
          <table:table-cell table:style-name="ce1" office:value-type="float" office:value="36.8153707865169">
            <text:p>36.8153707865169</text:p>
          </table:table-cell>
          <table:table-cell table:style-name="ce1" office:value-type="float" office:value="28881.2623150212">
            <text:p>28881.262315021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43">
            <text:p>43343</text:p>
          </table:table-cell>
          <table:table-cell table:number-columns-repeated="2"/>
          <table:table-cell table:style-name="ce1" office:value-type="string">
            <text:p>C0280</text:p>
          </table:table-cell>
          <table:table-cell table:style-name="ce1" office:value-type="string">
            <text:p>USD</text:p>
          </table:table-cell>
          <table:table-cell table:style-name="ce1" office:value-type="float" office:value="3137.95696721311">
            <text:p>3137.956967213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.1573146067416">
            <text:p>12.1573146067416</text:p>
          </table:table-cell>
          <table:table-cell table:style-name="ce1" office:value-type="float" office:value="48.6292584269663">
            <text:p>48.6292584269663</text:p>
          </table:table-cell>
          <table:table-cell table:style-name="ce1" office:value-type="float" office:value="38149.1300728265">
            <text:p>38149.1300728265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43">
            <text:p>43343</text:p>
          </table:table-cell>
          <table:table-cell table:number-columns-repeated="2"/>
          <table:table-cell table:style-name="ce1" office:value-type="string">
            <text:p>O0030</text:p>
          </table:table-cell>
          <table:table-cell table:style-name="ce1" office:value-type="string">
            <text:p>USD</text:p>
          </table:table-cell>
          <table:table-cell table:style-name="ce1" office:value-type="float" office:value="3137.95696721311">
            <text:p>3137.956967213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.7075">
            <text:p>8.7075</text:p>
          </table:table-cell>
          <table:table-cell table:style-name="ce1" office:value-type="float" office:value="34.83">
            <text:p>34.83</text:p>
          </table:table-cell>
          <table:table-cell table:style-name="ce1" office:value-type="float" office:value="27323.7602920082">
            <text:p>27323.760292008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83">
            <text:p>43383</text:p>
          </table:table-cell>
          <table:table-cell table:number-columns-repeated="2"/>
          <table:table-cell table:style-name="ce1" office:value-type="string">
            <text:p>O0010</text:p>
          </table:table-cell>
          <table:table-cell table:style-name="ce1" office:value-type="string">
            <text:p>USD</text:p>
          </table:table-cell>
          <table:table-cell table:style-name="ce1" office:value-type="float" office:value="3230.75577777778">
            <text:p>3230.7557777777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4538.401">
            <text:p>14538.401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84">
            <text:p>43384</text:p>
          </table:table-cell>
          <table:table-cell table:number-columns-repeated="2"/>
          <table:table-cell table:style-name="ce1" office:value-type="string">
            <text:p>C0092</text:p>
          </table:table-cell>
          <table:table-cell table:style-name="ce1" office:value-type="string">
            <text:p>USD</text:p>
          </table:table-cell>
          <table:table-cell table:style-name="ce1" office:value-type="float" office:value="3227.66383753501">
            <text:p>3227.6638375350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38409.1996666667">
            <text:p>38409.1996666667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84">
            <text:p>43384</text:p>
          </table:table-cell>
          <table:table-cell table:number-columns-repeated="2"/>
          <table:table-cell table:style-name="ce1" office:value-type="string">
            <text:p>C0090</text:p>
          </table:table-cell>
          <table:table-cell table:style-name="ce1" office:value-type="string">
            <text:p>USD</text:p>
          </table:table-cell>
          <table:table-cell table:style-name="ce1" office:value-type="float" office:value="3227.66383753501">
            <text:p>3227.6638375350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38409.1996666667">
            <text:p>38409.1996666667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84">
            <text:p>43384</text:p>
          </table:table-cell>
          <table:table-cell table:number-columns-repeated="2"/>
          <table:table-cell table:style-name="ce1" office:value-type="string">
            <text:p>C0091</text:p>
          </table:table-cell>
          <table:table-cell table:style-name="ce1" office:value-type="string">
            <text:p>USD</text:p>
          </table:table-cell>
          <table:table-cell table:style-name="ce1" office:value-type="float" office:value="3227.66383753501">
            <text:p>3227.663837535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59.5">
            <text:p>59.5</text:p>
          </table:table-cell>
          <table:table-cell table:style-name="ce1" office:value-type="float" office:value="38409.1996666667">
            <text:p>38409.1996666667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384">
            <text:p>43384</text:p>
          </table:table-cell>
          <table:table-cell table:number-columns-repeated="2"/>
          <table:table-cell table:style-name="ce1" office:value-type="string">
            <text:p>C0093</text:p>
          </table:table-cell>
          <table:table-cell table:style-name="ce1" office:value-type="string">
            <text:p>USD</text:p>
          </table:table-cell>
          <table:table-cell table:style-name="ce1" office:value-type="float" office:value="3227.66383753501">
            <text:p>3227.663837535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59.5">
            <text:p>59.5</text:p>
          </table:table-cell>
          <table:table-cell table:style-name="ce1" office:value-type="float" office:value="38409.1996666667">
            <text:p>38409.1996666667</text:p>
          </table:table-cell>
          <table:table-cell/>
          <table:table-cell table:style-name="ce1" office:value-type="float" office:value="5">
            <text:p>5</text:p>
          </table:table-cell>
        </table:table-row>
        <table:table-row>
          <table:table-cell table:number-columns-repeated="2"/>
          <table:table-cell table:style-name="ce1" office:value-type="string">
            <text:p>P</text:p>
          </table:table-cell>
          <table:table-cell table:style-name="ce1" office:value-type="float" office:value="43415">
            <text:p>43415</text:p>
          </table:table-cell>
          <table:table-cell table:number-columns-repeated="2"/>
          <table:table-cell table:style-name="ce1" office:value-type="string">
            <text:p>C0204</text:p>
          </table:table-cell>
          <table:table-cell table:style-name="ce1" office:value-type="string">
            <text:p>USD</text:p>
          </table:table-cell>
          <table:table-cell table:style-name="ce1" office:value-type="float" office:value="3288.34384467089">
            <text:p>3288.3438446708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.81034271384787">
            <text:p>7.81034271384787</text:p>
          </table:table-cell>
          <table:table-cell table:style-name="ce1" office:value-type="float" office:value="31.2413708553915">
            <text:p>31.2413708553915</text:p>
          </table:table-cell>
          <table:table-cell table:style-name="ce1" office:value-type="float" office:value="25683.0923878518">
            <text:p>25683.0923878518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P</text:p>
          </table:table-cell>
          <table:table-cell table:style-name="ce1" office:value-type="float" office:value="43415">
            <text:p>43415</text:p>
          </table:table-cell>
          <table:table-cell table:number-columns-repeated="2"/>
          <table:table-cell table:style-name="ce1" office:value-type="string">
            <text:p>C0201</text:p>
          </table:table-cell>
          <table:table-cell table:style-name="ce1" office:value-type="string">
            <text:p>USD</text:p>
          </table:table-cell>
          <table:table-cell table:style-name="ce1" office:value-type="float" office:value="3288.34384467089">
            <text:p>3288.3438446708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.81034271384787">
            <text:p>7.81034271384787</text:p>
          </table:table-cell>
          <table:table-cell table:style-name="ce1" office:value-type="float" office:value="31.2413708553915">
            <text:p>31.2413708553915</text:p>
          </table:table-cell>
          <table:table-cell table:style-name="ce1" office:value-type="float" office:value="25683.0923878518">
            <text:p>25683.0923878518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P</text:p>
          </table:table-cell>
          <table:table-cell table:style-name="ce1" office:value-type="float" office:value="43415">
            <text:p>43415</text:p>
          </table:table-cell>
          <table:table-cell table:number-columns-repeated="2"/>
          <table:table-cell table:style-name="ce1" office:value-type="string">
            <text:p>C0202</text:p>
          </table:table-cell>
          <table:table-cell table:style-name="ce1" office:value-type="string">
            <text:p>USD</text:p>
          </table:table-cell>
          <table:table-cell table:style-name="ce1" office:value-type="float" office:value="3288.34384467089">
            <text:p>3288.3438446708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.81034271384787">
            <text:p>7.81034271384787</text:p>
          </table:table-cell>
          <table:table-cell table:style-name="ce1" office:value-type="float" office:value="31.2413708553915">
            <text:p>31.2413708553915</text:p>
          </table:table-cell>
          <table:table-cell table:style-name="ce1" office:value-type="float" office:value="25683.0923878518">
            <text:p>25683.0923878518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P</text:p>
          </table:table-cell>
          <table:table-cell table:style-name="ce1" office:value-type="float" office:value="43415">
            <text:p>43415</text:p>
          </table:table-cell>
          <table:table-cell table:number-columns-repeated="2"/>
          <table:table-cell table:style-name="ce1" office:value-type="string">
            <text:p>C0290</text:p>
          </table:table-cell>
          <table:table-cell table:style-name="ce1" office:value-type="string">
            <text:p>USD</text:p>
          </table:table-cell>
          <table:table-cell table:style-name="ce1" office:value-type="float" office:value="3288.34384467089">
            <text:p>3288.3438446708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.78059626636946">
            <text:p>1.78059626636946</text:p>
          </table:table-cell>
          <table:table-cell table:style-name="ce1" office:value-type="float" office:value="7.12238506547785">
            <text:p>7.12238506547785</text:p>
          </table:table-cell>
          <table:table-cell table:style-name="ce1" office:value-type="float" office:value="5855.21277235999">
            <text:p>5855.21277235999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P</text:p>
          </table:table-cell>
          <table:table-cell table:style-name="ce1" office:value-type="float" office:value="43415">
            <text:p>43415</text:p>
          </table:table-cell>
          <table:table-cell table:number-columns-repeated="2"/>
          <table:table-cell table:style-name="ce1" office:value-type="string">
            <text:p>C0300</text:p>
          </table:table-cell>
          <table:table-cell table:style-name="ce1" office:value-type="string">
            <text:p>USD</text:p>
          </table:table-cell>
          <table:table-cell table:style-name="ce1" office:value-type="float" office:value="3288.34384467089">
            <text:p>3288.3438446708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.0983755920869">
            <text:p>11.0983755920869</text:p>
          </table:table-cell>
          <table:table-cell table:style-name="ce1" office:value-type="float" office:value="44.3935023683477">
            <text:p>44.3935023683477</text:p>
          </table:table-cell>
          <table:table-cell table:style-name="ce1" office:value-type="float" office:value="36495.2750640847">
            <text:p>36495.2750640847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E</text:p>
          </table:table-cell>
          <table:table-cell table:style-name="ce1" office:value-type="float" office:value="43420">
            <text:p>43420</text:p>
          </table:table-cell>
          <table:table-cell table:number-columns-repeated="2"/>
          <table:table-cell table:style-name="ce1" office:value-type="string">
            <text:p>O0010</text:p>
          </table:table-cell>
          <table:table-cell table:style-name="ce1" office:value-type="string">
            <text:p>USD</text:p>
          </table:table-cell>
          <table:table-cell table:style-name="ce1" office:value-type="float" office:value="3343.65323388623">
            <text:p>3343.6532338862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.4915">
            <text:p>4.4915</text:p>
          </table:table-cell>
          <table:table-cell table:style-name="ce1" office:value-type="float" office:value="89.83">
            <text:p>89.83</text:p>
          </table:table-cell>
          <table:table-cell table:style-name="ce1" office:value-type="float" office:value="15018.0185">
            <text:p>15018.0185</text:p>
          </table:table-cell>
          <table:table-cell/>
          <table:table-cell table:style-name="ce1" office:value-type="float" office:value="20">
            <text:p>20</text:p>
          </table:table-cell>
        </table:table-row>
        <table:table-row>
          <table:table-cell table:number-columns-repeated="6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</table:table-row>
      </table:table>
      <table:table table:name="'file:///home/vladuni/Dropbox/Muju/Libro%20de%20Contabilidad%20-%2016-01-2019.ods'#Ventas" table:print="false" table:style-name="ta_extref">
        <table:table-source xlink:type="simple" xlink:href="../../Dropbox/Muju/Libro%20de%20Contabilidad%20-%2016-01-2019.ods" table:table-name="Ventas" table:mode="copy-results-only"/>
        <table:table-column table:number-columns-repeated="14"/>
        <table:table-row table:number-rows-repeated="3">
          <table:table-cell table:number-columns-repeated="14"/>
        </table:table-row>
        <table:table-row>
          <table:table-cell/>
          <table:table-cell table:style-name="ce1" office:value-type="string">
            <text:p>Fecha</text:p>
          </table:table-cell>
          <table:table-cell table:number-columns-repeated="8"/>
          <table:table-cell table:style-name="ce1" office:value-type="string">
            <text:p>Código</text:p>
          </table:table-cell>
          <table:table-cell table:style-name="ce1" office:value-type="string">
            <text:p>Código Prod. Asociado</text:p>
          </table:table-cell>
          <table:table-cell table:style-name="ce1" office:value-type="string">
            <text:p>Cantidad </text:p>
          </table:table-cell>
          <table:table-cell table:style-name="ce1" office:value-type="string">
            <text:p>Cantidad Asociado</text:p>
          </table:table-cell>
        </table:table-row>
        <table:table-row>
          <table:table-cell/>
          <table:table-cell table:style-name="ce1" office:value-type="float" office:value="42698">
            <text:p>42698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698">
            <text:p>42698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698">
            <text:p>42698</text:p>
          </table:table-cell>
          <table:table-cell table:number-columns-repeated="8"/>
          <table:table-cell table:style-name="ce1" office:value-type="string">
            <text:p>J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699">
            <text:p>42699</text:p>
          </table:table-cell>
          <table:table-cell table:number-columns-repeated="8"/>
          <table:table-cell table:style-name="ce1" office:value-type="string">
            <text:p>J003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699">
            <text:p>42699</text:p>
          </table:table-cell>
          <table:table-cell table:number-columns-repeated="8"/>
          <table:table-cell table:style-name="ce1" office:value-type="string">
            <text:p>J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00">
            <text:p>42700</text:p>
          </table:table-cell>
          <table:table-cell table:number-columns-repeated="8"/>
          <table:table-cell table:style-name="ce1" office:value-type="string">
            <text:p>A001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02">
            <text:p>42702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09">
            <text:p>42709</text:p>
          </table:table-cell>
          <table:table-cell table:number-columns-repeated="8"/>
          <table:table-cell table:style-name="ce1" office:value-type="string">
            <text:p>A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13">
            <text:p>42713</text:p>
          </table:table-cell>
          <table:table-cell table:number-columns-repeated="8"/>
          <table:table-cell table:style-name="ce1" office:value-type="string">
            <text:p>C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14">
            <text:p>42714</text:p>
          </table:table-cell>
          <table:table-cell table:number-columns-repeated="8"/>
          <table:table-cell table:style-name="ce1" office:value-type="string">
            <text:p>J00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15">
            <text:p>42715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18">
            <text:p>42718</text:p>
          </table:table-cell>
          <table:table-cell table:number-columns-repeated="8"/>
          <table:table-cell table:style-name="ce1" office:value-type="string">
            <text:p>C0010</text:p>
          </table:table-cell>
          <table:table-cell table:style-name="ce1" office:value-type="string">
            <text:p>B00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float" office:value="42718">
            <text:p>42718</text:p>
          </table:table-cell>
          <table:table-cell table:number-columns-repeated="8"/>
          <table:table-cell table:style-name="ce1" office:value-type="string">
            <text:p>H0020</text:p>
          </table:table-cell>
          <table:table-cell table:style-name="ce1" office:value-type="string">
            <text:p>B004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42718">
            <text:p>42718</text:p>
          </table:table-cell>
          <table:table-cell table:number-columns-repeated="8"/>
          <table:table-cell table:style-name="ce1" office:value-type="string">
            <text:p>J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23">
            <text:p>42723</text:p>
          </table:table-cell>
          <table:table-cell table:number-columns-repeated="8"/>
          <table:table-cell table:style-name="ce1" office:value-type="string">
            <text:p>A001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23">
            <text:p>42723</text:p>
          </table:table-cell>
          <table:table-cell table:number-columns-repeated="8"/>
          <table:table-cell table:style-name="ce1" office:value-type="string">
            <text:p>A001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24">
            <text:p>42724</text:p>
          </table:table-cell>
          <table:table-cell table:number-columns-repeated="8"/>
          <table:table-cell table:style-name="ce1" office:value-type="string">
            <text:p>H0021</text:p>
          </table:table-cell>
          <table:table-cell table:style-name="ce1" office:value-type="string">
            <text:p>B004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42725">
            <text:p>42725</text:p>
          </table:table-cell>
          <table:table-cell table:number-columns-repeated="8"/>
          <table:table-cell table:style-name="ce1" office:value-type="string">
            <text:p>C002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25">
            <text:p>42725</text:p>
          </table:table-cell>
          <table:table-cell table:number-columns-repeated="8"/>
          <table:table-cell table:style-name="ce1" office:value-type="string">
            <text:p>C004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26">
            <text:p>42726</text:p>
          </table:table-cell>
          <table:table-cell table:number-columns-repeated="8"/>
          <table:table-cell table:style-name="ce1" office:value-type="string">
            <text:p>J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26">
            <text:p>42726</text:p>
          </table:table-cell>
          <table:table-cell table:number-columns-repeated="8"/>
          <table:table-cell table:style-name="ce1" office:value-type="string">
            <text:p>A001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27">
            <text:p>42727</text:p>
          </table:table-cell>
          <table:table-cell table:number-columns-repeated="8"/>
          <table:table-cell table:style-name="ce1" office:value-type="string">
            <text:p>J00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27">
            <text:p>42727</text:p>
          </table:table-cell>
          <table:table-cell table:number-columns-repeated="8"/>
          <table:table-cell table:style-name="ce1" office:value-type="string">
            <text:p>J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27">
            <text:p>42727</text:p>
          </table:table-cell>
          <table:table-cell table:number-columns-repeated="8"/>
          <table:table-cell table:style-name="ce1" office:value-type="string">
            <text:p>H0021</text:p>
          </table:table-cell>
          <table:table-cell table:style-name="ce1" office:value-type="string">
            <text:p>B004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42730">
            <text:p>42730</text:p>
          </table:table-cell>
          <table:table-cell table:number-columns-repeated="8"/>
          <table:table-cell table:style-name="ce1" office:value-type="string">
            <text:p>C002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31">
            <text:p>42731</text:p>
          </table:table-cell>
          <table:table-cell table:number-columns-repeated="8"/>
          <table:table-cell table:style-name="ce1" office:value-type="string">
            <text:p>C004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33">
            <text:p>42733</text:p>
          </table:table-cell>
          <table:table-cell table:number-columns-repeated="8"/>
          <table:table-cell table:style-name="ce1" office:value-type="string">
            <text:p>C0010</text:p>
          </table:table-cell>
          <table:table-cell table:style-name="ce1" office:value-type="string">
            <text:p>B002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</table:table-row>
        <table:table-row>
          <table:table-cell/>
          <table:table-cell table:style-name="ce1" office:value-type="float" office:value="42737">
            <text:p>42737</text:p>
          </table:table-cell>
          <table:table-cell table:number-columns-repeated="8"/>
          <table:table-cell table:style-name="ce1" office:value-type="string">
            <text:p>C00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38">
            <text:p>42738</text:p>
          </table:table-cell>
          <table:table-cell table:number-columns-repeated="8"/>
          <table:table-cell table:style-name="ce1" office:value-type="string">
            <text:p>H0020</text:p>
          </table:table-cell>
          <table:table-cell table:style-name="ce1" office:value-type="string">
            <text:p>B004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42738">
            <text:p>42738</text:p>
          </table:table-cell>
          <table:table-cell table:number-columns-repeated="8"/>
          <table:table-cell table:style-name="ce1" office:value-type="string">
            <text:p>H0021</text:p>
          </table:table-cell>
          <table:table-cell table:style-name="ce1" office:value-type="string">
            <text:p>B004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42738">
            <text:p>42738</text:p>
          </table:table-cell>
          <table:table-cell table:number-columns-repeated="8"/>
          <table:table-cell table:style-name="ce1" office:value-type="string">
            <text:p>C002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40">
            <text:p>42740</text:p>
          </table:table-cell>
          <table:table-cell table:number-columns-repeated="8"/>
          <table:table-cell table:style-name="ce1" office:value-type="string">
            <text:p>C002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42">
            <text:p>42742</text:p>
          </table:table-cell>
          <table:table-cell table:number-columns-repeated="8"/>
          <table:table-cell table:style-name="ce1" office:value-type="string">
            <text:p>C005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43">
            <text:p>42743</text:p>
          </table:table-cell>
          <table:table-cell table:number-columns-repeated="8"/>
          <table:table-cell table:style-name="ce1" office:value-type="string">
            <text:p>C005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46">
            <text:p>42746</text:p>
          </table:table-cell>
          <table:table-cell table:number-columns-repeated="8"/>
          <table:table-cell table:style-name="ce1" office:value-type="string">
            <text:p>A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47">
            <text:p>42747</text:p>
          </table:table-cell>
          <table:table-cell table:number-columns-repeated="8"/>
          <table:table-cell table:style-name="ce1" office:value-type="string">
            <text:p>C002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55">
            <text:p>42755</text:p>
          </table:table-cell>
          <table:table-cell table:number-columns-repeated="8"/>
          <table:table-cell table:style-name="ce1" office:value-type="string">
            <text:p>C002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71">
            <text:p>42771</text:p>
          </table:table-cell>
          <table:table-cell table:number-columns-repeated="8"/>
          <table:table-cell table:style-name="ce1" office:value-type="string">
            <text:p>R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73">
            <text:p>42773</text:p>
          </table:table-cell>
          <table:table-cell table:number-columns-repeated="8"/>
          <table:table-cell table:style-name="ce1" office:value-type="string">
            <text:p>C0010</text:p>
          </table:table-cell>
          <table:table-cell table:style-name="ce1" office:value-type="string">
            <text:p>B00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float" office:value="42775">
            <text:p>42775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75">
            <text:p>42775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76">
            <text:p>42776</text:p>
          </table:table-cell>
          <table:table-cell table:number-columns-repeated="8"/>
          <table:table-cell table:style-name="ce1" office:value-type="string">
            <text:p>H0021</text:p>
          </table:table-cell>
          <table:table-cell table:style-name="ce1" office:value-type="string">
            <text:p>B004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42786">
            <text:p>42786</text:p>
          </table:table-cell>
          <table:table-cell table:number-columns-repeated="8"/>
          <table:table-cell table:style-name="ce1" office:value-type="string">
            <text:p>C0060</text:p>
          </table:table-cell>
          <table:table-cell table:style-name="ce1" office:value-type="string">
            <text:p>B003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>
          <table:table-cell/>
          <table:table-cell table:style-name="ce1" office:value-type="float" office:value="42789">
            <text:p>42789</text:p>
          </table:table-cell>
          <table:table-cell table:number-columns-repeated="8"/>
          <table:table-cell table:style-name="ce1" office:value-type="string">
            <text:p>C002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89">
            <text:p>42789</text:p>
          </table:table-cell>
          <table:table-cell table:number-columns-repeated="8"/>
          <table:table-cell table:style-name="ce1" office:value-type="string">
            <text:p>C002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89">
            <text:p>42789</text:p>
          </table:table-cell>
          <table:table-cell table:number-columns-repeated="8"/>
          <table:table-cell table:style-name="ce1" office:value-type="string">
            <text:p>O0020</text:p>
          </table:table-cell>
          <table:table-cell table:style-name="ce1" office:value-type="string">
            <text:p>B00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42789">
            <text:p>42789</text:p>
          </table:table-cell>
          <table:table-cell table:number-columns-repeated="8"/>
          <table:table-cell table:style-name="ce1" office:value-type="string">
            <text:p>O0020</text:p>
          </table:table-cell>
          <table:table-cell table:style-name="ce1" office:value-type="string">
            <text:p>B00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42793">
            <text:p>42793</text:p>
          </table:table-cell>
          <table:table-cell table:number-columns-repeated="8"/>
          <table:table-cell table:style-name="ce1" office:value-type="string">
            <text:p>O0020</text:p>
          </table:table-cell>
          <table:table-cell table:style-name="ce1" office:value-type="string">
            <text:p>B00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42793">
            <text:p>42793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96">
            <text:p>42796</text:p>
          </table:table-cell>
          <table:table-cell table:number-columns-repeated="8"/>
          <table:table-cell table:style-name="ce1" office:value-type="string">
            <text:p>H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96">
            <text:p>42796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797">
            <text:p>42797</text:p>
          </table:table-cell>
          <table:table-cell table:number-columns-repeated="8"/>
          <table:table-cell table:style-name="ce1" office:value-type="string">
            <text:p>O0020</text:p>
          </table:table-cell>
          <table:table-cell table:style-name="ce1" office:value-type="string">
            <text:p>x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06">
            <text:p>42806</text:p>
          </table:table-cell>
          <table:table-cell table:number-columns-repeated="8"/>
          <table:table-cell table:style-name="ce1" office:value-type="string">
            <text:p>C00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12">
            <text:p>42812</text:p>
          </table:table-cell>
          <table:table-cell table:number-columns-repeated="8"/>
          <table:table-cell table:style-name="ce1" office:value-type="string">
            <text:p>C00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19">
            <text:p>42819</text:p>
          </table:table-cell>
          <table:table-cell table:number-columns-repeated="8"/>
          <table:table-cell table:style-name="ce1" office:value-type="string">
            <text:p>R00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23">
            <text:p>42823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24">
            <text:p>42824</text:p>
          </table:table-cell>
          <table:table-cell table:number-columns-repeated="8"/>
          <table:table-cell table:style-name="ce1" office:value-type="string">
            <text:p>H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25">
            <text:p>42825</text:p>
          </table:table-cell>
          <table:table-cell table:number-columns-repeated="8"/>
          <table:table-cell table:style-name="ce1" office:value-type="string">
            <text:p>C004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25">
            <text:p>42825</text:p>
          </table:table-cell>
          <table:table-cell table:number-columns-repeated="8"/>
          <table:table-cell table:style-name="ce1" office:value-type="string">
            <text:p>C008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25">
            <text:p>42825</text:p>
          </table:table-cell>
          <table:table-cell table:number-columns-repeated="8"/>
          <table:table-cell table:style-name="ce1" office:value-type="string">
            <text:p>C00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25">
            <text:p>42825</text:p>
          </table:table-cell>
          <table:table-cell table:number-columns-repeated="8"/>
          <table:table-cell table:style-name="ce1" office:value-type="string">
            <text:p>C005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29">
            <text:p>42829</text:p>
          </table:table-cell>
          <table:table-cell table:number-columns-repeated="8"/>
          <table:table-cell table:style-name="ce1" office:value-type="string">
            <text:p>C004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29">
            <text:p>42829</text:p>
          </table:table-cell>
          <table:table-cell table:number-columns-repeated="8"/>
          <table:table-cell table:style-name="ce1" office:value-type="string">
            <text:p>C008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36">
            <text:p>42836</text:p>
          </table:table-cell>
          <table:table-cell table:number-columns-repeated="8"/>
          <table:table-cell table:style-name="ce1" office:value-type="string">
            <text:p>C0060</text:p>
          </table:table-cell>
          <table:table-cell table:style-name="ce1" office:value-type="string">
            <text:p>B003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>
          <table:table-cell/>
          <table:table-cell table:style-name="ce1" office:value-type="float" office:value="42836">
            <text:p>42836</text:p>
          </table:table-cell>
          <table:table-cell table:number-columns-repeated="8"/>
          <table:table-cell table:style-name="ce1" office:value-type="string">
            <text:p>C0070</text:p>
          </table:table-cell>
          <table:table-cell table:style-name="ce1" office:value-type="string">
            <text:p>B00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42866">
            <text:p>42866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76">
            <text:p>42876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B00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42878">
            <text:p>42878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85">
            <text:p>42885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87">
            <text:p>42887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B00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42887">
            <text:p>42887</text:p>
          </table:table-cell>
          <table:table-cell table:number-columns-repeated="8"/>
          <table:table-cell table:style-name="ce1" office:value-type="string">
            <text:p>C008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88">
            <text:p>42888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892">
            <text:p>42892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02">
            <text:p>42902</text:p>
          </table:table-cell>
          <table:table-cell table:number-columns-repeated="8"/>
          <table:table-cell table:style-name="ce1" office:value-type="string">
            <text:p>H001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03">
            <text:p>42903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06">
            <text:p>42906</text:p>
          </table:table-cell>
          <table:table-cell table:number-columns-repeated="8"/>
          <table:table-cell table:style-name="ce1" office:value-type="string">
            <text:p>C010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06">
            <text:p>42906</text:p>
          </table:table-cell>
          <table:table-cell table:number-columns-repeated="8"/>
          <table:table-cell table:style-name="ce1" office:value-type="string">
            <text:p>C0070</text:p>
          </table:table-cell>
          <table:table-cell table:style-name="ce1" office:value-type="string">
            <text:p>B00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42908">
            <text:p>42908</text:p>
          </table:table-cell>
          <table:table-cell table:number-columns-repeated="8"/>
          <table:table-cell table:style-name="ce1" office:value-type="string">
            <text:p>H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08">
            <text:p>42908</text:p>
          </table:table-cell>
          <table:table-cell table:number-columns-repeated="8"/>
          <table:table-cell table:style-name="ce1" office:value-type="string">
            <text:p>C01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09">
            <text:p>42909</text:p>
          </table:table-cell>
          <table:table-cell table:number-columns-repeated="8"/>
          <table:table-cell table:style-name="ce1" office:value-type="string">
            <text:p>C005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09">
            <text:p>42909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09">
            <text:p>42909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09">
            <text:p>42909</text:p>
          </table:table-cell>
          <table:table-cell table:number-columns-repeated="8"/>
          <table:table-cell table:style-name="ce1" office:value-type="string">
            <text:p>H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11">
            <text:p>42911</text:p>
          </table:table-cell>
          <table:table-cell table:number-columns-repeated="8"/>
          <table:table-cell table:style-name="ce1" office:value-type="string">
            <text:p>H0020</text:p>
          </table:table-cell>
          <table:table-cell table:style-name="ce1" office:value-type="string">
            <text:p>B004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42913">
            <text:p>42913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13">
            <text:p>42913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15">
            <text:p>42915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17">
            <text:p>42917</text:p>
          </table:table-cell>
          <table:table-cell table:number-columns-repeated="8"/>
          <table:table-cell table:style-name="ce1" office:value-type="string">
            <text:p>C010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17">
            <text:p>42917</text:p>
          </table:table-cell>
          <table:table-cell table:number-columns-repeated="8"/>
          <table:table-cell table:style-name="ce1" office:value-type="string">
            <text:p>C010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17">
            <text:p>42917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17">
            <text:p>42917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20">
            <text:p>42920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20">
            <text:p>42920</text:p>
          </table:table-cell>
          <table:table-cell table:number-columns-repeated="8"/>
          <table:table-cell table:style-name="ce1" office:value-type="string">
            <text:p>C010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21">
            <text:p>42921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21">
            <text:p>42921</text:p>
          </table:table-cell>
          <table:table-cell table:number-columns-repeated="8"/>
          <table:table-cell table:style-name="ce1" office:value-type="string">
            <text:p>C011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21">
            <text:p>42921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21">
            <text:p>42921</text:p>
          </table:table-cell>
          <table:table-cell table:number-columns-repeated="8"/>
          <table:table-cell table:style-name="ce1" office:value-type="string">
            <text:p>C01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28">
            <text:p>42928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34">
            <text:p>42934</text:p>
          </table:table-cell>
          <table:table-cell table:number-columns-repeated="8"/>
          <table:table-cell table:style-name="ce1" office:value-type="string">
            <text:p>H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41">
            <text:p>42941</text:p>
          </table:table-cell>
          <table:table-cell table:number-columns-repeated="8"/>
          <table:table-cell table:style-name="ce1" office:value-type="string">
            <text:p>C012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41">
            <text:p>42941</text:p>
          </table:table-cell>
          <table:table-cell table:number-columns-repeated="8"/>
          <table:table-cell table:style-name="ce1" office:value-type="string">
            <text:p>C009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42">
            <text:p>42942</text:p>
          </table:table-cell>
          <table:table-cell table:number-columns-repeated="8"/>
          <table:table-cell table:style-name="ce1" office:value-type="string">
            <text:p>J002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42">
            <text:p>42942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42">
            <text:p>42942</text:p>
          </table:table-cell>
          <table:table-cell table:number-columns-repeated="8"/>
          <table:table-cell table:style-name="ce1" office:value-type="string">
            <text:p>C010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42">
            <text:p>42942</text:p>
          </table:table-cell>
          <table:table-cell table:number-columns-repeated="8"/>
          <table:table-cell table:style-name="ce1" office:value-type="string">
            <text:p>C0070</text:p>
          </table:table-cell>
          <table:table-cell table:style-name="ce1" office:value-type="string">
            <text:p>B00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42947">
            <text:p>42947</text:p>
          </table:table-cell>
          <table:table-cell table:number-columns-repeated="8"/>
          <table:table-cell table:style-name="ce1" office:value-type="string">
            <text:p>C008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59">
            <text:p>42959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59">
            <text:p>42959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63">
            <text:p>42963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66">
            <text:p>42966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70">
            <text:p>42970</text:p>
          </table:table-cell>
          <table:table-cell table:number-columns-repeated="8"/>
          <table:table-cell table:style-name="ce1" office:value-type="string">
            <text:p>C008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73">
            <text:p>42973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73">
            <text:p>42973</text:p>
          </table:table-cell>
          <table:table-cell table:number-columns-repeated="8"/>
          <table:table-cell table:style-name="ce1" office:value-type="string">
            <text:p>H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76">
            <text:p>42976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76">
            <text:p>42976</text:p>
          </table:table-cell>
          <table:table-cell table:number-columns-repeated="8"/>
          <table:table-cell table:style-name="ce1" office:value-type="string">
            <text:p>C012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76">
            <text:p>42976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77">
            <text:p>42977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77">
            <text:p>42977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78">
            <text:p>42978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79">
            <text:p>42979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79">
            <text:p>42979</text:p>
          </table:table-cell>
          <table:table-cell table:number-columns-repeated="8"/>
          <table:table-cell table:style-name="ce1" office:value-type="string">
            <text:p>C009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79">
            <text:p>42979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83">
            <text:p>42983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85">
            <text:p>42985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83">
            <text:p>42983</text:p>
          </table:table-cell>
          <table:table-cell table:number-columns-repeated="8"/>
          <table:table-cell table:style-name="ce1" office:value-type="string">
            <text:p>A001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89">
            <text:p>42989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91">
            <text:p>42991</text:p>
          </table:table-cell>
          <table:table-cell table:number-columns-repeated="8"/>
          <table:table-cell table:style-name="ce1" office:value-type="string">
            <text:p>B002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92">
            <text:p>42992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94">
            <text:p>42994</text:p>
          </table:table-cell>
          <table:table-cell table:number-columns-repeated="8"/>
          <table:table-cell table:style-name="ce1" office:value-type="string">
            <text:p>A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97">
            <text:p>42997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98">
            <text:p>42998</text:p>
          </table:table-cell>
          <table:table-cell table:number-columns-repeated="8"/>
          <table:table-cell table:style-name="ce1" office:value-type="string">
            <text:p>J00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98">
            <text:p>42998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98">
            <text:p>42998</text:p>
          </table:table-cell>
          <table:table-cell table:number-columns-repeated="8"/>
          <table:table-cell table:style-name="ce1" office:value-type="string">
            <text:p>H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98">
            <text:p>42998</text:p>
          </table:table-cell>
          <table:table-cell table:number-columns-repeated="8"/>
          <table:table-cell table:style-name="ce1" office:value-type="string">
            <text:p>C010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2999">
            <text:p>42999</text:p>
          </table:table-cell>
          <table:table-cell table:number-columns-repeated="8"/>
          <table:table-cell table:style-name="ce1" office:value-type="string">
            <text:p>C010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1">
            <text:p>43001</text:p>
          </table:table-cell>
          <table:table-cell table:number-columns-repeated="8"/>
          <table:table-cell table:style-name="ce1" office:value-type="string">
            <text:p>C011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1">
            <text:p>43001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1">
            <text:p>43001</text:p>
          </table:table-cell>
          <table:table-cell table:number-columns-repeated="8"/>
          <table:table-cell table:style-name="ce1" office:value-type="string">
            <text:p>O0015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1">
            <text:p>43001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2">
            <text:p>43002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3">
            <text:p>43003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4">
            <text:p>43004</text:p>
          </table:table-cell>
          <table:table-cell table:number-columns-repeated="8"/>
          <table:table-cell table:style-name="ce1" office:value-type="string">
            <text:p>O001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5">
            <text:p>43005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B005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43005">
            <text:p>43005</text:p>
          </table:table-cell>
          <table:table-cell table:number-columns-repeated="8"/>
          <table:table-cell table:style-name="ce1" office:value-type="string">
            <text:p>C012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6">
            <text:p>43006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6">
            <text:p>43006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7">
            <text:p>43007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7">
            <text:p>43007</text:p>
          </table:table-cell>
          <table:table-cell table:number-columns-repeated="8"/>
          <table:table-cell table:style-name="ce1" office:value-type="string">
            <text:p>J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7">
            <text:p>43007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8">
            <text:p>43008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8">
            <text:p>43008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08">
            <text:p>43008</text:p>
          </table:table-cell>
          <table:table-cell table:number-columns-repeated="8"/>
          <table:table-cell table:style-name="ce1" office:value-type="string">
            <text:p>C0070</text:p>
          </table:table-cell>
          <table:table-cell table:style-name="ce1" office:value-type="string">
            <text:p>B00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43010">
            <text:p>43010</text:p>
          </table:table-cell>
          <table:table-cell table:number-columns-repeated="8"/>
          <table:table-cell table:style-name="ce1" office:value-type="string">
            <text:p>A001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10">
            <text:p>43010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11">
            <text:p>43011</text:p>
          </table:table-cell>
          <table:table-cell table:number-columns-repeated="8"/>
          <table:table-cell table:style-name="ce1" office:value-type="string">
            <text:p>C009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11">
            <text:p>43011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14">
            <text:p>43014</text:p>
          </table:table-cell>
          <table:table-cell table:number-columns-repeated="8"/>
          <table:table-cell table:style-name="ce1" office:value-type="string">
            <text:p>A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15">
            <text:p>43015</text:p>
          </table:table-cell>
          <table:table-cell table:number-columns-repeated="8"/>
          <table:table-cell table:style-name="ce1" office:value-type="string">
            <text:p>C008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15">
            <text:p>43015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16">
            <text:p>43016</text:p>
          </table:table-cell>
          <table:table-cell table:number-columns-repeated="8"/>
          <table:table-cell table:style-name="ce1" office:value-type="string">
            <text:p>H0021</text:p>
          </table:table-cell>
          <table:table-cell table:style-name="ce1" office:value-type="string">
            <text:p>B004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43016">
            <text:p>43016</text:p>
          </table:table-cell>
          <table:table-cell table:number-columns-repeated="8"/>
          <table:table-cell table:style-name="ce1" office:value-type="string">
            <text:p>J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17">
            <text:p>43017</text:p>
          </table:table-cell>
          <table:table-cell table:number-columns-repeated="8"/>
          <table:table-cell table:style-name="ce1" office:value-type="string">
            <text:p>J00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21">
            <text:p>43021</text:p>
          </table:table-cell>
          <table:table-cell table:number-columns-repeated="8"/>
          <table:table-cell table:style-name="ce1" office:value-type="string">
            <text:p>A001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22">
            <text:p>43022</text:p>
          </table:table-cell>
          <table:table-cell table:number-columns-repeated="8"/>
          <table:table-cell table:style-name="ce1" office:value-type="string">
            <text:p>J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23">
            <text:p>43023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24">
            <text:p>43024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24">
            <text:p>43024</text:p>
          </table:table-cell>
          <table:table-cell table:number-columns-repeated="8"/>
          <table:table-cell table:style-name="ce1" office:value-type="string">
            <text:p>C008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24">
            <text:p>43024</text:p>
          </table:table-cell>
          <table:table-cell table:number-columns-repeated="8"/>
          <table:table-cell table:style-name="ce1" office:value-type="string">
            <text:p>A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24">
            <text:p>43024</text:p>
          </table:table-cell>
          <table:table-cell table:number-columns-repeated="8"/>
          <table:table-cell table:style-name="ce1" office:value-type="string">
            <text:p>A001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24">
            <text:p>43024</text:p>
          </table:table-cell>
          <table:table-cell table:number-columns-repeated="8"/>
          <table:table-cell table:style-name="ce1" office:value-type="string">
            <text:p>J002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24">
            <text:p>43024</text:p>
          </table:table-cell>
          <table:table-cell table:number-columns-repeated="8"/>
          <table:table-cell table:style-name="ce1" office:value-type="string">
            <text:p>J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24">
            <text:p>43024</text:p>
          </table:table-cell>
          <table:table-cell table:number-columns-repeated="8"/>
          <table:table-cell table:style-name="ce1" office:value-type="string">
            <text:p>J00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24">
            <text:p>43024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24">
            <text:p>43024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26">
            <text:p>43026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28">
            <text:p>43028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28">
            <text:p>43028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30">
            <text:p>43030</text:p>
          </table:table-cell>
          <table:table-cell table:number-columns-repeated="8"/>
          <table:table-cell table:style-name="ce1" office:value-type="string">
            <text:p>O0014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33">
            <text:p>43033</text:p>
          </table:table-cell>
          <table:table-cell table:number-columns-repeated="8"/>
          <table:table-cell table:style-name="ce1" office:value-type="string">
            <text:p>C010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37">
            <text:p>43037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38">
            <text:p>43038</text:p>
          </table:table-cell>
          <table:table-cell table:number-columns-repeated="8"/>
          <table:table-cell table:style-name="ce1" office:value-type="string">
            <text:p>H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38">
            <text:p>43038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39">
            <text:p>43039</text:p>
          </table:table-cell>
          <table:table-cell table:number-columns-repeated="8"/>
          <table:table-cell table:style-name="ce1" office:value-type="string">
            <text:p>R007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42">
            <text:p>43042</text:p>
          </table:table-cell>
          <table:table-cell table:number-columns-repeated="8"/>
          <table:table-cell table:style-name="ce1" office:value-type="string">
            <text:p>C010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44">
            <text:p>43044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45">
            <text:p>43045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45">
            <text:p>43045</text:p>
          </table:table-cell>
          <table:table-cell table:number-columns-repeated="8"/>
          <table:table-cell table:style-name="ce1" office:value-type="string">
            <text:p>A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46">
            <text:p>43046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47">
            <text:p>43047</text:p>
          </table:table-cell>
          <table:table-cell table:number-columns-repeated="8"/>
          <table:table-cell table:style-name="ce1" office:value-type="string">
            <text:p>C014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50">
            <text:p>43050</text:p>
          </table:table-cell>
          <table:table-cell table:number-columns-repeated="8"/>
          <table:table-cell table:style-name="ce1" office:value-type="string">
            <text:p>C014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53">
            <text:p>43053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54">
            <text:p>43054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54">
            <text:p>43054</text:p>
          </table:table-cell>
          <table:table-cell table:number-columns-repeated="8"/>
          <table:table-cell table:style-name="ce1" office:value-type="string">
            <text:p>J002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59">
            <text:p>43059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59">
            <text:p>43059</text:p>
          </table:table-cell>
          <table:table-cell table:number-columns-repeated="8"/>
          <table:table-cell table:style-name="ce1" office:value-type="string">
            <text:p>J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63">
            <text:p>43063</text:p>
          </table:table-cell>
          <table:table-cell table:number-columns-repeated="8"/>
          <table:table-cell table:style-name="ce1" office:value-type="string">
            <text:p>C01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66">
            <text:p>43066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66">
            <text:p>43066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67">
            <text:p>43067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68">
            <text:p>43068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69">
            <text:p>43069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69">
            <text:p>43069</text:p>
          </table:table-cell>
          <table:table-cell table:number-columns-repeated="8"/>
          <table:table-cell table:style-name="ce1" office:value-type="string">
            <text:p>A001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0">
            <text:p>43070</text:p>
          </table:table-cell>
          <table:table-cell table:number-columns-repeated="8"/>
          <table:table-cell table:style-name="ce1" office:value-type="string">
            <text:p>J002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1">
            <text:p>43071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3">
            <text:p>43073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3">
            <text:p>43073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4">
            <text:p>43074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4">
            <text:p>43074</text:p>
          </table:table-cell>
          <table:table-cell table:number-columns-repeated="8"/>
          <table:table-cell table:style-name="ce1" office:value-type="string">
            <text:p>A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4">
            <text:p>43074</text:p>
          </table:table-cell>
          <table:table-cell table:number-columns-repeated="8"/>
          <table:table-cell table:style-name="ce1" office:value-type="string">
            <text:p>C017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4">
            <text:p>43074</text:p>
          </table:table-cell>
          <table:table-cell table:number-columns-repeated="8"/>
          <table:table-cell table:style-name="ce1" office:value-type="string">
            <text:p>C010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6">
            <text:p>43076</text:p>
          </table:table-cell>
          <table:table-cell table:number-columns-repeated="8"/>
          <table:table-cell table:style-name="ce1" office:value-type="string">
            <text:p>J002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7">
            <text:p>43077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8">
            <text:p>43078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8">
            <text:p>43078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8">
            <text:p>43078</text:p>
          </table:table-cell>
          <table:table-cell table:number-columns-repeated="8"/>
          <table:table-cell table:style-name="ce1" office:value-type="string">
            <text:p>A002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8">
            <text:p>43078</text:p>
          </table:table-cell>
          <table:table-cell table:number-columns-repeated="8"/>
          <table:table-cell table:style-name="ce1" office:value-type="string">
            <text:p>A002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9">
            <text:p>43079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9">
            <text:p>43079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79">
            <text:p>43079</text:p>
          </table:table-cell>
          <table:table-cell table:number-columns-repeated="8"/>
          <table:table-cell table:style-name="ce1" office:value-type="string">
            <text:p>O001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80">
            <text:p>43080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85">
            <text:p>43085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85">
            <text:p>43085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87">
            <text:p>43087</text:p>
          </table:table-cell>
          <table:table-cell table:number-columns-repeated="8"/>
          <table:table-cell table:style-name="ce1" office:value-type="string">
            <text:p>H0020</text:p>
          </table:table-cell>
          <table:table-cell table:style-name="ce1" office:value-type="string">
            <text:p>B00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43087">
            <text:p>43087</text:p>
          </table:table-cell>
          <table:table-cell table:number-columns-repeated="8"/>
          <table:table-cell table:style-name="ce1" office:value-type="string">
            <text:p>C01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88">
            <text:p>43088</text:p>
          </table:table-cell>
          <table:table-cell table:number-columns-repeated="8"/>
          <table:table-cell table:style-name="ce1" office:value-type="string">
            <text:p>C0122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88">
            <text:p>43088</text:p>
          </table:table-cell>
          <table:table-cell table:number-columns-repeated="8"/>
          <table:table-cell table:style-name="ce1" office:value-type="string">
            <text:p>C008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88">
            <text:p>43088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89">
            <text:p>43089</text:p>
          </table:table-cell>
          <table:table-cell table:number-columns-repeated="8"/>
          <table:table-cell table:style-name="ce1" office:value-type="string">
            <text:p>C017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89">
            <text:p>43089</text:p>
          </table:table-cell>
          <table:table-cell table:number-columns-repeated="8"/>
          <table:table-cell table:style-name="ce1" office:value-type="string">
            <text:p>C017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89">
            <text:p>43089</text:p>
          </table:table-cell>
          <table:table-cell table:number-columns-repeated="8"/>
          <table:table-cell table:style-name="ce1" office:value-type="string">
            <text:p>C010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89">
            <text:p>43089</text:p>
          </table:table-cell>
          <table:table-cell table:number-columns-repeated="8"/>
          <table:table-cell table:style-name="ce1" office:value-type="string">
            <text:p>C010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89">
            <text:p>43089</text:p>
          </table:table-cell>
          <table:table-cell table:number-columns-repeated="8"/>
          <table:table-cell table:style-name="ce1" office:value-type="string">
            <text:p>C0121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89">
            <text:p>43089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91">
            <text:p>43091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95">
            <text:p>43095</text:p>
          </table:table-cell>
          <table:table-cell table:number-columns-repeated="8"/>
          <table:table-cell table:style-name="ce1" office:value-type="string">
            <text:p>C016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95">
            <text:p>43095</text:p>
          </table:table-cell>
          <table:table-cell table:number-columns-repeated="8"/>
          <table:table-cell table:style-name="ce1" office:value-type="string">
            <text:p>A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95">
            <text:p>43095</text:p>
          </table:table-cell>
          <table:table-cell table:number-columns-repeated="8"/>
          <table:table-cell table:style-name="ce1" office:value-type="string">
            <text:p>A001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96">
            <text:p>43096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96">
            <text:p>43096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96">
            <text:p>43096</text:p>
          </table:table-cell>
          <table:table-cell table:number-columns-repeated="8"/>
          <table:table-cell table:style-name="ce1" office:value-type="string">
            <text:p>C017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098">
            <text:p>43098</text:p>
          </table:table-cell>
          <table:table-cell table:number-columns-repeated="8"/>
          <table:table-cell table:style-name="ce1" office:value-type="string">
            <text:p>A001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05">
            <text:p>43105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05">
            <text:p>43105</text:p>
          </table:table-cell>
          <table:table-cell table:number-columns-repeated="8"/>
          <table:table-cell table:style-name="ce1" office:value-type="string">
            <text:p>C016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05">
            <text:p>43105</text:p>
          </table:table-cell>
          <table:table-cell table:number-columns-repeated="8"/>
          <table:table-cell table:style-name="ce1" office:value-type="string">
            <text:p>A002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05">
            <text:p>43105</text:p>
          </table:table-cell>
          <table:table-cell table:number-columns-repeated="8"/>
          <table:table-cell table:style-name="ce1" office:value-type="string">
            <text:p>C008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09">
            <text:p>43109</text:p>
          </table:table-cell>
          <table:table-cell table:number-columns-repeated="8"/>
          <table:table-cell table:style-name="ce1" office:value-type="string">
            <text:p>J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15">
            <text:p>43115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15">
            <text:p>43115</text:p>
          </table:table-cell>
          <table:table-cell table:number-columns-repeated="8"/>
          <table:table-cell table:style-name="ce1" office:value-type="string">
            <text:p>C01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24">
            <text:p>43124</text:p>
          </table:table-cell>
          <table:table-cell table:number-columns-repeated="8"/>
          <table:table-cell table:style-name="ce1" office:value-type="string">
            <text:p>C01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29">
            <text:p>43129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29">
            <text:p>43129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29">
            <text:p>43129</text:p>
          </table:table-cell>
          <table:table-cell table:number-columns-repeated="8"/>
          <table:table-cell table:style-name="ce1" office:value-type="string">
            <text:p>C010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30">
            <text:p>43130</text:p>
          </table:table-cell>
          <table:table-cell table:number-columns-repeated="8"/>
          <table:table-cell table:style-name="ce1" office:value-type="string">
            <text:p>C015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32">
            <text:p>43132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33">
            <text:p>43133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33">
            <text:p>43133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33">
            <text:p>43133</text:p>
          </table:table-cell>
          <table:table-cell table:number-columns-repeated="8"/>
          <table:table-cell table:style-name="ce1" office:value-type="string">
            <text:p>C008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33">
            <text:p>43133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33">
            <text:p>43133</text:p>
          </table:table-cell>
          <table:table-cell table:number-columns-repeated="8"/>
          <table:table-cell table:style-name="ce1" office:value-type="string">
            <text:p>C008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33">
            <text:p>43133</text:p>
          </table:table-cell>
          <table:table-cell table:number-columns-repeated="8"/>
          <table:table-cell table:style-name="ce1" office:value-type="string">
            <text:p>C0010</text:p>
          </table:table-cell>
          <table:table-cell table:style-name="ce1" office:value-type="string">
            <text:p>B00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float" office:value="43133">
            <text:p>43133</text:p>
          </table:table-cell>
          <table:table-cell table:number-columns-repeated="8"/>
          <table:table-cell table:style-name="ce1" office:value-type="string">
            <text:p>C01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33">
            <text:p>43133</text:p>
          </table:table-cell>
          <table:table-cell table:number-columns-repeated="8"/>
          <table:table-cell table:style-name="ce1" office:value-type="string">
            <text:p>C0010</text:p>
          </table:table-cell>
          <table:table-cell table:style-name="ce1" office:value-type="string">
            <text:p>B00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float" office:value="43134">
            <text:p>43134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35">
            <text:p>43135</text:p>
          </table:table-cell>
          <table:table-cell table:number-columns-repeated="8"/>
          <table:table-cell table:style-name="ce1" office:value-type="string">
            <text:p>A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36">
            <text:p>43136</text:p>
          </table:table-cell>
          <table:table-cell table:number-columns-repeated="8"/>
          <table:table-cell table:style-name="ce1" office:value-type="string">
            <text:p>J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37">
            <text:p>43137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38">
            <text:p>43138</text:p>
          </table:table-cell>
          <table:table-cell table:number-columns-repeated="8"/>
          <table:table-cell table:style-name="ce1" office:value-type="string">
            <text:p>A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38">
            <text:p>43138</text:p>
          </table:table-cell>
          <table:table-cell table:number-columns-repeated="8"/>
          <table:table-cell table:style-name="ce1" office:value-type="string">
            <text:p>A001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39">
            <text:p>43139</text:p>
          </table:table-cell>
          <table:table-cell table:number-columns-repeated="8"/>
          <table:table-cell table:style-name="ce1" office:value-type="string">
            <text:p>C015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43">
            <text:p>43143</text:p>
          </table:table-cell>
          <table:table-cell table:number-columns-repeated="8"/>
          <table:table-cell table:style-name="ce1" office:value-type="string">
            <text:p>C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45">
            <text:p>43145</text:p>
          </table:table-cell>
          <table:table-cell table:number-columns-repeated="8"/>
          <table:table-cell table:style-name="ce1" office:value-type="string">
            <text:p>C018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45">
            <text:p>43145</text:p>
          </table:table-cell>
          <table:table-cell table:number-columns-repeated="8"/>
          <table:table-cell table:style-name="ce1" office:value-type="string">
            <text:p>C008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48">
            <text:p>43148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50">
            <text:p>43150</text:p>
          </table:table-cell>
          <table:table-cell table:number-columns-repeated="8"/>
          <table:table-cell table:style-name="ce1" office:value-type="string">
            <text:p>C020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51">
            <text:p>43151</text:p>
          </table:table-cell>
          <table:table-cell table:number-columns-repeated="8"/>
          <table:table-cell table:style-name="ce1" office:value-type="string">
            <text:p>C01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51">
            <text:p>43151</text:p>
          </table:table-cell>
          <table:table-cell table:number-columns-repeated="8"/>
          <table:table-cell table:style-name="ce1" office:value-type="string">
            <text:p>C0204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53">
            <text:p>43153</text:p>
          </table:table-cell>
          <table:table-cell table:number-columns-repeated="8"/>
          <table:table-cell table:style-name="ce1" office:value-type="string">
            <text:p>C020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56">
            <text:p>43156</text:p>
          </table:table-cell>
          <table:table-cell table:number-columns-repeated="8"/>
          <table:table-cell table:style-name="ce1" office:value-type="string">
            <text:p>C0010</text:p>
          </table:table-cell>
          <table:table-cell table:style-name="ce1" office:value-type="string">
            <text:p>B00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>
          <table:table-cell/>
          <table:table-cell table:style-name="ce1" office:value-type="float" office:value="43157">
            <text:p>43157</text:p>
          </table:table-cell>
          <table:table-cell table:number-columns-repeated="8"/>
          <table:table-cell table:style-name="ce1" office:value-type="string">
            <text:p>C020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57">
            <text:p>43157</text:p>
          </table:table-cell>
          <table:table-cell table:number-columns-repeated="8"/>
          <table:table-cell table:style-name="ce1" office:value-type="string">
            <text:p>C020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59">
            <text:p>43159</text:p>
          </table:table-cell>
          <table:table-cell table:number-columns-repeated="8"/>
          <table:table-cell table:style-name="ce1" office:value-type="string">
            <text:p>C010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59">
            <text:p>43159</text:p>
          </table:table-cell>
          <table:table-cell table:number-columns-repeated="8"/>
          <table:table-cell table:style-name="ce1" office:value-type="string">
            <text:p>C0070</text:p>
          </table:table-cell>
          <table:table-cell table:style-name="ce1" office:value-type="string">
            <text:p>B00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43159">
            <text:p>43159</text:p>
          </table:table-cell>
          <table:table-cell table:number-columns-repeated="8"/>
          <table:table-cell table:style-name="ce1" office:value-type="string">
            <text:p>C010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59">
            <text:p>43159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60">
            <text:p>43160</text:p>
          </table:table-cell>
          <table:table-cell table:number-columns-repeated="8"/>
          <table:table-cell table:style-name="ce1" office:value-type="string">
            <text:p>J005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62">
            <text:p>43162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62">
            <text:p>43162</text:p>
          </table:table-cell>
          <table:table-cell table:number-columns-repeated="8"/>
          <table:table-cell table:style-name="ce1" office:value-type="string">
            <text:p>C018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64">
            <text:p>43164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65">
            <text:p>43165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65">
            <text:p>43165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66">
            <text:p>43166</text:p>
          </table:table-cell>
          <table:table-cell table:number-columns-repeated="8"/>
          <table:table-cell table:style-name="ce1" office:value-type="string">
            <text:p>J0065</text:p>
          </table:table-cell>
          <table:table-cell table:style-name="ce1" office:value-type="string">
            <text:p>x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66">
            <text:p>43166</text:p>
          </table:table-cell>
          <table:table-cell table:number-columns-repeated="8"/>
          <table:table-cell table:style-name="ce1" office:value-type="string">
            <text:p>J006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68">
            <text:p>43168</text:p>
          </table:table-cell>
          <table:table-cell table:number-columns-repeated="8"/>
          <table:table-cell table:style-name="ce1" office:value-type="string">
            <text:p>C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68">
            <text:p>43168</text:p>
          </table:table-cell>
          <table:table-cell table:number-columns-repeated="8"/>
          <table:table-cell table:style-name="ce1" office:value-type="string">
            <text:p>C016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69">
            <text:p>43169</text:p>
          </table:table-cell>
          <table:table-cell table:number-columns-repeated="8"/>
          <table:table-cell table:style-name="ce1" office:value-type="string">
            <text:p>C020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71">
            <text:p>43171</text:p>
          </table:table-cell>
          <table:table-cell table:number-columns-repeated="8"/>
          <table:table-cell table:style-name="ce1" office:value-type="string">
            <text:p>O0013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72">
            <text:p>43172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73">
            <text:p>43173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75">
            <text:p>43175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75">
            <text:p>43175</text:p>
          </table:table-cell>
          <table:table-cell table:number-columns-repeated="8"/>
          <table:table-cell table:style-name="ce1" office:value-type="string">
            <text:p>C020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75">
            <text:p>43175</text:p>
          </table:table-cell>
          <table:table-cell table:number-columns-repeated="8"/>
          <table:table-cell table:style-name="ce1" office:value-type="string">
            <text:p>C0204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76">
            <text:p>43176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78">
            <text:p>43178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78">
            <text:p>43178</text:p>
          </table:table-cell>
          <table:table-cell table:number-columns-repeated="8"/>
          <table:table-cell table:style-name="ce1" office:value-type="string">
            <text:p>O0013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78">
            <text:p>43178</text:p>
          </table:table-cell>
          <table:table-cell table:number-columns-repeated="8"/>
          <table:table-cell table:style-name="ce1" office:value-type="string">
            <text:p>H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78">
            <text:p>43178</text:p>
          </table:table-cell>
          <table:table-cell table:number-columns-repeated="8"/>
          <table:table-cell table:style-name="ce1" office:value-type="string">
            <text:p>H001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80">
            <text:p>43180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81">
            <text:p>43181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85">
            <text:p>43185</text:p>
          </table:table-cell>
          <table:table-cell table:number-columns-repeated="8"/>
          <table:table-cell table:style-name="ce1" office:value-type="string">
            <text:p>J01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85">
            <text:p>43185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85">
            <text:p>43185</text:p>
          </table:table-cell>
          <table:table-cell table:number-columns-repeated="8"/>
          <table:table-cell table:style-name="ce1" office:value-type="string">
            <text:p>C01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87">
            <text:p>43187</text:p>
          </table:table-cell>
          <table:table-cell table:number-columns-repeated="8"/>
          <table:table-cell table:style-name="ce1" office:value-type="string">
            <text:p>C020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87">
            <text:p>43187</text:p>
          </table:table-cell>
          <table:table-cell table:number-columns-repeated="8"/>
          <table:table-cell table:style-name="ce1" office:value-type="string">
            <text:p>C010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87">
            <text:p>43187</text:p>
          </table:table-cell>
          <table:table-cell table:number-columns-repeated="8"/>
          <table:table-cell table:style-name="ce1" office:value-type="string">
            <text:p>C020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89">
            <text:p>43189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94">
            <text:p>43194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94">
            <text:p>43194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94">
            <text:p>43194</text:p>
          </table:table-cell>
          <table:table-cell table:number-columns-repeated="8"/>
          <table:table-cell table:style-name="ce1" office:value-type="string">
            <text:p>C020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95">
            <text:p>43195</text:p>
          </table:table-cell>
          <table:table-cell table:number-columns-repeated="8"/>
          <table:table-cell table:style-name="ce1" office:value-type="string">
            <text:p>C008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95">
            <text:p>43195</text:p>
          </table:table-cell>
          <table:table-cell table:number-columns-repeated="8"/>
          <table:table-cell table:style-name="ce1" office:value-type="string">
            <text:p>C012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196">
            <text:p>43196</text:p>
          </table:table-cell>
          <table:table-cell table:number-columns-repeated="8"/>
          <table:table-cell table:style-name="ce1" office:value-type="string">
            <text:p>C018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00">
            <text:p>43200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03">
            <text:p>43203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04">
            <text:p>43204</text:p>
          </table:table-cell>
          <table:table-cell table:number-columns-repeated="8"/>
          <table:table-cell table:style-name="ce1" office:value-type="string">
            <text:p>C016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05">
            <text:p>43205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06">
            <text:p>43206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06">
            <text:p>43206</text:p>
          </table:table-cell>
          <table:table-cell table:number-columns-repeated="8"/>
          <table:table-cell table:style-name="ce1" office:value-type="string">
            <text:p>J007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06">
            <text:p>43206</text:p>
          </table:table-cell>
          <table:table-cell table:number-columns-repeated="8"/>
          <table:table-cell table:style-name="ce1" office:value-type="string">
            <text:p>J007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06">
            <text:p>43206</text:p>
          </table:table-cell>
          <table:table-cell table:number-columns-repeated="8"/>
          <table:table-cell table:style-name="ce1" office:value-type="string">
            <text:p>J007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06">
            <text:p>43206</text:p>
          </table:table-cell>
          <table:table-cell table:number-columns-repeated="8"/>
          <table:table-cell table:style-name="ce1" office:value-type="string">
            <text:p>J007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12">
            <text:p>43212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13">
            <text:p>43213</text:p>
          </table:table-cell>
          <table:table-cell table:number-columns-repeated="8"/>
          <table:table-cell table:style-name="ce1" office:value-type="string">
            <text:p>C0205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14">
            <text:p>43214</text:p>
          </table:table-cell>
          <table:table-cell table:number-columns-repeated="8"/>
          <table:table-cell table:style-name="ce1" office:value-type="string">
            <text:p>C02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14">
            <text:p>43214</text:p>
          </table:table-cell>
          <table:table-cell table:number-columns-repeated="8"/>
          <table:table-cell table:style-name="ce1" office:value-type="string">
            <text:p>J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16">
            <text:p>43216</text:p>
          </table:table-cell>
          <table:table-cell table:number-columns-repeated="8"/>
          <table:table-cell table:style-name="ce1" office:value-type="string">
            <text:p>C01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17">
            <text:p>43217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20">
            <text:p>43220</text:p>
          </table:table-cell>
          <table:table-cell table:number-columns-repeated="8"/>
          <table:table-cell table:style-name="ce1" office:value-type="string">
            <text:p>C018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20">
            <text:p>43220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21">
            <text:p>43221</text:p>
          </table:table-cell>
          <table:table-cell table:number-columns-repeated="8"/>
          <table:table-cell table:style-name="ce1" office:value-type="string">
            <text:p>C024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22">
            <text:p>43222</text:p>
          </table:table-cell>
          <table:table-cell table:number-columns-repeated="8"/>
          <table:table-cell table:style-name="ce1" office:value-type="string">
            <text:p>O001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23">
            <text:p>43223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23">
            <text:p>43223</text:p>
          </table:table-cell>
          <table:table-cell table:number-columns-repeated="8"/>
          <table:table-cell table:style-name="ce1" office:value-type="string">
            <text:p>C016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24">
            <text:p>43224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25">
            <text:p>43225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28">
            <text:p>43228</text:p>
          </table:table-cell>
          <table:table-cell table:number-columns-repeated="8"/>
          <table:table-cell table:style-name="ce1" office:value-type="string">
            <text:p>C016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28">
            <text:p>43228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30">
            <text:p>43230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33">
            <text:p>43233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35">
            <text:p>43235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35">
            <text:p>43235</text:p>
          </table:table-cell>
          <table:table-cell table:number-columns-repeated="8"/>
          <table:table-cell table:style-name="ce1" office:value-type="string">
            <text:p>C016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35">
            <text:p>43235</text:p>
          </table:table-cell>
          <table:table-cell table:number-columns-repeated="8"/>
          <table:table-cell table:style-name="ce1" office:value-type="string">
            <text:p>H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38">
            <text:p>43238</text:p>
          </table:table-cell>
          <table:table-cell table:number-columns-repeated="8"/>
          <table:table-cell table:style-name="ce1" office:value-type="string">
            <text:p>C02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39">
            <text:p>43239</text:p>
          </table:table-cell>
          <table:table-cell table:number-columns-repeated="8"/>
          <table:table-cell table:style-name="ce1" office:value-type="string">
            <text:p>C024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40">
            <text:p>43240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40">
            <text:p>43240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42">
            <text:p>43242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42">
            <text:p>43242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44">
            <text:p>43244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45">
            <text:p>43245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56">
            <text:p>43256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58">
            <text:p>43258</text:p>
          </table:table-cell>
          <table:table-cell table:number-columns-repeated="8"/>
          <table:table-cell table:style-name="ce1" office:value-type="string">
            <text:p>C020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64">
            <text:p>43264</text:p>
          </table:table-cell>
          <table:table-cell table:number-columns-repeated="8"/>
          <table:table-cell table:style-name="ce1" office:value-type="string">
            <text:p>J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64">
            <text:p>43264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65">
            <text:p>43265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65">
            <text:p>43265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65">
            <text:p>43265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71">
            <text:p>43271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71">
            <text:p>43271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72">
            <text:p>43272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74">
            <text:p>43274</text:p>
          </table:table-cell>
          <table:table-cell table:number-columns-repeated="8"/>
          <table:table-cell table:style-name="ce1" office:value-type="string">
            <text:p>O001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76">
            <text:p>43276</text:p>
          </table:table-cell>
          <table:table-cell table:number-columns-repeated="8"/>
          <table:table-cell table:style-name="ce1" office:value-type="string">
            <text:p>C020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80">
            <text:p>43280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80">
            <text:p>43280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82">
            <text:p>43282</text:p>
          </table:table-cell>
          <table:table-cell table:number-columns-repeated="8"/>
          <table:table-cell table:style-name="ce1" office:value-type="string">
            <text:p>A001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87">
            <text:p>43287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88">
            <text:p>43288</text:p>
          </table:table-cell>
          <table:table-cell table:number-columns-repeated="8"/>
          <table:table-cell table:style-name="ce1" office:value-type="string">
            <text:p>C020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88">
            <text:p>43288</text:p>
          </table:table-cell>
          <table:table-cell table:number-columns-repeated="8"/>
          <table:table-cell table:style-name="ce1" office:value-type="string">
            <text:p>J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88">
            <text:p>43288</text:p>
          </table:table-cell>
          <table:table-cell table:number-columns-repeated="8"/>
          <table:table-cell table:style-name="ce1" office:value-type="string">
            <text:p>C00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88">
            <text:p>43288</text:p>
          </table:table-cell>
          <table:table-cell table:number-columns-repeated="8"/>
          <table:table-cell table:style-name="ce1" office:value-type="string">
            <text:p>C020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89">
            <text:p>43289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92">
            <text:p>43292</text:p>
          </table:table-cell>
          <table:table-cell table:number-columns-repeated="8"/>
          <table:table-cell table:style-name="ce1" office:value-type="string">
            <text:p>H001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92">
            <text:p>43292</text:p>
          </table:table-cell>
          <table:table-cell table:number-columns-repeated="8"/>
          <table:table-cell table:style-name="ce1" office:value-type="string">
            <text:p>C016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93">
            <text:p>43293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93">
            <text:p>43293</text:p>
          </table:table-cell>
          <table:table-cell table:number-columns-repeated="8"/>
          <table:table-cell table:style-name="ce1" office:value-type="string">
            <text:p>C013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93">
            <text:p>43293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93">
            <text:p>43293</text:p>
          </table:table-cell>
          <table:table-cell table:number-columns-repeated="8"/>
          <table:table-cell table:style-name="ce1" office:value-type="string">
            <text:p>C00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93">
            <text:p>43293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97">
            <text:p>43297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298">
            <text:p>43298</text:p>
          </table:table-cell>
          <table:table-cell table:number-columns-repeated="8"/>
          <table:table-cell table:style-name="ce1" office:value-type="string">
            <text:p>C0040</text:p>
          </table:table-cell>
          <table:table-cell table:style-name="ce1" office:value-type="string">
            <text:p>x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05">
            <text:p>43305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06">
            <text:p>43306</text:p>
          </table:table-cell>
          <table:table-cell table:number-columns-repeated="8"/>
          <table:table-cell table:style-name="ce1" office:value-type="string">
            <text:p>J0120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07">
            <text:p>43307</text:p>
          </table:table-cell>
          <table:table-cell table:number-columns-repeated="8"/>
          <table:table-cell table:style-name="ce1" office:value-type="string">
            <text:p>J005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08">
            <text:p>43308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08">
            <text:p>43308</text:p>
          </table:table-cell>
          <table:table-cell table:number-columns-repeated="8"/>
          <table:table-cell table:style-name="ce1" office:value-type="string">
            <text:p>C020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14">
            <text:p>43314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14">
            <text:p>43314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14">
            <text:p>43314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17">
            <text:p>43317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17">
            <text:p>43317</text:p>
          </table:table-cell>
          <table:table-cell table:number-columns-repeated="8"/>
          <table:table-cell table:style-name="ce1" office:value-type="string">
            <text:p>C00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17">
            <text:p>43317</text:p>
          </table:table-cell>
          <table:table-cell table:number-columns-repeated="8"/>
          <table:table-cell table:style-name="ce1" office:value-type="string">
            <text:p>C013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18">
            <text:p>43318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19">
            <text:p>43319</text:p>
          </table:table-cell>
          <table:table-cell table:number-columns-repeated="8"/>
          <table:table-cell table:style-name="ce1" office:value-type="string">
            <text:p>C016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21">
            <text:p>43321</text:p>
          </table:table-cell>
          <table:table-cell table:number-columns-repeated="8"/>
          <table:table-cell table:style-name="ce1" office:value-type="string">
            <text:p>C00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21">
            <text:p>43321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21">
            <text:p>43321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23">
            <text:p>43323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23">
            <text:p>43323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25">
            <text:p>43325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27">
            <text:p>43327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27">
            <text:p>43327</text:p>
          </table:table-cell>
          <table:table-cell table:number-columns-repeated="8"/>
          <table:table-cell table:style-name="ce1" office:value-type="string">
            <text:p>C0204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27">
            <text:p>43327</text:p>
          </table:table-cell>
          <table:table-cell table:number-columns-repeated="8"/>
          <table:table-cell table:style-name="ce1" office:value-type="string">
            <text:p>C0205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41">
            <text:p>43341</text:p>
          </table:table-cell>
          <table:table-cell table:number-columns-repeated="8"/>
          <table:table-cell table:style-name="ce1" office:value-type="string">
            <text:p>C016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41">
            <text:p>43341</text:p>
          </table:table-cell>
          <table:table-cell table:number-columns-repeated="8"/>
          <table:table-cell table:style-name="ce1" office:value-type="string">
            <text:p>C0070</text:p>
          </table:table-cell>
          <table:table-cell table:style-name="ce1" office:value-type="string">
            <text:p>B00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43341">
            <text:p>43341</text:p>
          </table:table-cell>
          <table:table-cell table:number-columns-repeated="8"/>
          <table:table-cell table:style-name="ce1" office:value-type="string">
            <text:p>B002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42">
            <text:p>43342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43">
            <text:p>43343</text:p>
          </table:table-cell>
          <table:table-cell table:number-columns-repeated="8"/>
          <table:table-cell table:style-name="ce1" office:value-type="string">
            <text:p>C020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47">
            <text:p>43347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54">
            <text:p>43354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54">
            <text:p>43354</text:p>
          </table:table-cell>
          <table:table-cell table:number-columns-repeated="8"/>
          <table:table-cell table:style-name="ce1" office:value-type="string">
            <text:p>C02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57">
            <text:p>43357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58">
            <text:p>43358</text:p>
          </table:table-cell>
          <table:table-cell table:number-columns-repeated="8"/>
          <table:table-cell table:style-name="ce1" office:value-type="string">
            <text:p>H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60">
            <text:p>43360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60">
            <text:p>43360</text:p>
          </table:table-cell>
          <table:table-cell table:number-columns-repeated="8"/>
          <table:table-cell table:style-name="ce1" office:value-type="string">
            <text:p>C009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63">
            <text:p>43363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63">
            <text:p>43363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63">
            <text:p>43363</text:p>
          </table:table-cell>
          <table:table-cell table:number-columns-repeated="8"/>
          <table:table-cell table:style-name="ce1" office:value-type="string">
            <text:p>J012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67">
            <text:p>43367</text:p>
          </table:table-cell>
          <table:table-cell table:number-columns-repeated="8"/>
          <table:table-cell table:style-name="ce1" office:value-type="string">
            <text:p>C020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68">
            <text:p>43368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71">
            <text:p>43371</text:p>
          </table:table-cell>
          <table:table-cell table:number-columns-repeated="8"/>
          <table:table-cell table:style-name="ce1" office:value-type="string">
            <text:p>J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74">
            <text:p>43374</text:p>
          </table:table-cell>
          <table:table-cell table:number-columns-repeated="8"/>
          <table:table-cell table:style-name="ce1" office:value-type="string">
            <text:p>O001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74">
            <text:p>43374</text:p>
          </table:table-cell>
          <table:table-cell table:number-columns-repeated="8"/>
          <table:table-cell table:style-name="ce1" office:value-type="string">
            <text:p>C020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74">
            <text:p>43374</text:p>
          </table:table-cell>
          <table:table-cell table:number-columns-repeated="8"/>
          <table:table-cell table:style-name="ce1" office:value-type="string">
            <text:p>O001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74">
            <text:p>43374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74">
            <text:p>43374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74">
            <text:p>43374</text:p>
          </table:table-cell>
          <table:table-cell table:number-columns-repeated="8"/>
          <table:table-cell table:style-name="ce1" office:value-type="string">
            <text:p>C028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74">
            <text:p>43374</text:p>
          </table:table-cell>
          <table:table-cell table:number-columns-repeated="8"/>
          <table:table-cell table:style-name="ce1" office:value-type="string">
            <text:p>C028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75">
            <text:p>43375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75">
            <text:p>43375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75">
            <text:p>43375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75">
            <text:p>43375</text:p>
          </table:table-cell>
          <table:table-cell table:number-columns-repeated="8"/>
          <table:table-cell table:style-name="ce1" office:value-type="string">
            <text:p>C0093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75">
            <text:p>43375</text:p>
          </table:table-cell>
          <table:table-cell table:number-columns-repeated="8"/>
          <table:table-cell table:style-name="ce1" office:value-type="string">
            <text:p>C00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75">
            <text:p>43375</text:p>
          </table:table-cell>
          <table:table-cell table:number-columns-repeated="8"/>
          <table:table-cell table:style-name="ce1" office:value-type="string">
            <text:p>C027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80">
            <text:p>43380</text:p>
          </table:table-cell>
          <table:table-cell table:number-columns-repeated="8"/>
          <table:table-cell table:style-name="ce1" office:value-type="string">
            <text:p>C016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81">
            <text:p>43381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82">
            <text:p>43382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82">
            <text:p>43382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85">
            <text:p>43385</text:p>
          </table:table-cell>
          <table:table-cell table:number-columns-repeated="8"/>
          <table:table-cell table:style-name="ce1" office:value-type="string">
            <text:p>J007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85">
            <text:p>43385</text:p>
          </table:table-cell>
          <table:table-cell table:number-columns-repeated="8"/>
          <table:table-cell table:style-name="ce1" office:value-type="string">
            <text:p>J007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85">
            <text:p>43385</text:p>
          </table:table-cell>
          <table:table-cell table:number-columns-repeated="8"/>
          <table:table-cell table:style-name="ce1" office:value-type="string">
            <text:p>J007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85">
            <text:p>43385</text:p>
          </table:table-cell>
          <table:table-cell table:number-columns-repeated="8"/>
          <table:table-cell table:style-name="ce1" office:value-type="string">
            <text:p>J0074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85">
            <text:p>43385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89">
            <text:p>43389</text:p>
          </table:table-cell>
          <table:table-cell table:number-columns-repeated="8"/>
          <table:table-cell table:style-name="ce1" office:value-type="string">
            <text:p>C0124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89">
            <text:p>43389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91">
            <text:p>43391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91">
            <text:p>43391</text:p>
          </table:table-cell>
          <table:table-cell table:number-columns-repeated="8"/>
          <table:table-cell table:style-name="ce1" office:value-type="string">
            <text:p>J012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91">
            <text:p>43391</text:p>
          </table:table-cell>
          <table:table-cell table:number-columns-repeated="8"/>
          <table:table-cell table:style-name="ce1" office:value-type="string">
            <text:p>C020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96">
            <text:p>43396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97">
            <text:p>43397</text:p>
          </table:table-cell>
          <table:table-cell table:number-columns-repeated="8"/>
          <table:table-cell table:style-name="ce1" office:value-type="string">
            <text:p>C020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399">
            <text:p>43399</text:p>
          </table:table-cell>
          <table:table-cell table:number-columns-repeated="8"/>
          <table:table-cell table:style-name="ce1" office:value-type="string">
            <text:p>J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06">
            <text:p>43406</text:p>
          </table:table-cell>
          <table:table-cell table:number-columns-repeated="8"/>
          <table:table-cell table:style-name="ce1" office:value-type="string">
            <text:p>C009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07">
            <text:p>43407</text:p>
          </table:table-cell>
          <table:table-cell table:number-columns-repeated="8"/>
          <table:table-cell table:style-name="ce1" office:value-type="string">
            <text:p>O001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09">
            <text:p>43409</text:p>
          </table:table-cell>
          <table:table-cell table:number-columns-repeated="8"/>
          <table:table-cell table:style-name="ce1" office:value-type="string">
            <text:p>J012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09">
            <text:p>43409</text:p>
          </table:table-cell>
          <table:table-cell table:number-columns-repeated="8"/>
          <table:table-cell table:style-name="ce1" office:value-type="string">
            <text:p>J012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09">
            <text:p>43409</text:p>
          </table:table-cell>
          <table:table-cell table:number-columns-repeated="8"/>
          <table:table-cell table:style-name="ce1" office:value-type="string">
            <text:p>J010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7">
            <text:p>43417</text:p>
          </table:table-cell>
          <table:table-cell table:number-columns-repeated="8"/>
          <table:table-cell table:style-name="ce1" office:value-type="string">
            <text:p>O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7">
            <text:p>43417</text:p>
          </table:table-cell>
          <table:table-cell table:number-columns-repeated="8"/>
          <table:table-cell table:style-name="ce1" office:value-type="string">
            <text:p>C009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7">
            <text:p>43417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7">
            <text:p>43417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7">
            <text:p>43417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7">
            <text:p>43417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7">
            <text:p>43417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7">
            <text:p>43417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7">
            <text:p>43417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7">
            <text:p>43417</text:p>
          </table:table-cell>
          <table:table-cell table:number-columns-repeated="8"/>
          <table:table-cell table:style-name="ce1" office:value-type="string">
            <text:p>O001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7">
            <text:p>43417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7">
            <text:p>43417</text:p>
          </table:table-cell>
          <table:table-cell table:number-columns-repeated="8"/>
          <table:table-cell table:style-name="ce1" office:value-type="string">
            <text:p>O001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7">
            <text:p>43417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8">
            <text:p>43418</text:p>
          </table:table-cell>
          <table:table-cell table:number-columns-repeated="8"/>
          <table:table-cell table:style-name="ce1" office:value-type="string">
            <text:p>J014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8">
            <text:p>43418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18">
            <text:p>43418</text:p>
          </table:table-cell>
          <table:table-cell table:number-columns-repeated="8"/>
          <table:table-cell table:style-name="ce1" office:value-type="string">
            <text:p>C027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22">
            <text:p>43422</text:p>
          </table:table-cell>
          <table:table-cell table:number-columns-repeated="8"/>
          <table:table-cell table:style-name="ce1" office:value-type="string">
            <text:p>H0010</text:p>
          </table:table-cell>
          <table:table-cell table:style-name="ce1" office:value-type="string">
            <text:p>x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23">
            <text:p>43423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23">
            <text:p>43423</text:p>
          </table:table-cell>
          <table:table-cell table:number-columns-repeated="8"/>
          <table:table-cell table:style-name="ce1" office:value-type="string">
            <text:p>C016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23">
            <text:p>43423</text:p>
          </table:table-cell>
          <table:table-cell table:number-columns-repeated="8"/>
          <table:table-cell table:style-name="ce1" office:value-type="string">
            <text:p>C012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23">
            <text:p>43423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24">
            <text:p>43424</text:p>
          </table:table-cell>
          <table:table-cell table:number-columns-repeated="8"/>
          <table:table-cell table:style-name="ce1" office:value-type="string">
            <text:p>C025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24">
            <text:p>43424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25">
            <text:p>43425</text:p>
          </table:table-cell>
          <table:table-cell table:number-columns-repeated="8"/>
          <table:table-cell table:style-name="ce1" office:value-type="string">
            <text:p>C0205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27">
            <text:p>43427</text:p>
          </table:table-cell>
          <table:table-cell table:number-columns-repeated="8"/>
          <table:table-cell table:style-name="ce1" office:value-type="string">
            <text:p>C01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28">
            <text:p>43428</text:p>
          </table:table-cell>
          <table:table-cell table:number-columns-repeated="8"/>
          <table:table-cell table:style-name="ce1" office:value-type="string">
            <text:p>J010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28">
            <text:p>43428</text:p>
          </table:table-cell>
          <table:table-cell table:number-columns-repeated="8"/>
          <table:table-cell table:style-name="ce1" office:value-type="string">
            <text:p>J01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29">
            <text:p>43429</text:p>
          </table:table-cell>
          <table:table-cell table:number-columns-repeated="8"/>
          <table:table-cell table:style-name="ce1" office:value-type="string">
            <text:p>C022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29">
            <text:p>43429</text:p>
          </table:table-cell>
          <table:table-cell table:number-columns-repeated="8"/>
          <table:table-cell table:style-name="ce1" office:value-type="string">
            <text:p>C009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29">
            <text:p>43429</text:p>
          </table:table-cell>
          <table:table-cell table:number-columns-repeated="8"/>
          <table:table-cell table:style-name="ce1" office:value-type="string">
            <text:p>C020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30">
            <text:p>43430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30">
            <text:p>43430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33">
            <text:p>43433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34">
            <text:p>43434</text:p>
          </table:table-cell>
          <table:table-cell table:number-columns-repeated="8"/>
          <table:table-cell table:style-name="ce1" office:value-type="string">
            <text:p>J01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35">
            <text:p>43435</text:p>
          </table:table-cell>
          <table:table-cell table:number-columns-repeated="8"/>
          <table:table-cell table:style-name="ce1" office:value-type="string">
            <text:p>C009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35">
            <text:p>43435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37">
            <text:p>43437</text:p>
          </table:table-cell>
          <table:table-cell table:number-columns-repeated="8"/>
          <table:table-cell table:style-name="ce1" office:value-type="string">
            <text:p>C009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37">
            <text:p>43437</text:p>
          </table:table-cell>
          <table:table-cell table:number-columns-repeated="8"/>
          <table:table-cell table:style-name="ce1" office:value-type="string">
            <text:p>C020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39">
            <text:p>43439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39">
            <text:p>43439</text:p>
          </table:table-cell>
          <table:table-cell table:number-columns-repeated="8"/>
          <table:table-cell table:style-name="ce1" office:value-type="string">
            <text:p>J01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41">
            <text:p>43441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43">
            <text:p>43443</text:p>
          </table:table-cell>
          <table:table-cell table:number-columns-repeated="8"/>
          <table:table-cell table:style-name="ce1" office:value-type="string">
            <text:p>C028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44">
            <text:p>43444</text:p>
          </table:table-cell>
          <table:table-cell table:number-columns-repeated="8"/>
          <table:table-cell table:style-name="ce1" office:value-type="string">
            <text:p>C009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48">
            <text:p>43448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48">
            <text:p>43448</text:p>
          </table:table-cell>
          <table:table-cell table:number-columns-repeated="8"/>
          <table:table-cell table:style-name="ce1" office:value-type="string">
            <text:p>C020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51">
            <text:p>43451</text:p>
          </table:table-cell>
          <table:table-cell table:number-columns-repeated="8"/>
          <table:table-cell table:style-name="ce1" office:value-type="string">
            <text:p>J0063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51">
            <text:p>43451</text:p>
          </table:table-cell>
          <table:table-cell table:number-columns-repeated="8"/>
          <table:table-cell table:style-name="ce1" office:value-type="string">
            <text:p>J006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51">
            <text:p>43451</text:p>
          </table:table-cell>
          <table:table-cell table:number-columns-repeated="8"/>
          <table:table-cell table:style-name="ce1" office:value-type="string">
            <text:p>J006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52">
            <text:p>43452</text:p>
          </table:table-cell>
          <table:table-cell table:number-columns-repeated="8"/>
          <table:table-cell table:style-name="ce1" office:value-type="string">
            <text:p>C020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53">
            <text:p>43453</text:p>
          </table:table-cell>
          <table:table-cell table:number-columns-repeated="8"/>
          <table:table-cell table:style-name="ce1" office:value-type="string">
            <text:p>C027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54">
            <text:p>43454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55">
            <text:p>43455</text:p>
          </table:table-cell>
          <table:table-cell table:number-columns-repeated="8"/>
          <table:table-cell table:style-name="ce1" office:value-type="string">
            <text:p>C0205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55">
            <text:p>43455</text:p>
          </table:table-cell>
          <table:table-cell table:number-columns-repeated="8"/>
          <table:table-cell table:style-name="ce1" office:value-type="string">
            <text:p>C0206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57">
            <text:p>43457</text:p>
          </table:table-cell>
          <table:table-cell table:number-columns-repeated="8"/>
          <table:table-cell table:style-name="ce1" office:value-type="string">
            <text:p>C0131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57">
            <text:p>43457</text:p>
          </table:table-cell>
          <table:table-cell table:number-columns-repeated="8"/>
          <table:table-cell table:style-name="ce1" office:value-type="string">
            <text:p>C0092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58">
            <text:p>43458</text:p>
          </table:table-cell>
          <table:table-cell table:number-columns-repeated="8"/>
          <table:table-cell table:style-name="ce1" office:value-type="string">
            <text:p>R005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58">
            <text:p>43458</text:p>
          </table:table-cell>
          <table:table-cell table:number-columns-repeated="8"/>
          <table:table-cell table:style-name="ce1" office:value-type="string">
            <text:p>R006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60">
            <text:p>43460</text:p>
          </table:table-cell>
          <table:table-cell table:number-columns-repeated="8"/>
          <table:table-cell table:style-name="ce1" office:value-type="string">
            <text:p>C0205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61">
            <text:p>43461</text:p>
          </table:table-cell>
          <table:table-cell table:number-columns-repeated="8"/>
          <table:table-cell table:style-name="ce1" office:value-type="string">
            <text:p>C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62">
            <text:p>43462</text:p>
          </table:table-cell>
          <table:table-cell table:number-columns-repeated="8"/>
          <table:table-cell table:style-name="ce1" office:value-type="string">
            <text:p>C009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65">
            <text:p>43465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66">
            <text:p>43466</text:p>
          </table:table-cell>
          <table:table-cell table:number-columns-repeated="8"/>
          <table:table-cell table:style-name="ce1" office:value-type="string">
            <text:p>O001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73">
            <text:p>43473</text:p>
          </table:table-cell>
          <table:table-cell table:number-columns-repeated="8"/>
          <table:table-cell table:style-name="ce1" office:value-type="string">
            <text:p>O003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74">
            <text:p>43474</text:p>
          </table:table-cell>
          <table:table-cell table:number-columns-repeated="8"/>
          <table:table-cell table:style-name="ce1" office:value-type="string">
            <text:p>C016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75">
            <text:p>43475</text:p>
          </table:table-cell>
          <table:table-cell table:number-columns-repeated="8"/>
          <table:table-cell table:style-name="ce1" office:value-type="string">
            <text:p>C0270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3477">
            <text:p>43477</text:p>
          </table:table-cell>
          <table:table-cell table:number-columns-repeated="8"/>
          <table:table-cell table:style-name="ce1" office:value-type="string">
            <text:p>C0093</text:p>
          </table:table-cell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10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float" office:value="592">
            <text:p>592</text:p>
          </table:table-cell>
          <table:table-cell table:style-name="ce1" office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> </number:text>
      <number:text-content/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text>$</number:text>
      <number:number number:decimal-places="0" loext:min-decimal-places="0" number:min-integer-digits="1" number:grouping="true"/>
    </number:number-style>
    <number:number-style style:name="N133P0" style:volatile="true">
      <number:text>$</number:text>
      <number:number number:decimal-places="0" loext:min-decimal-places="0" number:min-integer-digits="1" number:grouping="true"/>
    </number:number-style>
    <number:number-style style:name="N133">
      <style:text-properties fo:color="#ff0000"/>
      <number:text>$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">
      <number:number number:decimal-places="1" loext:min-decimal-places="1" number:min-integer-digits="1"/>
    </number:number-style>
    <number:number-style style:name="N13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percentage-style style:name="N137">
      <number:number number:decimal-places="1" loext:min-decimal-places="1" number:min-integer-digits="1"/>
      <number:text>%</number:text>
    </number:percentage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40P0"/>
    </number:number-style>
    <number:number-style style:name="N141">
      <number:number number:decimal-places="3" loext:min-decimal-places="3" number:min-integer-digits="1" number:grouping="true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">
      <number:text>$ </number:text>
      <number:number number:decimal-places="0" loext:min-decimal-places="0" number:min-integer-digits="1" number:grouping="true"/>
    </number:number-style>
    <number:number-style style:name="N14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number:currency-symbol number:language="es" number:country="CO">$</number:currency-symbol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48" style:display-name="ConditionalStyle_48" style:family="table-cell" style:parent-style-name="Default">
      <style:table-cell-properties fo:background-color="#ffeb9c"/>
      <style:text-properties fo:color="#9c6500"/>
    </style:style>
    <style:style style:name="ConditionalStyle_5f_47" style:display-name="ConditionalStyle_47" style:family="table-cell" style:parent-style-name="Default">
      <style:table-cell-properties fo:background-color="#ffc7ce"/>
      <style:text-properties fo:color="#9c0006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/>
    </style:style>
    <style:style style:name="ConditionalStyle_5f_45" style:display-name="ConditionalStyle_45" style:family="table-cell" style:parent-style-name="Default">
      <style:table-cell-properties fo:background-color="#fde9d9"/>
      <style:text-properties fo:color="#f79646"/>
    </style:style>
    <style:style style:name="ConditionalStyle_5f_44" style:display-name="ConditionalStyle_44" style:family="table-cell" style:parent-style-name="Default">
      <style:table-cell-properties fo:background-color="#ffeb9c"/>
      <style:text-properties fo:color="#9c6500"/>
    </style:style>
    <style:style style:name="ConditionalStyle_5f_43" style:display-name="ConditionalStyle_43" style:family="table-cell" style:parent-style-name="Default">
      <style:table-cell-properties fo:background-color="#ffc7ce"/>
      <style:text-properties fo:color="#9c0006"/>
    </style:style>
    <style:style style:name="ConditionalStyle_5f_42" style:display-name="ConditionalStyle_42" style:family="table-cell" style:parent-style-name="Default">
      <style:table-cell-properties fo:background-color="#ffeb9c"/>
      <style:text-properties fo:color="#9c6500"/>
    </style:style>
    <style:style style:name="ConditionalStyle_5f_41" style:display-name="ConditionalStyle_41" style:family="table-cell" style:parent-style-name="Default">
      <style:table-cell-properties fo:background-color="#ffc7ce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ffeb9c"/>
      <style:text-properties fo:color="#9c6500"/>
    </style:style>
    <style:style style:name="ConditionalStyle_5f_39" style:display-name="ConditionalStyle_39" style:family="table-cell" style:parent-style-name="Default">
      <style:table-cell-properties fo:background-color="#ffc7ce"/>
      <style:text-properties fo:color="#9c0006"/>
    </style:style>
    <style:style style:name="ConditionalStyle_5f_38" style:display-name="ConditionalStyle_38" style:family="table-cell" style:parent-style-name="Default">
      <style:table-cell-properties fo:background-color="#ffeb9c"/>
      <style:text-properties fo:color="#9c6500"/>
    </style:style>
    <style:style style:name="ConditionalStyle_5f_37" style:display-name="ConditionalStyle_37" style:family="table-cell" style:parent-style-name="Default">
      <style:table-cell-properties fo:background-color="#ffc7ce"/>
      <style:text-properties fo:color="#9c0006"/>
    </style:style>
    <style:style style:name="ConditionalStyle_5f_36" style:display-name="ConditionalStyle_36" style:family="table-cell" style:parent-style-name="Default">
      <style:table-cell-properties fo:background-color="#ffc7ce"/>
      <style:text-properties fo:color="#9c0006"/>
    </style:style>
    <style:style style:name="ConditionalStyle_5f_35" style:display-name="ConditionalStyle_35" style:family="table-cell" style:parent-style-name="Default">
      <style:table-cell-properties fo:background-color="#fde9d9"/>
      <style:text-properties fo:color="#f79646"/>
    </style:style>
    <style:style style:name="ConditionalStyle_5f_34" style:display-name="ConditionalStyle_34" style:family="table-cell" style:parent-style-name="Default">
      <style:table-cell-properties fo:background-color="#ffeb9c"/>
      <style:text-properties fo:color="#9c6500"/>
    </style:style>
    <style:style style:name="ConditionalStyle_5f_33" style:display-name="ConditionalStyle_33" style:family="table-cell" style:parent-style-name="Default">
      <style:table-cell-properties fo:background-color="#ffc7ce"/>
      <style:text-properties fo:color="#9c0006"/>
    </style:style>
    <style:style style:name="ConditionalStyle_5f_32" style:display-name="ConditionalStyle_32" style:family="table-cell" style:parent-style-name="Default">
      <style:table-cell-properties fo:background-color="#ffeb9c"/>
      <style:text-properties fo:color="#9c6500"/>
    </style:style>
    <style:style style:name="ConditionalStyle_5f_31" style:display-name="ConditionalStyle_31" style:family="table-cell" style:parent-style-name="Default">
      <style:table-cell-properties fo:background-color="#ffc7ce"/>
      <style:text-properties fo:color="#9c0006"/>
    </style:style>
    <style:style style:name="ConditionalStyle_5f_30" style:display-name="ConditionalStyle_30" style:family="table-cell" style:parent-style-name="Default">
      <style:table-cell-properties fo:background-color="#ffeb9c"/>
      <style:text-properties fo:color="#9c6500"/>
    </style:style>
    <style:style style:name="ConditionalStyle_5f_29" style:display-name="ConditionalStyle_29" style:family="table-cell" style:parent-style-name="Default">
      <style:table-cell-properties fo:background-color="#ffc7ce"/>
      <style:text-properties fo:color="#9c0006"/>
    </style:style>
    <style:style style:name="ConditionalStyle_5f_28" style:display-name="ConditionalStyle_28" style:family="table-cell" style:parent-style-name="Default">
      <style:table-cell-properties fo:background-color="#ffeb9c"/>
      <style:text-properties fo:color="#9c6500"/>
    </style:style>
    <style:style style:name="ConditionalStyle_5f_27" style:display-name="ConditionalStyle_27" style:family="table-cell" style:parent-style-name="Default">
      <style:table-cell-properties fo:background-color="#ffc7ce"/>
      <style:text-properties fo:color="#9c0006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de9d9"/>
      <style:text-properties fo:color="#f79646"/>
    </style:style>
    <style:style style:name="ConditionalStyle_5f_24" style:display-name="ConditionalStyle_24" style:family="table-cell" style:parent-style-name="Default">
      <style:table-cell-properties fo:background-color="#ffeb9c"/>
      <style:text-properties fo:color="#9c6500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7ce"/>
      <style:text-properties fo:color="#9c0006"/>
    </style:style>
    <style:style style:name="ConditionalStyle_5f_21" style:display-name="ConditionalStyle_21" style:family="table-cell" style:parent-style-name="Default">
      <style:table-cell-properties fo:background-color="#fde9d9"/>
      <style:text-properties fo:color="#f79646"/>
    </style:style>
    <style:style style:name="ConditionalStyle_5f_20" style:display-name="ConditionalStyle_20" style:family="table-cell" style:parent-style-name="Default">
      <style:table-cell-properties fo:background-color="#ffeb9c"/>
      <style:text-properties fo:color="#9c6500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ffeb9c"/>
      <style:text-properties fo:color="#9c6500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ffeb9c"/>
      <style:text-properties fo:color="#9c6500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eb9c"/>
      <style:text-properties fo:color="#9c6500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de9d9"/>
      <style:text-properties fo:color="#f79646"/>
    </style:style>
    <style:style style:name="ConditionalStyle_5f_10" style:display-name="ConditionalStyle_10" style:family="table-cell" style:parent-style-name="Default">
      <style:table-cell-properties fo:background-color="#ffeb9c"/>
      <style:text-properties fo:color="#9c6500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de9d9"/>
      <style:text-properties fo:color="#f79646"/>
    </style:style>
    <style:style style:name="ConditionalStyle_5f_6" style:display-name="ConditionalStyle_6" style:family="table-cell" style:parent-style-name="Default">
      <style:table-cell-properties fo:background-color="#ffeb9c"/>
      <style:text-properties fo:color="#9c6500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2:50:39.089803270</meta:creation-date>
    <dc:date>2019-02-26T22:52:08.871342310</dc:date>
    <meta:editing-duration>PT1M31S</meta:editing-duration>
    <meta:editing-cycles>2</meta:editing-cycles>
    <meta:generator>LibreOffice/6.0.7.3$Linux_X86_64 LibreOffice_project/00m0$Build-3</meta:generator>
    <meta:document-statistic meta:table-count="1" meta:cell-count="909" meta:object-count="0"/>
  </office:meta>
</office:document-meta>
</file>